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80000000816975FC1B9F5328A.png" manifest:media-type="image/png"/>
  <manifest:file-entry manifest:full-path="Pictures/1000000000000500000002D016CD852812784BD7.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ce style:name="Barlow" svg:font-family="Barlow"/>
    <style:font-face style:name="Barlow Light1" svg:font-family="'Barlow Light'"/>
    <style:font-face style:name="Arial" svg:font-family="Arial" style:font-pitch="variable"/>
    <style:font-face style:name="Barlow1" svg:font-family="Barlow" style:font-pitch="variable"/>
    <style:font-face style:name="Barlow Light" svg:font-family="'Barlow Light'"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Segoe UI1" svg:font-family="'Segoe UI'" style:font-pitch="variable"/>
    <style:font-face style:name="Tahoma1" svg:font-family="Tahom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gradient-name="" draw:fill-image-name="msFillBitmap_20_1" style:repeat="stretch" presentation:display-footer="false" presentation:display-page-number="false" presentation:display-date-time="false"/>
    </style:style>
    <style:style style:name="gr1" style:family="graphic" style:parent-style-name="standard">
      <style:graphic-properties draw:stroke="none" svg:stroke-width="0cm" draw:fill="gradient" draw:fill-gradient-name="Gradient_20_2" draw:opacity-name="msTransGradient_20_3" draw:textarea-vertical-align="middle" draw:auto-grow-height="false" draw:fit-to-size="false" style:shrink-to-fit="false" fo:min-height="0cm" fo:min-width="0cm" fo:padding-top="0.095cm" fo:padding-bottom="0.095cm" fo:padding-left="0.19cm" fo:padding-right="0.19cm" fo:wrap-option="wrap"/>
    </style:style>
    <style:style style:name="gr2" style:family="graphic" style:parent-style-name="standard">
      <style:graphic-properties draw:stroke="none" svg:stroke-width="0cm" draw:fill="gradient" draw:fill-gradient-name="Gradient_20_3" draw:opacity-name="msTransGradient_20_4" draw:textarea-vertical-align="middle" draw:auto-grow-height="false" draw:fit-to-size="false" style:shrink-to-fit="false" fo:min-height="0cm" fo:min-width="0cm" fo:padding-top="0.095cm" fo:padding-bottom="0.095cm" fo:padding-left="0.19cm" fo:padding-right="0.19cm" fo:wrap-option="wrap"/>
    </style:style>
    <style:style style:name="gr3" style:family="graphic" style:parent-style-name="standard">
      <style:graphic-properties draw:stroke="none" svg:stroke-width="0cm" draw:fill="gradient" draw:fill-gradient-name="Gradient_20_2" draw:opacity-name="msTransGradient_20_5" draw:textarea-vertical-align="middle" draw:auto-grow-height="false" draw:fit-to-size="false" style:shrink-to-fit="false" fo:min-height="0cm" fo:min-width="0cm" fo:padding-top="0.095cm" fo:padding-bottom="0.095cm" fo:padding-left="0.19cm" fo:padding-right="0.19cm" fo:wrap-option="wrap"/>
    </style:style>
    <style:style style:name="gr4" style:family="graphic" style:parent-style-name="standard">
      <style:graphic-properties draw:stroke="none" svg:stroke-width="0cm" draw:fill="solid" draw:fill-color="#ff4093" draw:textarea-vertical-align="middle" draw:auto-grow-height="false" draw:fit-to-size="false" style:shrink-to-fit="false" fo:min-height="0cm" fo:min-width="0cm" fo:padding-top="0.095cm" fo:padding-bottom="0.095cm" fo:padding-left="0.19cm" fo:padding-right="0.19cm" fo:wrap-option="wrap"/>
    </style:style>
    <style:style style:name="gr5" style:family="graphic" style:parent-style-name="standard">
      <style:graphic-properties draw:stroke="none" svg:stroke-width="0cm" draw:fill="gradient" draw:fill-gradient-name="Gradient_20_2" draw:opacity-name="msTransGradient_20_6" draw:textarea-vertical-align="middle" draw:auto-grow-height="false" draw:fit-to-size="false" style:shrink-to-fit="false" fo:min-height="0cm" fo:min-width="0cm" fo:padding-top="0.095cm" fo:padding-bottom="0.095cm" fo:padding-left="0.19cm" fo:padding-right="0.19cm" fo:wrap-option="wrap"/>
    </style:style>
    <style:style style:name="gr6" style:family="graphic" style:parent-style-name="standard">
      <style:graphic-properties draw:stroke="none" svg:stroke-width="0cm" draw:fill="solid" draw:fill-color="#ff9e44" draw:textarea-vertical-align="middle" draw:auto-grow-height="false" draw:fit-to-size="false" style:shrink-to-fit="false" fo:min-height="0cm" fo:min-width="0cm" fo:padding-top="0.095cm" fo:padding-bottom="0.095cm" fo:padding-left="0.19cm" fo:padding-right="0.19cm" fo:wrap-option="wrap"/>
    </style:style>
    <style:style style:name="gr7" style:family="graphic" style:parent-style-name="standard">
      <style:graphic-properties draw:stroke="none" svg:stroke-width="0cm" draw:fill="gradient" draw:fill-gradient-name="Gradient_20_4" draw:opacity-name="msTransGradient_20_7" draw:textarea-vertical-align="middle" draw:auto-grow-height="false" draw:fit-to-size="false" style:shrink-to-fit="false" fo:min-height="0cm" fo:min-width="0cm" fo:padding-top="0.095cm" fo:padding-bottom="0.095cm" fo:padding-left="0.19cm" fo:padding-right="0.19cm" fo:wrap-option="wrap"/>
    </style:style>
    <style:style style:name="gr8" style:family="graphic" style:parent-style-name="standard">
      <style:graphic-properties draw:stroke="none" svg:stroke-width="0cm" draw:fill="gradient" draw:fill-gradient-name="Gradient_20_3" draw:opacity-name="msTransGradient_20_8" draw:textarea-vertical-align="middle" draw:auto-grow-height="false" draw:fit-to-size="false" style:shrink-to-fit="false" fo:min-height="0cm" fo:min-width="0cm" fo:padding-top="0.095cm" fo:padding-bottom="0.095cm" fo:padding-left="0.19cm" fo:padding-right="0.19cm" fo:wrap-option="wrap"/>
    </style:style>
    <style:style style:name="gr9" style:family="graphic" style:parent-style-name="standard">
      <style:graphic-properties draw:stroke="none" svg:stroke-width="0cm" draw:fill="gradient" draw:fill-gradient-name="Gradient_20_3" draw:opacity-name="msTransGradient_20_9" draw:textarea-vertical-align="middle" draw:auto-grow-height="false" draw:fit-to-size="false" style:shrink-to-fit="false" fo:min-height="0cm" fo:min-width="0cm" fo:padding-top="0.095cm" fo:padding-bottom="0.095cm" fo:padding-left="0.19cm" fo:padding-right="0.19cm" fo:wrap-option="wrap"/>
    </style:style>
    <style:style style:name="gr10" style:family="graphic" style:parent-style-name="standard">
      <style:graphic-properties draw:stroke="none" svg:stroke-width="0cm" draw:fill="solid" draw:fill-color="#ffffff" draw:opacity="30%" draw:textarea-vertical-align="middle" draw:auto-grow-height="false" draw:fit-to-size="false" style:shrink-to-fit="false" fo:min-height="0cm" fo:min-width="0cm" fo:padding-top="0.095cm" fo:padding-bottom="0.095cm" fo:padding-left="0.19cm" fo:padding-right="0.19cm" fo:wrap-option="wrap"/>
    </style:style>
    <style:style style:name="gr11"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095cm" fo:padding-bottom="0.095cm" fo:padding-left="0.19cm" fo:padding-right="0.19cm" fo:wrap-option="wrap"/>
    </style:style>
    <style:style style:name="gr12" style:family="graphic" style:parent-style-name="standard">
      <style:graphic-properties draw:stroke="none" svg:stroke-width="0cm" draw:fill="gradient" draw:fill-gradient-name="Gradient_20_4" draw:opacity-name="msTransGradient_20_10" draw:textarea-vertical-align="middle" draw:auto-grow-height="false" draw:fit-to-size="false" style:shrink-to-fit="false" fo:min-height="0cm" fo:min-width="0cm" fo:padding-top="0.095cm" fo:padding-bottom="0.095cm" fo:padding-left="0.19cm" fo:padding-right="0.19cm" fo:wrap-option="wrap"/>
    </style:style>
    <style:style style:name="gr13" style:family="graphic" style:parent-style-name="standard">
      <style:graphic-properties draw:stroke="none" svg:stroke-width="0cm" draw:fill="gradient" draw:fill-gradient-name="Gradient_20_1" draw:opacity-name="msTransGradient_20_11" draw:textarea-vertical-align="middle" draw:auto-grow-height="false" draw:fit-to-size="false" style:shrink-to-fit="false" fo:min-height="0cm" fo:min-width="0cm" fo:padding-top="0.095cm" fo:padding-bottom="0.095cm" fo:padding-left="0.19cm" fo:padding-right="0.19cm" fo:wrap-option="wrap"/>
    </style:style>
    <style:style style:name="gr14" style:family="graphic" style:parent-style-name="standard">
      <style:graphic-properties draw:stroke="none" svg:stroke-width="0cm" draw:fill="solid" draw:fill-color="#ffffff" draw:opacity="10%" draw:textarea-vertical-align="middle" draw:auto-grow-height="false" draw:fit-to-size="false" style:shrink-to-fit="false" fo:min-height="0cm" fo:min-width="0cm" fo:padding-top="0.095cm" fo:padding-bottom="0.095cm" fo:padding-left="0.19cm" fo:padding-right="0.19cm" fo:wrap-option="wrap"/>
    </style:style>
    <style:style style:name="gr15" style:family="graphic" style:parent-style-name="standard">
      <style:graphic-properties draw:stroke="none" svg:stroke-width="0cm" draw:fill="gradient" draw:fill-gradient-name="Gradient_20_6" draw:opacity-name="msTransGradient_20_12" draw:textarea-vertical-align="middle" draw:auto-grow-height="false" draw:fit-to-size="false" style:shrink-to-fit="false" fo:min-height="0cm" fo:min-width="0cm" fo:padding-top="0.095cm" fo:padding-bottom="0.095cm" fo:padding-left="0.19cm" fo:padding-right="0.19cm" fo:wrap-option="wrap"/>
    </style:style>
    <style:style style:name="gr16" style:family="graphic">
      <style:graphic-properties style:protect="size"/>
    </style:style>
    <style:style style:name="gr17" style:family="graphic" style:parent-style-name="standard">
      <style:graphic-properties draw:stroke="none" svg:stroke-width="0cm" draw:fill="solid" draw:fill-color="#ffffff" draw:opacity="10%" draw:textarea-vertical-align="middle" draw:auto-grow-height="false" draw:fit-to-size="false" style:shrink-to-fit="false" fo:min-height="3.272cm" fo:min-width="3.014cm" fo:padding-top="0.095cm" fo:padding-bottom="0.095cm" fo:padding-left="0.19cm" fo:padding-right="0.19cm" fo:wrap-option="wrap"/>
    </style:style>
    <style:style style:name="gr18" style:family="graphic" style:parent-style-name="standard">
      <style:graphic-properties draw:stroke="none" svg:stroke-width="0cm" draw:fill="solid" draw:fill-color="#ffffff" draw:opacity="10%" draw:textarea-vertical-align="middle" draw:auto-grow-height="false" draw:fit-to-size="false" style:shrink-to-fit="false" fo:min-height="2.736cm" fo:min-width="1.549cm" fo:padding-top="0.095cm" fo:padding-bottom="0.095cm" fo:padding-left="0.19cm" fo:padding-right="0.19cm" fo:wrap-option="wrap"/>
    </style:style>
    <style:style style:name="gr19" style:family="graphic" style:parent-style-name="standard">
      <style:graphic-properties draw:stroke="none" svg:stroke-width="0cm" draw:fill="gradient" draw:fill-gradient-name="Gradient_20_6" draw:opacity-name="msTransGradient_20_29" draw:textarea-vertical-align="middle" draw:auto-grow-height="false" draw:fit-to-size="false" style:shrink-to-fit="false" fo:min-height="3.272cm" fo:min-width="3.014cm" fo:padding-top="0.095cm" fo:padding-bottom="0.095cm" fo:padding-left="0.19cm" fo:padding-right="0.19cm" fo:wrap-option="wrap"/>
    </style:style>
    <style:style style:name="gr20" style:family="graphic" style:parent-style-name="standard">
      <style:graphic-properties draw:stroke="none" svg:stroke-width="0cm" draw:fill="gradient" draw:fill-gradient-name="Gradient_20_6" draw:opacity-name="msTransGradient_20_30" draw:textarea-vertical-align="middle" draw:auto-grow-height="false" draw:fit-to-size="false" style:shrink-to-fit="false" fo:min-height="2.736cm" fo:min-width="1.549cm" fo:padding-top="0.095cm" fo:padding-bottom="0.095cm" fo:padding-left="0.19cm" fo:padding-right="0.19cm" fo:wrap-option="wrap"/>
    </style:style>
    <style:style style:name="gr21" style:family="graphic" style:parent-style-name="standard">
      <style:graphic-properties draw:stroke="none" svg:stroke-width="0cm" draw:fill="gradient" draw:fill-gradient-name="Gradient_20_1" draw:opacity-name="msTransGradient_20_31" draw:textarea-vertical-align="middle" draw:auto-grow-height="false" draw:fit-to-size="false" style:shrink-to-fit="false" fo:min-height="1.932cm" fo:min-width="1.555cm" fo:padding-top="0.095cm" fo:padding-bottom="0.095cm" fo:padding-left="0.19cm" fo:padding-right="0.19cm" fo:wrap-option="wrap"/>
    </style:style>
    <style:style style:name="gr22" style:family="graphic" style:parent-style-name="standard">
      <style:graphic-properties draw:stroke="none" svg:stroke-width="0cm" draw:fill="solid" draw:fill-color="#ff9e44" draw:textarea-vertical-align="middle" draw:auto-grow-height="false" draw:fit-to-size="false" style:shrink-to-fit="false" fo:min-height="0.136cm" fo:min-width="0cm" fo:padding-top="0.095cm" fo:padding-bottom="0.095cm" fo:padding-left="0.19cm" fo:padding-right="0.19cm" fo:wrap-option="wrap"/>
    </style:style>
    <style:style style:name="gr23" style:family="graphic" style:parent-style-name="standard">
      <style:graphic-properties draw:stroke="none" svg:stroke-width="0cm" draw:fill="solid" draw:fill-color="#ffffff" draw:opacity="30%" draw:textarea-vertical-align="middle" draw:auto-grow-height="false" draw:fit-to-size="false" style:shrink-to-fit="false" fo:min-height="0.315cm" fo:min-width="0.252cm" fo:padding-top="0.095cm" fo:padding-bottom="0.095cm" fo:padding-left="0.19cm" fo:padding-right="0.19cm" fo:wrap-option="wrap"/>
    </style:style>
    <style:style style:name="gr24" style:family="graphic" style:parent-style-name="standard">
      <style:graphic-properties draw:stroke="none" svg:stroke-width="0cm" draw:fill="solid" draw:fill-color="#ffffff" draw:opacity="30%" draw:textarea-vertical-align="middle" draw:auto-grow-height="false" draw:fit-to-size="false" style:shrink-to-fit="false" fo:min-height="0.666cm" fo:min-width="0.859cm" fo:padding-top="0.095cm" fo:padding-bottom="0.095cm" fo:padding-left="0.19cm" fo:padding-right="0.19cm" fo:wrap-option="wrap"/>
    </style:style>
    <style:style style:name="gr25" style:family="graphic" style:parent-style-name="standard">
      <style:graphic-properties draw:stroke="none" svg:stroke-width="0cm" draw:fill="solid" draw:fill-color="#ffffff" draw:opacity="10%" draw:textarea-vertical-align="middle" draw:auto-grow-height="false" draw:fit-to-size="false" style:shrink-to-fit="false" fo:min-height="5.111cm" fo:min-width="1.563cm" fo:padding-top="0.095cm" fo:padding-bottom="0.095cm" fo:padding-left="0.19cm" fo:padding-right="0.19cm" fo:wrap-option="wrap"/>
    </style:style>
    <style:style style:name="gr26" style:family="graphic" style:parent-style-name="standard">
      <style:graphic-properties draw:stroke="none" svg:stroke-width="0cm" draw:fill="gradient" draw:fill-gradient-name="Gradient_20_3" draw:opacity-name="msTransGradient_20_32" draw:textarea-vertical-align="middle" draw:auto-grow-height="false" draw:fit-to-size="false" style:shrink-to-fit="false" fo:min-height="5.111cm" fo:min-width="1.564cm" fo:padding-top="0.095cm" fo:padding-bottom="0.095cm" fo:padding-left="0.19cm" fo:padding-right="0.19cm" fo:wrap-option="wrap"/>
    </style:style>
    <style:style style:name="gr27" style:family="graphic" style:parent-style-name="standard">
      <style:graphic-properties draw:stroke="none" svg:stroke-width="0cm" draw:fill="solid" draw:fill-color="#ffffff" draw:opacity="30%" draw:textarea-vertical-align="middle" draw:auto-grow-height="false" draw:fit-to-size="false" style:shrink-to-fit="false" fo:min-height="0.851cm" fo:min-width="1.181cm" fo:padding-top="0.095cm" fo:padding-bottom="0.095cm" fo:padding-left="0.19cm" fo:padding-right="0.19cm" fo:wrap-option="wrap"/>
    </style:style>
    <style:style style:name="gr28" style:family="graphic" style:parent-style-name="standard">
      <style:graphic-properties draw:stroke="none" svg:stroke-width="0cm" draw:fill="solid" draw:fill-color="#ffffff" draw:opacity="30%" draw:textarea-vertical-align="middle" draw:auto-grow-height="false" draw:fit-to-size="false" style:shrink-to-fit="false" fo:min-height="0.725cm" fo:min-width="0.963cm" fo:padding-top="0.095cm" fo:padding-bottom="0.095cm" fo:padding-left="0.19cm" fo:padding-right="0.19cm" fo:wrap-option="wrap"/>
    </style:style>
    <style:style style:name="gr29" style:family="graphic" style:parent-style-name="standard">
      <style:graphic-properties draw:stroke="none" svg:stroke-width="0cm" draw:fill="solid" draw:fill-color="#ff9e44" draw:textarea-vertical-align="middle" draw:auto-grow-height="false" draw:fit-to-size="false" style:shrink-to-fit="false" fo:min-height="1.11cm" fo:min-width="0.486cm" fo:padding-top="0.095cm" fo:padding-bottom="0.095cm" fo:padding-left="0.19cm" fo:padding-right="0.19cm" fo:wrap-option="wrap"/>
    </style:style>
    <style:style style:name="gr30" style:family="graphic" style:parent-style-name="standard">
      <style:graphic-properties draw:stroke="none" svg:stroke-width="0cm" draw:fill="gradient" draw:fill-gradient-name="Gradient_20_3" draw:opacity-name="msTransGradient_20_33" draw:textarea-vertical-align="middle" draw:auto-grow-height="false" draw:fit-to-size="false" style:shrink-to-fit="false" fo:min-height="5.111cm" fo:min-width="1.564cm" fo:padding-top="0.095cm" fo:padding-bottom="0.095cm" fo:padding-left="0.19cm" fo:padding-right="0.19cm" fo:wrap-option="wrap"/>
    </style:style>
    <style:style style:name="gr31" style:family="graphic" style:parent-style-name="standard">
      <style:graphic-properties draw:stroke="none" svg:stroke-width="0cm" draw:fill="solid" draw:fill-color="#ff4093" draw:textarea-vertical-align="middle" draw:auto-grow-height="false" draw:fit-to-size="false" style:shrink-to-fit="false" fo:min-height="1.11cm" fo:min-width="0.486cm" fo:padding-top="0.095cm" fo:padding-bottom="0.095cm" fo:padding-left="0.19cm" fo:padding-right="0.19cm" fo:wrap-option="wrap"/>
    </style:style>
    <style:style style:name="gr32" style:family="graphic" style:parent-style-name="standard">
      <style:graphic-properties draw:stroke="none" svg:stroke-width="0cm" draw:fill="gradient" draw:fill-gradient-name="Gradient_20_1" draw:opacity-name="msTransGradient_20_34" draw:textarea-vertical-align="middle" draw:auto-grow-height="false" draw:fit-to-size="false" style:shrink-to-fit="false" fo:min-height="3.448cm" fo:min-width="2.712cm" fo:padding-top="0.095cm" fo:padding-bottom="0.095cm" fo:padding-left="0.19cm" fo:padding-right="0.19cm" fo:wrap-option="wrap"/>
    </style:style>
    <style:style style:name="gr33" style:family="graphic" style:parent-style-name="standard">
      <style:graphic-properties draw:stroke="none" svg:stroke-width="0cm" draw:fill="gradient" draw:fill-gradient-name="Gradient_20_5" draw:textarea-vertical-align="middle" draw:auto-grow-height="false" draw:fit-to-size="false" style:shrink-to-fit="false" fo:min-height="0.919cm" fo:min-width="0.786cm" fo:padding-top="0.095cm" fo:padding-bottom="0.095cm" fo:padding-left="0.19cm" fo:padding-right="0.19cm" fo:wrap-option="wrap"/>
    </style:style>
    <style:style style:name="gr34" style:family="graphic" style:parent-style-name="standard">
      <style:graphic-properties draw:stroke="none" svg:stroke-width="0cm" draw:fill="solid" draw:fill-color="#ffffff" draw:opacity="30%" draw:textarea-vertical-align="middle" draw:auto-grow-height="false" draw:fit-to-size="false" style:shrink-to-fit="false" fo:min-height="0.341cm" fo:min-width="0.297cm" fo:padding-top="0.095cm" fo:padding-bottom="0.095cm" fo:padding-left="0.19cm" fo:padding-right="0.19cm" fo:wrap-option="wrap"/>
    </style:style>
    <style:style style:name="gr35" style:family="graphic" style:parent-style-name="standard">
      <style:graphic-properties draw:stroke="none" svg:stroke-width="0cm" draw:fill="solid" draw:fill-color="#ffffff" draw:opacity="30%" draw:textarea-vertical-align="middle" draw:auto-grow-height="false" draw:fit-to-size="false" style:shrink-to-fit="false" fo:min-height="0.703cm" fo:min-width="0.925cm" fo:padding-top="0.095cm" fo:padding-bottom="0.095cm" fo:padding-left="0.19cm" fo:padding-right="0.19cm" fo:wrap-option="wrap"/>
    </style:style>
    <style:style style:name="gr36" style:family="graphic" style:parent-style-name="standard">
      <style:graphic-properties draw:stroke="none" svg:stroke-width="0cm" draw:fill="solid" draw:fill-color="#ffffff" draw:opacity="30%" draw:textarea-vertical-align="middle" draw:auto-grow-height="false" draw:fit-to-size="false" style:shrink-to-fit="false" fo:min-height="0.863cm" fo:min-width="1.202cm" fo:padding-top="0.095cm" fo:padding-bottom="0.095cm" fo:padding-left="0.19cm" fo:padding-right="0.19cm" fo:wrap-option="wrap"/>
    </style:style>
    <style:style style:name="gr37" style:family="graphic" style:parent-style-name="standard">
      <style:graphic-properties draw:stroke="none" svg:stroke-width="0cm" draw:fill="solid" draw:fill-color="#ff9e44" draw:textarea-vertical-align="middle" draw:auto-grow-height="false" draw:fit-to-size="false" style:shrink-to-fit="false" fo:min-height="0.332cm" fo:min-width="0cm" fo:padding-top="0.095cm" fo:padding-bottom="0.095cm" fo:padding-left="0.19cm" fo:padding-right="0.19cm" fo:wrap-option="wrap"/>
    </style:style>
    <style:style style:name="gr38" style:family="graphic" style:parent-style-name="standard">
      <style:graphic-properties draw:stroke="none" svg:stroke-width="0cm" draw:fill="gradient" draw:fill-gradient-name="Gradient_20_1" draw:opacity-name="msTransGradient_20_35" draw:textarea-vertical-align="middle" draw:auto-grow-height="false" draw:fit-to-size="false" style:shrink-to-fit="false" fo:min-height="0.992cm" fo:min-width="0.488cm" fo:padding-top="0.095cm" fo:padding-bottom="0.095cm" fo:padding-left="0.19cm" fo:padding-right="0.19cm" fo:wrap-option="wrap"/>
    </style:style>
    <style:style style:name="gr39" style:family="graphic" style:parent-style-name="standard">
      <style:graphic-properties draw:stroke="none" svg:stroke-width="0cm" draw:fill="solid" draw:fill-color="#ffffff" draw:opacity="10%" draw:textarea-vertical-align="middle" draw:auto-grow-height="false" draw:fit-to-size="false" style:shrink-to-fit="false" fo:min-height="6.797cm" fo:min-width="1.548cm" fo:padding-top="0.095cm" fo:padding-bottom="0.095cm" fo:padding-left="0.19cm" fo:padding-right="0.19cm" fo:wrap-option="wrap"/>
    </style:style>
    <style:style style:name="gr40" style:family="graphic" style:parent-style-name="standard">
      <style:graphic-properties draw:stroke="none" svg:stroke-width="0cm" draw:fill="solid" draw:fill-color="#ff4093" draw:textarea-vertical-align="middle" draw:auto-grow-height="false" draw:fit-to-size="false" style:shrink-to-fit="false" fo:min-height="1.769cm" fo:min-width="0.318cm" fo:padding-top="0.095cm" fo:padding-bottom="0.095cm" fo:padding-left="0.19cm" fo:padding-right="0.19cm" fo:wrap-option="wrap"/>
    </style:style>
    <style:style style:name="gr41" style:family="graphic" style:parent-style-name="standard">
      <style:graphic-properties draw:stroke="none" svg:stroke-width="0cm" draw:fill="solid" draw:fill-color="#ff9e44" draw:textarea-vertical-align="middle" draw:auto-grow-height="false" draw:fit-to-size="false" style:shrink-to-fit="false" fo:min-height="1.369cm" fo:min-width="0.317cm" fo:padding-top="0.095cm" fo:padding-bottom="0.095cm" fo:padding-left="0.19cm" fo:padding-right="0.19cm" fo:wrap-option="wrap"/>
    </style:style>
    <style:style style:name="gr42" style:family="graphic" style:parent-style-name="standard">
      <style:graphic-properties draw:stroke="none" svg:stroke-width="0cm" draw:fill="gradient" draw:fill-gradient-name="Gradient_20_7" draw:opacity-name="msTransGradient_20_36" draw:textarea-vertical-align="middle" draw:auto-grow-height="false" draw:fit-to-size="false" style:shrink-to-fit="false" fo:min-height="6.797cm" fo:min-width="1.548cm" fo:padding-top="0.095cm" fo:padding-bottom="0.095cm" fo:padding-left="0.19cm" fo:padding-right="0.19cm" fo:wrap-option="wrap"/>
    </style:style>
    <style:style style:name="gr43" style:family="graphic" style:parent-style-name="standard">
      <style:graphic-properties draw:stroke="none" svg:stroke-width="0cm" draw:fill="gradient" draw:fill-gradient-name="Gradient_20_3" draw:opacity-name="msTransGradient_20_37" draw:textarea-vertical-align="middle" draw:auto-grow-height="false" draw:fit-to-size="false" style:shrink-to-fit="false" fo:min-height="6.797cm" fo:min-width="0.583cm" fo:padding-top="0.095cm" fo:padding-bottom="0.095cm" fo:padding-left="0.19cm" fo:padding-right="0.19cm" fo:wrap-option="wrap"/>
    </style:style>
    <style:style style:name="gr44" style:family="graphic" style:parent-style-name="standard">
      <style:graphic-properties draw:stroke="none" svg:stroke-width="0cm" draw:fill="gradient" draw:fill-gradient-name="Gradient_20_5" draw:textarea-vertical-align="middle" draw:auto-grow-height="false" draw:fit-to-size="false" style:shrink-to-fit="false" fo:min-height="1.252cm" fo:min-width="0.586cm" fo:padding-top="0.095cm" fo:padding-bottom="0.095cm" fo:padding-left="0.19cm" fo:padding-right="0.19cm" fo:wrap-option="wrap"/>
    </style:style>
    <style:style style:name="gr45" style:family="graphic" style:parent-style-name="standard">
      <style:graphic-properties draw:stroke="none" svg:stroke-width="0cm" draw:fill="gradient" draw:fill-gradient-name="Gradient_20_8" draw:opacity-name="msTransGradient_20_38" draw:textarea-vertical-align="middle" draw:auto-grow-height="false" draw:fit-to-size="false" style:shrink-to-fit="false" fo:min-height="5.165cm" fo:min-width="5.184cm" fo:padding-top="0.095cm" fo:padding-bottom="0.095cm" fo:padding-left="0.19cm" fo:padding-right="0.19cm" fo:wrap-option="wrap"/>
    </style:style>
    <style:style style:name="gr46" style:family="graphic" style:parent-style-name="standard">
      <style:graphic-properties draw:stroke="none" svg:stroke-width="0cm" draw:fill="gradient" draw:fill-gradient-name="Gradient_20_4" draw:opacity-name="msTransGradient_20_39" draw:textarea-vertical-align="middle" draw:auto-grow-height="false" draw:fit-to-size="false" style:shrink-to-fit="false" fo:min-height="3.588cm" fo:min-width="3.063cm" fo:padding-top="0.095cm" fo:padding-bottom="0.095cm" fo:padding-left="0.19cm" fo:padding-right="0.19cm" fo:wrap-option="wrap"/>
    </style:style>
    <style:style style:name="gr47" style:family="graphic" style:parent-style-name="standard">
      <style:graphic-properties draw:stroke="none" svg:stroke-width="0cm" draw:fill="solid" draw:fill-color="#ff4093" draw:textarea-vertical-align="middle" draw:auto-grow-height="false" draw:fit-to-size="false" style:shrink-to-fit="false" fo:min-height="1.046cm" fo:min-width="0.92cm" fo:padding-top="0.095cm" fo:padding-bottom="0.095cm" fo:padding-left="0.19cm" fo:padding-right="0.19cm" fo:wrap-option="wrap"/>
    </style:style>
    <style:style style:name="gr48" style:family="graphic" style:parent-style-name="standard">
      <style:graphic-properties draw:stroke="none" svg:stroke-width="0cm" draw:fill="solid" draw:fill-color="#ffffff" draw:opacity="30%" draw:textarea-vertical-align="middle" draw:auto-grow-height="false" draw:fit-to-size="false" style:shrink-to-fit="false" fo:min-height="0.402cm" fo:min-width="0.374cm" fo:padding-top="0.095cm" fo:padding-bottom="0.095cm" fo:padding-left="0.19cm" fo:padding-right="0.19cm" fo:wrap-option="wrap"/>
    </style:style>
    <style:style style:name="gr49" style:family="graphic" style:parent-style-name="standard">
      <style:graphic-properties draw:stroke="none" svg:stroke-width="0cm" draw:fill="solid" draw:fill-color="#ffffff" draw:opacity="30%" draw:textarea-vertical-align="middle" draw:auto-grow-height="false" draw:fit-to-size="false" style:shrink-to-fit="false" fo:min-height="0.753cm" fo:min-width="0.981cm" fo:padding-top="0.095cm" fo:padding-bottom="0.095cm" fo:padding-left="0.19cm" fo:padding-right="0.19cm" fo:wrap-option="wrap"/>
    </style:style>
    <style:style style:name="gr50" style:family="graphic" style:parent-style-name="standard">
      <style:graphic-properties draw:stroke="none" svg:stroke-width="0cm" draw:fill="solid" draw:fill-color="#ffffff" draw:opacity="30%" draw:textarea-vertical-align="middle" draw:auto-grow-height="false" draw:fit-to-size="false" style:shrink-to-fit="false" fo:min-height="0.984cm" fo:min-width="1.381cm" fo:padding-top="0.095cm" fo:padding-bottom="0.095cm" fo:padding-left="0.19cm" fo:padding-right="0.19cm" fo:wrap-option="wrap"/>
    </style:style>
    <style:style style:name="gr51" style:family="graphic" style:parent-style-name="standard">
      <style:graphic-properties draw:stroke="none" svg:stroke-width="0cm" draw:fill="solid" draw:fill-color="#ff4093" draw:textarea-vertical-align="middle" draw:auto-grow-height="false" draw:fit-to-size="false" style:shrink-to-fit="false" fo:min-height="0.39cm" fo:min-width="0.012cm" fo:padding-top="0.095cm" fo:padding-bottom="0.095cm" fo:padding-left="0.19cm" fo:padding-right="0.19cm" fo:wrap-option="wrap"/>
    </style:style>
    <style:style style:name="gr52" style:family="graphic" style:parent-style-name="standard">
      <style:graphic-properties draw:stroke="none" svg:stroke-width="0cm" draw:fill="gradient" draw:fill-gradient-name="Gradient_20_1" draw:opacity-name="msTransGradient_20_40" draw:textarea-vertical-align="middle" draw:auto-grow-height="false" draw:fit-to-size="false" style:shrink-to-fit="false" fo:min-height="3.861cm" fo:min-width="3.063cm" fo:padding-top="0.095cm" fo:padding-bottom="0.095cm" fo:padding-left="0.19cm" fo:padding-right="0.19cm" fo:wrap-option="wrap"/>
    </style:style>
    <style:style style:name="gr53" style:family="graphic" style:parent-style-name="standard">
      <style:graphic-properties draw:stroke="none" svg:stroke-width="0cm" draw:fill="solid" draw:fill-color="#ff9e44" draw:textarea-vertical-align="middle" draw:auto-grow-height="false" draw:fit-to-size="false" style:shrink-to-fit="false" fo:min-height="1.046cm" fo:min-width="0.92cm" fo:padding-top="0.095cm" fo:padding-bottom="0.095cm" fo:padding-left="0.19cm" fo:padding-right="0.19cm" fo:wrap-option="wrap"/>
    </style:style>
    <style:style style:name="gr54" style:family="graphic" style:parent-style-name="standard">
      <style:graphic-properties draw:stroke="none" svg:stroke-width="0cm" draw:fill="solid" draw:fill-color="#ffffff" draw:opacity="30%" draw:textarea-vertical-align="middle" draw:auto-grow-height="false" draw:fit-to-size="false" style:shrink-to-fit="false" fo:min-height="0.806cm" fo:min-width="1.073cm" fo:padding-top="0.095cm" fo:padding-bottom="0.095cm" fo:padding-left="0.19cm" fo:padding-right="0.19cm" fo:wrap-option="wrap"/>
    </style:style>
    <style:style style:name="gr55" style:family="graphic" style:parent-style-name="standard">
      <style:graphic-properties draw:stroke="none" svg:stroke-width="0cm" draw:fill="solid" draw:fill-color="#ff9e44" draw:textarea-vertical-align="middle" draw:auto-grow-height="false" draw:fit-to-size="false" style:shrink-to-fit="false" fo:min-height="0.39cm" fo:min-width="0.012cm" fo:padding-top="0.095cm" fo:padding-bottom="0.095cm" fo:padding-left="0.19cm" fo:padding-right="0.19cm" fo:wrap-option="wrap"/>
    </style:style>
    <style:style style:name="gr56" style:family="graphic" style:parent-style-name="standard">
      <style:graphic-properties draw:stroke="none" svg:stroke-width="0cm" draw:fill="gradient" draw:fill-gradient-name="Gradient_20_1" draw:opacity-name="msTransGradient_20_41" draw:textarea-vertical-align="middle" draw:auto-grow-height="false" draw:fit-to-size="false" style:shrink-to-fit="false" fo:min-height="2.065cm" fo:min-width="1.676cm" fo:padding-top="0.095cm" fo:padding-bottom="0.095cm" fo:padding-left="0.19cm" fo:padding-right="0.19cm" fo:wrap-option="wrap"/>
    </style:style>
    <style:style style:name="gr57" style:family="graphic" style:parent-style-name="standard">
      <style:graphic-properties draw:stroke="none" svg:stroke-width="0cm" draw:fill="solid" draw:fill-color="#ffffff" draw:opacity="30%" draw:textarea-vertical-align="middle" draw:auto-grow-height="false" draw:fit-to-size="false" style:shrink-to-fit="false" fo:min-height="0.345cm" fo:min-width="0.324cm" fo:padding-top="0.095cm" fo:padding-bottom="0.095cm" fo:padding-left="0.19cm" fo:padding-right="0.19cm" fo:wrap-option="wrap"/>
    </style:style>
    <style:style style:name="gr58" style:family="graphic" style:parent-style-name="standard">
      <style:graphic-properties draw:stroke="none" svg:stroke-width="0cm" draw:fill="solid" draw:fill-color="#ffffff" draw:opacity="30%" draw:textarea-vertical-align="middle" draw:auto-grow-height="false" draw:fit-to-size="false" style:shrink-to-fit="false" fo:min-height="0.699cm" fo:min-width="0.937cm" fo:padding-top="0.095cm" fo:padding-bottom="0.095cm" fo:padding-left="0.19cm" fo:padding-right="0.19cm" fo:wrap-option="wrap"/>
    </style:style>
    <style:style style:name="gr59" style:family="graphic" style:parent-style-name="standard">
      <style:graphic-properties draw:stroke="none" svg:stroke-width="0cm" draw:fill="solid" draw:fill-color="#ff9e44" draw:textarea-vertical-align="middle" draw:auto-grow-height="false" draw:fit-to-size="false" style:shrink-to-fit="false" fo:min-height="0.157cm" fo:min-width="0cm" fo:padding-top="0.095cm" fo:padding-bottom="0.095cm" fo:padding-left="0.19cm" fo:padding-right="0.19cm" fo:wrap-option="wrap"/>
    </style:style>
    <style:style style:name="gr60" style:family="graphic" style:parent-style-name="standard">
      <style:graphic-properties draw:stroke="none" svg:stroke-width="0cm" draw:fill="gradient" draw:fill-gradient-name="Gradient_20_4" draw:opacity-name="msTransGradient_20_42" draw:textarea-vertical-align="middle" draw:auto-grow-height="false" draw:fit-to-size="false" style:shrink-to-fit="false" fo:min-height="2.066cm" fo:min-width="1.676cm" fo:padding-top="0.095cm" fo:padding-bottom="0.095cm" fo:padding-left="0.19cm" fo:padding-right="0.19cm" fo:wrap-option="wrap"/>
    </style:style>
    <style:style style:name="gr61" style:family="graphic" style:parent-style-name="standard">
      <style:graphic-properties draw:stroke="none" svg:stroke-width="0cm" draw:fill="solid" draw:fill-color="#ff4093" draw:textarea-vertical-align="middle" draw:auto-grow-height="false" draw:fit-to-size="false" style:shrink-to-fit="false" fo:min-height="0.157cm" fo:min-width="0cm" fo:padding-top="0.095cm" fo:padding-bottom="0.095cm" fo:padding-left="0.19cm" fo:padding-right="0.19cm" fo:wrap-option="wrap"/>
    </style:style>
    <style:style style:name="gr62" style:family="graphic" style:parent-style-name="standard">
      <style:graphic-properties draw:stroke="none" svg:stroke-width="0cm" draw:fill="gradient" draw:fill-gradient-name="Gradient_20_1" draw:opacity-name="msTransGradient_20_19" draw:textarea-vertical-align="middle" draw:auto-grow-height="false" draw:fit-to-size="false" style:shrink-to-fit="false" fo:min-height="2.054cm" fo:min-width="1.7cm" fo:padding-top="0.095cm" fo:padding-bottom="0.095cm" fo:padding-left="0.19cm" fo:padding-right="0.19cm" fo:wrap-option="wrap"/>
    </style:style>
    <style:style style:name="gr63" style:family="graphic" style:parent-style-name="standard">
      <style:graphic-properties draw:stroke="none" svg:stroke-width="0cm" draw:fill="solid" draw:fill-color="#ffffff" draw:opacity="30%" draw:textarea-vertical-align="middle" draw:auto-grow-height="false" draw:fit-to-size="false" style:shrink-to-fit="false" fo:min-height="0.291cm" fo:min-width="0.244cm" fo:padding-top="0.095cm" fo:padding-bottom="0.095cm" fo:padding-left="0.19cm" fo:padding-right="0.19cm" fo:wrap-option="wrap"/>
    </style:style>
    <style:style style:name="gr64" style:family="graphic" style:parent-style-name="standard">
      <style:graphic-properties draw:stroke="none" svg:stroke-width="0cm" draw:fill="solid" draw:fill-color="#ffffff" draw:opacity="30%" draw:textarea-vertical-align="middle" draw:auto-grow-height="false" draw:fit-to-size="false" style:shrink-to-fit="false" fo:min-height="0.691cm" fo:min-width="0.947cm" fo:padding-top="0.095cm" fo:padding-bottom="0.095cm" fo:padding-left="0.19cm" fo:padding-right="0.19cm" fo:wrap-option="wrap"/>
    </style:style>
    <style:style style:name="gr65" style:family="graphic" style:parent-style-name="standard">
      <style:graphic-properties draw:stroke="none" svg:stroke-width="0cm" draw:fill="gradient" draw:fill-gradient-name="Gradient_20_4" draw:opacity-name="msTransGradient_20_20" draw:textarea-vertical-align="middle" draw:auto-grow-height="false" draw:fit-to-size="false" style:shrink-to-fit="false" fo:min-height="2.054cm" fo:min-width="1.699cm" fo:padding-top="0.095cm" fo:padding-bottom="0.095cm" fo:padding-left="0.19cm" fo:padding-right="0.19cm" fo:wrap-option="wrap"/>
    </style:style>
    <style:style style:name="gr66" style:family="graphic" style:parent-style-name="standard">
      <style:graphic-properties draw:stroke="none" svg:stroke-width="0cm" draw:fill="solid" draw:fill-color="#ffffff" draw:opacity="10%" draw:textarea-vertical-align="middle" draw:auto-grow-height="false" draw:fit-to-size="false" style:shrink-to-fit="false" fo:min-height="5.3cm" fo:min-width="2.904cm" fo:padding-top="0.095cm" fo:padding-bottom="0.095cm" fo:padding-left="0.19cm" fo:padding-right="0.19cm" fo:wrap-option="wrap"/>
    </style:style>
    <style:style style:name="gr67" style:family="graphic" style:parent-style-name="standard">
      <style:graphic-properties draw:stroke="none" svg:stroke-width="0cm" draw:fill="gradient" draw:fill-gradient-name="Gradient_20_6" draw:opacity-name="msTransGradient_20_21" draw:textarea-vertical-align="middle" draw:auto-grow-height="false" draw:fit-to-size="false" style:shrink-to-fit="false" fo:min-height="5.3cm" fo:min-width="2.904cm" fo:padding-top="0.095cm" fo:padding-bottom="0.095cm" fo:padding-left="0.19cm" fo:padding-right="0.19cm" fo:wrap-option="wrap"/>
    </style:style>
    <style:style style:name="gr68" style:family="graphic" style:parent-style-name="standard">
      <style:graphic-properties draw:stroke="none" svg:stroke-width="0cm" draw:fill="solid" draw:fill-color="#ffffff" draw:opacity="10%" draw:textarea-vertical-align="middle" draw:auto-grow-height="false" draw:fit-to-size="false" style:shrink-to-fit="false" fo:min-height="5.257cm" fo:min-width="1.301cm" fo:padding-top="0.095cm" fo:padding-bottom="0.095cm" fo:padding-left="0.19cm" fo:padding-right="0.19cm" fo:wrap-option="wrap"/>
    </style:style>
    <style:style style:name="gr69" style:family="graphic" style:parent-style-name="standard">
      <style:graphic-properties draw:stroke="none" svg:stroke-width="0cm" draw:fill="gradient" draw:fill-gradient-name="Gradient_20_3" draw:opacity-name="msTransGradient_20_22" draw:textarea-vertical-align="middle" draw:auto-grow-height="false" draw:fit-to-size="false" style:shrink-to-fit="false" fo:min-height="4.414cm" fo:min-width="1.549cm" fo:padding-top="0.095cm" fo:padding-bottom="0.095cm" fo:padding-left="0.19cm" fo:padding-right="0.19cm" fo:wrap-option="wrap"/>
    </style:style>
    <style:style style:name="gr70" style:family="graphic" style:parent-style-name="standard">
      <style:graphic-properties draw:stroke="none" svg:stroke-width="0cm" draw:fill="solid" draw:fill-color="#ffffff" draw:opacity="30%" draw:textarea-vertical-align="middle" draw:auto-grow-height="false" draw:fit-to-size="false" style:shrink-to-fit="false" fo:min-height="1.88cm" fo:min-width="1.077cm" fo:padding-top="0.095cm" fo:padding-bottom="0.095cm" fo:padding-left="0.19cm" fo:padding-right="0.19cm" fo:wrap-option="wrap"/>
    </style:style>
    <style:style style:name="gr71" style:family="graphic" style:parent-style-name="standard">
      <style:graphic-properties draw:stroke="none" svg:stroke-width="0cm" draw:fill="solid" draw:fill-color="#ffffff" draw:opacity="30%" draw:textarea-vertical-align="middle" draw:auto-grow-height="false" draw:fit-to-size="false" style:shrink-to-fit="false" fo:min-height="0.311cm" fo:min-width="0.293cm" fo:padding-top="0.095cm" fo:padding-bottom="0.095cm" fo:padding-left="0.19cm" fo:padding-right="0.19cm" fo:wrap-option="wrap"/>
    </style:style>
    <style:style style:name="gr72" style:family="graphic" style:parent-style-name="standard">
      <style:graphic-properties draw:stroke="none" svg:stroke-width="0cm" draw:fill="solid" draw:fill-color="#ffffff" draw:opacity="30%" draw:textarea-vertical-align="middle" draw:auto-grow-height="false" draw:fit-to-size="false" style:shrink-to-fit="false" fo:min-height="0.643cm" fo:min-width="0.896cm" fo:padding-top="0.095cm" fo:padding-bottom="0.095cm" fo:padding-left="0.19cm" fo:padding-right="0.19cm" fo:wrap-option="wrap"/>
    </style:style>
    <style:style style:name="gr73" style:family="graphic" style:parent-style-name="standard">
      <style:graphic-properties draw:stroke="none" svg:stroke-width="0cm" draw:fill="solid" draw:fill-color="#ffffff" draw:opacity="30%" draw:textarea-vertical-align="middle" draw:auto-grow-height="false" draw:fit-to-size="false" style:shrink-to-fit="false" fo:min-height="1.484cm" fo:min-width="1.55cm" fo:padding-top="0.095cm" fo:padding-bottom="0.095cm" fo:padding-left="0.19cm" fo:padding-right="0.19cm" fo:wrap-option="wrap"/>
    </style:style>
    <style:style style:name="gr74" style:family="graphic" style:parent-style-name="standard">
      <style:graphic-properties draw:stroke="none" svg:stroke-width="0cm" draw:fill="solid" draw:fill-color="#ffffff" draw:opacity="30%" draw:textarea-vertical-align="middle" draw:auto-grow-height="false" draw:fit-to-size="false" style:shrink-to-fit="false" fo:min-height="0.172cm" fo:min-width="0cm" fo:padding-top="0.095cm" fo:padding-bottom="0.095cm" fo:padding-left="0.19cm" fo:padding-right="0.19cm" fo:wrap-option="wrap"/>
    </style:style>
    <style:style style:name="gr75" style:family="graphic" style:parent-style-name="standard">
      <style:graphic-properties draw:stroke="none" svg:stroke-width="0cm" draw:fill="gradient" draw:fill-gradient-name="Gradient_20_5" draw:textarea-vertical-align="middle" draw:auto-grow-height="false" draw:fit-to-size="false" style:shrink-to-fit="false" fo:min-height="1.056cm" fo:min-width="0.93cm" fo:padding-top="0.095cm" fo:padding-bottom="0.095cm" fo:padding-left="0.19cm" fo:padding-right="0.19cm" fo:wrap-option="wrap"/>
    </style:style>
    <style:style style:name="gr76" style:family="graphic" style:parent-style-name="standard">
      <style:graphic-properties draw:stroke="none" svg:stroke-width="0cm" draw:fill="gradient" draw:fill-gradient-name="Gradient_20_1" draw:opacity-name="msTransGradient_20_23" draw:textarea-vertical-align="middle" draw:auto-grow-height="false" draw:fit-to-size="false" style:shrink-to-fit="false" fo:min-height="3.178cm" fo:min-width="2.48cm" fo:padding-top="0.095cm" fo:padding-bottom="0.095cm" fo:padding-left="0.19cm" fo:padding-right="0.19cm" fo:wrap-option="wrap"/>
    </style:style>
    <style:style style:name="gr77" style:family="graphic" style:parent-style-name="standard">
      <style:graphic-properties draw:stroke="none" svg:stroke-width="0cm" draw:fill="solid" draw:fill-color="#ff9e44" draw:textarea-vertical-align="middle" draw:auto-grow-height="false" draw:fit-to-size="false" style:shrink-to-fit="false" fo:min-height="0.837cm" fo:min-width="0.699cm" fo:padding-top="0.095cm" fo:padding-bottom="0.095cm" fo:padding-left="0.19cm" fo:padding-right="0.19cm" fo:wrap-option="wrap"/>
    </style:style>
    <style:style style:name="gr78" style:family="graphic" style:parent-style-name="standard">
      <style:graphic-properties draw:stroke="none" svg:stroke-width="0cm" draw:fill="solid" draw:fill-color="#ffffff" draw:opacity="30%" draw:textarea-vertical-align="middle" draw:auto-grow-height="false" draw:fit-to-size="false" style:shrink-to-fit="false" fo:min-height="0.302cm" fo:min-width="0.246cm" fo:padding-top="0.095cm" fo:padding-bottom="0.095cm" fo:padding-left="0.19cm" fo:padding-right="0.19cm" fo:wrap-option="wrap"/>
    </style:style>
    <style:style style:name="gr79" style:family="graphic" style:parent-style-name="standard">
      <style:graphic-properties draw:stroke="none" svg:stroke-width="0cm" draw:fill="solid" draw:fill-color="#ffffff" draw:opacity="30%" draw:textarea-vertical-align="middle" draw:auto-grow-height="false" draw:fit-to-size="false" style:shrink-to-fit="false" fo:min-height="0.637cm" fo:min-width="0.828cm" fo:padding-top="0.095cm" fo:padding-bottom="0.095cm" fo:padding-left="0.19cm" fo:padding-right="0.19cm" fo:wrap-option="wrap"/>
    </style:style>
    <style:style style:name="gr80" style:family="graphic" style:parent-style-name="standard">
      <style:graphic-properties draw:stroke="none" svg:stroke-width="0cm" draw:fill="solid" draw:fill-color="#ffffff" draw:opacity="30%" draw:textarea-vertical-align="middle" draw:auto-grow-height="false" draw:fit-to-size="false" style:shrink-to-fit="false" fo:min-height="0.785cm" fo:min-width="1.083cm" fo:padding-top="0.095cm" fo:padding-bottom="0.095cm" fo:padding-left="0.19cm" fo:padding-right="0.19cm" fo:wrap-option="wrap"/>
    </style:style>
    <style:style style:name="gr81" style:family="graphic" style:parent-style-name="standard">
      <style:graphic-properties draw:stroke="none" svg:stroke-width="0cm" draw:fill="solid" draw:fill-color="#ff9e44" draw:textarea-vertical-align="middle" draw:auto-grow-height="false" draw:fit-to-size="false" style:shrink-to-fit="false" fo:min-height="0.293cm" fo:min-width="0cm" fo:padding-top="0.095cm" fo:padding-bottom="0.095cm" fo:padding-left="0.19cm" fo:padding-right="0.19cm" fo:wrap-option="wrap"/>
    </style:style>
    <style:style style:name="gr82" style:family="graphic" style:parent-style-name="standard">
      <style:graphic-properties draw:stroke="none" svg:stroke-width="0cm" draw:fill="gradient" draw:fill-gradient-name="Gradient_20_3" draw:opacity-name="msTransGradient_20_24" draw:textarea-vertical-align="middle" draw:auto-grow-height="false" draw:fit-to-size="false" style:shrink-to-fit="false" fo:min-height="0.904cm" fo:min-width="0.423cm" fo:padding-top="0.095cm" fo:padding-bottom="0.095cm" fo:padding-left="0.19cm" fo:padding-right="0.19cm" fo:wrap-option="wrap"/>
    </style:style>
    <style:style style:name="gr83" style:family="graphic" style:parent-style-name="standard">
      <style:graphic-properties draw:stroke="none" svg:stroke-width="0cm" draw:fill="solid" draw:fill-color="#ffffff" draw:opacity="10%" draw:textarea-vertical-align="middle" draw:auto-grow-height="false" draw:fit-to-size="false" style:shrink-to-fit="false" fo:min-height="6.413cm" fo:min-width="2.036cm" fo:padding-top="0.095cm" fo:padding-bottom="0.095cm" fo:padding-left="0.19cm" fo:padding-right="0.19cm" fo:wrap-option="wrap"/>
    </style:style>
    <style:style style:name="gr84" style:family="graphic" style:parent-style-name="standard">
      <style:graphic-properties draw:stroke="none" svg:stroke-width="0cm" draw:fill="solid" draw:fill-color="#ffffff" draw:opacity="10%" draw:textarea-vertical-align="middle" draw:auto-grow-height="false" draw:fit-to-size="false" style:shrink-to-fit="false" fo:min-height="1.334cm" fo:min-width="0.755cm" fo:padding-top="0.095cm" fo:padding-bottom="0.095cm" fo:padding-left="0.19cm" fo:padding-right="0.19cm" fo:wrap-option="wrap"/>
    </style:style>
    <style:style style:name="gr85" style:family="graphic" style:parent-style-name="standard">
      <style:graphic-properties draw:stroke="none" svg:stroke-width="0cm" draw:fill="gradient" draw:fill-gradient-name="Gradient_20_1" draw:opacity-name="msTransGradient_20_78" draw:textarea-vertical-align="middle" draw:auto-grow-height="false" draw:fit-to-size="false" style:shrink-to-fit="false" fo:min-height="2.179cm" fo:min-width="1.775cm" fo:padding-top="0.095cm" fo:padding-bottom="0.095cm" fo:padding-left="0.19cm" fo:padding-right="0.19cm" fo:wrap-option="wrap"/>
    </style:style>
    <style:style style:name="gr86" style:family="graphic" style:parent-style-name="standard">
      <style:graphic-properties draw:stroke="none" svg:stroke-width="0cm" draw:fill="solid" draw:fill-color="#ff4093" draw:textarea-vertical-align="middle" draw:auto-grow-height="false" draw:fit-to-size="false" style:shrink-to-fit="false" fo:min-height="0.174cm" fo:min-width="0cm" fo:padding-top="0.095cm" fo:padding-bottom="0.095cm" fo:padding-left="0.19cm" fo:padding-right="0.19cm" fo:wrap-option="wrap"/>
    </style:style>
    <style:style style:name="gr87" style:family="graphic" style:parent-style-name="standard">
      <style:graphic-properties draw:stroke="none" svg:stroke-width="0cm" draw:fill="solid" draw:fill-color="#ffffff" draw:opacity="30%" draw:textarea-vertical-align="middle" draw:auto-grow-height="false" draw:fit-to-size="false" style:shrink-to-fit="false" fo:min-height="0.439cm" fo:min-width="0.406cm" fo:padding-top="0.095cm" fo:padding-bottom="0.095cm" fo:padding-left="0.19cm" fo:padding-right="0.19cm" fo:wrap-option="wrap"/>
    </style:style>
    <style:style style:name="gr88" style:family="graphic" style:parent-style-name="standard">
      <style:graphic-properties draw:stroke="none" svg:stroke-width="0cm" draw:fill="solid" draw:fill-color="#ffffff" draw:opacity="30%" draw:textarea-vertical-align="middle" draw:auto-grow-height="false" draw:fit-to-size="false" style:shrink-to-fit="false" fo:min-height="0.782cm" fo:min-width="1.001cm" fo:padding-top="0.095cm" fo:padding-bottom="0.095cm" fo:padding-left="0.19cm" fo:padding-right="0.19cm" fo:wrap-option="wrap"/>
    </style:style>
    <style:style style:name="gr89" style:family="graphic" style:parent-style-name="standard">
      <style:graphic-properties draw:stroke="none" svg:stroke-width="0cm" draw:fill="gradient" draw:fill-gradient-name="Gradient_20_3" draw:opacity-name="msTransGradient_20_79" draw:textarea-vertical-align="middle" draw:auto-grow-height="false" draw:fit-to-size="false" style:shrink-to-fit="false" fo:min-height="6.413cm" fo:min-width="2.036cm" fo:padding-top="0.095cm" fo:padding-bottom="0.095cm" fo:padding-left="0.19cm" fo:padding-right="0.19cm" fo:wrap-option="wrap"/>
    </style:style>
    <style:style style:name="gr90" style:family="graphic" style:parent-style-name="standard">
      <style:graphic-properties draw:stroke="none" svg:stroke-width="0cm" draw:fill="solid" draw:fill-color="#ffffff" draw:opacity="30%" draw:textarea-vertical-align="middle" draw:auto-grow-height="false" draw:fit-to-size="false" style:shrink-to-fit="false" fo:min-height="1.107cm" fo:min-width="1.561cm" fo:padding-top="0.095cm" fo:padding-bottom="0.095cm" fo:padding-left="0.19cm" fo:padding-right="0.19cm" fo:wrap-option="wrap"/>
    </style:style>
    <style:style style:name="gr91" style:family="graphic" style:parent-style-name="standard">
      <style:graphic-properties draw:stroke="none" svg:stroke-width="0cm" draw:fill="solid" draw:fill-color="#ffffff" draw:opacity="30%" draw:textarea-vertical-align="middle" draw:auto-grow-height="false" draw:fit-to-size="false" style:shrink-to-fit="false" fo:min-height="0.95cm" fo:min-width="1.289cm" fo:padding-top="0.095cm" fo:padding-bottom="0.095cm" fo:padding-left="0.19cm" fo:padding-right="0.19cm" fo:wrap-option="wrap"/>
    </style:style>
    <style:style style:name="gr92" style:family="graphic" style:parent-style-name="standard">
      <style:graphic-properties draw:stroke="none" svg:stroke-width="0cm" draw:fill="gradient" draw:fill-gradient-name="Gradient_20_5" draw:textarea-vertical-align="middle" draw:auto-grow-height="false" draw:fit-to-size="false" style:shrink-to-fit="false" fo:min-height="1.215cm" fo:min-width="1.046cm" fo:padding-top="0.095cm" fo:padding-bottom="0.095cm" fo:padding-left="0.19cm" fo:padding-right="0.19cm" fo:wrap-option="wrap"/>
    </style:style>
    <style:style style:name="gr93" style:family="graphic" style:parent-style-name="standard">
      <style:graphic-properties draw:stroke="none" svg:stroke-width="0cm" draw:fill="gradient" draw:fill-gradient-name="Gradient_20_6" draw:opacity-name="msTransGradient_20_80" draw:textarea-vertical-align="middle" draw:auto-grow-height="false" draw:fit-to-size="false" style:shrink-to-fit="false" fo:min-height="2.832cm" fo:min-width="0.9cm" fo:padding-top="0.095cm" fo:padding-bottom="0.095cm" fo:padding-left="0.19cm" fo:padding-right="0.19cm" fo:wrap-option="wrap"/>
    </style:style>
    <style:style style:name="gr94" style:family="graphic" style:parent-style-name="standard">
      <style:graphic-properties draw:stroke="none" svg:stroke-width="0cm" draw:fill="solid" draw:fill-color="#ff4093" draw:textarea-vertical-align="middle" draw:auto-grow-height="false" draw:fit-to-size="false" style:shrink-to-fit="false" fo:min-height="1.748cm" fo:min-width="0.123cm" fo:padding-top="0.095cm" fo:padding-bottom="0.095cm" fo:padding-left="0.19cm" fo:padding-right="0.19cm" fo:wrap-option="wrap"/>
    </style:style>
    <style:style style:name="gr95" style:family="graphic" style:parent-style-name="standard">
      <style:graphic-properties draw:stroke="none" svg:stroke-width="0cm" draw:fill="gradient" draw:fill-gradient-name="Gradient_20_1" draw:opacity-name="msTransGradient_20_81" draw:textarea-vertical-align="middle" draw:auto-grow-height="false" draw:fit-to-size="false" style:shrink-to-fit="false" fo:min-height="4.338cm" fo:min-width="3.462cm" fo:padding-top="0.095cm" fo:padding-bottom="0.095cm" fo:padding-left="0.19cm" fo:padding-right="0.19cm" fo:wrap-option="wrap"/>
    </style:style>
    <style:style style:name="gr96" style:family="graphic" style:parent-style-name="standard">
      <style:graphic-properties draw:stroke="none" svg:stroke-width="0cm" draw:fill="solid" draw:fill-color="#ffffff" draw:opacity="30%" draw:textarea-vertical-align="middle" draw:auto-grow-height="false" draw:fit-to-size="false" style:shrink-to-fit="false" fo:min-height="0.471cm" fo:min-width="0.462cm" fo:padding-top="0.095cm" fo:padding-bottom="0.095cm" fo:padding-left="0.19cm" fo:padding-right="0.19cm" fo:wrap-option="wrap"/>
    </style:style>
    <style:style style:name="gr97" style:family="graphic" style:parent-style-name="standard">
      <style:graphic-properties draw:stroke="none" svg:stroke-width="0cm" draw:fill="solid" draw:fill-color="#ffffff" draw:opacity="30%" draw:textarea-vertical-align="middle" draw:auto-grow-height="false" draw:fit-to-size="false" style:shrink-to-fit="false" fo:min-height="1.189cm" fo:min-width="1.704cm" fo:padding-top="0.095cm" fo:padding-bottom="0.095cm" fo:padding-left="0.19cm" fo:padding-right="0.19cm" fo:wrap-option="wrap"/>
    </style:style>
    <style:style style:name="gr98" style:family="graphic" style:parent-style-name="standard">
      <style:graphic-properties draw:stroke="none" svg:stroke-width="0cm" draw:fill="solid" draw:fill-color="#ffffff" draw:opacity="30%" draw:textarea-vertical-align="middle" draw:auto-grow-height="false" draw:fit-to-size="false" style:shrink-to-fit="false" fo:min-height="1.439cm" fo:min-width="2.134cm" fo:padding-top="0.095cm" fo:padding-bottom="0.095cm" fo:padding-left="0.19cm" fo:padding-right="0.19cm" fo:wrap-option="wrap"/>
    </style:style>
    <style:style style:name="gr99" style:family="graphic" style:parent-style-name="standard">
      <style:graphic-properties draw:stroke="none" svg:stroke-width="0cm" draw:fill="solid" draw:fill-color="#ff9e44" draw:textarea-vertical-align="middle" draw:auto-grow-height="false" draw:fit-to-size="false" style:shrink-to-fit="false" fo:min-height="0.459cm" fo:min-width="0.056cm" fo:padding-top="0.095cm" fo:padding-bottom="0.095cm" fo:padding-left="0.19cm" fo:padding-right="0.19cm" fo:wrap-option="wrap"/>
    </style:style>
    <style:style style:name="gr100" style:family="graphic" style:parent-style-name="standard">
      <style:graphic-properties draw:stroke="none" svg:stroke-width="0cm" draw:fill="gradient" draw:fill-gradient-name="Gradient_20_11" draw:opacity-name="msTransGradient_20_82" draw:textarea-vertical-align="middle" draw:auto-grow-height="false" draw:fit-to-size="false" style:shrink-to-fit="false" fo:min-height="4.032cm" fo:min-width="3.462cm" fo:padding-top="0.095cm" fo:padding-bottom="0.095cm" fo:padding-left="0.19cm" fo:padding-right="0.19cm" fo:wrap-option="wrap"/>
    </style:style>
    <style:style style:name="gr101" style:family="graphic" style:parent-style-name="standard">
      <style:graphic-properties draw:stroke="none" svg:stroke-width="0cm" draw:fill="solid" draw:fill-color="#ffffff" draw:opacity="30%" draw:textarea-vertical-align="middle" draw:auto-grow-height="false" draw:fit-to-size="false" style:shrink-to-fit="false" fo:min-height="0.863cm" fo:min-width="1.139cm" fo:padding-top="0.095cm" fo:padding-bottom="0.095cm" fo:padding-left="0.19cm" fo:padding-right="0.19cm" fo:wrap-option="wrap"/>
    </style:style>
    <style:style style:name="gr102" style:family="graphic" style:parent-style-name="standard">
      <style:graphic-properties draw:stroke="none" svg:stroke-width="0cm" draw:fill="solid" draw:fill-color="#ffffff" draw:opacity="30%" draw:textarea-vertical-align="middle" draw:auto-grow-height="false" draw:fit-to-size="false" style:shrink-to-fit="false" fo:min-height="1.121cm" fo:min-width="1.586cm" fo:padding-top="0.095cm" fo:padding-bottom="0.095cm" fo:padding-left="0.19cm" fo:padding-right="0.19cm" fo:wrap-option="wrap"/>
    </style:style>
    <style:style style:name="gr103" style:family="graphic" style:parent-style-name="standard">
      <style:graphic-properties draw:stroke="none" svg:stroke-width="0cm" draw:fill="solid" draw:fill-color="#ff4093" draw:textarea-vertical-align="middle" draw:auto-grow-height="false" draw:fit-to-size="false" style:shrink-to-fit="false" fo:min-height="0.459cm" fo:min-width="0.056cm" fo:padding-top="0.095cm" fo:padding-bottom="0.095cm" fo:padding-left="0.19cm" fo:padding-right="0.19cm" fo:wrap-option="wrap"/>
    </style:style>
    <style:style style:name="gr104" style:family="graphic" style:parent-style-name="standard">
      <style:graphic-properties draw:stroke="none" svg:stroke-width="0cm" draw:fill="gradient" draw:fill-gradient-name="Gradient_20_3" draw:opacity-name="msTransGradient_20_83" draw:textarea-vertical-align="middle" draw:auto-grow-height="false" draw:fit-to-size="false" style:shrink-to-fit="false" fo:min-height="1.281cm" fo:min-width="0.699cm" fo:padding-top="0.095cm" fo:padding-bottom="0.095cm" fo:padding-left="0.19cm" fo:padding-right="0.19cm" fo:wrap-option="wrap"/>
    </style:style>
    <style:style style:name="gr105" style:family="graphic" style:parent-style-name="standard">
      <style:graphic-properties draw:stroke="none" svg:stroke-width="0cm" draw:fill="solid" draw:fill-color="#ffffff" draw:opacity="30%" draw:textarea-vertical-align="middle" draw:auto-grow-height="false" draw:fit-to-size="false" style:shrink-to-fit="false" fo:min-height="1.334cm" fo:min-width="0.755cm" fo:padding-top="0.095cm" fo:padding-bottom="0.095cm" fo:padding-left="0.19cm" fo:padding-right="0.19cm" fo:wrap-option="wrap"/>
    </style:style>
    <style:style style:name="gr106" style:family="graphic" style:parent-style-name="standard">
      <style:graphic-properties draw:stroke="none" svg:stroke-color="#000000" draw:fill="solid" draw:fill-color="#ffffff" draw:textarea-horizontal-align="left" draw:auto-grow-height="true" draw:auto-grow-width="true" fo:min-height="1.423cm" fo:min-width="10.149cm" draw:shadow="visible" draw:shadow-color="#8870a0"/>
      <style:paragraph-properties style:writing-mode="lr-tb"/>
    </style:style>
    <style:style style:name="gr107" style:family="graphic" style:parent-style-name="standard">
      <style:graphic-properties draw:stroke="none" svg:stroke-color="#000000" draw:fill="solid" draw:fill-color="#ffffff" draw:textarea-horizontal-align="left" draw:auto-grow-height="true" draw:auto-grow-width="true" fo:min-height="2.134cm" fo:min-width="10.047cm" draw:shadow="visible" draw:shadow-color="#8870a0"/>
      <style:paragraph-properties style:writing-mode="lr-tb"/>
    </style:style>
    <style:style style:name="gr108" style:family="graphic" style:parent-style-name="standard" style:list-style-name="L4">
      <style:graphic-properties draw:stroke="none" svg:stroke-width="0cm" draw:fill="none" draw:textarea-vertical-align="top" draw:auto-grow-height="false" draw:fit-to-size="false" style:shrink-to-fit="false" fo:min-height="3.615cm" fo:min-width="10.055cm" fo:padding-top="0cm" fo:padding-bottom="0cm" fo:padding-left="0cm" fo:padding-right="0cm" fo:wrap-option="wrap"/>
      <style:paragraph-properties style:writing-mode="lr-tb"/>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2"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TITLE_5f_AND_5f_BODY-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5" style:family="presentation" style:parent-style-name="TITLE_5f_AND_5f_BODY-backgroundobjects" style:list-style-name="L4">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BLANK-backgroundobjects" style:list-style-name="L4">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8" style:family="presentation" style:parent-style-name="BLANK-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9" style:family="presentation" style:parent-style-name="BLANK-subtitle" style:list-style-name="L7">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pr10" style:family="presentation" style:parent-style-name="BLANK-subtitle" style:list-style-name="L7">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paragraph-properties style:writing-mode="lr-tb"/>
    </style:style>
    <style:style style:name="pr11"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13" style:family="presentation" style:parent-style-name="TITLE_5f_1-subtitle" style:list-style-name="L7">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pr14" style:family="presentation" style:parent-style-name="TITLE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TWO_5f_COLUMNS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16" style:family="presentation" style:parent-style-name="TITLE_5f_AND_5f_TWO_5f_COLUMNS_5f_1-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7" style:family="presentation" style:parent-style-name="TITLE_5f_AND_5f_TWO_5f_COLUMNS_5f_1-backgroundobjects" style:list-style-name="L4">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8" style:family="presentation" style:parent-style-name="TITLE_5f_AND_5f_TWO_5f_COLUMNS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1-subtitle" style:list-style-name="L7">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pr20" style:family="presentation" style:parent-style-name="TITLE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BLANK-backgroundobjects" style:list-style-name="L4">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2" style:family="presentation" style:parent-style-name="BLANK-subtitle" style:list-style-name="L7">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pr23"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AND_5f_BODY-outline1">
      <style:graphic-properties draw:stroke="none" svg:stroke-width="0cm" draw:fill="solid" draw:fill-color="#000000" draw:opacity="25%" draw:textarea-vertical-align="top" draw:auto-grow-height="false" draw:fit-to-size="false" style:shrink-to-fit="false" fo:min-height="8.036cm" fo:padding-top="0cm" fo:padding-bottom="0cm" fo:padding-left="0cm" fo:padding-right="0cm" fo:wrap-option="wrap" draw:shadow-opacity="25%"/>
      <style:paragraph-properties style:writing-mode="lr-tb"/>
    </style:style>
    <style:style style:name="pr25" style:family="presentation" style:parent-style-name="TITLE_5f_AND_5f_BODY-backgroundobjects" style:list-style-name="L4">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TITLE_5f_1_5f_1_5f_-outline1">
      <style:graphic-properties draw:stroke="none" svg:stroke-width="0cm" draw:fill="solid" draw:fill-color="#000000" draw:opacity="25%" draw:textarea-vertical-align="middle" draw:auto-grow-height="false" draw:fit-to-size="false" style:shrink-to-fit="false" fo:min-height="8.036cm" fo:padding-top="0cm" fo:padding-bottom="0cm" fo:padding-left="0cm" fo:padding-right="0cm" fo:wrap-option="wrap" draw:shadow="hidden" draw:shadow-offset-x="0cm" draw:shadow-offset-y="0cm" draw:shadow-color="#ff9e44" draw:shadow-opacity="25%"/>
      <style:paragraph-properties style:writing-mode="lr-tb"/>
    </style:style>
    <style:style style:name="pr28" style:family="presentation" style:parent-style-name="TITLE_5f_1_5f_1_5f_-backgroundobjects" style:list-style-name="L4">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9" style:family="presentation" style:parent-style-name="TITLE_5f_1_5f_1_5f_-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TITLE_5f_AND_5f_BODY-backgroundobjects" style:list-style-name="L4">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3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TITLE_5f_1_5f_1_5f_-backgroundobjects" style:list-style-name="L4">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33" style:family="presentation" style:parent-style-name="TITLE_5f_1_5f_1_5f_-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TITLE_5f_AND_5f_BODY-backgroundobjects" style:list-style-name="L4">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3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TITLE_5f_1_5f_1_5f_-backgroundobjects" style:list-style-name="L4">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37" style:family="presentation" style:parent-style-name="TITLE_5f_1_5f_1_5f_-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8" style:family="presentation" style:parent-style-name="BLANK_5f_-title">
      <style:graphic-properties draw:stroke="none" svg:stroke-width="0cm" draw:fill="solid" draw:fill-color="#000000" draw:opacity="25%" draw:textarea-vertical-align="top" draw:auto-grow-height="false" draw:fit-to-size="false" style:shrink-to-fit="false" fo:min-height="2.386cm" fo:padding-top="0cm" fo:padding-bottom="0cm" fo:padding-left="0cm" fo:padding-right="0cm" fo:wrap-option="wrap" draw:shadow-opacity="25%"/>
      <style:paragraph-properties style:writing-mode="lr-tb"/>
    </style:style>
    <style:style style:name="pr39" style:family="presentation" style:parent-style-name="BLANK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40" style:family="presentation" style:parent-style-name="BLANK_5f_-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41" style:family="presentation" style:parent-style-name="BLANK_5f_-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2" style:family="presentation" style:parent-style-name="TITLE_5f_ONLY-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43" style:family="presentation" style:parent-style-name="TITLE_5f_ONLY-backgroundobjects" style:list-style-name="L4">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44"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5" style:family="presentation" style:parent-style-name="TITLE_5f_AND_5f_BODY-backgroundobjects" style:list-style-name="L4">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4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7" style:family="presentation" style:parent-style-name="TITLE_5f_AND_5f_BODY-backgroundobjects" style:list-style-name="L4">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4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48pt"/>
    </style:style>
    <style:style style:name="P3" style:family="paragraph">
      <loext:graphic-properties draw:fill="gradient" draw:fill-gradient-name="Gradient_20_2" draw:opacity-name="msTransGradient_20_3"/>
      <style:paragraph-properties fo:text-align="start" style:font-independent-line-spacing="true"/>
      <style:text-properties fo:font-size="14pt"/>
    </style:style>
    <style:style style:name="P4" style:family="paragraph">
      <loext:graphic-properties draw:fill="gradient" draw:fill-gradient-name="Gradient_20_3" draw:opacity-name="msTransGradient_20_4"/>
      <style:paragraph-properties fo:text-align="start" style:font-independent-line-spacing="true"/>
      <style:text-properties fo:font-size="14pt"/>
    </style:style>
    <style:style style:name="P5" style:family="paragraph">
      <loext:graphic-properties draw:fill="gradient" draw:fill-gradient-name="Gradient_20_2" draw:opacity-name="msTransGradient_20_5"/>
      <style:paragraph-properties fo:text-align="start" style:font-independent-line-spacing="true"/>
      <style:text-properties fo:font-size="14pt"/>
    </style:style>
    <style:style style:name="P6" style:family="paragraph">
      <loext:graphic-properties draw:fill="solid" draw:fill-color="#ff4093"/>
      <style:paragraph-properties fo:text-align="start" style:font-independent-line-spacing="true"/>
      <style:text-properties fo:font-size="14pt"/>
    </style:style>
    <style:style style:name="P7" style:family="paragraph">
      <loext:graphic-properties draw:fill="gradient" draw:fill-gradient-name="Gradient_20_2" draw:opacity-name="msTransGradient_20_6"/>
      <style:paragraph-properties fo:text-align="start" style:font-independent-line-spacing="true"/>
      <style:text-properties fo:font-size="14pt"/>
    </style:style>
    <style:style style:name="P8" style:family="paragraph">
      <loext:graphic-properties draw:fill="solid" draw:fill-color="#ff9e44"/>
      <style:paragraph-properties fo:text-align="start" style:font-independent-line-spacing="true"/>
      <style:text-properties fo:font-size="14pt"/>
    </style:style>
    <style:style style:name="P9" style:family="paragraph">
      <loext:graphic-properties draw:fill="gradient" draw:fill-gradient-name="Gradient_20_4" draw:opacity-name="msTransGradient_20_7"/>
      <style:paragraph-properties fo:text-align="start" style:font-independent-line-spacing="true"/>
      <style:text-properties fo:font-size="14pt"/>
    </style:style>
    <style:style style:name="P10" style:family="paragraph">
      <loext:graphic-properties draw:fill="gradient" draw:fill-gradient-name="Gradient_20_3" draw:opacity-name="msTransGradient_20_8"/>
      <style:paragraph-properties fo:text-align="start" style:font-independent-line-spacing="true"/>
      <style:text-properties fo:font-size="14pt"/>
    </style:style>
    <style:style style:name="P11" style:family="paragraph">
      <loext:graphic-properties draw:fill="gradient" draw:fill-gradient-name="Gradient_20_3" draw:opacity-name="msTransGradient_20_9"/>
      <style:paragraph-properties fo:text-align="start" style:font-independent-line-spacing="true"/>
      <style:text-properties fo:font-size="14pt"/>
    </style:style>
    <style:style style:name="P12" style:family="paragraph">
      <loext:graphic-properties draw:fill="solid" draw:fill-color="#ffffff" draw:opacity="30%"/>
      <style:paragraph-properties fo:text-align="start" style:font-independent-line-spacing="true"/>
      <style:text-properties fo:font-size="14pt"/>
    </style:style>
    <style:style style:name="P13" style:family="paragraph">
      <loext:graphic-properties draw:fill="gradient" draw:fill-gradient-name="Gradient_20_5"/>
      <style:paragraph-properties fo:text-align="start" style:font-independent-line-spacing="true"/>
      <style:text-properties fo:font-size="14pt"/>
    </style:style>
    <style:style style:name="P14" style:family="paragraph">
      <loext:graphic-properties draw:fill="gradient" draw:fill-gradient-name="Gradient_20_4" draw:opacity-name="msTransGradient_20_10"/>
      <style:paragraph-properties fo:text-align="start" style:font-independent-line-spacing="true"/>
      <style:text-properties fo:font-size="14pt"/>
    </style:style>
    <style:style style:name="P15" style:family="paragraph">
      <loext:graphic-properties draw:fill="gradient" draw:fill-gradient-name="Gradient_20_1" draw:opacity-name="msTransGradient_20_11"/>
      <style:paragraph-properties fo:text-align="start" style:font-independent-line-spacing="true"/>
      <style:text-properties fo:font-size="14pt"/>
    </style:style>
    <style:style style:name="P16" style:family="paragraph">
      <loext:graphic-properties draw:fill="solid" draw:fill-color="#ffffff" draw:opacity="10%"/>
      <style:paragraph-properties fo:text-align="start" style:font-independent-line-spacing="true"/>
      <style:text-properties fo:font-size="14pt"/>
    </style:style>
    <style:style style:name="P17" style:family="paragraph">
      <loext:graphic-properties draw:fill="gradient" draw:fill-gradient-name="Gradient_20_6" draw:opacity-name="msTransGradient_20_12"/>
      <style:paragraph-properties fo:text-align="start" style:font-independent-line-spacing="true"/>
      <style:text-properties fo:font-size="14pt"/>
    </style:style>
    <style:style style:name="P1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9" style:family="paragraph">
      <loext:graphic-properties draw:fill="none"/>
      <style:paragraph-properties fo:text-align="start" style:writing-mode="lr-tb" style:font-independent-line-spacing="true"/>
      <style:text-properties fo:font-size="24pt"/>
    </style:style>
    <style:style style:name="P20" style:family="paragraph">
      <style:paragraph-properties fo:margin-left="0cm" fo:margin-right="0cm" fo:margin-top="0.282cm" fo:margin-bottom="0.282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15%" fo:text-align="start" fo:text-indent="0cm" style:writing-mode="lr-tb"/>
    </style:style>
    <style:style style:name="P2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3pt" style:font-size-asian="14pt" style:font-size-complex="14pt"/>
    </style:style>
    <style:style style:name="P24"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3pt" style:font-size-asian="14pt" style:font-size-complex="14pt"/>
    </style:style>
    <style:style style:name="P25" style:family="paragraph">
      <loext:graphic-properties draw:fill="gradient" draw:fill-gradient-name="Gradient_20_6" draw:opacity-name="msTransGradient_20_29"/>
      <style:paragraph-properties fo:text-align="start" style:font-independent-line-spacing="true"/>
      <style:text-properties fo:font-size="14pt"/>
    </style:style>
    <style:style style:name="P26" style:family="paragraph">
      <loext:graphic-properties draw:fill="gradient" draw:fill-gradient-name="Gradient_20_6" draw:opacity-name="msTransGradient_20_30"/>
      <style:paragraph-properties fo:text-align="start" style:font-independent-line-spacing="true"/>
      <style:text-properties fo:font-size="14pt"/>
    </style:style>
    <style:style style:name="P27" style:family="paragraph">
      <loext:graphic-properties draw:fill="gradient" draw:fill-gradient-name="Gradient_20_1" draw:opacity-name="msTransGradient_20_31"/>
      <style:paragraph-properties fo:text-align="start" style:font-independent-line-spacing="true"/>
      <style:text-properties fo:font-size="14pt"/>
    </style:style>
    <style:style style:name="P28" style:family="paragraph">
      <loext:graphic-properties draw:fill="gradient" draw:fill-gradient-name="Gradient_20_3" draw:opacity-name="msTransGradient_20_32"/>
      <style:paragraph-properties fo:text-align="start" style:font-independent-line-spacing="true"/>
      <style:text-properties fo:font-size="14pt"/>
    </style:style>
    <style:style style:name="P29" style:family="paragraph">
      <loext:graphic-properties draw:fill="gradient" draw:fill-gradient-name="Gradient_20_3" draw:opacity-name="msTransGradient_20_33"/>
      <style:paragraph-properties fo:text-align="start" style:font-independent-line-spacing="true"/>
      <style:text-properties fo:font-size="14pt"/>
    </style:style>
    <style:style style:name="P30" style:family="paragraph">
      <loext:graphic-properties draw:fill="gradient" draw:fill-gradient-name="Gradient_20_1" draw:opacity-name="msTransGradient_20_34"/>
      <style:paragraph-properties fo:text-align="start" style:font-independent-line-spacing="true"/>
      <style:text-properties fo:font-size="14pt"/>
    </style:style>
    <style:style style:name="P31" style:family="paragraph">
      <loext:graphic-properties draw:fill="gradient" draw:fill-gradient-name="Gradient_20_1" draw:opacity-name="msTransGradient_20_35"/>
      <style:paragraph-properties fo:text-align="start" style:font-independent-line-spacing="true"/>
      <style:text-properties fo:font-size="14pt"/>
    </style:style>
    <style:style style:name="P32" style:family="paragraph">
      <style:paragraph-properties fo:margin-left="0cm" fo:margin-right="0cm" fo:margin-top="0cm" fo:margin-bottom="0.282cm" fo:line-height="115%" fo:text-align="start" fo:text-indent="0cm" style:writing-mode="lr-tb">
        <style:tab-stops>
          <style:tab-stop style:position="0cm"/>
        </style:tab-stops>
      </style:paragraph-properties>
    </style:style>
    <style:style style:name="P33" style:family="paragraph">
      <loext:graphic-properties draw:fill="none" draw:fill-color="#ffffff"/>
      <style:paragraph-properties fo:margin-left="0cm" fo:margin-right="0cm" fo:margin-top="0cm" fo:margin-bottom="0.282cm" fo:line-height="115%" fo:text-align="start" fo:text-indent="0cm" style:writing-mode="lr-tb" style:font-independent-line-spacing="true">
        <style:tab-stops>
          <style:tab-stop style:position="0cm"/>
        </style:tab-stops>
      </style:paragraph-properties>
      <style:text-properties fo:font-size="24pt"/>
    </style:style>
    <style:style style:name="P34" style:family="paragraph">
      <loext:graphic-properties draw:fill="gradient" draw:fill-gradient-name="Gradient_20_7" draw:opacity-name="msTransGradient_20_36"/>
      <style:paragraph-properties fo:text-align="start" style:font-independent-line-spacing="true"/>
      <style:text-properties fo:font-size="14pt"/>
    </style:style>
    <style:style style:name="P35" style:family="paragraph">
      <loext:graphic-properties draw:fill="gradient" draw:fill-gradient-name="Gradient_20_3" draw:opacity-name="msTransGradient_20_37"/>
      <style:paragraph-properties fo:text-align="start" style:font-independent-line-spacing="true"/>
      <style:text-properties fo:font-size="14pt"/>
    </style:style>
    <style:style style:name="P36" style:family="paragraph">
      <loext:graphic-properties draw:fill="gradient" draw:fill-gradient-name="Gradient_20_8" draw:opacity-name="msTransGradient_20_38"/>
      <style:paragraph-properties fo:text-align="start" style:font-independent-line-spacing="true"/>
      <style:text-properties fo:font-size="14pt"/>
    </style:style>
    <style:style style:name="P37" style:family="paragraph">
      <loext:graphic-properties draw:fill="gradient" draw:fill-gradient-name="Gradient_20_4" draw:opacity-name="msTransGradient_20_39"/>
      <style:paragraph-properties fo:text-align="start" style:font-independent-line-spacing="true"/>
      <style:text-properties fo:font-size="14pt"/>
    </style:style>
    <style:style style:name="P38" style:family="paragraph">
      <loext:graphic-properties draw:fill="gradient" draw:fill-gradient-name="Gradient_20_1" draw:opacity-name="msTransGradient_20_40"/>
      <style:paragraph-properties fo:text-align="start" style:font-independent-line-spacing="true"/>
      <style:text-properties fo:font-size="14pt"/>
    </style:style>
    <style:style style:name="P39" style:family="paragraph">
      <loext:graphic-properties draw:fill="gradient" draw:fill-gradient-name="Gradient_20_1" draw:opacity-name="msTransGradient_20_41"/>
      <style:paragraph-properties fo:text-align="start" style:font-independent-line-spacing="true"/>
      <style:text-properties fo:font-size="14pt"/>
    </style:style>
    <style:style style:name="P40" style:family="paragraph">
      <loext:graphic-properties draw:fill="gradient" draw:fill-gradient-name="Gradient_20_4" draw:opacity-name="msTransGradient_20_42"/>
      <style:paragraph-properties fo:text-align="start" style:font-independent-line-spacing="true"/>
      <style:text-properties fo:font-size="14pt"/>
    </style:style>
    <style:style style:name="P41" style:family="paragraph">
      <loext:graphic-properties draw:fill="none" draw:fill-color="#ffffff"/>
      <style:paragraph-properties fo:margin-left="0cm" fo:margin-right="0cm" fo:margin-top="0cm" fo:margin-bottom="0.282cm" fo:line-height="115%" fo:text-align="start" fo:text-indent="0cm" style:writing-mode="lr-tb" style:font-independent-line-spacing="true">
        <style:tab-stops>
          <style:tab-stop style:position="0cm"/>
        </style:tab-stops>
      </style:paragraph-properties>
      <style:text-properties fo:font-size="26pt" style:font-size-asian="36pt" style:font-size-complex="36pt"/>
    </style:style>
    <style:style style:name="P42" style:family="paragraph">
      <loext:graphic-properties draw:fill="none"/>
      <style:paragraph-properties fo:text-align="start" style:writing-mode="lr-tb" style:font-independent-line-spacing="true"/>
      <style:text-properties fo:font-size="36pt"/>
    </style:style>
    <style:style style:name="P43" style:family="paragraph">
      <loext:graphic-properties draw:fill="gradient" draw:fill-gradient-name="Gradient_20_1" draw:opacity-name="msTransGradient_20_19"/>
      <style:paragraph-properties fo:text-align="start" style:font-independent-line-spacing="true"/>
      <style:text-properties fo:font-size="14pt"/>
    </style:style>
    <style:style style:name="P44" style:family="paragraph">
      <loext:graphic-properties draw:fill="gradient" draw:fill-gradient-name="Gradient_20_4" draw:opacity-name="msTransGradient_20_20"/>
      <style:paragraph-properties fo:text-align="start" style:font-independent-line-spacing="true"/>
      <style:text-properties fo:font-size="14pt"/>
    </style:style>
    <style:style style:name="P45" style:family="paragraph">
      <loext:graphic-properties draw:fill="gradient" draw:fill-gradient-name="Gradient_20_6" draw:opacity-name="msTransGradient_20_21"/>
      <style:paragraph-properties fo:text-align="start" style:font-independent-line-spacing="true"/>
      <style:text-properties fo:font-size="14pt"/>
    </style:style>
    <style:style style:name="P46" style:family="paragraph">
      <loext:graphic-properties draw:fill="gradient" draw:fill-gradient-name="Gradient_20_3" draw:opacity-name="msTransGradient_20_22"/>
      <style:paragraph-properties fo:text-align="start" style:font-independent-line-spacing="true"/>
      <style:text-properties fo:font-size="14pt"/>
    </style:style>
    <style:style style:name="P47" style:family="paragraph">
      <loext:graphic-properties draw:fill="gradient" draw:fill-gradient-name="Gradient_20_1" draw:opacity-name="msTransGradient_20_23"/>
      <style:paragraph-properties fo:text-align="start" style:font-independent-line-spacing="true"/>
      <style:text-properties fo:font-size="14pt"/>
    </style:style>
    <style:style style:name="P48" style:family="paragraph">
      <loext:graphic-properties draw:fill="gradient" draw:fill-gradient-name="Gradient_20_3" draw:opacity-name="msTransGradient_20_24"/>
      <style:paragraph-properties fo:text-align="start" style:font-independent-line-spacing="true"/>
      <style:text-properties fo:font-size="14pt"/>
    </style:style>
    <style:style style:name="P49" style:family="paragraph">
      <loext:graphic-properties draw:fill="none"/>
      <style:paragraph-properties fo:text-align="start" style:writing-mode="lr-tb" style:font-independent-line-spacing="true"/>
      <style:text-properties fo:font-size="18pt"/>
    </style:style>
    <style:style style:name="P50" style:family="paragraph">
      <style:paragraph-properties fo:margin-left="0cm" fo:margin-right="0cm" fo:margin-top="0.282cm" fo:margin-bottom="0cm" fo:line-height="115%" fo:text-align="start" fo:text-indent="0cm" style:writing-mode="lr-tb">
        <style:tab-stops>
          <style:tab-stop style:position="0cm"/>
        </style:tab-stops>
      </style:paragraph-properties>
    </style:style>
    <style:style style:name="P51" style:family="paragraph">
      <loext:graphic-properties draw:fill="gradient" draw:fill-gradient-name="Gradient_20_1" draw:opacity-name="msTransGradient_20_78"/>
      <style:paragraph-properties fo:text-align="start" style:font-independent-line-spacing="true"/>
      <style:text-properties fo:font-size="14pt"/>
    </style:style>
    <style:style style:name="P52" style:family="paragraph">
      <loext:graphic-properties draw:fill="gradient" draw:fill-gradient-name="Gradient_20_3" draw:opacity-name="msTransGradient_20_79"/>
      <style:paragraph-properties fo:text-align="start" style:font-independent-line-spacing="true"/>
      <style:text-properties fo:font-size="14pt"/>
    </style:style>
    <style:style style:name="P53" style:family="paragraph">
      <loext:graphic-properties draw:fill="gradient" draw:fill-gradient-name="Gradient_20_6" draw:opacity-name="msTransGradient_20_80"/>
      <style:paragraph-properties fo:text-align="start" style:font-independent-line-spacing="true"/>
      <style:text-properties fo:font-size="14pt"/>
    </style:style>
    <style:style style:name="P54" style:family="paragraph">
      <loext:graphic-properties draw:fill="gradient" draw:fill-gradient-name="Gradient_20_1" draw:opacity-name="msTransGradient_20_81"/>
      <style:paragraph-properties fo:text-align="start" style:font-independent-line-spacing="true"/>
      <style:text-properties fo:font-size="14pt"/>
    </style:style>
    <style:style style:name="P55" style:family="paragraph">
      <loext:graphic-properties draw:fill="gradient" draw:fill-gradient-name="Gradient_20_11" draw:opacity-name="msTransGradient_20_82"/>
      <style:paragraph-properties fo:text-align="start" style:font-independent-line-spacing="true"/>
      <style:text-properties fo:font-size="14pt"/>
    </style:style>
    <style:style style:name="P56" style:family="paragraph">
      <loext:graphic-properties draw:fill="gradient" draw:fill-gradient-name="Gradient_20_3" draw:opacity-name="msTransGradient_20_83"/>
      <style:paragraph-properties fo:text-align="start" style:font-independent-line-spacing="true"/>
      <style:text-properties fo:font-size="14pt"/>
    </style:style>
    <style:style style:name="P57" style:family="paragraph">
      <loext:graphic-properties draw:fill="none"/>
      <style:paragraph-properties fo:text-align="start" style:writing-mode="lr-tb" style:font-independent-line-spacing="true"/>
      <style:text-properties fo:font-size="28pt"/>
    </style:style>
    <style:style style:name="P58" style:family="paragraph">
      <style:paragraph-properties fo:margin-left="0cm" fo:margin-right="0cm" fo:margin-top="0cm" fo:margin-bottom="0.282cm" fo:line-height="115%" fo:text-align="start" fo:text-indent="0cm">
        <style:tab-stops>
          <style:tab-stop style:position="0cm"/>
        </style:tab-stops>
      </style:paragraph-properties>
    </style:style>
    <style:style style:name="P59" style:family="paragraph">
      <style:paragraph-properties fo:margin-left="0cm" fo:margin-right="0cm" fo:margin-top="0cm" fo:margin-bottom="0cm" fo:line-height="115%" fo:text-indent="0cm"/>
    </style:style>
    <style:style style:name="P60" style:family="paragraph">
      <loext:graphic-properties draw:fill="solid" draw:fill-color="#000000" draw:opacity="25%"/>
      <style:paragraph-properties fo:margin-left="0cm" fo:margin-right="0cm" fo:margin-top="0cm" fo:margin-bottom="0cm" fo:line-height="115%" fo:text-align="start" fo:text-indent="0cm" style:writing-mode="lr-tb" style:font-independent-line-spacing="true"/>
      <style:text-properties fo:font-size="20pt" fo:font-weight="bold" style:font-size-asian="24pt" style:font-weight-asian="bold" style:font-size-complex="24pt" style:font-weight-complex="bold"/>
    </style:style>
    <style:style style:name="P61" style:family="paragraph">
      <loext:graphic-properties draw:fill="solid" draw:fill-color="#ffffff"/>
      <style:paragraph-properties style:writing-mode="lr-tb"/>
    </style:style>
    <style:style style:name="P6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3" style:family="paragraph">
      <style:paragraph-properties fo:margin-top="0cm" fo:margin-bottom="0cm">
        <style:tab-stops>
          <style:tab-stop style:position="0cm"/>
        </style:tab-stops>
      </style:paragraph-properties>
    </style:style>
    <style:style style:name="P64" style:family="paragraph">
      <style:paragraph-properties fo:margin-left="0cm" fo:margin-right="0cm" fo:margin-top="0cm" fo:margin-bottom="0cm" fo:line-height="100%" fo:text-indent="0cm">
        <style:tab-stops>
          <style:tab-stop style:position="0cm"/>
        </style:tab-stops>
      </style:paragraph-properties>
    </style:style>
    <style:style style:name="P65" style:family="paragraph">
      <loext:graphic-properties draw:fill="solid" draw:fill-color="#000000" draw:opacity="25%"/>
      <style:paragraph-properties fo:margin-left="1cm" fo:margin-right="1cm" fo:margin-top="0cm" fo:margin-bottom="0cm" fo:line-height="100%" fo:text-align="start" fo:text-indent="0cm" style:writing-mode="lr-tb" style:font-independent-line-spacing="true">
        <style:tab-stops>
          <style:tab-stop style:position="0cm"/>
        </style:tab-stops>
      </style:paragraph-properties>
      <style:text-properties fo:font-size="20pt" fo:font-style="normal" fo:font-weight="normal" style:font-style-asian="normal" style:font-weight-asian="normal" style:font-style-complex="normal" style:font-weight-complex="normal"/>
    </style:style>
    <style:style style:name="P66" style:family="paragraph">
      <loext:graphic-properties draw:fill="solid" draw:fill-color="#000000" draw:opacity="25%"/>
      <style:paragraph-properties fo:margin-left="0cm" fo:margin-right="0cm" fo:margin-top="0cm" fo:margin-bottom="0cm" fo:line-height="115%" fo:text-align="start" fo:text-indent="0cm" style:writing-mode="lr-tb" style:font-independent-line-spacing="true"/>
      <style:text-properties fo:font-size="20pt" style:font-size-asian="24pt" style:font-size-complex="24pt"/>
    </style:style>
    <style:style style:name="P67" style:family="paragraph">
      <style:paragraph-properties fo:margin-top="0cm" fo:margin-bottom="0cm" fo:line-height="115%"/>
    </style:style>
    <style:style style:name="P68" style:family="paragraph">
      <loext:graphic-properties draw:fill="solid" draw:fill-color="#000000" draw:opacity="25%"/>
      <style:paragraph-properties fo:margin-top="0cm" fo:margin-bottom="0cm" fo:line-height="115%" fo:text-align="start" style:writing-mode="lr-tb" style:font-independent-line-spacing="true"/>
      <style:text-properties fo:font-size="20pt" style:font-size-asian="24pt" style:font-size-complex="24pt"/>
    </style:style>
    <style:style style:name="P69" style:family="paragraph">
      <loext:graphic-properties draw:fill="solid" draw:fill-color="#000000" draw:opacity="25%"/>
      <style:paragraph-properties fo:margin-left="1cm" fo:margin-right="1cm" fo:margin-top="0cm" fo:margin-bottom="0cm" fo:line-height="100%" fo:text-align="start" fo:text-indent="0cm" style:writing-mode="lr-tb" style:font-independent-line-spacing="true">
        <style:tab-stops>
          <style:tab-stop style:position="0cm"/>
        </style:tab-stops>
      </style:paragraph-properties>
      <style:text-properties fo:font-size="14pt" fo:font-style="normal" fo:font-weight="normal" style:font-style-asian="normal" style:font-weight-asian="normal" style:font-style-complex="normal" style:font-weight-complex="normal"/>
    </style:style>
    <style:style style:name="P70" style:family="paragraph">
      <loext:graphic-properties draw:fill="solid" draw:fill-color="#000000" draw:opacity="25%"/>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24pt"/>
    </style:style>
    <style:style style:name="P71" style:family="paragraph">
      <loext:graphic-properties draw:fill="none" draw:fill-color="#ffffff"/>
      <style:paragraph-properties fo:text-align="center" style:writing-mode="lr-tb" style:font-independent-line-spacing="true"/>
      <style:text-properties fo:font-size="13pt" style:font-size-asian="14pt" style:font-size-complex="14pt"/>
    </style:style>
    <style:style style:name="P7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8pt"/>
    </style:style>
    <style:style style:name="P73"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8pt"/>
    </style:style>
    <style:style style:name="P74" style:family="paragraph">
      <loext:graphic-properties draw:fill="none"/>
      <style:paragraph-properties fo:text-align="start" style:writing-mode="lr-tb" style:font-independent-line-spacing="true"/>
      <style:text-properties fo:color="#8870a0" loext:opacity="100%" fo:font-size="24pt" fo:font-weight="bold" style:font-weight-asian="bold" style:font-weight-complex="bold"/>
    </style:style>
    <style:style style:name="T1" style:family="text">
      <style:text-properties fo:font-variant="normal" fo:text-transform="none" fo:color="#8870a0" loext:opacity="100%" style:text-line-through-style="none" style:text-line-through-type="none" style:text-position="0% 100%" style:font-name="Barlow" fo:font-size="48pt" fo:letter-spacing="normal" fo:language="en" fo:country="none" fo:font-style="normal" style:text-underline-style="none" fo:font-weight="bold" style:font-name-asian="Barlow" style:font-size-asian="48pt" style:font-style-asian="normal" style:font-weight-asian="bold" style:font-name-complex="Barlow" style:font-size-complex="48pt" style:font-style-complex="normal" style:font-weight-complex="bold"/>
    </style:style>
    <style:style style:name="T2" style:family="text">
      <style:text-properties fo:font-variant="normal" fo:text-transform="none" fo:color="#ff9e44" loext:opacity="100%" style:text-line-through-style="none" style:text-line-through-type="none" style:text-position="0% 100%" style:font-name="Barlow" fo:font-size="48pt" fo:letter-spacing="normal" fo:language="en" fo:country="none" fo:font-style="normal" style:text-underline-style="none" fo:font-weight="bold" style:font-name-asian="Barlow" style:font-size-asian="48pt" style:font-style-asian="normal" style:font-weight-asian="bold" style:font-name-complex="Barlow" style:font-size-complex="48pt" style:font-style-complex="normal" style:font-weight-complex="bold"/>
    </style:style>
    <style:style style:name="T3" style:family="text">
      <style:text-properties fo:font-variant="normal" fo:text-transform="none" fo:color="#ff9e44" loext:opacity="100%" style:text-line-through-style="none" style:text-line-through-type="none" style:text-position="0% 100%" style:font-name="Barlow" fo:font-size="24pt" fo:letter-spacing="normal" fo:language="en" fo:country="none" fo:font-style="normal" style:text-underline-style="none" fo:font-weight="bold" style:font-name-asian="Barlow" style:font-size-asian="24pt" style:font-style-asian="normal" style:font-weight-asian="bold" style:font-name-complex="Barlow" style:font-size-complex="24pt" style:font-style-complex="normal" style:font-weight-complex="bold"/>
    </style:style>
    <style:style style:name="T4" style:family="text">
      <style:text-properties fo:font-variant="normal" fo:text-transform="none" fo:color="#ffffff" loext:opacity="100%" style:text-line-through-style="none" style:text-line-through-type="none" style:text-position="0% 100%" style:font-name="Barlow Light1" fo:font-size="24pt" fo:letter-spacing="normal" fo:language="en" fo:country="none" fo:font-style="normal" style:text-underline-style="none" fo:font-weight="normal" style:font-name-asian="Barlow Light1" style:font-size-asian="24pt" style:font-style-asian="normal" style:font-weight-asian="normal" style:font-name-complex="Barlow Light1" style:font-size-complex="24pt" style:font-style-complex="normal" style:font-weight-complex="normal"/>
    </style:style>
    <style:style style:name="T5" style:family="text">
      <style:text-properties fo:font-variant="normal" fo:text-transform="none" fo:color="#ff4093" loext:opacity="100%" style:text-line-through-style="none" style:text-line-through-type="none" style:text-position="0% 100%" style:font-name="Barlow Light1" fo:font-size="13pt" fo:letter-spacing="normal" fo:language="en" fo:country="none" fo:font-style="normal" style:text-underline-style="none" fo:font-weight="normal" style:font-name-asian="Barlow Light1" style:font-size-asian="13pt" style:font-style-asian="normal" style:font-weight-asian="normal" style:font-name-complex="Barlow Light1" style:font-size-complex="13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Barlow Light1" fo:font-size="20pt" fo:letter-spacing="normal" fo:language="en" fo:country="none" fo:font-style="normal" style:text-underline-style="none" fo:font-weight="normal" style:font-name-asian="Barlow Light1" style:font-size-asian="20pt" style:font-style-asian="normal" style:font-weight-asian="normal" style:font-name-complex="Barlow Light1" style:font-size-complex="20pt" style:font-style-complex="normal" style:font-weight-complex="normal"/>
    </style:style>
    <style:style style:name="T7" style:family="text">
      <style:text-properties fo:font-variant="normal" fo:text-transform="none" fo:color="#8870a0" loext:opacity="100%" style:text-line-through-style="none" style:text-line-through-type="none" style:text-position="0% 100%" style:font-name="Barlow Light1" fo:font-size="20pt" fo:letter-spacing="normal" fo:language="en" fo:country="none" fo:font-style="normal" style:text-underline-style="none" fo:font-weight="bold" style:font-name-asian="Barlow Light1" style:font-size-asian="20pt" style:font-style-asian="normal" style:font-weight-asian="bold" style:font-name-complex="Barlow Light1" style:font-size-complex="20pt" style:font-style-complex="normal" style:font-weight-complex="bold"/>
    </style:style>
    <style:style style:name="T8" style:family="text">
      <style:text-properties fo:font-variant="normal" fo:text-transform="none" fo:color="#ff9e44" loext:opacity="100%" style:text-line-through-style="none" style:text-line-through-type="none" style:text-position="0% 100%" style:font-name="Barlow" fo:font-size="36pt" fo:letter-spacing="normal" fo:language="en" fo:country="none" fo:font-style="normal" style:text-underline-style="none" fo:font-weight="bold" style:font-name-asian="Barlow" style:font-size-asian="36pt" style:font-style-asian="normal" style:font-weight-asian="bold" style:font-name-complex="Barlow" style:font-size-complex="36pt" style:font-style-complex="normal" style:font-weight-complex="bold"/>
    </style:style>
    <style:style style:name="T9" style:family="text">
      <style:text-properties fo:font-variant="normal" fo:text-transform="none" fo:color="#8870a0" loext:opacity="100%" style:text-line-through-style="none" style:text-line-through-type="none" style:text-position="0% 100%" style:font-name="Barlow Light1" fo:font-size="24pt" fo:letter-spacing="normal" fo:language="en" fo:country="none" fo:font-style="normal" style:text-underline-style="none" fo:font-weight="normal" style:font-name-asian="Barlow Light1" style:font-size-asian="24pt" style:font-style-asian="normal" style:font-weight-asian="normal" style:font-name-complex="Barlow Light1" style:font-size-complex="24pt" style:font-style-complex="normal" style:font-weight-complex="normal"/>
    </style:style>
    <style:style style:name="T10" style:family="text">
      <style:text-properties fo:font-variant="normal" fo:text-transform="none" fo:color="#8870a0" loext:opacity="100%" style:text-line-through-style="none" style:text-line-through-type="none" style:text-position="0% 100%" style:font-name="Barlow Light1" fo:font-size="18pt" fo:letter-spacing="normal" fo:language="en" fo:country="none" fo:font-style="normal" style:text-underline-style="none" fo:font-weight="bold" style:font-name-asian="Barlow Light1" style:font-size-asian="18pt" style:font-style-asian="normal" style:font-weight-asian="bold" style:font-name-complex="Barlow Light1" style:font-size-complex="18pt" style:font-style-complex="normal" style:font-weight-complex="bold"/>
    </style:style>
    <style:style style:name="T11" style:family="text">
      <style:text-properties fo:font-variant="normal" fo:text-transform="none" fo:color="#ffffff" loext:opacity="100%" style:text-line-through-style="none" style:text-line-through-type="none" style:text-position="0% 100%" style:font-name="Barlow Light1" fo:font-size="18pt" fo:letter-spacing="normal" fo:language="en" fo:country="none" fo:font-style="normal" style:text-underline-style="none" fo:font-weight="normal" style:font-name-asian="Barlow Light1" style:font-size-asian="18pt" style:font-style-asian="normal" style:font-weight-asian="normal" style:font-name-complex="Barlow Light1" style:font-size-complex="18pt" style:font-style-complex="normal" style:font-weight-complex="normal"/>
    </style:style>
    <style:style style:name="T12" style:family="text">
      <style:text-properties fo:font-variant="normal" fo:text-transform="none" fo:color="#ff9e44" loext:opacity="100%" style:text-line-through-style="none" style:text-line-through-type="none" style:text-position="0% 100%" style:font-name="Barlow Light1" fo:font-size="18pt" fo:letter-spacing="normal" fo:language="en" fo:country="none" fo:font-style="normal" style:text-underline-style="none" fo:font-weight="bold" style:font-name-asian="Barlow Light1" style:font-size-asian="18pt" style:font-style-asian="normal" style:font-weight-asian="bold" style:font-name-complex="Barlow Light1" style:font-size-complex="18pt" style:font-style-complex="normal" style:font-weight-complex="bold"/>
    </style:style>
    <style:style style:name="T13" style:family="text">
      <style:text-properties fo:font-variant="normal" fo:text-transform="none" fo:color="#ffffff" loext:opacity="100%" style:text-outline="false" style:text-line-through-style="none" style:text-line-through-type="none" style:text-position="0% 100%" style:font-name="Barlow Light1" fo:font-size="18pt" fo:letter-spacing="normal" fo:language="en" fo:country="none" fo:font-style="normal" fo:text-shadow="none" style:text-underline-style="none" fo:font-weight="normal" style:letter-kerning="true" fo:background-color="transparent" style:font-name-asian="Barlow Light1" style:font-size-asian="18pt" style:font-style-asian="normal" style:font-weight-asian="normal" style:font-name-complex="Barlow Light1"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9e44" loext:opacity="100%" style:text-line-through-style="none" style:text-line-through-type="none" style:text-position="0% 100%" style:font-name="Barlow" fo:font-size="28pt" fo:letter-spacing="normal" fo:language="en" fo:country="none" fo:font-style="normal" style:text-underline-style="none" fo:font-weight="bold" style:font-name-asian="Barlow" style:font-size-asian="48pt" style:font-style-asian="normal" style:font-weight-asian="bold" style:font-name-complex="Barlow" style:font-size-complex="48pt" style:font-style-complex="normal" style:font-weight-complex="bold"/>
    </style:style>
    <style:style style:name="T15" style:family="text">
      <style:text-properties fo:color="#8870a0" loext:opacity="100%" style:font-name="Barlow Light1" fo:font-size="20pt" fo:language="en" fo:country="none" fo:font-weight="bold" style:font-name-asian="Barlow Light1" style:font-size-asian="20pt" style:font-weight-asian="bold" style:font-name-complex="Barlow Light1" style:font-size-complex="20pt" style:font-weight-complex="bold"/>
    </style:style>
    <style:style style:name="T16" style:family="text">
      <style:text-properties fo:font-variant="normal" fo:text-transform="none" fo:color="#8870a0" loext:opacity="100%" style:text-outline="false" style:text-line-through-style="none" style:text-line-through-type="none" style:text-position="0% 100%" style:font-name="Barlow Light1" fo:font-size="20pt" fo:letter-spacing="normal" fo:language="en" fo:country="none" fo:font-style="normal" fo:text-shadow="none" style:text-underline-style="none" fo:font-weight="bold" style:letter-kerning="true" fo:background-color="transparent" style:font-name-asian="Barlow Light1" style:font-size-asian="24pt" style:font-style-asian="normal" style:font-weight-asian="bold" style:font-name-complex="Barlow Light1" style:font-size-complex="24pt" style:font-style-complex="normal" style:font-weight-complex="bold" style:text-emphasize="none" style:font-relief="none" style:text-overline-style="none" style:text-overline-color="font-color"/>
    </style:style>
    <style:style style:name="T17" style:family="text">
      <style:text-properties fo:font-variant="normal" fo:text-transform="none" fo:color="#ffffff" loext:opacity="100%" style:text-outline="false" style:text-line-through-style="none" style:text-line-through-type="none" style:text-position="0% 100%" style:font-name="Barlow Light1" fo:font-size="20pt" fo:letter-spacing="normal" fo:language="en" fo:country="none" fo:font-style="normal" fo:text-shadow="none" style:text-underline-style="none" fo:font-weight="normal" style:letter-kerning="true" fo:background-color="transparent" style:font-name-asian="Barlow Light1" style:font-size-asian="24pt" style:font-style-asian="normal" style:font-weight-asian="normal" style:font-name-complex="Barlow Light1" style:font-size-complex="24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ffff" loext:opacity="100%" style:text-line-through-style="none" style:text-line-through-type="none" style:text-position="0% 100%" style:font-name="Barlow Light1" fo:font-size="20pt" fo:letter-spacing="normal" fo:language="en" fo:country="none" fo:font-style="normal" style:text-underline-style="none" fo:font-weight="normal" style:font-name-asian="Barlow Light1" style:font-size-asian="24pt" style:font-style-asian="normal" style:font-weight-asian="normal" style:font-name-complex="Barlow Light1" style:font-size-complex="24pt" style:font-style-complex="normal" style:font-weight-complex="normal"/>
    </style:style>
    <style:style style:name="T19" style:family="text">
      <style:text-properties fo:font-variant="normal" fo:text-transform="none" fo:color="#8870a0" loext:opacity="100%" style:text-line-through-style="none" style:text-line-through-type="none" style:text-position="0% 100%" style:font-name="Barlow Light1" fo:font-size="20pt" fo:letter-spacing="normal" fo:language="en" fo:country="none" fo:font-style="normal" style:text-underline-style="none" fo:font-weight="bold" style:font-name-asian="Barlow Light1" style:font-size-asian="24pt" style:font-style-asian="normal" style:font-weight-asian="bold" style:font-name-complex="Barlow Light1" style:font-size-complex="24pt" style:font-style-complex="normal" style:font-weight-complex="bold"/>
    </style:style>
    <style:style style:name="T20" style:family="text">
      <style:text-properties fo:color="#8870a0" loext:opacity="100%" style:font-name="Barlow Light1" fo:font-size="20pt" fo:language="en" fo:country="none" fo:font-weight="bold" style:font-name-asian="Barlow Light1" style:font-size-asian="24pt" style:font-weight-asian="bold" style:font-name-complex="Barlow Light1" style:font-size-complex="24pt" style:font-weight-complex="bold"/>
    </style:style>
    <style:style style:name="T21" style:family="text">
      <style:text-properties fo:color="#ff9e44" loext:opacity="100%" fo:font-weight="bold" style:font-weight-asian="bold" style:font-weight-complex="bold"/>
    </style:style>
    <style:style style:name="T22" style:family="text">
      <style:text-properties fo:color="#8870a0" loext:opacity="100%" fo:font-weight="bold" style:font-weight-asian="bold" style:font-weight-complex="bold"/>
    </style:style>
    <style:style style:name="T23" style:family="text">
      <style:text-properties fo:font-variant="normal" fo:text-transform="none" fo:color="#572d7e" loext:opacity="100%" style:text-line-through-style="none" style:text-line-through-type="none" style:text-position="0% 100%" style:font-name="Barlow" fo:font-size="20pt" fo:letter-spacing="normal" fo:language="en" fo:country="none" fo:font-style="normal" style:text-underline-style="none" fo:font-weight="bold" style:font-name-asian="Barlow" style:font-size-asian="30pt" style:font-style-asian="normal" style:font-weight-asian="bold" style:font-name-complex="Barlow" style:font-size-complex="30pt" style:font-style-complex="normal" style:font-weight-complex="bold"/>
    </style:style>
    <style:style style:name="T24" style:family="text">
      <style:text-properties fo:font-variant="normal" fo:text-transform="none" fo:color="#572d7e" loext:opacity="100%" style:text-line-through-style="none" style:text-line-through-type="none" style:text-position="0% 100%" style:font-name="Barlow" fo:font-size="20pt" fo:letter-spacing="normal" fo:language="en" fo:country="none" fo:font-style="normal" style:text-underline-style="none" fo:font-weight="normal" style:font-name-asian="Barlow" style:font-size-asian="30pt" style:font-style-asian="normal" style:font-weight-asian="normal" style:font-name-complex="Barlow" style:font-size-complex="30pt" style:font-style-complex="normal" style:font-weight-complex="normal"/>
    </style:style>
    <style:style style:name="T25" style:family="text">
      <style:text-properties fo:font-variant="normal" fo:text-transform="none" fo:color="#ffffff" loext:opacity="100%" style:text-line-through-style="none" style:text-line-through-type="none" style:text-position="0% 100%" style:font-name="Barlow" fo:font-size="20pt" fo:letter-spacing="normal" fo:language="en" fo:country="none" fo:font-style="normal" style:text-underline-style="none" fo:font-weight="normal" style:font-name-asian="Barlow" style:font-size-asian="30pt" style:font-style-asian="normal" style:font-weight-asian="normal" style:font-name-complex="Barlow" style:font-size-complex="30pt" style:font-style-complex="normal" style:font-weight-complex="normal"/>
    </style:style>
    <style:style style:name="T26" style:family="text">
      <style:text-properties fo:color="#572d7e" loext:opacity="100%" style:font-name="Barlow" fo:font-size="20pt" fo:language="en" fo:country="none" fo:font-weight="bold" style:font-name-asian="Barlow" style:font-size-asian="30pt" style:font-weight-asian="bold" style:font-name-complex="Barlow" style:font-size-complex="30pt" style:font-weight-complex="bold"/>
    </style:style>
    <style:style style:name="T27" style:family="text">
      <style:text-properties fo:color="#ffffff" loext:opacity="100%" style:font-name="Barlow" fo:font-size="20pt" fo:language="en" fo:country="none" style:font-name-asian="Barlow" style:font-size-asian="30pt" style:font-name-complex="Barlow" style:font-size-complex="30pt"/>
    </style:style>
    <style:style style:name="T28" style:family="text">
      <style:text-properties fo:font-variant="normal" fo:text-transform="none" fo:color="#572d7e" loext:opacity="100%" style:text-line-through-style="none" style:text-line-through-type="none" style:text-position="0% 100%" style:font-name="Barlow" fo:font-size="14pt" fo:letter-spacing="normal" fo:language="en" fo:country="none" fo:font-style="normal" style:text-underline-style="none" fo:font-weight="bold" style:font-name-asian="Barlow" style:font-size-asian="30pt" style:font-style-asian="normal" style:font-weight-asian="bold" style:font-name-complex="Barlow" style:font-size-complex="30pt" style:font-style-complex="normal" style:font-weight-complex="bold"/>
    </style:style>
    <style:style style:name="T29" style:family="text">
      <style:text-properties fo:font-variant="normal" fo:text-transform="none" fo:color="#ffffff" loext:opacity="100%" style:text-line-through-style="none" style:text-line-through-type="none" style:text-position="0% 100%" style:font-name="Barlow" fo:font-size="14pt" fo:letter-spacing="normal" fo:language="en" fo:country="none" fo:font-style="normal" style:text-underline-style="none" fo:font-weight="normal" style:font-name-asian="Barlow" style:font-size-asian="30pt" style:font-style-asian="normal" style:font-weight-asian="normal" style:font-name-complex="Barlow" style:font-size-complex="30pt" style:font-style-complex="normal" style:font-weight-complex="normal"/>
    </style:style>
    <style:style style:name="T30" style:family="text">
      <style:text-properties fo:color="#ffffff" loext:opacity="100%" style:font-name="Barlow" fo:font-size="14pt" fo:language="en" fo:country="none" style:font-name-asian="Barlow" style:font-size-asian="30pt" style:font-name-complex="Barlow" style:font-size-complex="30pt"/>
    </style:style>
    <style:style style:name="T31" style:family="text">
      <style:text-properties fo:color="#572d7e" loext:opacity="100%" style:font-name="Barlow" fo:font-size="14pt" fo:language="en" fo:country="none" fo:font-weight="bold" style:font-name-asian="Barlow" style:font-size-asian="30pt" style:font-weight-asian="bold" style:font-name-complex="Barlow" style:font-size-complex="30pt" style:font-weight-complex="bold"/>
    </style:style>
    <style:style style:name="T32" style:family="text">
      <style:text-properties fo:font-variant="normal" fo:text-transform="none" fo:color="#ff4093" loext:opacity="100%" style:text-line-through-style="none" style:text-line-through-type="none" style:text-position="0% 100%" style:font-name="Barlow" fo:font-size="24pt" fo:letter-spacing="normal" fo:language="en" fo:country="none" fo:font-style="normal" style:text-underline-style="none" fo:font-weight="normal" style:font-name-asian="Barlow" style:font-size-asian="24pt" style:font-style-asian="normal" style:font-weight-asian="normal" style:font-name-complex="Barlow" style:font-size-complex="24pt" style:font-style-complex="normal" style:font-weight-complex="normal"/>
    </style:style>
    <style:style style:name="T33" style:family="text">
      <style:text-properties fo:font-variant="normal" fo:text-transform="none" fo:color="#ffffff" loext:opacity="100%" style:text-line-through-style="none" style:text-line-through-type="none" style:text-position="0% 100%" style:font-name="Barlow" fo:font-size="24pt" fo:letter-spacing="normal" fo:language="en" fo:country="none" fo:font-style="normal" style:text-underline-style="none" fo:font-weight="normal" style:font-name-asian="Barlow" style:font-size-asian="24pt" style:font-style-asian="normal" style:font-weight-asian="normal" style:font-name-complex="Barlow" style:font-size-complex="24pt" style:font-style-complex="normal" style:font-weight-complex="normal"/>
    </style:style>
    <style:style style:name="T34" style:family="text">
      <style:text-properties fo:font-variant="normal" fo:text-transform="none" fo:color="#ffffff" loext:opacity="100%" style:text-line-through-style="none" style:text-line-through-type="none" style:text-position="0% 100%" style:font-name="Barlow" fo:font-size="28pt" fo:letter-spacing="normal" fo:language="en" fo:country="none" fo:font-style="normal" style:text-underline-style="none" fo:font-weight="bold" style:font-name-asian="Barlow" style:font-size-asian="12pt" style:font-style-asian="normal" style:font-weight-asian="bold" style:font-name-complex="Barlow" style:font-size-complex="12pt" style:font-style-complex="normal" style:font-weight-complex="bold"/>
    </style:style>
    <style:style style:name="T35" style:family="text">
      <style:text-properties fo:font-variant="normal" fo:text-transform="none" fo:color="#ffffff" loext:opacity="100%" style:text-line-through-style="none" style:text-line-through-type="none" style:text-position="0% 100%" style:font-name="Barlow Light1" fo:font-size="24pt" fo:letter-spacing="normal" fo:language="en" fo:country="none" fo:font-style="normal" style:text-underline-style="solid" style:text-underline-width="auto" style:text-underline-color="font-color" fo:font-weight="normal" style:font-name-asian="Barlow Light1" style:font-size-asian="24pt" style:font-style-asian="normal" style:font-weight-asian="normal" style:font-name-complex="Barlow Light1" style:font-size-complex="24pt" style:font-style-complex="normal" style:font-weight-complex="normal"/>
    </style:style>
    <style:style style:name="T36" style:family="text">
      <style:text-properties fo:font-variant="normal" fo:text-transform="none" fo:color="#8870a0" loext:opacity="100%" style:text-line-through-style="none" style:text-line-through-type="none" style:text-position="0% 100%" style:font-name="Barlow Light1" fo:font-size="24pt" fo:letter-spacing="normal" fo:language="en" fo:country="none" fo:font-style="normal" style:text-underline-style="none" fo:font-weight="bold" style:font-name-asian="Barlow Light1" style:font-size-asian="24pt" style:font-style-asian="normal" style:font-weight-asian="bold" style:font-name-complex="Barlow Light1" style:font-size-complex="24pt" style:font-style-complex="normal" style:font-weight-complex="bold"/>
    </style:style>
    <style:style style:name="T37" style:family="text">
      <style:text-properties fo:font-variant="normal" fo:text-transform="none" fo:color="#ff9e44" loext:opacity="100%" style:text-line-through-style="none" style:text-line-through-type="none" style:text-position="0% 100%" style:font-name="Barlow Light1" fo:font-size="24pt" fo:letter-spacing="normal" fo:language="en" fo:country="none" fo:font-style="normal" style:text-underline-style="none" fo:font-weight="normal" style:font-name-asian="Barlow Light1" style:font-size-asian="24pt" style:font-style-asian="normal" style:font-weight-asian="normal" style:font-name-complex="Barlow Light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213cm" text:min-label-width="1.057cm"/>
        <style:text-properties style:font-name="Barlow Light1" fo:color="#8870a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8870a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2;p11" presentation:style-name="pr1" draw:text-style-name="P2" draw:layer="layout" svg:width="14.196cm" svg:height="6.713cm" svg:x="2.376cm" svg:y="3.786cm" presentation:class="title" presentation:user-transformed="true">
          <draw:text-box>
            <text:p text:style-name="P1"><text:span text:style-name="T1">SQL </text:span><text:span text:style-name="T2">FUNCTION</text:span><text:span text:style-name="T1"> </text:span></text:p>
          </draw:text-box>
        </draw:frame>
        <draw:g draw:name="Grupo 60">
          <draw:custom-shape draw:name="Google Shape;1271;p46" draw:style-name="gr1" draw:text-style-name="P3" draw:layer="layout" svg:width="1.301cm" svg:height="7.393cm" svg:x="17.706cm" svg:y="-1.635cm">
            <text:p/>
            <draw:enhanced-geometry draw:mirror-horizontal="false" draw:mirror-vertical="false" svg:viewBox="0 0 0 0" drawooo:sub-view-size="576302 3272780" draw:text-areas="0 0 ?f0 ?f1" draw:type="ooxml-non-primitive" draw:enhanced-path="M 82123 11123 C 127507 37030 163526 100357 163526 152169 L 163526 1542480 576303 1780675 576303 3214882 C 576303 3266695 539563 3287564 494900 3261657 449516 3235751 413497 3172424 413497 3120611 L 413497 1874226 0 1636750 0 57899 C 0 6086 36739 -14783 82123 11123 Z N">
              <draw:equation draw:name="f0" draw:formula="logwidth"/>
              <draw:equation draw:name="f1" draw:formula="logheight"/>
            </draw:enhanced-geometry>
          </draw:custom-shape>
          <draw:custom-shape draw:name="Google Shape;1272;p46" draw:style-name="gr2" draw:text-style-name="P4" draw:layer="layout" svg:width="1.299cm" svg:height="3.831cm" svg:x="18.214cm" svg:y="9.058cm">
            <text:p/>
            <draw:enhanced-geometry draw:mirror-horizontal="false" draw:mirror-vertical="false" svg:viewBox="0 0 0 0" drawooo:sub-view-size="575582 1696088" draw:text-areas="0 0 ?f0 ?f1" draw:type="ooxml-non-primitive" draw:enhanced-path="M 81403 1684965 C 126787 1710871 162806 1690002 162806 1638189 L 162806 596176 575582 834371 575582 152169 C 575582 100356 538843 37030 494179 11124 448795 -14783 412777 6086 412777 57899 L 412777 552280 0 314084 0 1543919 C 0 1595732 36739 1659059 81403 1684965 Z N">
              <draw:equation draw:name="f0" draw:formula="logwidth"/>
              <draw:equation draw:name="f1" draw:formula="logheight"/>
            </draw:enhanced-geometry>
          </draw:custom-shape>
          <draw:custom-shape draw:name="Google Shape;1273;p46" draw:style-name="gr3" draw:text-style-name="P5" draw:layer="layout" svg:width="0.367cm" svg:height="5.818cm" svg:x="19.644cm" svg:y="-0.366cm">
            <text:p/>
            <draw:enhanced-geometry draw:mirror-horizontal="false" draw:mirror-vertical="false" svg:viewBox="0 0 0 0" drawooo:sub-view-size="162805 2575466" draw:text-areas="0 0 ?f0 ?f1" draw:type="ooxml-non-primitive" draw:enhanced-path="M 81403 11123 C 126787 37030 162806 100357 162806 152169 L 162806 2517568 C 162806 2569381 126066 2590250 81403 2564343 36019 2538437 0 2475110 0 2423297 L 0 57899 C 0 6086 36739 -14783 81403 11123 Z N">
              <draw:equation draw:name="f0" draw:formula="logwidth"/>
              <draw:equation draw:name="f1" draw:formula="logheight"/>
            </draw:enhanced-geometry>
          </draw:custom-shape>
          <draw:custom-shape draw:name="Google Shape;1274;p46" draw:style-name="gr4" draw:text-style-name="P6" draw:layer="layout" svg:width="0.842cm" svg:height="1.263cm" svg:x="17.945cm" svg:y="11.714cm">
            <text:p/>
            <draw:enhanced-geometry draw:mirror-horizontal="false" draw:mirror-vertical="false" svg:viewBox="0 0 0 0" drawooo:sub-view-size="373155 559444" draw:text-areas="0 0 ?f0 ?f1" draw:type="ooxml-non-primitive" draw:enhanced-path="M 373156 387306 C 373156 529791 289592 597436 186578 537707 83564 478698 0 314624 0 172139 0 29653 83564 -37991 186578 21738 289592 80747 373156 244821 373156 387306 Z N">
              <draw:equation draw:name="f0" draw:formula="logwidth"/>
              <draw:equation draw:name="f1" draw:formula="logheight"/>
            </draw:enhanced-geometry>
          </draw:custom-shape>
          <draw:custom-shape draw:name="Google Shape;1275;p46" draw:style-name="gr5" draw:text-style-name="P7" draw:layer="layout" svg:width="1.299cm" svg:height="3.472cm" svg:x="20.76cm" svg:y="3.336cm">
            <text:p/>
            <draw:enhanced-geometry draw:mirror-horizontal="false" draw:mirror-vertical="false" svg:viewBox="0 0 0 0" drawooo:sub-view-size="575582 1537051" draw:text-areas="0 0 ?f0 ?f1" draw:type="ooxml-non-primitive" draw:enhanced-path="M 494179 11123 C 448796 -14783 412777 6086 412777 57899 L 412777 760250 0 522055 0 1384882 C 0 1436695 36739 1500022 81403 1525928 126787 1551835 162806 1530966 162806 1479153 L 162806 804147 575582 1042342 575582 152169 C 575582 100357 538843 37030 494179 11123 Z N">
              <draw:equation draw:name="f0" draw:formula="logwidth"/>
              <draw:equation draw:name="f1" draw:formula="logheight"/>
            </draw:enhanced-geometry>
          </draw:custom-shape>
          <draw:custom-shape draw:name="Google Shape;1276;p46" draw:style-name="gr6" draw:text-style-name="P8" draw:layer="layout" svg:width="0.832cm" svg:height="1.247cm" svg:x="21.454cm" svg:y="3.059cm">
            <text:p/>
            <draw:enhanced-geometry draw:mirror-horizontal="false" draw:mirror-vertical="false" svg:viewBox="0 0 0 0" drawooo:sub-view-size="368833 552522" draw:text-areas="0 0 ?f0 ?f1" draw:type="ooxml-non-primitive" draw:enhanced-path="M 368833 382406 C 368833 523451 285990 589657 184417 531367 82843 472358 0 311163 0 170117 0 29071 82123 -37134 184417 21155 286710 80164 368833 241360 368833 382406 Z N">
              <draw:equation draw:name="f0" draw:formula="logwidth"/>
              <draw:equation draw:name="f1" draw:formula="logheight"/>
            </draw:enhanced-geometry>
          </draw:custom-shape>
          <draw:custom-shape draw:name="Google Shape;1277;p46" draw:style-name="gr7" draw:text-style-name="P9" draw:layer="layout" svg:width="3.254cm" svg:height="3.35cm" svg:x="20.406cm" svg:y="8.803cm">
            <text:p/>
            <draw:enhanced-geometry draw:mirror-horizontal="false" draw:mirror-vertical="false" svg:viewBox="0 0 0 0" drawooo:sub-view-size="1440755 1483080" draw:text-areas="0 0 ?f0 ?f1" draw:type="ooxml-non-primitive" draw:enhanced-path="M 1440756 1425181 C 1440756 1373368 1404017 1310042 1359353 1284135 L 718217 914250 718217 378131 81403 11124 C 36019 -14783 0 6086 0 57899 0 109711 36739 173039 81403 198945 L 555412 472401 555412 1008520 1360074 1471957 C 1404737 1497863 1440756 1476994 1440756 1425181 Z N">
              <draw:equation draw:name="f0" draw:formula="logwidth"/>
              <draw:equation draw:name="f1" draw:formula="logheight"/>
            </draw:enhanced-geometry>
          </draw:custom-shape>
          <draw:custom-shape draw:name="Google Shape;1278;p46" draw:style-name="gr8" draw:text-style-name="P10" draw:layer="layout" svg:width="0.367cm" svg:height="4.327cm" svg:x="19.983cm" svg:y="9.48cm">
            <text:p/>
            <draw:enhanced-geometry draw:mirror-horizontal="false" draw:mirror-vertical="false" svg:viewBox="0 0 0 0" drawooo:sub-view-size="162805 1915573" draw:text-areas="0 0 ?f0 ?f1" draw:type="ooxml-non-primitive" draw:enhanced-path="M 81403 1904450 C 36019 1878543 0 1815217 0 1763404 L 0 57899 C 0 6086 36739 -14783 81403 11124 126787 37030 162806 100356 162806 152169 L 162806 1857674 C 162806 1909487 126066 1930356 81403 1904450 Z N">
              <draw:equation draw:name="f0" draw:formula="logwidth"/>
              <draw:equation draw:name="f1" draw:formula="logheight"/>
            </draw:enhanced-geometry>
          </draw:custom-shape>
          <draw:custom-shape draw:name="Google Shape;1279;p46" draw:style-name="gr6" draw:text-style-name="P8" draw:layer="layout" svg:width="0.842cm" svg:height="1.263cm" svg:x="23.035cm" svg:y="11.28cm">
            <text:p/>
            <draw:enhanced-geometry draw:mirror-horizontal="false" draw:mirror-vertical="false" svg:viewBox="0 0 0 0" drawooo:sub-view-size="373156 559444" draw:text-areas="0 0 ?f0 ?f1" draw:type="ooxml-non-primitive" draw:enhanced-path="M 373156 387306 C 373156 529791 289592 597436 186578 537707 83564 478698 0 314624 0 172139 0 29653 83564 -37991 186578 21738 289592 80747 373156 244821 373156 387306 Z N">
              <draw:equation draw:name="f0" draw:formula="logwidth"/>
              <draw:equation draw:name="f1" draw:formula="logheight"/>
            </draw:enhanced-geometry>
          </draw:custom-shape>
          <draw:custom-shape draw:name="Google Shape;1280;p46" draw:style-name="gr9" draw:text-style-name="P11" draw:layer="layout" svg:width="2.649cm" svg:height="6.431cm" svg:x="14.887cm" svg:y="5.704cm">
            <text:p/>
            <draw:enhanced-geometry draw:mirror-horizontal="false" draw:mirror-vertical="false" svg:viewBox="0 0 0 0" drawooo:sub-view-size="1172775 2846825" draw:text-areas="0 0 ?f0 ?f1" draw:type="ooxml-non-primitive" draw:enhanced-path="M 0 0 L 1172776 676445 1172776 2846826 0 2170381 0 0 Z N">
              <draw:equation draw:name="f0" draw:formula="logwidth"/>
              <draw:equation draw:name="f1" draw:formula="logheight"/>
            </draw:enhanced-geometry>
          </draw:custom-shape>
          <draw:custom-shape draw:name="Google Shape;1281;p46" draw:style-name="gr10" draw:text-style-name="P12" draw:layer="layout" svg:width="1.578cm" svg:height="1.103cm" svg:x="15.306cm" svg:y="8.813cm">
            <text:p/>
            <draw:enhanced-geometry draw:mirror-horizontal="false" draw:mirror-vertical="false" svg:viewBox="0 0 0 0" drawooo:sub-view-size="698766 488623" draw:text-areas="0 0 ?f0 ?f1" draw:type="ooxml-non-primitive" draw:enhanced-path="M 0 0 L 698767 402988 698767 488624 0 85635 0 0 Z N">
              <draw:equation draw:name="f0" draw:formula="logwidth"/>
              <draw:equation draw:name="f1" draw:formula="logheight"/>
            </draw:enhanced-geometry>
          </draw:custom-shape>
          <draw:custom-shape draw:name="Google Shape;1282;p46" draw:style-name="gr10" draw:text-style-name="P12" draw:layer="layout" svg:width="1.251cm" svg:height="0.914cm" svg:x="15.47cm" svg:y="9.288cm">
            <text:p/>
            <draw:enhanced-geometry draw:mirror-horizontal="false" draw:mirror-vertical="false" svg:viewBox="0 0 0 0" drawooo:sub-view-size="553970 405147" draw:text-areas="0 0 ?f0 ?f1" draw:type="ooxml-non-primitive" draw:enhanced-path="M 0 0 L 553971 319512 553971 405147 0 85635 0 0 Z N">
              <draw:equation draw:name="f0" draw:formula="logwidth"/>
              <draw:equation draw:name="f1" draw:formula="logheight"/>
            </draw:enhanced-geometry>
          </draw:custom-shape>
          <draw:custom-shape draw:name="Google Shape;1283;p46" draw:style-name="gr11" draw:text-style-name="P13" draw:layer="layout" svg:width="1.843cm" svg:height="1.61cm" svg:x="14.058cm" svg:y="9.099cm">
            <text:p/>
            <draw:enhanced-geometry draw:mirror-horizontal="false" draw:mirror-vertical="false" svg:viewBox="0 0 0 0" drawooo:sub-view-size="816188 713145" draw:text-areas="0 0 ?f0 ?f1" draw:type="ooxml-non-primitive" draw:enhanced-path="M 815468 470633 L 0 0 0 242513 816188 713146 815468 470633 Z N">
              <draw:equation draw:name="f0" draw:formula="logwidth"/>
              <draw:equation draw:name="f1" draw:formula="logheight"/>
            </draw:enhanced-geometry>
          </draw:custom-shape>
          <draw:custom-shape draw:name="Google Shape;1284;p46" draw:style-name="gr10" draw:text-style-name="P12" draw:layer="layout" svg:width="1.192cm" svg:height="0.592cm" svg:x="15.592cm" svg:y="7.448cm">
            <text:p/>
            <draw:enhanced-geometry draw:mirror-horizontal="false" draw:mirror-vertical="false" svg:viewBox="0 0 0 0" drawooo:sub-view-size="528037 262662" draw:text-areas="0 0 ?f0 ?f1" draw:type="ooxml-non-primitive" draw:enhanced-path="M 528037 118738 L 345781 262662 223317 105785 63393 243952 0 197896 235564 0 355146 156878 486976 59009 528037 118738 Z N">
              <draw:equation draw:name="f0" draw:formula="logwidth"/>
              <draw:equation draw:name="f1" draw:formula="logheight"/>
            </draw:enhanced-geometry>
          </draw:custom-shape>
          <draw:custom-shape draw:name="Google Shape;1285;p46" draw:style-name="gr4" draw:text-style-name="P6" draw:layer="layout" svg:width="0.477cm" svg:height="0.718cm" svg:x="16.612cm" svg:y="7.211cm">
            <text:p/>
            <draw:enhanced-geometry draw:mirror-horizontal="false" draw:mirror-vertical="false" svg:viewBox="0 0 0 0" drawooo:sub-view-size="211791 318255" draw:text-areas="0 0 ?f0 ?f1" draw:type="ooxml-non-primitive" draw:enhanced-path="M 211791 220296 C 211791 301613 164246 339753 105896 305931 47545 272109 0 179277 0 97960 0 16643 47545 -21497 105896 12325 164246 46147 211791 139698 211791 220296 Z N">
              <draw:equation draw:name="f0" draw:formula="logwidth"/>
              <draw:equation draw:name="f1" draw:formula="logheight"/>
            </draw:enhanced-geometry>
          </draw:custom-shape>
          <draw:custom-shape draw:name="Google Shape;1286;p46" draw:style-name="gr4" draw:text-style-name="P6" draw:layer="layout" svg:width="0.477cm" svg:height="0.718cm" svg:x="15.382cm" svg:y="7.565cm">
            <text:p/>
            <draw:enhanced-geometry draw:mirror-horizontal="false" draw:mirror-vertical="false" svg:viewBox="0 0 0 0" drawooo:sub-view-size="211791 318255" draw:text-areas="0 0 ?f0 ?f1" draw:type="ooxml-non-primitive" draw:enhanced-path="M 211791 220296 C 211791 301613 164246 339753 105896 305931 47545 272109 0 179278 0 97960 0 16643 47545 -21497 105896 12325 164246 46147 211791 138978 211791 220296 Z N">
              <draw:equation draw:name="f0" draw:formula="logwidth"/>
              <draw:equation draw:name="f1" draw:formula="logheight"/>
            </draw:enhanced-geometry>
          </draw:custom-shape>
          <draw:custom-shape draw:name="Google Shape;1287;p46" draw:style-name="gr12" draw:text-style-name="P14" draw:layer="layout" svg:width="2.518cm" svg:height="2.763cm" svg:x="21.454cm" svg:y="7.451cm">
            <text:p/>
            <draw:enhanced-geometry draw:mirror-horizontal="false" draw:mirror-vertical="false" svg:viewBox="0 0 0 0" drawooo:sub-view-size="1115145 1223357" draw:text-areas="0 0 ?f0 ?f1" draw:type="ooxml-non-primitive" draw:enhanced-path="M 1115145 643342 L 0 0 0 580015 1115145 1223358 1115145 643342 Z N">
              <draw:equation draw:name="f0" draw:formula="logwidth"/>
              <draw:equation draw:name="f1" draw:formula="logheight"/>
            </draw:enhanced-geometry>
          </draw:custom-shape>
          <draw:custom-shape draw:name="Google Shape;1288;p46" draw:style-name="gr10" draw:text-style-name="P12" draw:layer="layout" svg:width="0.757cm" svg:height="0.594cm" svg:x="22.097cm" svg:y="8.139cm">
            <text:p/>
            <draw:enhanced-geometry draw:mirror-horizontal="false" draw:mirror-vertical="false" svg:viewBox="0 0 0 0" drawooo:sub-view-size="335696 263381" draw:text-areas="0 0 ?f0 ?f1" draw:type="ooxml-non-primitive" draw:enhanced-path="M 0 0 L 335696 193578 335696 263382 0 69084 0 0 0 0 Z N">
              <draw:equation draw:name="f0" draw:formula="logwidth"/>
              <draw:equation draw:name="f1" draw:formula="logheight"/>
            </draw:enhanced-geometry>
          </draw:custom-shape>
          <draw:custom-shape draw:name="Google Shape;1289;p46" draw:style-name="gr10" draw:text-style-name="P12" draw:layer="layout" svg:width="1.613cm" svg:height="1.088cm" svg:x="22.099cm" svg:y="8.453cm">
            <text:p/>
            <draw:enhanced-geometry draw:mirror-horizontal="false" draw:mirror-vertical="false" svg:viewBox="0 0 0 0" drawooo:sub-view-size="714614 482146" draw:text-areas="0 0 ?f0 ?f1" draw:type="ooxml-non-primitive" draw:enhanced-path="M 0 0 L 714615 411624 714615 482147 0 70523 0 0 Z N">
              <draw:equation draw:name="f0" draw:formula="logwidth"/>
              <draw:equation draw:name="f1" draw:formula="logheight"/>
            </draw:enhanced-geometry>
          </draw:custom-shape>
          <draw:custom-shape draw:name="Google Shape;1290;p46" draw:style-name="gr6" draw:text-style-name="P8" draw:layer="layout" svg:width="0.285cm" svg:height="0.424cm" svg:x="21.68cm" svg:y="7.891cm">
            <text:p/>
            <draw:enhanced-geometry draw:mirror-horizontal="false" draw:mirror-vertical="false" svg:viewBox="0 0 0 0" drawooo:sub-view-size="126786 188049" draw:text-areas="0 0 ?f0 ?f1" draw:type="ooxml-non-primitive" draw:enhanced-path="M 126787 130366 C 126787 177861 98692 200889 63393 180739 28095 160590 0 105179 0 57684 0 10189 28095 -12839 63393 7310 98692 27460 126787 82870 126787 130366 Z N">
              <draw:equation draw:name="f0" draw:formula="logwidth"/>
              <draw:equation draw:name="f1" draw:formula="logheight"/>
            </draw:enhanced-geometry>
          </draw:custom-shape>
          <draw:custom-shape draw:name="Google Shape;1291;p46" draw:style-name="gr13" draw:text-style-name="P15" draw:layer="layout" svg:width="2.518cm" svg:height="2.763cm" svg:x="15.009cm" svg:y="3.455cm">
            <text:p/>
            <draw:enhanced-geometry draw:mirror-horizontal="false" draw:mirror-vertical="false" svg:viewBox="0 0 0 0" drawooo:sub-view-size="1115145 1223357" draw:text-areas="0 0 ?f0 ?f1" draw:type="ooxml-non-primitive" draw:enhanced-path="M 1115145 643342 L 0 0 0 580016 1115145 1223358 1115145 643342 Z N">
              <draw:equation draw:name="f0" draw:formula="logwidth"/>
              <draw:equation draw:name="f1" draw:formula="logheight"/>
            </draw:enhanced-geometry>
          </draw:custom-shape>
          <draw:custom-shape draw:name="Google Shape;1292;p46" draw:style-name="gr10" draw:text-style-name="P12" draw:layer="layout" svg:width="0.757cm" svg:height="0.594cm" svg:x="15.652cm" svg:y="4.142cm">
            <text:p/>
            <draw:enhanced-geometry draw:mirror-horizontal="false" draw:mirror-vertical="false" svg:viewBox="0 0 0 0" drawooo:sub-view-size="335696 263381" draw:text-areas="0 0 ?f0 ?f1" draw:type="ooxml-non-primitive" draw:enhanced-path="M 0 0 L 335696 193578 335696 263382 0 69803 0 0 Z N">
              <draw:equation draw:name="f0" draw:formula="logwidth"/>
              <draw:equation draw:name="f1" draw:formula="logheight"/>
            </draw:enhanced-geometry>
          </draw:custom-shape>
          <draw:custom-shape draw:name="Google Shape;1293;p46" draw:style-name="gr10" draw:text-style-name="P12" draw:layer="layout" svg:width="1.613cm" svg:height="1.088cm" svg:x="15.653cm" svg:y="4.457cm">
            <text:p/>
            <draw:enhanced-geometry draw:mirror-horizontal="false" draw:mirror-vertical="false" svg:viewBox="0 0 0 0" drawooo:sub-view-size="714615 482146" draw:text-areas="0 0 ?f0 ?f1" draw:type="ooxml-non-primitive" draw:enhanced-path="M 0 0 L 714615 411624 714615 482147 0 70523 0 0 Z N">
              <draw:equation draw:name="f0" draw:formula="logwidth"/>
              <draw:equation draw:name="f1" draw:formula="logheight"/>
            </draw:enhanced-geometry>
          </draw:custom-shape>
          <draw:custom-shape draw:name="Google Shape;1294;p46" draw:style-name="gr6" draw:text-style-name="P8" draw:layer="layout" svg:width="0.285cm" svg:height="0.424cm" svg:x="15.235cm" svg:y="3.894cm">
            <text:p/>
            <draw:enhanced-geometry draw:mirror-horizontal="false" draw:mirror-vertical="false" svg:viewBox="0 0 0 0" drawooo:sub-view-size="126786 188049" draw:text-areas="0 0 ?f0 ?f1" draw:type="ooxml-non-primitive" draw:enhanced-path="M 126787 130366 C 126787 177860 98692 200888 63393 180739 28095 160590 0 105179 0 57684 0 10189 28095 -12839 63393 7310 97971 27459 126787 82870 126787 130366 Z N">
              <draw:equation draw:name="f0" draw:formula="logwidth"/>
              <draw:equation draw:name="f1" draw:formula="logheight"/>
            </draw:enhanced-geometry>
          </draw:custom-shape>
          <draw:custom-shape draw:name="Google Shape;1295;p46" draw:style-name="gr14" draw:text-style-name="P16" draw:layer="layout" svg:width="2.082cm" svg:height="3.126cm" svg:x="18.762cm" svg:y="5.587cm">
            <text:p/>
            <draw:enhanced-geometry draw:mirror-horizontal="false" draw:mirror-vertical="false" svg:viewBox="0 0 0 0" drawooo:sub-view-size="922083 1383901" draw:text-areas="0 0 ?f0 ?f1" draw:type="ooxml-non-primitive" draw:enhanced-path="M 922084 957851 C 922084 1310466 715336 1477418 461042 1330616 206028 1183813 0 778665 0 426050 0 73435 206749 -93517 461042 53286 716056 200089 922084 605236 922084 957851 Z N">
              <draw:equation draw:name="f0" draw:formula="logwidth"/>
              <draw:equation draw:name="f1" draw:formula="logheight"/>
            </draw:enhanced-geometry>
          </draw:custom-shape>
          <draw:custom-shape draw:name="Google Shape;1296;p46" draw:style-name="gr10" draw:text-style-name="P12" draw:layer="layout" svg:width="0.282cm" svg:height="0.385cm" svg:x="19.152cm" svg:y="6.967cm">
            <text:p/>
            <draw:enhanced-geometry draw:mirror-horizontal="false" draw:mirror-vertical="false" svg:viewBox="0 0 0 0" drawooo:sub-view-size="125345 170952" draw:text-areas="0 0 ?f0 ?f1" draw:type="ooxml-non-primitive" draw:enhanced-path="M 106616 170551 C 118862 166952 125346 153999 125346 131691 125346 108663 118862 88514 106616 71962 93649 55411 74920 39579 50426 25907 42502 21589 33858 16552 24493 12234 15128 7196 7204 2879 0 0 L 0 123775 45384 149682 C 74199 166233 94370 172709 106616 170551 Z N">
              <draw:equation draw:name="f0" draw:formula="logwidth"/>
              <draw:equation draw:name="f1" draw:formula="logheight"/>
            </draw:enhanced-geometry>
          </draw:custom-shape>
          <draw:custom-shape draw:name="Google Shape;1297;p46" draw:style-name="gr10" draw:text-style-name="P12" draw:layer="layout" svg:width="0.318cm" svg:height="0.453cm" svg:x="19.15cm" svg:y="7.466cm">
            <text:p/>
            <draw:enhanced-geometry draw:mirror-horizontal="false" draw:mirror-vertical="false" svg:viewBox="0 0 0 0" drawooo:sub-view-size="141193 200941" draw:text-areas="0 0 ?f0 ?f1" draw:type="ooxml-non-primitive" draw:enhanced-path="M 58350 33822 L 0 0 0 148242 C 7204 153279 14408 158317 21611 162634 29535 167672 38180 172709 47545 178466 75640 194298 97971 202214 115261 200774 132550 200055 141194 184223 141194 154719 141194 128812 133990 105784 119583 86355 105175 66925 85005 48934 58350 33822 Z N">
              <draw:equation draw:name="f0" draw:formula="logwidth"/>
              <draw:equation draw:name="f1" draw:formula="logheight"/>
            </draw:enhanced-geometry>
          </draw:custom-shape>
          <draw:custom-shape draw:name="Google Shape;1298;p46" draw:style-name="gr15" draw:text-style-name="P17" draw:layer="layout" svg:width="2.082cm" svg:height="3.126cm" svg:x="18.279cm" svg:y="5.911cm">
            <text:p/>
            <draw:enhanced-geometry draw:mirror-horizontal="false" draw:mirror-vertical="false" svg:viewBox="0 0 0 0" drawooo:sub-view-size="922083 1383901" draw:text-areas="0 0 ?f0 ?f1" draw:type="ooxml-non-primitive" draw:enhanced-path="M 461042 53286 C 206028 -93517 0 73435 0 426050 0 778665 206749 1183813 461042 1330616 716056 1477418 922084 1310466 922084 957851 922084 605236 715335 200089 461042 53286 Z M 574862 1010384 C 550369 1019739 516511 1014701 473289 995271 L 473289 1081626 384682 1030533 384682 944898 C 378199 941300 372436 936982 365952 932664 343620 917552 320568 899562 296075 878692 L 296075 321705 C 314805 327462 335696 336098 358748 346892 367393 350490 376037 354808 384682 359126 L 384682 273490 473289 324584 472568 412377 C 479772 418134 486976 423172 493459 428929 515791 446919 535241 467069 551089 488658 566938 510246 579184 534713 587829 560620 597193 586526 601516 614591 601516 644815 601516 690871 585667 718217 553971 726133 580625 754918 598634 783703 607999 813207 617364 841992 622407 872216 622407 901720 622407 962169 606558 998150 574862 1010384 Z N">
              <draw:equation draw:name="f0" draw:formula="logwidth"/>
              <draw:equation draw:name="f1" draw:formula="logheight"/>
            </draw:enhanced-geometry>
          </draw:custom-shape>
        </draw:g>
        <presentation:notes draw:style-name="dp2">
          <draw:page-thumbnail draw:name="Google Shape;69;g35f391192_00:notes" draw:style-name="gr16" draw:layer="layout" svg:width="16.932cm" svg:height="9.524cm" svg:x="1.058cm" svg:y="1.905cm" draw:page-number="1" presentation:class="page"/>
          <draw:frame draw:name="Google Shape;70;g35f391192_00:notes" presentation:style-name="pr2" draw:text-style-name="P18" draw:layer="layout" svg:width="15.239cm" svg:height="11.429cm" svg:x="1.905cm" svg:y="12.065cm" presentation:class="notes" presentation:placeholder="true" presentation:user-transformed="true">
            <draw:text-box/>
          </draw:frame>
        </presentation:notes>
      </draw:page>
      <draw:page draw:name="THIS IS A SLIDE TITLE" draw:style-name="dp1" draw:master-page-name="TITLE_5f_AND_5f_BODY" presentation:presentation-page-layout-name="AL2T1">
        <draw:frame draw:name="Google Shape;162;p16" presentation:style-name="pr3" draw:text-style-name="P19" draw:layer="layout" svg:width="14.741cm" svg:height="1.1cm" svg:x="2.376cm" svg:y="2.322cm" presentation:class="title" presentation:user-transformed="true">
          <draw:text-box>
            <text:p text:style-name="P1"><text:span text:style-name="T3">FUNCTIONS do Sistema</text:span></text:p>
          </draw:text-box>
        </draw:frame>
        <draw:frame draw:name="Google Shape;163;p16" presentation:style-name="pr4" draw:text-style-name="P19" draw:layer="layout" svg:width="14.741cm" svg:height="8.427cm" svg:x="2.376cm" svg:y="3.761cm" presentation:class="outline" presentation:user-transformed="true">
          <draw:text-box>
            <text:p text:style-name="P20"><text:span text:style-name="T4">Já usamos funções no SQL,</text:span></text:p>
            <text:p text:style-name="P21"><text:span text:style-name="T4">sem parâmetros:</text:span></text:p>
            <text:list text:style-name="L3">
              <text:list-item>
                <text:p text:style-name="P22"><text:span text:style-name="T4">GETDATE()</text:span></text:p>
              </text:list-item>
            </text:list>
            <text:p text:style-name="P22"><text:span text:style-name="T4">com parâmetros: </text:span></text:p>
            <text:list text:continue-numbering="true" text:style-name="L3">
              <text:list-item>
                <text:p text:style-name="P22"><text:span text:style-name="T4">MAX(produto.preco)</text:span></text:p>
              </text:list-item>
            </text:list>
          </draw:text-box>
        </draw:frame>
        <draw:frame draw:name="Google Shape;164;p16" presentation:style-name="pr5" draw:text-style-name="P24" draw:layer="layout" svg:width="1.251cm" svg:height="0.963cm" svg:x="24.148cm" svg:y="13.194cm" presentation:class="page-number" presentation:user-transformed="true">
          <draw:text-box>
            <text:p text:style-name="P23"><text:span text:style-name="T5"><text:page-number>&lt;número&gt;</text:page-number></text:span></text:p>
          </draw:text-box>
        </draw:frame>
        <draw:g draw:name="Grupo 56">
          <draw:custom-shape draw:name="Google Shape;902;p46" draw:style-name="gr17" draw:text-style-name="P16" draw:layer="layout" svg:width="3.393cm" svg:height="3.461cm" svg:x="21.18cm" svg:y="5.22cm">
            <text:p/>
            <draw:enhanced-geometry draw:mirror-horizontal="false" draw:mirror-vertical="false" svg:viewBox="0 0 0 0" drawooo:sub-view-size="2171751 2215389" draw:text-areas="0 0 ?f0 ?f1" draw:type="ooxml-non-primitive" draw:enhanced-path="M 1085938 128507 C 536368 -192153 81826 107926 1417 799037 -12538 919202 78503 1077208 188816 1141605 L 1982396 2187898 C 2092709 2252296 2183750 2200512 2170459 2064414 2090050 1279031 1635509 448502 1085938 128507 Z N">
              <draw:equation draw:name="f0" draw:formula="logwidth"/>
              <draw:equation draw:name="f1" draw:formula="logheight"/>
            </draw:enhanced-geometry>
          </draw:custom-shape>
          <draw:custom-shape draw:name="Google Shape;903;p46" draw:style-name="gr18" draw:text-style-name="P16" draw:layer="layout" svg:width="1.928cm" svg:height="2.925cm" svg:x="21.904cm" svg:y="2.001cm">
            <text:p/>
            <draw:enhanced-geometry draw:mirror-horizontal="false" draw:mirror-vertical="false" svg:viewBox="0 0 0 0" drawooo:sub-view-size="1234041 1872301" draw:text-areas="0 0 ?f0 ?f1" draw:type="ooxml-non-primitive" draw:enhanced-path="M 1234041 1295980 C 1234041 1773318 957595 1999041 616688 1799874 276446 1601370 0 1053660 0 576322 0 98983 276446 -126740 617353 72428 958259 270931 1234041 819306 1234041 1295980 Z N">
              <draw:equation draw:name="f0" draw:formula="logwidth"/>
              <draw:equation draw:name="f1" draw:formula="logheight"/>
            </draw:enhanced-geometry>
          </draw:custom-shape>
          <draw:custom-shape draw:name="Google Shape;904;p46" draw:style-name="gr19" draw:text-style-name="P25" draw:layer="layout" svg:width="3.393cm" svg:height="3.461cm" svg:x="20.765cm" svg:y="5.531cm">
            <text:p/>
            <draw:enhanced-geometry draw:mirror-horizontal="false" draw:mirror-vertical="false" svg:viewBox="0 0 0 0" drawooo:sub-view-size="2171751 2215389" draw:text-areas="0 0 ?f0 ?f1" draw:type="ooxml-non-primitive" draw:enhanced-path="M 1085938 128507 C 536368 -192153 81826 107926 1417 799037 -12538 919202 78503 1077208 188816 1141605 L 1982396 2187898 C 2092709 2252296 2183750 2200512 2170459 2064414 2090050 1279031 1635509 448502 1085938 128507 Z N">
              <draw:equation draw:name="f0" draw:formula="logwidth"/>
              <draw:equation draw:name="f1" draw:formula="logheight"/>
            </draw:enhanced-geometry>
          </draw:custom-shape>
          <draw:custom-shape draw:name="Google Shape;905;p46" draw:style-name="gr20" draw:text-style-name="P26" draw:layer="layout" svg:width="1.928cm" svg:height="2.925cm" svg:x="21.489cm" svg:y="2.311cm">
            <text:p/>
            <draw:enhanced-geometry draw:mirror-horizontal="false" draw:mirror-vertical="false" svg:viewBox="0 0 0 0" drawooo:sub-view-size="1234041 1872301" draw:text-areas="0 0 ?f0 ?f1" draw:type="ooxml-non-primitive" draw:enhanced-path="M 1234041 1295980 C 1234041 1773318 957595 1999041 616688 1799874 276447 1601370 0 1053660 0 576322 0 98983 276447 -126740 617353 72428 958259 270931 1234041 819306 1234041 1295980 Z N">
              <draw:equation draw:name="f0" draw:formula="logwidth"/>
              <draw:equation draw:name="f1" draw:formula="logheight"/>
            </draw:enhanced-geometry>
          </draw:custom-shape>
          <draw:custom-shape draw:name="Google Shape;906;p46" draw:style-name="gr21" draw:text-style-name="P27" draw:layer="layout" svg:width="1.934cm" svg:height="2.121cm" svg:x="16.986cm" svg:y="4.999cm">
            <text:p/>
            <draw:enhanced-geometry draw:mirror-horizontal="false" draw:mirror-vertical="false" svg:viewBox="0 0 0 0" drawooo:sub-view-size="1238028 1357658" draw:text-areas="0 0 ?f0 ?f1" draw:type="ooxml-non-primitive" draw:enhanced-path="M 1237364 713683 L 0 0 0 643975 1238028 1357658 1237364 713683 Z N">
              <draw:equation draw:name="f0" draw:formula="logwidth"/>
              <draw:equation draw:name="f1" draw:formula="logheight"/>
            </draw:enhanced-geometry>
          </draw:custom-shape>
          <draw:custom-shape draw:name="Google Shape;907;p46" draw:style-name="gr22" draw:text-style-name="P8" draw:layer="layout" svg:width="0.219cm" svg:height="0.325cm" svg:x="17.158cm" svg:y="5.336cm">
            <text:p/>
            <draw:enhanced-geometry draw:mirror-horizontal="false" draw:mirror-vertical="false" svg:viewBox="0 0 0 0" drawooo:sub-view-size="140881 208525" draw:text-areas="0 0 ?f0 ?f1" draw:type="ooxml-non-primitive" draw:enhanced-path="M 140881 144760 C 140881 197872 109648 222435 70441 200527 31898 177955 0 116877 0 63765 0 10654 31233 -13910 70441 7999 109648 30571 140881 91649 140881 144760 Z N">
              <draw:equation draw:name="f0" draw:formula="logwidth"/>
              <draw:equation draw:name="f1" draw:formula="logheight"/>
            </draw:enhanced-geometry>
          </draw:custom-shape>
          <draw:custom-shape draw:name="Google Shape;908;p46" draw:style-name="gr23" draw:text-style-name="P12" draw:layer="layout" svg:width="0.631cm" svg:height="0.504cm" svg:x="17.477cm" svg:y="5.53cm">
            <text:p/>
            <draw:enhanced-geometry draw:mirror-horizontal="false" draw:mirror-vertical="false" svg:viewBox="0 0 0 0" drawooo:sub-view-size="404701 323315" draw:text-areas="0 0 ?f0 ?f1" draw:type="ooxml-non-primitive" draw:enhanced-path="M 0 0 L 404702 233026 404702 323315 0 90289 0 0 Z N">
              <draw:equation draw:name="f0" draw:formula="logwidth"/>
              <draw:equation draw:name="f1" draw:formula="logheight"/>
            </draw:enhanced-geometry>
          </draw:custom-shape>
          <draw:custom-shape draw:name="Google Shape;909;p46" draw:style-name="gr24" draw:text-style-name="P12" draw:layer="layout" svg:width="1.238cm" svg:height="0.855cm" svg:x="17.48cm" svg:y="5.814cm">
            <text:p/>
            <draw:enhanced-geometry draw:mirror-horizontal="false" draw:mirror-vertical="false" svg:viewBox="0 0 0 0" drawooo:sub-view-size="792790 547710" draw:text-areas="0 0 ?f0 ?f1" draw:type="ooxml-non-primitive" draw:enhanced-path="M 0 0 L 792790 457421 792790 547711 0 90289 0 0 Z N">
              <draw:equation draw:name="f0" draw:formula="logwidth"/>
              <draw:equation draw:name="f1" draw:formula="logheight"/>
            </draw:enhanced-geometry>
          </draw:custom-shape>
          <draw:custom-shape draw:name="Google Shape;910;p46" draw:style-name="gr25" draw:text-style-name="P16" draw:layer="layout" svg:width="1.942cm" svg:height="5.3cm" svg:x="21.958cm" svg:y="7.123cm">
            <text:p/>
            <draw:enhanced-geometry draw:mirror-horizontal="false" draw:mirror-vertical="false" svg:viewBox="0 0 0 0" drawooo:sub-view-size="1243344 3391822" draw:text-areas="0 0 ?f0 ?f1" draw:type="ooxml-non-primitive" draw:enhanced-path="M 0 0 L 1243345 717003 1243345 3391822 0 2675483 0 0 Z N">
              <draw:equation draw:name="f0" draw:formula="logwidth"/>
              <draw:equation draw:name="f1" draw:formula="logheight"/>
            </draw:enhanced-geometry>
          </draw:custom-shape>
          <draw:custom-shape draw:name="Google Shape;911;p46" draw:style-name="gr26" draw:text-style-name="P28" draw:layer="layout" svg:width="1.943cm" svg:height="5.3cm" svg:x="21.634cm" svg:y="7.402cm">
            <text:p/>
            <draw:enhanced-geometry draw:mirror-horizontal="false" draw:mirror-vertical="false" svg:viewBox="0 0 0 0" drawooo:sub-view-size="1244009 3391822" draw:text-areas="0 0 ?f0 ?f1" draw:type="ooxml-non-primitive" draw:enhanced-path="M 1244009 717003 L 0 0 0 2674819 1243345 3391822 1244009 717003 Z M 405366 404974 L 820701 643975 820701 750198 405366 514516 405366 404974 Z N">
              <draw:equation draw:name="f0" draw:formula="logwidth"/>
              <draw:equation draw:name="f1" draw:formula="logheight"/>
            </draw:enhanced-geometry>
          </draw:custom-shape>
          <draw:custom-shape draw:name="Google Shape;912;p46" draw:style-name="gr27" draw:text-style-name="P12" draw:layer="layout" svg:width="1.56cm" svg:height="1.04cm" svg:x="21.822cm" svg:y="10.043cm">
            <text:p/>
            <draw:enhanced-geometry draw:mirror-horizontal="false" draw:mirror-vertical="false" svg:viewBox="0 0 0 0" drawooo:sub-view-size="998795 665883" draw:text-areas="0 0 ?f0 ?f1" draw:type="ooxml-non-primitive" draw:enhanced-path="M 0 0 L 998796 575594 998796 665883 0 90290 0 0 Z N">
              <draw:equation draw:name="f0" draw:formula="logwidth"/>
              <draw:equation draw:name="f1" draw:formula="logheight"/>
            </draw:enhanced-geometry>
          </draw:custom-shape>
          <draw:custom-shape draw:name="Google Shape;913;p46" draw:style-name="gr28" draw:text-style-name="P12" draw:layer="layout" svg:width="1.342cm" svg:height="0.914cm" svg:x="21.931cm" svg:y="10.381cm">
            <text:p/>
            <draw:enhanced-geometry draw:mirror-horizontal="false" draw:mirror-vertical="false" svg:viewBox="0 0 0 0" drawooo:sub-view-size="859243 585552" draw:text-areas="0 0 ?f0 ?f1" draw:type="ooxml-non-primitive" draw:enhanced-path="M 0 0 L 859243 495263 859243 585552 0 90289 0 0 Z N">
              <draw:equation draw:name="f0" draw:formula="logwidth"/>
              <draw:equation draw:name="f1" draw:formula="logheight"/>
            </draw:enhanced-geometry>
          </draw:custom-shape>
          <draw:custom-shape draw:name="Google Shape;914;p46" draw:style-name="gr29" draw:text-style-name="P8" draw:layer="layout" svg:width="0.865cm" svg:height="1.299cm" svg:x="22.173cm" svg:y="8.795cm">
            <text:p/>
            <draw:enhanced-geometry draw:mirror-horizontal="false" draw:mirror-vertical="false" svg:viewBox="0 0 0 0" drawooo:sub-view-size="554222 831619" draw:text-areas="0 0 ?f0 ?f1" draw:type="ooxml-non-primitive" draw:enhanced-path="M 554222 575808 C 554222 364026 429954 120378 277111 32080 124268 -56217 0 44030 0 255812 0 467593 124268 711241 277111 799539 429954 887837 554222 787589 554222 575808 Z N">
              <draw:equation draw:name="f0" draw:formula="logwidth"/>
              <draw:equation draw:name="f1" draw:formula="logheight"/>
            </draw:enhanced-geometry>
          </draw:custom-shape>
          <draw:custom-shape draw:name="Google Shape;915;p46" draw:style-name="gr25" draw:text-style-name="P16" draw:layer="layout" svg:width="1.942cm" svg:height="5.3cm" svg:x="19.546cm" svg:y="3.767cm">
            <text:p/>
            <draw:enhanced-geometry draw:mirror-horizontal="false" draw:mirror-vertical="false" svg:viewBox="0 0 0 0" drawooo:sub-view-size="1243344 3391821" draw:text-areas="0 0 ?f0 ?f1" draw:type="ooxml-non-primitive" draw:enhanced-path="M 0 0 L 1243345 717003 1243345 3391822 0 2674819 0 0 Z N">
              <draw:equation draw:name="f0" draw:formula="logwidth"/>
              <draw:equation draw:name="f1" draw:formula="logheight"/>
            </draw:enhanced-geometry>
          </draw:custom-shape>
          <draw:custom-shape draw:name="Google Shape;916;p46" draw:style-name="gr30" draw:text-style-name="P29" draw:layer="layout" svg:width="1.943cm" svg:height="5.3cm" svg:x="19.222cm" svg:y="4.05cm">
            <text:p/>
            <draw:enhanced-geometry draw:mirror-horizontal="false" draw:mirror-vertical="false" svg:viewBox="0 0 0 0" drawooo:sub-view-size="1244009 3391822" draw:text-areas="0 0 ?f0 ?f1" draw:type="ooxml-non-primitive" draw:enhanced-path="M 1244009 717003 L 0 0 0 2674819 1243345 3391822 1244009 717003 Z M 405366 404974 L 820701 643975 820701 750198 405366 514516 405366 404974 Z N">
              <draw:equation draw:name="f0" draw:formula="logwidth"/>
              <draw:equation draw:name="f1" draw:formula="logheight"/>
            </draw:enhanced-geometry>
          </draw:custom-shape>
          <draw:custom-shape draw:name="Google Shape;917;p46" draw:style-name="gr27" draw:text-style-name="P12" draw:layer="layout" svg:width="1.56cm" svg:height="1.04cm" svg:x="19.409cm" svg:y="6.687cm">
            <text:p/>
            <draw:enhanced-geometry draw:mirror-horizontal="false" draw:mirror-vertical="false" svg:viewBox="0 0 0 0" drawooo:sub-view-size="998795 665883" draw:text-areas="0 0 ?f0 ?f1" draw:type="ooxml-non-primitive" draw:enhanced-path="M 0 0 L 998796 575594 998796 665883 0 90289 0 0 Z N">
              <draw:equation draw:name="f0" draw:formula="logwidth"/>
              <draw:equation draw:name="f1" draw:formula="logheight"/>
            </draw:enhanced-geometry>
          </draw:custom-shape>
          <draw:custom-shape draw:name="Google Shape;918;p46" draw:style-name="gr28" draw:text-style-name="P12" draw:layer="layout" svg:width="1.342cm" svg:height="0.914cm" svg:x="19.517cm" svg:y="7.025cm">
            <text:p/>
            <draw:enhanced-geometry draw:mirror-horizontal="false" draw:mirror-vertical="false" svg:viewBox="0 0 0 0" drawooo:sub-view-size="859243 585552" draw:text-areas="0 0 ?f0 ?f1" draw:type="ooxml-non-primitive" draw:enhanced-path="M 665 0 L 859243 495263 859243 585552 0 90289 665 0 Z N">
              <draw:equation draw:name="f0" draw:formula="logwidth"/>
              <draw:equation draw:name="f1" draw:formula="logheight"/>
            </draw:enhanced-geometry>
          </draw:custom-shape>
          <draw:custom-shape draw:name="Google Shape;919;p46" draw:style-name="gr31" draw:text-style-name="P6" draw:layer="layout" svg:width="0.865cm" svg:height="1.299cm" svg:x="19.76cm" svg:y="5.44cm">
            <text:p/>
            <draw:enhanced-geometry draw:mirror-horizontal="false" draw:mirror-vertical="false" svg:viewBox="0 0 0 0" drawooo:sub-view-size="554222 831619" draw:text-areas="0 0 ?f0 ?f1" draw:type="ooxml-non-primitive" draw:enhanced-path="M 554222 575807 C 554222 364026 429954 120378 277111 32080 124268 -56217 0 44030 0 255812 0 467593 124268 711241 277111 799539 429954 887837 554222 787589 554222 575807 Z N">
              <draw:equation draw:name="f0" draw:formula="logwidth"/>
              <draw:equation draw:name="f1" draw:formula="logheight"/>
            </draw:enhanced-geometry>
          </draw:custom-shape>
          <draw:custom-shape draw:name="Google Shape;920;p46" draw:style-name="gr32" draw:text-style-name="P30" draw:layer="layout" svg:width="3.091cm" svg:height="3.637cm" svg:x="17.542cm" svg:y="6.885cm">
            <text:p/>
            <draw:enhanced-geometry draw:mirror-horizontal="false" draw:mirror-vertical="false" svg:viewBox="0 0 0 0" drawooo:sub-view-size="1978320 2327603" draw:text-areas="0 0 ?f0 ?f1" draw:type="ooxml-non-primitive" draw:enhanced-path="M 1977656 1140566 L 0 0 665 1029696 1803548 2069350 1978320 2327604 1977656 1140566 Z N">
              <draw:equation draw:name="f0" draw:formula="logwidth"/>
              <draw:equation draw:name="f1" draw:formula="logheight"/>
            </draw:enhanced-geometry>
          </draw:custom-shape>
          <draw:custom-shape draw:name="Google Shape;921;p46" draw:style-name="gr33" draw:text-style-name="P13" draw:layer="layout" svg:width="1.165cm" svg:height="1.108cm" svg:x="17.214cm" svg:y="7.075cm">
            <text:p/>
            <draw:enhanced-geometry draw:mirror-horizontal="false" draw:mirror-vertical="false" svg:viewBox="0 0 0 0" drawooo:sub-view-size="746272 709700" draw:text-areas="0 0 ?f0 ?f1" draw:type="ooxml-non-primitive" draw:enhanced-path="M 0 279498 L 0 0 746273 430202 746273 709700 0 279498 Z N">
              <draw:equation draw:name="f0" draw:formula="logwidth"/>
              <draw:equation draw:name="f1" draw:formula="logheight"/>
            </draw:enhanced-geometry>
          </draw:custom-shape>
          <draw:custom-shape draw:name="Google Shape;922;p46" draw:style-name="gr34" draw:text-style-name="P12" draw:layer="layout" svg:width="0.676cm" svg:height="0.53cm" svg:x="19.156cm" svg:y="8.207cm">
            <text:p/>
            <draw:enhanced-geometry draw:mirror-horizontal="false" draw:mirror-vertical="false" svg:viewBox="0 0 0 0" drawooo:sub-view-size="433276 339912" draw:text-areas="0 0 ?f0 ?f1" draw:type="ooxml-non-primitive" draw:enhanced-path="M 433277 249623 L 0 0 0 90290 433277 339913 433277 249623 Z N">
              <draw:equation draw:name="f0" draw:formula="logwidth"/>
              <draw:equation draw:name="f1" draw:formula="logheight"/>
            </draw:enhanced-geometry>
          </draw:custom-shape>
          <draw:custom-shape draw:name="Google Shape;923;p46" draw:style-name="gr35" draw:text-style-name="P12" draw:layer="layout" svg:width="1.304cm" svg:height="0.892cm" svg:x="18.53cm" svg:y="8.128cm">
            <text:p/>
            <draw:enhanced-geometry draw:mirror-horizontal="false" draw:mirror-vertical="false" svg:viewBox="0 0 0 0" drawooo:sub-view-size="835320 571610" draw:text-areas="0 0 ?f0 ?f1" draw:type="ooxml-non-primitive" draw:enhanced-path="M 835320 481321 L 0 0 0 90289 835320 571611 835320 481321 Z N">
              <draw:equation draw:name="f0" draw:formula="logwidth"/>
              <draw:equation draw:name="f1" draw:formula="logheight"/>
            </draw:enhanced-geometry>
          </draw:custom-shape>
          <draw:custom-shape draw:name="Google Shape;924;p46" draw:style-name="gr36" draw:text-style-name="P12" draw:layer="layout" svg:width="1.581cm" svg:height="1.052cm" svg:x="18.256cm" svg:y="8.25cm">
            <text:p/>
            <draw:enhanced-geometry draw:mirror-horizontal="false" draw:mirror-vertical="false" svg:viewBox="0 0 0 0" drawooo:sub-view-size="1012086 673849" draw:text-areas="0 0 ?f0 ?f1" draw:type="ooxml-non-primitive" draw:enhanced-path="M 1011422 583561 L 0 0 0 90289 1012087 673850 1011422 583561 Z N">
              <draw:equation draw:name="f0" draw:formula="logwidth"/>
              <draw:equation draw:name="f1" draw:formula="logheight"/>
            </draw:enhanced-geometry>
          </draw:custom-shape>
          <draw:custom-shape draw:name="Google Shape;925;p46" draw:style-name="gr37" draw:text-style-name="P8" draw:layer="layout" svg:width="0.35cm" svg:height="0.521cm" svg:x="19.998cm" svg:y="8.68cm">
            <text:p/>
            <draw:enhanced-geometry draw:mirror-horizontal="false" draw:mirror-vertical="false" svg:viewBox="0 0 0 0" drawooo:sub-view-size="224619 333730" draw:text-areas="0 0 ?f0 ?f1" draw:type="ooxml-non-primitive" draw:enhanced-path="M 6 102136 C 6 187114 50511 284706 112313 320556 174115 356406 224619 316573 224619 231595 224619 146616 174115 49025 112313 13174 49847 -22676 -658 17157 6 102136 Z N">
              <draw:equation draw:name="f0" draw:formula="logwidth"/>
              <draw:equation draw:name="f1" draw:formula="logheight"/>
            </draw:enhanced-geometry>
          </draw:custom-shape>
          <draw:custom-shape draw:name="Google Shape;926;p46" draw:style-name="gr38" draw:text-style-name="P31" draw:layer="layout" svg:width="0.867cm" svg:height="1.181cm" svg:x="17.775cm" svg:y="3.832cm">
            <text:p/>
            <draw:enhanced-geometry draw:mirror-horizontal="false" draw:mirror-vertical="false" svg:viewBox="0 0 0 0" drawooo:sub-view-size="555551 756106" draw:text-areas="0 0 ?f0 ?f1" draw:type="ooxml-non-primitive" draw:enhanced-path="M 277776 9593 C 317648 32166 349545 87932 349545 133741 L 349545 336228 483781 413239 C 523653 435812 555551 491579 555551 537387 555551 583196 523653 601785 483781 579212 L 349545 502201 349545 704688 C 349545 750496 317648 769085 277776 746513 237903 723941 206006 668174 206006 622365 L 206006 419878 71770 342867 C 31898 320295 0 264528 0 218719 0 172911 31898 154322 71770 176894 L 206006 253905 206006 51418 C 206006 5610 237903 -12979 277776 9593 Z N">
              <draw:equation draw:name="f0" draw:formula="logwidth"/>
              <draw:equation draw:name="f1" draw:formula="logheight"/>
            </draw:enhanced-geometry>
          </draw:custom-shape>
        </draw:g>
        <presentation:notes draw:style-name="dp3">
          <draw:page-thumbnail draw:name="Google Shape;159;p:notes" draw:style-name="gr16" draw:layer="layout" svg:width="16.932cm" svg:height="9.524cm" svg:x="1.058cm" svg:y="1.905cm" draw:page-number="2" presentation:class="page"/>
          <draw:frame draw:name="Google Shape;160;p:notes" presentation:style-name="pr6" draw:text-style-name="P18"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195;p17_0" presentation:style-name="pr7" draw:text-style-name="P24" draw:layer="layout" svg:width="1.251cm" svg:height="0.963cm" svg:x="24.148cm" svg:y="13.194cm" presentation:class="page-number" presentation:user-transformed="true">
          <draw:text-box>
            <text:p text:style-name="P23"><text:span text:style-name="T5"><text:page-number>&lt;número&gt;</text:page-number></text:span></text:p>
          </draw:text-box>
        </draw:frame>
        <draw:frame draw:name="Google Shape;224;p17_0" presentation:style-name="pr8" draw:text-style-name="P19" draw:layer="layout" svg:width="10cm" svg:height="4.209cm" svg:x="2cm" svg:y="5.039cm" presentation:class="title" presentation:user-transformed="true">
          <draw:text-box>
            <text:p text:style-name="P1"><text:span text:style-name="T2">FUNCTION</text:span></text:p>
          </draw:text-box>
        </draw:frame>
        <draw:frame draw:name="Google Shape;225;p17_0" presentation:style-name="pr9" draw:text-style-name="P33" draw:layer="layout" svg:width="17cm" svg:height="4.209cm" svg:x="2cm" svg:y="8cm" presentation:class="subtitle" presentation:user-transformed="true">
          <draw:text-box>
            <text:p text:style-name="P32"><text:span text:style-name="T6">nada mais é do que uma </text:span><text:span text:style-name="T7">função</text:span><text:span text:style-name="T6"> normal como em qualquer outra linguagem. Com entrada de parâmetros e retorno de valores.</text:span></text:p>
          </draw:text-box>
        </draw:frame>
        <draw:g draw:name="Grupo 60_1">
          <draw:custom-shape draw:name="Google Shape;986;p46_0" draw:style-name="gr39" draw:text-style-name="P16" draw:layer="layout" svg:width="1.927cm" svg:height="6.986cm" svg:x="18.995cm" svg:y="1.366cm">
            <text:p/>
            <draw:enhanced-geometry draw:mirror-horizontal="false" draw:mirror-vertical="false" svg:viewBox="0 0 0 0" drawooo:sub-view-size="1019671 3694319" draw:text-areas="0 0 ?f0 ?f1" draw:type="ooxml-non-primitive" draw:enhanced-path="M 399309 3567369 C -431720 380179 251391 108815 510247 0 768430 407047 1451541 1465637 619840 3694320 L 399309 3567369 Z N">
              <draw:equation draw:name="f0" draw:formula="logwidth"/>
              <draw:equation draw:name="f1" draw:formula="logheight"/>
            </draw:enhanced-geometry>
          </draw:custom-shape>
          <draw:custom-shape draw:name="Google Shape;987;p46_0" draw:style-name="gr40" draw:text-style-name="P6" draw:layer="layout" svg:width="0.697cm" svg:height="1.958cm" svg:x="20.011cm" svg:y="6.574cm">
            <text:p/>
            <draw:enhanced-geometry draw:mirror-horizontal="false" draw:mirror-vertical="false" svg:viewBox="0 0 0 0" drawooo:sub-view-size="368879 1035752" draw:text-areas="0 0 ?f0 ?f1" draw:type="ooxml-non-primitive" draw:enhanced-path="M 0 621989 C 115645 766403 244064 924923 334159 1035753 434340 734834 300542 314353 151279 0 115645 195463 65891 402345 0 621989 Z N">
              <draw:equation draw:name="f0" draw:formula="logwidth"/>
              <draw:equation draw:name="f1" draw:formula="logheight"/>
            </draw:enhanced-geometry>
          </draw:custom-shape>
          <draw:custom-shape draw:name="Google Shape;988;p46_0" draw:style-name="gr41" draw:text-style-name="P8" draw:layer="layout" svg:width="0.696cm" svg:height="1.558cm" svg:x="18.275cm" svg:y="5.647cm">
            <text:p/>
            <draw:enhanced-geometry draw:mirror-horizontal="false" draw:mirror-vertical="false" svg:viewBox="0 0 0 0" drawooo:sub-view-size="368315 824169" draw:text-areas="0 0 ?f0 ?f1" draw:type="ooxml-non-primitive" draw:enhanced-path="M 216364 0 C 67774 142399 -65352 408390 34828 824169 124924 816780 252671 806705 368315 795958 302425 500412 252671 236437 216364 0 Z N">
              <draw:equation draw:name="f0" draw:formula="logwidth"/>
              <draw:equation draw:name="f1" draw:formula="logheight"/>
            </draw:enhanced-geometry>
          </draw:custom-shape>
          <draw:custom-shape draw:name="Google Shape;989;p46_0" draw:style-name="gr42" draw:text-style-name="P34" draw:layer="layout" svg:width="1.927cm" svg:height="6.986cm" svg:x="18.533cm" svg:y="1.712cm">
            <text:p/>
            <draw:enhanced-geometry draw:mirror-horizontal="false" draw:mirror-vertical="false" svg:viewBox="0 0 0 0" drawooo:sub-view-size="1019507 3694319" draw:text-areas="0 0 ?f0 ?f1" draw:type="ooxml-non-primitive" draw:enhanced-path="M 399145 3567369 C -431884 379507 251899 108815 510083 0 768266 407047 1451377 1465637 619676 3694319 L 399145 3567369 Z N">
              <draw:equation draw:name="f0" draw:formula="logwidth"/>
              <draw:equation draw:name="f1" draw:formula="logheight"/>
            </draw:enhanced-geometry>
          </draw:custom-shape>
          <draw:custom-shape draw:name="Google Shape;990;p46_0" draw:style-name="gr43" draw:text-style-name="P35" draw:layer="layout" svg:width="0.962cm" svg:height="6.986cm" svg:x="19.495cm" svg:y="1.712cm">
            <text:p/>
            <draw:enhanced-geometry draw:mirror-horizontal="false" draw:mirror-vertical="false" svg:viewBox="0 0 0 0" drawooo:sub-view-size="509424 3694319" draw:text-areas="0 0 ?f0 ?f1" draw:type="ooxml-non-primitive" draw:enhanced-path="M 109593 3694319 C 941294 1465637 258183 407047 0 0 L 0 3631180 109593 3694319 Z N">
              <draw:equation draw:name="f0" draw:formula="logwidth"/>
              <draw:equation draw:name="f1" draw:formula="logheight"/>
            </draw:enhanced-geometry>
          </draw:custom-shape>
          <draw:custom-shape draw:name="Google Shape;991;p46_0" draw:style-name="gr44" draw:text-style-name="P13" draw:layer="layout" svg:width="0.965cm" svg:height="1.441cm" svg:x="18.998cm" svg:y="2.832cm">
            <text:p/>
            <draw:enhanced-geometry draw:mirror-horizontal="false" draw:mirror-vertical="false" svg:viewBox="0 0 0 0" drawooo:sub-view-size="510988 762629" draw:text-areas="0 0 ?f0 ?f1" draw:type="ooxml-non-primitive" draw:enhanced-path="M 510988 528752 C 510988 722871 396688 814222 255494 732947 114300 651672 0 427997 0 233878 0 39758 114300 -51592 255494 29683 396688 110958 510988 334632 510988 528752 Z N">
              <draw:equation draw:name="f0" draw:formula="logwidth"/>
              <draw:equation draw:name="f1" draw:formula="logheight"/>
            </draw:enhanced-geometry>
          </draw:custom-shape>
          <draw:custom-shape draw:name="Google Shape;992;p46_0" draw:style-name="gr45" draw:text-style-name="P36" draw:layer="layout" svg:width="5.563cm" svg:height="5.354cm" svg:x="16.454cm" svg:y="8.943cm">
            <text:p/>
            <draw:enhanced-geometry draw:mirror-horizontal="false" draw:mirror-vertical="false" svg:viewBox="0 0 0 0" drawooo:sub-view-size="2942216 2831453" draw:text-areas="0 0 ?f0 ?f1" draw:type="ooxml-non-primitive" draw:enhanced-path="M 1809974 581624 C 1751479 486244 1723241 365339 1698363 259211 1669452 136962 1645248 32850 1584736 6654 1515484 -23573 1484555 53001 1440852 159128 L 1440852 159128 C 1415303 221596 1385047 295482 1340672 363323 1292935 312946 1242508 271301 1189392 241075 966844 112781 781274 223611 737571 488259 707315 465421 677059 444598 646131 426463 289112 220924 0 454002 0 948369 0 1442065 289112 2008975 645459 2214513 991721 2414007 1274781 2199736 1290918 1735595 1356136 1856500 1442869 1957926 1539016 2013005 1563893 2027110 1588098 2037858 1610958 2044575 1749462 2348852 1955875 2610813 2186492 2743808 2603351 2984275 2941544 2712911 2942216 2137940 2942216 1562970 2604023 901351 2187164 660884 2049332 581624 1920912 557443 1809974 581624 Z N">
              <draw:equation draw:name="f0" draw:formula="logwidth"/>
              <draw:equation draw:name="f1" draw:formula="logheight"/>
            </draw:enhanced-geometry>
          </draw:custom-shape>
          <draw:custom-shape draw:name="Google Shape;993;p46_0" draw:style-name="gr46" draw:text-style-name="P37" draw:layer="layout" svg:width="3.442cm" svg:height="3.777cm" svg:x="21.133cm" svg:y="5.893cm">
            <text:p/>
            <draw:enhanced-geometry draw:mirror-horizontal="false" draw:mirror-vertical="false" svg:viewBox="0 0 0 0" drawooo:sub-view-size="1820731 1997618" draw:text-areas="0 0 ?f0 ?f1" draw:type="ooxml-non-primitive" draw:enhanced-path="M 0 0 L 1820059 1049858 1820732 1997619 161365 1040454 673 1092847 0 0 Z N">
              <draw:equation draw:name="f0" draw:formula="logwidth"/>
              <draw:equation draw:name="f1" draw:formula="logheight"/>
            </draw:enhanced-geometry>
          </draw:custom-shape>
          <draw:custom-shape draw:name="Google Shape;994;p46_0" draw:style-name="gr47" draw:text-style-name="P6" draw:layer="layout" svg:width="1.299cm" svg:height="1.235cm" svg:x="23.568cm" svg:y="7.702cm">
            <text:p/>
            <draw:enhanced-geometry draw:mirror-horizontal="false" draw:mirror-vertical="false" svg:viewBox="0 0 0 0" drawooo:sub-view-size="687144 653558" draw:text-areas="0 0 ?f0 ?f1" draw:type="ooxml-non-primitive" draw:enhanced-path="M 0 257259 L 0 0 687145 396300 687145 653559 0 257259 Z N">
              <draw:equation draw:name="f0" draw:formula="logwidth"/>
              <draw:equation draw:name="f1" draw:formula="logheight"/>
            </draw:enhanced-geometry>
          </draw:custom-shape>
          <draw:custom-shape draw:name="Google Shape;995;p46_0" draw:style-name="gr48" draw:text-style-name="P12" draw:layer="layout" svg:width="0.753cm" svg:height="0.591cm" svg:x="22.016cm" svg:y="6.836cm">
            <text:p/>
            <draw:enhanced-geometry draw:mirror-horizontal="false" draw:mirror-vertical="false" svg:viewBox="0 0 0 0" drawooo:sub-view-size="398705 313009" draw:text-areas="0 0 ?f0 ?f1" draw:type="ooxml-non-primitive" draw:enhanced-path="M 0 0 L 398705 229719 398705 313009 0 83290 0 0 Z N">
              <draw:equation draw:name="f0" draw:formula="logwidth"/>
              <draw:equation draw:name="f1" draw:formula="logheight"/>
            </draw:enhanced-geometry>
          </draw:custom-shape>
          <draw:custom-shape draw:name="Google Shape;996;p46_0" draw:style-name="gr49" draw:text-style-name="P12" draw:layer="layout" svg:width="1.36cm" svg:height="0.942cm" svg:x="22.017cm" svg:y="7.15cm">
            <text:p/>
            <draw:enhanced-geometry draw:mirror-horizontal="false" draw:mirror-vertical="false" svg:viewBox="0 0 0 0" drawooo:sub-view-size="719417 498397" draw:text-areas="0 0 ?f0 ?f1" draw:type="ooxml-non-primitive" draw:enhanced-path="M 0 0 L 719418 415107 719418 498397 0 83290 0 0 Z N">
              <draw:equation draw:name="f0" draw:formula="logwidth"/>
              <draw:equation draw:name="f1" draw:formula="logheight"/>
            </draw:enhanced-geometry>
          </draw:custom-shape>
          <draw:custom-shape draw:name="Google Shape;997;p46_0" draw:style-name="gr50" draw:text-style-name="P12" draw:layer="layout" svg:width="1.76cm" svg:height="1.173cm" svg:x="22.017cm" svg:y="7.465cm">
            <text:p/>
            <draw:enhanced-geometry draw:mirror-horizontal="false" draw:mirror-vertical="false" svg:viewBox="0 0 0 0" drawooo:sub-view-size="931208 620645" draw:text-areas="0 0 ?f0 ?f1" draw:type="ooxml-non-primitive" draw:enhanced-path="M 0 0 L 931209 537356 931209 620646 0 83290 0 0 Z N">
              <draw:equation draw:name="f0" draw:formula="logwidth"/>
              <draw:equation draw:name="f1" draw:formula="logheight"/>
            </draw:enhanced-geometry>
          </draw:custom-shape>
          <draw:custom-shape draw:name="Google Shape;998;p46_0" draw:style-name="gr51" draw:text-style-name="P6" draw:layer="layout" svg:width="0.391cm" svg:height="0.579cm" svg:x="21.44cm" svg:y="6.492cm">
            <text:p/>
            <draw:enhanced-geometry draw:mirror-horizontal="false" draw:mirror-vertical="false" svg:viewBox="0 0 0 0" drawooo:sub-view-size="207084 306860" draw:text-areas="0 0 ?f0 ?f1" draw:type="ooxml-non-primitive" draw:enhanced-path="M 207085 212875 C 207085 290792 160693 327735 103543 294822 46393 261909 0 171902 0 93985 0 16069 46393 -20874 103543 12039 161365 44952 207085 134959 207085 212875 Z N">
              <draw:equation draw:name="f0" draw:formula="logwidth"/>
              <draw:equation draw:name="f1" draw:formula="logheight"/>
            </draw:enhanced-geometry>
          </draw:custom-shape>
          <draw:custom-shape draw:name="Google Shape;999;p46_0" draw:style-name="gr52" draw:text-style-name="P38" draw:layer="layout" svg:width="3.442cm" svg:height="4.05cm" svg:x="14.741cm" svg:y="1.389cm">
            <text:p/>
            <draw:enhanced-geometry draw:mirror-horizontal="false" draw:mirror-vertical="false" svg:viewBox="0 0 0 0" drawooo:sub-view-size="1820731 2142033" draw:text-areas="0 0 ?f0 ?f1" draw:type="ooxml-non-primitive" draw:enhanced-path="M 1820059 1049187 L 0 0 672 947761 1660039 1904254 1820732 2142034 1820059 1049187 Z N">
              <draw:equation draw:name="f0" draw:formula="logwidth"/>
              <draw:equation draw:name="f1" draw:formula="logheight"/>
            </draw:enhanced-geometry>
          </draw:custom-shape>
          <draw:custom-shape draw:name="Google Shape;1000;p46_0" draw:style-name="gr53" draw:text-style-name="P8" draw:layer="layout" svg:width="1.299cm" svg:height="1.235cm" svg:x="14.375cm" svg:y="1.601cm">
            <text:p/>
            <draw:enhanced-geometry draw:mirror-horizontal="false" draw:mirror-vertical="false" svg:viewBox="0 0 0 0" drawooo:sub-view-size="687144 653558" draw:text-areas="0 0 ?f0 ?f1" draw:type="ooxml-non-primitive" draw:enhanced-path="M 0 257259 L 0 0 687145 396300 687145 653559 0 257259 Z N">
              <draw:equation draw:name="f0" draw:formula="logwidth"/>
              <draw:equation draw:name="f1" draw:formula="logheight"/>
            </draw:enhanced-geometry>
          </draw:custom-shape>
          <draw:custom-shape draw:name="Google Shape;1001;p46_0" draw:style-name="gr48" draw:text-style-name="P12" draw:layer="layout" svg:width="0.753cm" svg:height="0.591cm" svg:x="16.539cm" svg:y="2.861cm">
            <text:p/>
            <draw:enhanced-geometry draw:mirror-horizontal="false" draw:mirror-vertical="false" svg:viewBox="0 0 0 0" drawooo:sub-view-size="398705 313009" draw:text-areas="0 0 ?f0 ?f1" draw:type="ooxml-non-primitive" draw:enhanced-path="M 398705 229720 L 0 0 0 83290 398705 313010 398705 229720 Z N">
              <draw:equation draw:name="f0" draw:formula="logwidth"/>
              <draw:equation draw:name="f1" draw:formula="logheight"/>
            </draw:enhanced-geometry>
          </draw:custom-shape>
          <draw:custom-shape draw:name="Google Shape;1002;p46_0" draw:style-name="gr54" draw:text-style-name="P12" draw:layer="layout" svg:width="1.452cm" svg:height="0.995cm" svg:x="15.841cm" svg:y="2.772cm">
            <text:p/>
            <draw:enhanced-geometry draw:mirror-horizontal="false" draw:mirror-vertical="false" svg:viewBox="0 0 0 0" drawooo:sub-view-size="768499 526608" draw:text-areas="0 0 ?f0 ?f1" draw:type="ooxml-non-primitive" draw:enhanced-path="M 768499 443318 L 0 0 0 83290 768499 526608 768499 443318 Z N">
              <draw:equation draw:name="f0" draw:formula="logwidth"/>
              <draw:equation draw:name="f1" draw:formula="logheight"/>
            </draw:enhanced-geometry>
          </draw:custom-shape>
          <draw:custom-shape draw:name="Google Shape;1003;p46_0" draw:style-name="gr50" draw:text-style-name="P12" draw:layer="layout" svg:width="1.76cm" svg:height="1.173cm" svg:x="15.535cm" svg:y="2.909cm">
            <text:p/>
            <draw:enhanced-geometry draw:mirror-horizontal="false" draw:mirror-vertical="false" svg:viewBox="0 0 0 0" drawooo:sub-view-size="931208 620645" draw:text-areas="0 0 ?f0 ?f1" draw:type="ooxml-non-primitive" draw:enhanced-path="M 931209 537356 L 0 0 0 83290 931209 620646 931209 537356 Z N">
              <draw:equation draw:name="f0" draw:formula="logwidth"/>
              <draw:equation draw:name="f1" draw:formula="logheight"/>
            </draw:enhanced-geometry>
          </draw:custom-shape>
          <draw:custom-shape draw:name="Google Shape;1004;p46_0" draw:style-name="gr55" draw:text-style-name="P8" draw:layer="layout" svg:width="0.391cm" svg:height="0.579cm" svg:x="17.476cm" svg:y="3.387cm">
            <text:p/>
            <draw:enhanced-geometry draw:mirror-horizontal="false" draw:mirror-vertical="false" svg:viewBox="0 0 0 0" drawooo:sub-view-size="207084 306577" draw:text-areas="0 0 ?f0 ?f1" draw:type="ooxml-non-primitive" draw:enhanced-path="M 0 93703 C 0 171619 46392 261626 103542 294539 160692 327452 207085 290509 207085 212593 207085 134676 160692 44669 103542 11756 46392 -20485 0 15786 0 93703 Z N">
              <draw:equation draw:name="f0" draw:formula="logwidth"/>
              <draw:equation draw:name="f1" draw:formula="logheight"/>
            </draw:enhanced-geometry>
          </draw:custom-shape>
          <draw:custom-shape draw:name="Google Shape;1005;p46_0" draw:style-name="gr56" draw:text-style-name="P39" draw:layer="layout" svg:width="2.055cm" svg:height="2.254cm" svg:x="15.666cm" svg:y="4.094cm">
            <text:p/>
            <draw:enhanced-geometry draw:mirror-horizontal="false" draw:mirror-vertical="false" svg:viewBox="0 0 0 0" drawooo:sub-view-size="1087194 1192257" draw:text-areas="0 0 ?f0 ?f1" draw:type="ooxml-non-primitive" draw:enhanced-path="M 1087195 626691 L 0 0 0 565567 1087195 1192258 1087195 626691 Z N">
              <draw:equation draw:name="f0" draw:formula="logwidth"/>
              <draw:equation draw:name="f1" draw:formula="logheight"/>
            </draw:enhanced-geometry>
          </draw:custom-shape>
          <draw:custom-shape draw:name="Google Shape;1006;p46_0" draw:style-name="gr57" draw:text-style-name="P12" draw:layer="layout" svg:width="0.703cm" svg:height="0.534cm" svg:x="16.191cm" svg:y="4.652cm">
            <text:p/>
            <draw:enhanced-geometry draw:mirror-horizontal="false" draw:mirror-vertical="false" svg:viewBox="0 0 0 0" drawooo:sub-view-size="372483 282783" draw:text-areas="0 0 ?f0 ?f1" draw:type="ooxml-non-primitive" draw:enhanced-path="M 0 0 L 372483 214942 372483 282783 0 67841 0 0 Z N">
              <draw:equation draw:name="f0" draw:formula="logwidth"/>
              <draw:equation draw:name="f1" draw:formula="logheight"/>
            </draw:enhanced-geometry>
          </draw:custom-shape>
          <draw:custom-shape draw:name="Google Shape;1007;p46_0" draw:style-name="gr58" draw:text-style-name="P12" draw:layer="layout" svg:width="1.316cm" svg:height="0.888cm" svg:x="16.191cm" svg:y="4.909cm">
            <text:p/>
            <draw:enhanced-geometry draw:mirror-horizontal="false" draw:mirror-vertical="false" svg:viewBox="0 0 0 0" drawooo:sub-view-size="696557 470186" draw:text-areas="0 0 ?f0 ?f1" draw:type="ooxml-non-primitive" draw:enhanced-path="M 0 0 L 696558 401673 696558 470186 0 68513 0 0 Z N">
              <draw:equation draw:name="f0" draw:formula="logwidth"/>
              <draw:equation draw:name="f1" draw:formula="logheight"/>
            </draw:enhanced-geometry>
          </draw:custom-shape>
          <draw:custom-shape draw:name="Google Shape;1008;p46_0" draw:style-name="gr59" draw:text-style-name="P8" draw:layer="layout" svg:width="0.233cm" svg:height="0.346cm" svg:x="15.85cm" svg:y="4.45cm">
            <text:p/>
            <draw:enhanced-geometry draw:mirror-horizontal="false" draw:mirror-vertical="false" svg:viewBox="0 0 0 0" drawooo:sub-view-size="123712 183417" draw:text-areas="0 0 ?f0 ?f1" draw:type="ooxml-non-primitive" draw:enhanced-path="M 123713 127308 C 123713 173655 96146 195821 61856 176342 27566 156863 0 103127 0 56109 0 9762 27566 -12404 61856 7075 95474 27226 123713 80961 123713 127308 Z N">
              <draw:equation draw:name="f0" draw:formula="logwidth"/>
              <draw:equation draw:name="f1" draw:formula="logheight"/>
            </draw:enhanced-geometry>
          </draw:custom-shape>
          <draw:custom-shape draw:name="Google Shape;1009;p46_0" draw:style-name="gr60" draw:text-style-name="P40" draw:layer="layout" svg:width="2.055cm" svg:height="2.255cm" svg:x="21.755cm" svg:y="4.899cm">
            <text:p/>
            <draw:enhanced-geometry draw:mirror-horizontal="false" draw:mirror-vertical="false" svg:viewBox="0 0 0 0" drawooo:sub-view-size="1087194 1192929" draw:text-areas="0 0 ?f0 ?f1" draw:type="ooxml-non-primitive" draw:enhanced-path="M 1087195 626691 L 0 0 0 565567 1087195 1192929 1087195 626691 Z N">
              <draw:equation draw:name="f0" draw:formula="logwidth"/>
              <draw:equation draw:name="f1" draw:formula="logheight"/>
            </draw:enhanced-geometry>
          </draw:custom-shape>
          <draw:custom-shape draw:name="Google Shape;1010;p46_0" draw:style-name="gr57" draw:text-style-name="P12" draw:layer="layout" svg:width="0.703cm" svg:height="0.534cm" svg:x="22.28cm" svg:y="5.459cm">
            <text:p/>
            <draw:enhanced-geometry draw:mirror-horizontal="false" draw:mirror-vertical="false" svg:viewBox="0 0 0 0" drawooo:sub-view-size="372483 282783" draw:text-areas="0 0 ?f0 ?f1" draw:type="ooxml-non-primitive" draw:enhanced-path="M 0 0 L 372483 214942 372483 282783 0 67841 0 0 Z N">
              <draw:equation draw:name="f0" draw:formula="logwidth"/>
              <draw:equation draw:name="f1" draw:formula="logheight"/>
            </draw:enhanced-geometry>
          </draw:custom-shape>
          <draw:custom-shape draw:name="Google Shape;1011;p46_0" draw:style-name="gr58" draw:text-style-name="P12" draw:layer="layout" svg:width="1.316cm" svg:height="0.888cm" svg:x="22.281cm" svg:y="5.716cm">
            <text:p/>
            <draw:enhanced-geometry draw:mirror-horizontal="false" draw:mirror-vertical="false" svg:viewBox="0 0 0 0" drawooo:sub-view-size="696557 470186" draw:text-areas="0 0 ?f0 ?f1" draw:type="ooxml-non-primitive" draw:enhanced-path="M 0 0 L 696558 401673 696558 470186 0 68513 0 0 Z N">
              <draw:equation draw:name="f0" draw:formula="logwidth"/>
              <draw:equation draw:name="f1" draw:formula="logheight"/>
            </draw:enhanced-geometry>
          </draw:custom-shape>
          <draw:custom-shape draw:name="Google Shape;1012;p46_0" draw:style-name="gr61" draw:text-style-name="P6" draw:layer="layout" svg:width="0.233cm" svg:height="0.346cm" svg:x="21.938cm" svg:y="5.257cm">
            <text:p/>
            <draw:enhanced-geometry draw:mirror-horizontal="false" draw:mirror-vertical="false" svg:viewBox="0 0 0 0" drawooo:sub-view-size="123713 183417" draw:text-areas="0 0 ?f0 ?f1" draw:type="ooxml-non-primitive" draw:enhanced-path="M 123713 127308 C 123713 173655 96146 195821 61857 176342 27567 156863 0 103127 0 56109 0 9762 27567 -12404 61857 7075 96146 27226 123713 80961 123713 127308 Z N">
              <draw:equation draw:name="f0" draw:formula="logwidth"/>
              <draw:equation draw:name="f1" draw:formula="logheight"/>
            </draw:enhanced-geometry>
          </draw:custom-shape>
        </draw:g>
        <draw:frame draw:name="Google Shape;225;p17_1" presentation:style-name="pr10" draw:text-style-name="P41" draw:layer="layout" svg:width="17cm" svg:height="4.209cm" svg:x="2cm" svg:y="2cm">
          <draw:text-box>
            <text:p text:style-name="P32"><text:span text:style-name="T6">Uma</text:span></text:p>
          </draw:text-box>
        </draw:frame>
        <presentation:notes draw:style-name="dp3">
          <draw:page-thumbnail draw:name="Google Shape;192;g35ed75ccf_0" draw:style-name="gr16" draw:layer="layout" svg:width="16.932cm" svg:height="9.524cm" svg:x="1.058cm" svg:y="1.905cm" draw:page-number="3" presentation:class="page"/>
          <draw:frame draw:name="Google Shape;193;g35ed75ccf_0" presentation:style-name="pr11" draw:text-style-name="P18" draw:layer="layout" svg:width="15.239cm" svg:height="11.429cm" svg:x="1.905cm" svg:y="12.065cm" presentation:class="notes" presentation:placeholder="true" presentation:user-transformed="true">
            <draw:text-box/>
          </draw:frame>
        </presentation:notes>
      </draw:page>
      <draw:page draw:name="page4" draw:style-name="dp1" draw:master-page-name="TITLE_5f_1">
        <draw:frame draw:name="Google Shape;123;p14_0" presentation:style-name="pr12" draw:text-style-name="P42" draw:layer="layout" svg:width="14.196cm" svg:height="3.221cm" svg:x="2.376cm" svg:y="4.261cm" presentation:class="title" presentation:user-transformed="true">
          <draw:text-box>
            <text:p text:style-name="P1"><text:span text:style-name="T8">User-Defined Functions - UDFs</text:span></text:p>
          </draw:text-box>
        </draw:frame>
        <draw:frame draw:name="Google Shape;124;p14_0" presentation:style-name="pr13" draw:text-style-name="P33" draw:layer="layout" svg:width="14.196cm" svg:height="1.188cm" svg:x="2.376cm" svg:y="7.54cm" presentation:class="subtitle" presentation:user-transformed="true">
          <draw:text-box>
            <text:p text:style-name="P32"><text:span text:style-name="T9">Funções Definidas pelo Usuário</text:span></text:p>
          </draw:text-box>
        </draw:frame>
        <draw:g draw:name="Grupo 57_0">
          <draw:custom-shape draw:name="Google Shape;851;p46_0" draw:style-name="gr62" draw:text-style-name="P43" draw:layer="layout" svg:width="2.079cm" svg:height="2.243cm" svg:x="17.458cm" svg:y="4.071cm">
            <text:p/>
            <draw:enhanced-geometry draw:mirror-horizontal="false" draw:mirror-vertical="false" svg:viewBox="0 0 0 0" drawooo:sub-view-size="1784563 1925515" draw:text-areas="0 0 ?f0 ?f1" draw:type="ooxml-non-primitive" draw:enhanced-path="M 1784564 1004796 L 8243 0 0 920719 1776321 1925515 1784564 1004796 Z N">
              <draw:equation draw:name="f0" draw:formula="logwidth"/>
              <draw:equation draw:name="f1" draw:formula="logheight"/>
            </draw:enhanced-geometry>
          </draw:custom-shape>
          <draw:custom-shape draw:name="Google Shape;852;p46_0" draw:style-name="gr63" draw:text-style-name="P12" draw:layer="layout" svg:width="0.623cm" svg:height="0.48cm" svg:x="17.993cm" svg:y="4.628cm">
            <text:p/>
            <draw:enhanced-geometry draw:mirror-horizontal="false" draw:mirror-vertical="false" svg:viewBox="0 0 0 0" drawooo:sub-view-size="534957 412963" draw:text-areas="0 0 ?f0 ?f1" draw:type="ooxml-non-primitive" draw:enhanced-path="M 824 0 L 534957 302510 534133 412964 0 110453 824 0 Z N">
              <draw:equation draw:name="f0" draw:formula="logwidth"/>
              <draw:equation draw:name="f1" draw:formula="logheight"/>
            </draw:enhanced-geometry>
          </draw:custom-shape>
          <draw:custom-shape draw:name="Google Shape;853;p46_0" draw:style-name="gr64" draw:text-style-name="P12" draw:layer="layout" svg:width="1.326cm" svg:height="0.88cm" svg:x="17.991cm" svg:y="4.885cm">
            <text:p/>
            <draw:enhanced-geometry draw:mirror-horizontal="false" draw:mirror-vertical="false" svg:viewBox="0 0 0 0" drawooo:sub-view-size="1138329 755863" draw:text-areas="0 0 ?f0 ?f1" draw:type="ooxml-non-primitive" draw:enhanced-path="M 824 0 L 1138329 643762 1137505 755864 0 112102 824 0 Z N">
              <draw:equation draw:name="f0" draw:formula="logwidth"/>
              <draw:equation draw:name="f1" draw:formula="logheight"/>
            </draw:enhanced-geometry>
          </draw:custom-shape>
          <draw:custom-shape draw:name="Google Shape;854;p46_0" draw:style-name="gr61" draw:text-style-name="P6" draw:layer="layout" svg:width="0.234cm" svg:height="0.346cm" svg:x="17.649cm" svg:y="4.427cm">
            <text:p/>
            <draw:enhanced-geometry draw:mirror-horizontal="false" draw:mirror-vertical="false" svg:viewBox="0 0 0 0" drawooo:sub-view-size="201970 297952" draw:text-areas="0 0 ?f0 ?f1" draw:type="ooxml-non-primitive" draw:enhanced-path="M 201960 206264 C 201135 282097 155800 318366 99749 286219 43698 254896 -813 167523 11 91689 835 15855 46171 -20413 102222 11734 158273 43056 202784 130430 201960 206264 Z N">
              <draw:equation draw:name="f0" draw:formula="logwidth"/>
              <draw:equation draw:name="f1" draw:formula="logheight"/>
            </draw:enhanced-geometry>
          </draw:custom-shape>
          <draw:custom-shape draw:name="Google Shape;855;p46_0" draw:style-name="gr65" draw:text-style-name="P44" draw:layer="layout" svg:width="2.078cm" svg:height="2.243cm" svg:x="22.153cm" svg:y="8.865cm">
            <text:p/>
            <draw:enhanced-geometry draw:mirror-horizontal="false" draw:mirror-vertical="false" svg:viewBox="0 0 0 0" drawooo:sub-view-size="1783739 1925515" draw:text-areas="0 0 ?f0 ?f1" draw:type="ooxml-non-primitive" draw:enhanced-path="M 1783740 1004796 L 8243 0 0 920719 1776321 1925515 1783740 1004796 Z N">
              <draw:equation draw:name="f0" draw:formula="logwidth"/>
              <draw:equation draw:name="f1" draw:formula="logheight"/>
            </draw:enhanced-geometry>
          </draw:custom-shape>
          <draw:custom-shape draw:name="Google Shape;856;p46_0" draw:style-name="gr63" draw:text-style-name="P12" draw:layer="layout" svg:width="0.623cm" svg:height="0.48cm" svg:x="22.688cm" svg:y="9.422cm">
            <text:p/>
            <draw:enhanced-geometry draw:mirror-horizontal="false" draw:mirror-vertical="false" svg:viewBox="0 0 0 0" drawooo:sub-view-size="534957 412963" draw:text-areas="0 0 ?f0 ?f1" draw:type="ooxml-non-primitive" draw:enhanced-path="M 825 0 L 534957 302510 534133 412964 0 110454 825 0 Z N">
              <draw:equation draw:name="f0" draw:formula="logwidth"/>
              <draw:equation draw:name="f1" draw:formula="logheight"/>
            </draw:enhanced-geometry>
          </draw:custom-shape>
          <draw:custom-shape draw:name="Google Shape;857;p46_0" draw:style-name="gr64" draw:text-style-name="P12" draw:layer="layout" svg:width="1.326cm" svg:height="0.88cm" svg:x="22.686cm" svg:y="9.68cm">
            <text:p/>
            <draw:enhanced-geometry draw:mirror-horizontal="false" draw:mirror-vertical="false" svg:viewBox="0 0 0 0" drawooo:sub-view-size="1138329 755863" draw:text-areas="0 0 ?f0 ?f1" draw:type="ooxml-non-primitive" draw:enhanced-path="M 825 0 L 1138329 643762 1137505 755863 0 112102 825 0 Z N">
              <draw:equation draw:name="f0" draw:formula="logwidth"/>
              <draw:equation draw:name="f1" draw:formula="logheight"/>
            </draw:enhanced-geometry>
          </draw:custom-shape>
          <draw:custom-shape draw:name="Google Shape;858;p46_0" draw:style-name="gr61" draw:text-style-name="P6" draw:layer="layout" svg:width="0.234cm" svg:height="0.346cm" svg:x="22.344cm" svg:y="9.221cm">
            <text:p/>
            <draw:enhanced-geometry draw:mirror-horizontal="false" draw:mirror-vertical="false" svg:viewBox="0 0 0 0" drawooo:sub-view-size="201970 297952" draw:text-areas="0 0 ?f0 ?f1" draw:type="ooxml-non-primitive" draw:enhanced-path="M 201960 206264 C 201135 282097 155800 318366 99749 286219 43698 254896 -813 167523 11 91689 835 15855 46171 -20413 102222 11734 158272 43056 202784 130430 201960 206264 Z N">
              <draw:equation draw:name="f0" draw:formula="logwidth"/>
              <draw:equation draw:name="f1" draw:formula="logheight"/>
            </draw:enhanced-geometry>
          </draw:custom-shape>
          <draw:custom-shape draw:name="Google Shape;859;p46_0" draw:style-name="gr66" draw:text-style-name="P16" draw:layer="layout" svg:width="3.283cm" svg:height="5.489cm" svg:x="20.174cm" svg:y="3.14cm">
            <text:p/>
            <draw:enhanced-geometry draw:mirror-horizontal="false" draw:mirror-vertical="false" svg:viewBox="0 0 0 0" drawooo:sub-view-size="2817385 4709929" draw:text-areas="0 0 ?f0 ?f1" draw:type="ooxml-non-primitive" draw:enhanced-path="M 1415287 36268 C 1080630 101386 328063 185463 0 0 2473 1312252 323942 3174298 1374897 4709930 2442338 4372799 2792657 2891570 2817385 1594980 2489322 1408693 1745823 478082 1415287 36268 Z N">
              <draw:equation draw:name="f0" draw:formula="logwidth"/>
              <draw:equation draw:name="f1" draw:formula="logheight"/>
            </draw:enhanced-geometry>
          </draw:custom-shape>
          <draw:custom-shape draw:name="Google Shape;860;p46_0" draw:style-name="gr67" draw:text-style-name="P45" draw:layer="layout" svg:width="3.283cm" svg:height="5.489cm" svg:x="19.699cm" svg:y="3.456cm">
            <text:p/>
            <draw:enhanced-geometry draw:mirror-horizontal="false" draw:mirror-vertical="false" svg:viewBox="0 0 0 0" drawooo:sub-view-size="2817384 4709929" draw:text-areas="0 0 ?f0 ?f1" draw:type="ooxml-non-primitive" draw:enhanced-path="M 1415287 36268 C 1080630 101386 328063 185463 0 0 2473 1312252 323942 3174298 1374897 4709930 2442338 4372799 2792657 2890746 2817385 1594980 2489322 1408693 1745823 478082 1415287 36268 Z N">
              <draw:equation draw:name="f0" draw:formula="logwidth"/>
              <draw:equation draw:name="f1" draw:formula="logheight"/>
            </draw:enhanced-geometry>
          </draw:custom-shape>
          <draw:custom-shape draw:name="Google Shape;861;p46_0" draw:style-name="gr68" draw:text-style-name="P16" draw:layer="layout" svg:width="1.68cm" svg:height="5.446cm" svg:x="21.298cm" svg:y="3.498cm">
            <text:p/>
            <draw:enhanced-geometry draw:mirror-horizontal="false" draw:mirror-vertical="false" svg:viewBox="0 0 0 0" drawooo:sub-view-size="1442487 4672836" draw:text-areas="0 0 ?f0 ?f1" draw:type="ooxml-non-primitive" draw:enhanced-path="M 1442488 1557887 C 1113601 1371600 370925 441813 40389 0 L 0 4672837 C 1066617 4336531 1416935 2854478 1442488 1557887 Z N">
              <draw:equation draw:name="f0" draw:formula="logwidth"/>
              <draw:equation draw:name="f1" draw:formula="logheight"/>
            </draw:enhanced-geometry>
          </draw:custom-shape>
          <draw:custom-shape draw:name="Google Shape;862;p46_0" draw:style-name="gr69" draw:text-style-name="P46" draw:layer="layout" svg:width="1.928cm" svg:height="4.603cm" svg:x="19.27cm" svg:y="6.38cm">
            <text:p/>
            <draw:enhanced-geometry draw:mirror-horizontal="false" draw:mirror-vertical="false" svg:viewBox="0 0 0 0" drawooo:sub-view-size="1655151 3949944" draw:text-areas="0 0 ?f0 ?f1" draw:type="ooxml-non-primitive" draw:enhanced-path="M 0 0 L 1654328 910828 1655152 3949944 824 3039940 0 0 Z N">
              <draw:equation draw:name="f0" draw:formula="logwidth"/>
              <draw:equation draw:name="f1" draw:formula="logheight"/>
            </draw:enhanced-geometry>
          </draw:custom-shape>
          <draw:custom-shape draw:name="Google Shape;863;p46_0" draw:style-name="gr70" draw:text-style-name="P12" draw:layer="layout" svg:width="1.456cm" svg:height="2.069cm" svg:x="19.519cm" svg:y="8.445cm">
            <text:p/>
            <draw:enhanced-geometry draw:mirror-horizontal="false" draw:mirror-vertical="false" svg:viewBox="0 0 0 0" drawooo:sub-view-size="1250431 1776320" draw:text-areas="0 0 ?f0 ?f1" draw:type="ooxml-non-primitive" draw:enhanced-path="M 0 0 L 1247134 686624 1250431 1776321 3297 1089697 0 0 Z N">
              <draw:equation draw:name="f0" draw:formula="logwidth"/>
              <draw:equation draw:name="f1" draw:formula="logheight"/>
            </draw:enhanced-geometry>
          </draw:custom-shape>
          <draw:custom-shape draw:name="Google Shape;864;p46_0" draw:style-name="gr71" draw:text-style-name="P12" draw:layer="layout" svg:width="0.672cm" svg:height="0.5cm" svg:x="19.545cm" svg:y="7.602cm">
            <text:p/>
            <draw:enhanced-geometry draw:mirror-horizontal="false" draw:mirror-vertical="false" svg:viewBox="0 0 0 0" drawooo:sub-view-size="576995 429449" draw:text-areas="0 0 ?f0 ?f1" draw:type="ooxml-non-primitive" draw:enhanced-path="M 0 0 L 576995 317347 576995 429449 0 112102 0 0 Z N">
              <draw:equation draw:name="f0" draw:formula="logwidth"/>
              <draw:equation draw:name="f1" draw:formula="logheight"/>
            </draw:enhanced-geometry>
          </draw:custom-shape>
          <draw:custom-shape draw:name="Google Shape;865;p46_0" draw:style-name="gr71" draw:text-style-name="P12" draw:layer="layout" svg:width="0.672cm" svg:height="0.5cm" svg:x="19.548cm" svg:y="7.86cm">
            <text:p/>
            <draw:enhanced-geometry draw:mirror-horizontal="false" draw:mirror-vertical="false" svg:viewBox="0 0 0 0" drawooo:sub-view-size="576995 429449" draw:text-areas="0 0 ?f0 ?f1" draw:type="ooxml-non-primitive" draw:enhanced-path="M 0 0 L 576995 317347 576995 429449 0 112102 0 0 Z N">
              <draw:equation draw:name="f0" draw:formula="logwidth"/>
              <draw:equation draw:name="f1" draw:formula="logheight"/>
            </draw:enhanced-geometry>
          </draw:custom-shape>
          <draw:custom-shape draw:name="Google Shape;866;p46_0" draw:style-name="gr72" draw:text-style-name="P12" draw:layer="layout" svg:width="1.275cm" svg:height="0.832cm" svg:x="19.547cm" svg:y="8.109cm">
            <text:p/>
            <draw:enhanced-geometry draw:mirror-horizontal="false" draw:mirror-vertical="false" svg:viewBox="0 0 0 0" drawooo:sub-view-size="1094642 714649" draw:text-areas="0 0 ?f0 ?f1" draw:type="ooxml-non-primitive" draw:enhanced-path="M 0 0 L 1094643 602548 1094643 714650 0 112102 0 0 Z N">
              <draw:equation draw:name="f0" draw:formula="logwidth"/>
              <draw:equation draw:name="f1" draw:formula="logheight"/>
            </draw:enhanced-geometry>
          </draw:custom-shape>
          <draw:custom-shape draw:name="Google Shape;867;p46_0" draw:style-name="gr73" draw:text-style-name="P12" draw:layer="layout" svg:width="1.929cm" svg:height="1.673cm" svg:x="19.27cm" svg:y="6.38cm">
            <text:p/>
            <draw:enhanced-geometry draw:mirror-horizontal="false" draw:mirror-vertical="false" svg:viewBox="0 0 0 0" drawooo:sub-view-size="1655976 1435893" draw:text-areas="0 0 ?f0 ?f1" draw:type="ooxml-non-primitive" draw:enhanced-path="M 0 0 L 1654328 910828 1655976 1435894 824 525890 0 0 Z N">
              <draw:equation draw:name="f0" draw:formula="logwidth"/>
              <draw:equation draw:name="f1" draw:formula="logheight"/>
            </draw:enhanced-geometry>
          </draw:custom-shape>
          <draw:custom-shape draw:name="Google Shape;868;p46_0" draw:style-name="gr74" draw:text-style-name="P12" draw:layer="layout" svg:width="0.244cm" svg:height="0.361cm" svg:x="19.506cm" svg:y="6.706cm">
            <text:p/>
            <draw:enhanced-geometry draw:mirror-horizontal="false" draw:mirror-vertical="false" svg:viewBox="0 0 0 0" drawooo:sub-view-size="210191 310309" draw:text-areas="0 0 ?f0 ?f1" draw:type="ooxml-non-primitive" draw:enhanced-path="M 210191 213266 C 210191 292397 163207 331138 105508 298991 47808 266845 0 176998 0 97043 0 17912 46984 -20829 104683 11318 163207 43465 210191 134136 210191 213266 Z N">
              <draw:equation draw:name="f0" draw:formula="logwidth"/>
              <draw:equation draw:name="f1" draw:formula="logheight"/>
            </draw:enhanced-geometry>
          </draw:custom-shape>
          <draw:custom-shape draw:name="Google Shape;869;p46_0" draw:style-name="gr75" draw:text-style-name="P13" draw:layer="layout" svg:width="1.309cm" svg:height="1.245cm" svg:x="20.41cm" svg:y="7.908cm">
            <text:p/>
            <draw:enhanced-geometry draw:mirror-horizontal="false" draw:mirror-vertical="false" svg:viewBox="0 0 0 0" drawooo:sub-view-size="1123491 1069089" draw:text-areas="0 0 ?f0 ?f1" draw:type="ooxml-non-primitive" draw:enhanced-path="M 1649 451705 L 0 0 1121843 617385 1123492 1069090 1649 451705 Z N">
              <draw:equation draw:name="f0" draw:formula="logwidth"/>
              <draw:equation draw:name="f1" draw:formula="logheight"/>
            </draw:enhanced-geometry>
          </draw:custom-shape>
          <draw:custom-shape draw:name="Google Shape;870;p46_0" draw:style-name="gr76" draw:text-style-name="P47" draw:layer="layout" svg:width="2.859cm" svg:height="3.367cm" svg:x="16.072cm" svg:y="4.571cm">
            <text:p/>
            <draw:enhanced-geometry draw:mirror-horizontal="false" draw:mirror-vertical="false" svg:viewBox="0 0 0 0" drawooo:sub-view-size="2453878 2889921" draw:text-areas="0 0 ?f0 ?f1" draw:type="ooxml-non-primitive" draw:enhanced-path="M 2453054 1415287 L 0 0 824 1278456 2237093 2569277 2453878 2889922 2453054 1415287 Z N">
              <draw:equation draw:name="f0" draw:formula="logwidth"/>
              <draw:equation draw:name="f1" draw:formula="logheight"/>
            </draw:enhanced-geometry>
          </draw:custom-shape>
          <draw:custom-shape draw:name="Google Shape;871;p46_0" draw:style-name="gr77" draw:text-style-name="P8" draw:layer="layout" svg:width="1.078cm" svg:height="1.026cm" svg:x="15.769cm" svg:y="4.746cm">
            <text:p/>
            <draw:enhanced-geometry draw:mirror-horizontal="false" draw:mirror-vertical="false" svg:viewBox="0 0 0 0" drawooo:sub-view-size="925665 881154" draw:text-areas="0 0 ?f0 ?f1" draw:type="ooxml-non-primitive" draw:enhanced-path="M 0 347021 L 0 0 925665 534133 925665 881154 0 347021 Z N">
              <draw:equation draw:name="f0" draw:formula="logwidth"/>
              <draw:equation draw:name="f1" draw:formula="logheight"/>
            </draw:enhanced-geometry>
          </draw:custom-shape>
          <draw:custom-shape draw:name="Google Shape;872;p46_0" draw:style-name="gr78" draw:text-style-name="P12" draw:layer="layout" svg:width="0.625cm" svg:height="0.491cm" svg:x="17.566cm" svg:y="5.795cm">
            <text:p/>
            <draw:enhanced-geometry draw:mirror-horizontal="false" draw:mirror-vertical="false" svg:viewBox="0 0 0 0" drawooo:sub-view-size="537429 422030" draw:text-areas="0 0 ?f0 ?f1" draw:type="ooxml-non-primitive" draw:enhanced-path="M 537430 309929 L 0 0 0 112102 537430 422031 537430 309929 Z N">
              <draw:equation draw:name="f0" draw:formula="logwidth"/>
              <draw:equation draw:name="f1" draw:formula="logheight"/>
            </draw:enhanced-geometry>
          </draw:custom-shape>
          <draw:custom-shape draw:name="Google Shape;873;p46_0" draw:style-name="gr79" draw:text-style-name="P12" draw:layer="layout" svg:width="1.207cm" svg:height="0.826cm" svg:x="16.986cm" svg:y="5.722cm">
            <text:p/>
            <draw:enhanced-geometry draw:mirror-horizontal="false" draw:mirror-vertical="false" svg:viewBox="0 0 0 0" drawooo:sub-view-size="1036118 709704" draw:text-areas="0 0 ?f0 ?f1" draw:type="ooxml-non-primitive" draw:enhanced-path="M 1036119 597602 L 0 0 0 112102 1036119 709704 1036119 597602 Z N">
              <draw:equation draw:name="f0" draw:formula="logwidth"/>
              <draw:equation draw:name="f1" draw:formula="logheight"/>
            </draw:enhanced-geometry>
          </draw:custom-shape>
          <draw:custom-shape draw:name="Google Shape;874;p46_0" draw:style-name="gr80" draw:text-style-name="P12" draw:layer="layout" svg:width="1.462cm" svg:height="0.974cm" svg:x="16.731cm" svg:y="5.835cm">
            <text:p/>
            <draw:enhanced-geometry draw:mirror-horizontal="false" draw:mirror-vertical="false" svg:viewBox="0 0 0 0" drawooo:sub-view-size="1255376 836643" draw:text-areas="0 0 ?f0 ?f1" draw:type="ooxml-non-primitive" draw:enhanced-path="M 1255377 724541 L 0 0 0 112102 1255377 836643 1255377 724541 Z N">
              <draw:equation draw:name="f0" draw:formula="logwidth"/>
              <draw:equation draw:name="f1" draw:formula="logheight"/>
            </draw:enhanced-geometry>
          </draw:custom-shape>
          <draw:custom-shape draw:name="Google Shape;875;p46_0" draw:style-name="gr81" draw:text-style-name="P8" draw:layer="layout" svg:width="0.324cm" svg:height="0.482cm" svg:x="18.343cm" svg:y="6.233cm">
            <text:p/>
            <draw:enhanced-geometry draw:mirror-horizontal="false" draw:mirror-vertical="false" svg:viewBox="0 0 0 0" drawooo:sub-view-size="278606 414354" draw:text-areas="0 0 ?f0 ?f1" draw:type="ooxml-non-primitive" draw:enhanced-path="M 0 126810 C 0 232318 62645 353487 139303 397998 215961 442509 278606 393052 278606 287545 278606 182037 215961 60868 139303 16357 62645 -28154 0 21303 0 126810 Z N">
              <draw:equation draw:name="f0" draw:formula="logwidth"/>
              <draw:equation draw:name="f1" draw:formula="logheight"/>
            </draw:enhanced-geometry>
          </draw:custom-shape>
          <draw:custom-shape draw:name="Google Shape;876;p46_0" draw:style-name="gr82" draw:text-style-name="P48" draw:layer="layout" svg:width="0.802cm" svg:height="1.093cm" svg:x="17.605cm" svg:y="7.733cm">
            <text:p/>
            <draw:enhanced-geometry draw:mirror-horizontal="false" draw:mirror-vertical="false" svg:viewBox="0 0 0 0" drawooo:sub-view-size="689097 938791" draw:text-areas="0 0 ?f0 ?f1" draw:type="ooxml-non-primitive" draw:enhanced-path="M 344549 11931 C 394005 39956 433571 109196 433571 166071 L 433571 417476 600075 513092 C 649532 541118 689097 610357 689097 667233 689097 724107 649532 747188 600075 719162 L 433571 623546 433571 874951 C 433571 931826 394005 954906 344549 926880 295092 898855 255526 829616 255526 772740 L 255526 521335 89022 424894 C 39565 396869 0 327630 0 270754 0 213879 39565 190799 89022 218825 L 255526 314441 255526 63036 C 255526 6985 295092 -16095 344549 11931 Z N">
              <draw:equation draw:name="f0" draw:formula="logwidth"/>
              <draw:equation draw:name="f1" draw:formula="logheight"/>
            </draw:enhanced-geometry>
          </draw:custom-shape>
        </draw:g>
        <presentation:notes draw:style-name="dp3">
          <draw:page-thumbnail draw:name="Google Shape;120;g35f391192_0" draw:style-name="gr16" draw:layer="layout" svg:width="16.932cm" svg:height="9.524cm" svg:x="1.058cm" svg:y="1.905cm" draw:page-number="4" presentation:class="page"/>
          <draw:frame draw:name="Google Shape;121;g35f391192_0" presentation:style-name="pr14" draw:text-style-name="P18" draw:layer="layout" svg:width="15.239cm" svg:height="11.429cm" svg:x="1.905cm" svg:y="12.065cm" presentation:class="notes" presentation:placeholder="true" presentation:user-transformed="true">
            <draw:text-box/>
          </draw:frame>
        </presentation:notes>
      </draw:page>
      <draw:page draw:name="IN TWO OR THREE COLUMNS" draw:style-name="dp1" draw:master-page-name="TITLE_5f_AND_5f_TWO_5f_COLUMNS_5f_1">
        <draw:frame draw:name="Google Shape;264;p19" presentation:style-name="pr15" draw:text-style-name="P19" draw:layer="layout" svg:width="20.647cm" svg:height="1.1cm" svg:x="2.376cm" svg:y="2.322cm" presentation:class="title" presentation:user-transformed="true">
          <draw:text-box>
            <text:p text:style-name="P1"><text:span text:style-name="T3">TIPOS DE UDFs</text:span></text:p>
          </draw:text-box>
        </draw:frame>
        <draw:frame draw:name="Google Shape;265;p19" presentation:style-name="pr16" draw:text-style-name="P49" draw:layer="layout" svg:width="6.432cm" svg:height="9.494cm" svg:x="2.376cm" svg:y="3.761cm" presentation:class="outline" presentation:user-transformed="true">
          <draw:text-box>
            <text:p text:style-name="P21"><text:span text:style-name="T10">ESCALARES</text:span></text:p>
            <text:p text:style-name="P20"><text:span text:style-name="T11">Aceita entrada de valores, pode conter códigos complexos e sua saída também é um valor.</text:span></text:p>
          </draw:text-box>
        </draw:frame>
        <draw:frame draw:name="Google Shape;266;p19" presentation:style-name="pr16" draw:text-style-name="P49" draw:layer="layout" svg:width="6.432cm" svg:height="9.494cm" svg:x="9.568cm" svg:y="3.761cm" presentation:class="outline" presentation:user-transformed="true">
          <draw:text-box>
            <text:p text:style-name="P21"><text:span text:style-name="T10">INLINE</text:span></text:p>
            <text:p text:style-name="P20"><text:span text:style-name="T11">Aceita entrada de valores e sua saída é uma tabela.</text:span></text:p>
            <text:p text:style-name="P20"><text:span text:style-name="T11">Basicamente um </text:span><text:span text:style-name="T12">VIEW</text:span><text:span text:style-name="T11"> dinâmico que aceita parâmetros.</text:span></text:p>
          </draw:text-box>
        </draw:frame>
        <draw:frame draw:name="Google Shape;267;p19" presentation:style-name="pr16" draw:text-style-name="P49" draw:layer="layout" svg:width="6.432cm" svg:height="9.494cm" svg:x="16.592cm" svg:y="3.761cm" presentation:class="outline" presentation:user-transformed="true">
          <draw:text-box>
            <text:p text:style-name="P21"><text:span text:style-name="T10">VÁRIAS INSTRUÇÕES</text:span></text:p>
            <text:p text:style-name="P50"><text:span text:style-name="T11">Fusão da UDF Escalar com a Inline.</text:span></text:p>
            <text:p text:style-name="P50"><text:span text:style-name="T13">Aceita entrada de valores, </text:span><text:span text:style-name="T11">pode conter códigos complexos e sua saída é uma tabela.</text:span></text:p>
          </draw:text-box>
        </draw:frame>
        <draw:frame draw:name="Google Shape;268;p19" presentation:style-name="pr17" draw:text-style-name="P24" draw:layer="layout" svg:width="1.251cm" svg:height="0.963cm" svg:x="24.148cm" svg:y="13.194cm" presentation:class="page-number" presentation:user-transformed="true">
          <draw:text-box>
            <text:p text:style-name="P23"><text:span text:style-name="T5"><text:page-number>&lt;número&gt;</text:page-number></text:span></text:p>
          </draw:text-box>
        </draw:frame>
        <presentation:notes draw:style-name="dp3">
          <draw:page-thumbnail draw:name="Google Shape;261;g35f391192_045:notes" draw:style-name="gr16" draw:layer="layout" svg:width="16.932cm" svg:height="9.524cm" svg:x="1.058cm" svg:y="1.905cm" draw:page-number="5" presentation:class="page"/>
          <draw:frame draw:name="Google Shape;262;g35f391192_045:notes" presentation:style-name="pr18" draw:text-style-name="P18" draw:layer="layout" svg:width="15.239cm" svg:height="11.429cm" svg:x="1.905cm" svg:y="12.065cm" presentation:class="notes" presentation:placeholder="true" presentation:user-transformed="true">
            <draw:text-box/>
          </draw:frame>
        </presentation:notes>
      </draw:page>
      <draw:page draw:name="page6" draw:style-name="dp1" draw:master-page-name="TITLE_5f_1">
        <draw:frame draw:name="Google Shape;491;p36" presentation:style-name="pr12" draw:text-style-name="P42" draw:layer="layout" svg:width="14.196cm" svg:height="3.221cm" svg:x="2.376cm" svg:y="4.261cm" presentation:class="title" presentation:user-transformed="true">
          <draw:text-box>
            <text:p text:style-name="P1"><text:span text:style-name="T8">ESTRUTURA</text:span></text:p>
          </draw:text-box>
        </draw:frame>
        <draw:frame draw:name="Google Shape;492;p36" presentation:style-name="pr19" draw:text-style-name="P33" draw:layer="layout" svg:width="14.196cm" svg:height="1.188cm" svg:x="2.376cm" svg:y="7.54cm" presentation:class="subtitle" presentation:user-transformed="true">
          <draw:text-box>
            <text:p text:style-name="P32"><text:span text:style-name="T9">das UDFs</text:span></text:p>
          </draw:text-box>
        </draw:frame>
        <draw:g draw:name="Grupo 53">
          <draw:custom-shape draw:name="Google Shape;1160;p46" draw:style-name="gr83" draw:text-style-name="P16" draw:layer="layout" svg:width="2.415cm" svg:height="6.602cm" svg:x="18.834cm" svg:y="2.417cm">
            <text:p/>
            <draw:enhanced-geometry draw:mirror-horizontal="false" draw:mirror-vertical="false" svg:viewBox="0 0 0 0" drawooo:sub-view-size="1502409 4105966" draw:text-areas="0 0 ?f0 ?f1" draw:type="ooxml-non-primitive" draw:enhanced-path="M 0 0 L 1502410 868091 1502410 4105966 0 3238679 0 0 Z N">
              <draw:equation draw:name="f0" draw:formula="logwidth"/>
              <draw:equation draw:name="f1" draw:formula="logheight"/>
            </draw:enhanced-geometry>
          </draw:custom-shape>
          <draw:custom-shape draw:name="Google Shape;1161;p46" draw:style-name="gr84" draw:text-style-name="P16" draw:layer="layout" svg:width="1.134cm" svg:height="1.523cm" svg:x="18.91cm" svg:y="4.068cm">
            <text:p/>
            <draw:enhanced-geometry draw:mirror-horizontal="false" draw:mirror-vertical="false" svg:viewBox="0 0 0 0" drawooo:sub-view-size="705920 947817" draw:text-areas="0 0 ?f0 ?f1" draw:type="ooxml-non-primitive" draw:enhanced-path="M 352852 947818 C -335753 51620 162642 -272810 352852 252381 543863 -49564 1041456 855467 352852 947818 Z N">
              <draw:equation draw:name="f0" draw:formula="logwidth"/>
              <draw:equation draw:name="f1" draw:formula="logheight"/>
            </draw:enhanced-geometry>
          </draw:custom-shape>
          <draw:custom-shape draw:name="Google Shape;1162;p46" draw:style-name="gr85" draw:text-style-name="P51" draw:layer="layout" svg:width="2.154cm" svg:height="2.368cm" svg:x="14.996cm" svg:y="4.794cm">
            <text:p/>
            <draw:enhanced-geometry draw:mirror-horizontal="false" draw:mirror-vertical="false" svg:viewBox="0 0 0 0" drawooo:sub-view-size="1340290 1472783" draw:text-areas="0 0 ?f0 ?f1" draw:type="ooxml-non-primitive" draw:enhanced-path="M 1340291 774135 L 0 0 0 698649 1340291 1472784 1340291 774135 Z N">
              <draw:equation draw:name="f0" draw:formula="logwidth"/>
              <draw:equation draw:name="f1" draw:formula="logheight"/>
            </draw:enhanced-geometry>
          </draw:custom-shape>
          <draw:custom-shape draw:name="Google Shape;1163;p46" draw:style-name="gr86" draw:text-style-name="P6" draw:layer="layout" svg:width="0.244cm" svg:height="0.363cm" svg:x="15.188cm" svg:y="5.17cm">
            <text:p/>
            <draw:enhanced-geometry draw:mirror-horizontal="false" draw:mirror-vertical="false" svg:viewBox="0 0 0 0" drawooo:sub-view-size="152488 226558" draw:text-areas="0 0 ?f0 ?f1" draw:type="ooxml-non-primitive" draw:enhanced-path="M 152488 157447 C 152488 215266 118780 241767 76244 217675 34510 193584 0 126931 0 69112 0 11293 33708 -15208 76244 8884 118780 32975 152488 99628 152488 157447 Z N">
              <draw:equation draw:name="f0" draw:formula="logwidth"/>
              <draw:equation draw:name="f1" draw:formula="logheight"/>
            </draw:enhanced-geometry>
          </draw:custom-shape>
          <draw:custom-shape draw:name="Google Shape;1164;p46" draw:style-name="gr87" draw:text-style-name="P12" draw:layer="layout" svg:width="0.785cm" svg:height="0.628cm" svg:x="15.546cm" svg:y="5.347cm">
            <text:p/>
            <draw:enhanced-geometry draw:mirror-horizontal="false" draw:mirror-vertical="false" svg:viewBox="0 0 0 0" drawooo:sub-view-size="488764 391082" draw:text-areas="0 0 ?f0 ?f1" draw:type="ooxml-non-primitive" draw:enhanced-path="M 0 0 L 488765 281869 488765 391083 0 110017 0 0 Z N">
              <draw:equation draw:name="f0" draw:formula="logwidth"/>
              <draw:equation draw:name="f1" draw:formula="logheight"/>
            </draw:enhanced-geometry>
          </draw:custom-shape>
          <draw:custom-shape draw:name="Google Shape;1165;p46" draw:style-name="gr88" draw:text-style-name="P12" draw:layer="layout" svg:width="1.38cm" svg:height="0.971cm" svg:x="15.547cm" svg:y="5.723cm">
            <text:p/>
            <draw:enhanced-geometry draw:mirror-horizontal="false" draw:mirror-vertical="false" svg:viewBox="0 0 0 0" drawooo:sub-view-size="858749 604692" draw:text-areas="0 0 ?f0 ?f1" draw:type="ooxml-non-primitive" draw:enhanced-path="M 0 0 L 858749 495479 858749 604692 0 109214 0 0 Z N">
              <draw:equation draw:name="f0" draw:formula="logwidth"/>
              <draw:equation draw:name="f1" draw:formula="logheight"/>
            </draw:enhanced-geometry>
          </draw:custom-shape>
          <draw:custom-shape draw:name="Google Shape;1166;p46" draw:style-name="gr89" draw:text-style-name="P52" draw:layer="layout" svg:width="2.415cm" svg:height="6.602cm" svg:x="18.276cm" svg:y="2.886cm">
            <text:p/>
            <draw:enhanced-geometry draw:mirror-horizontal="false" draw:mirror-vertical="false" svg:viewBox="0 0 0 0" drawooo:sub-view-size="1502410 4105966" draw:text-areas="0 0 ?f0 ?f1" draw:type="ooxml-non-primitive" draw:enhanced-path="M 0 0 L 1502410 868091 1502410 4105967 0 3238679 0 0 Z N">
              <draw:equation draw:name="f0" draw:formula="logwidth"/>
              <draw:equation draw:name="f1" draw:formula="logheight"/>
            </draw:enhanced-geometry>
          </draw:custom-shape>
          <draw:custom-shape draw:name="Google Shape;1167;p46" draw:style-name="gr90" draw:text-style-name="P12" draw:layer="layout" svg:width="1.94cm" svg:height="1.296cm" svg:x="18.509cm" svg:y="5.78cm">
            <text:p/>
            <draw:enhanced-geometry draw:mirror-horizontal="false" draw:mirror-vertical="false" svg:viewBox="0 0 0 0" drawooo:sub-view-size="1207064 806256" draw:text-areas="0 0 ?f0 ?f1" draw:type="ooxml-non-primitive" draw:enhanced-path="M 0 0 L 1207064 697043 1207064 806257 0 109214 0 0 Z N">
              <draw:equation draw:name="f0" draw:formula="logwidth"/>
              <draw:equation draw:name="f1" draw:formula="logheight"/>
            </draw:enhanced-geometry>
          </draw:custom-shape>
          <draw:custom-shape draw:name="Google Shape;1168;p46" draw:style-name="gr91" draw:text-style-name="P12" draw:layer="layout" svg:width="1.668cm" svg:height="1.139cm" svg:x="18.644cm" svg:y="6.206cm">
            <text:p/>
            <draw:enhanced-geometry draw:mirror-horizontal="false" draw:mirror-vertical="false" svg:viewBox="0 0 0 0" drawooo:sub-view-size="1037722 709088" draw:text-areas="0 0 ?f0 ?f1" draw:type="ooxml-non-primitive" draw:enhanced-path="M 0 0 L 1037722 599874 1037722 709088 0 109214 0 0 Z N">
              <draw:equation draw:name="f0" draw:formula="logwidth"/>
              <draw:equation draw:name="f1" draw:formula="logheight"/>
            </draw:enhanced-geometry>
          </draw:custom-shape>
          <draw:custom-shape draw:name="Google Shape;1169;p46" draw:style-name="gr92" draw:text-style-name="P13" draw:layer="layout" svg:width="1.425cm" svg:height="1.404cm" svg:x="17.647cm" svg:y="6.309cm">
            <text:p/>
            <draw:enhanced-geometry draw:mirror-horizontal="false" draw:mirror-vertical="false" svg:viewBox="0 0 0 0" drawooo:sub-view-size="886839 873712" draw:text-areas="0 0 ?f0 ?f1" draw:type="ooxml-non-primitive" draw:enhanced-path="M 0 361370 L 0 0 886839 512342 886839 873712 0 361370 Z N">
              <draw:equation draw:name="f0" draw:formula="logwidth"/>
              <draw:equation draw:name="f1" draw:formula="logheight"/>
            </draw:enhanced-geometry>
          </draw:custom-shape>
          <draw:custom-shape draw:name="Google Shape;1170;p46" draw:style-name="gr93" draw:text-style-name="P53" draw:layer="layout" svg:width="1.279cm" svg:height="3.021cm" svg:x="22.136cm" svg:y="6.564cm">
            <text:p/>
            <draw:enhanced-geometry draw:mirror-horizontal="false" draw:mirror-vertical="false" svg:viewBox="0 0 0 0" drawooo:sub-view-size="796148 1879329" draw:text-areas="0 0 ?f0 ?f1" draw:type="ooxml-non-primitive" draw:enhanced-path="M 294543 125463 C 225522 15446 130016 991 126003 188 116373 -1418 110754 7416 110754 20264 L 110754 310967 C 110754 409741 77046 473182 10433 500485 4013 502894 0 510122 0 519758 0 659488 2408 1259362 3210 1446472 3210 1477790 24879 1514731 51364 1529988 194222 1612702 604335 1849600 604335 1849600 713484 1913040 783308 1873691 795346 1743598 L 796149 1167815 C 796149 1080283 780900 990342 732746 915659 705458 873098 673355 840173 639648 820900 L 359551 659488 359551 389665 C 360353 283663 337882 195328 294543 125463 Z N">
              <draw:equation draw:name="f0" draw:formula="logwidth"/>
              <draw:equation draw:name="f1" draw:formula="logheight"/>
            </draw:enhanced-geometry>
          </draw:custom-shape>
          <draw:custom-shape draw:name="Google Shape;1171;p46" draw:style-name="gr94" draw:text-style-name="P6" draw:layer="layout" svg:width="0.502cm" svg:height="1.937cm" svg:x="21.535cm" svg:y="7cm">
            <text:p/>
            <draw:enhanced-geometry draw:mirror-horizontal="false" draw:mirror-vertical="false" svg:viewBox="0 0 0 0" drawooo:sub-view-size="313002 1205369" draw:text-areas="0 0 ?f0 ?f1" draw:type="ooxml-non-primitive" draw:enhanced-path="M 0 0 L 313002 180685 313002 1205370 0 1024685 0 0 Z N">
              <draw:equation draw:name="f0" draw:formula="logwidth"/>
              <draw:equation draw:name="f1" draw:formula="logheight"/>
            </draw:enhanced-geometry>
          </draw:custom-shape>
          <draw:custom-shape draw:name="Google Shape;1172;p46" draw:style-name="gr95" draw:text-style-name="P54" draw:layer="layout" svg:width="3.841cm" svg:height="4.527cm" svg:x="14.032cm" svg:y="1.66cm">
            <text:p/>
            <draw:enhanced-geometry draw:mirror-horizontal="false" draw:mirror-vertical="false" svg:viewBox="0 0 0 0" drawooo:sub-view-size="2389249 2815474" draw:text-areas="0 0 ?f0 ?f1" draw:type="ooxml-non-primitive" draw:enhanced-path="M 2388447 1379631 L 0 0 803 1245522 2178173 2503090 2389249 2815474 2388447 1379631 Z N">
              <draw:equation draw:name="f0" draw:formula="logwidth"/>
              <draw:equation draw:name="f1" draw:formula="logheight"/>
            </draw:enhanced-geometry>
          </draw:custom-shape>
          <draw:custom-shape draw:name="Google Shape;1173;p46" draw:style-name="gr96" draw:text-style-name="P12" draw:layer="layout" svg:width="0.841cm" svg:height="0.66cm" svg:x="16.038cm" svg:y="3.305cm">
            <text:p/>
            <draw:enhanced-geometry draw:mirror-horizontal="false" draw:mirror-vertical="false" svg:viewBox="0 0 0 0" drawooo:sub-view-size="523275 411158" draw:text-areas="0 0 ?f0 ?f1" draw:type="ooxml-non-primitive" draw:enhanced-path="M 523275 301945 L 0 0 0 109214 523275 411159 523275 301945 Z N">
              <draw:equation draw:name="f0" draw:formula="logwidth"/>
              <draw:equation draw:name="f1" draw:formula="logheight"/>
            </draw:enhanced-geometry>
          </draw:custom-shape>
          <draw:custom-shape draw:name="Google Shape;1174;p46" draw:style-name="gr97" draw:text-style-name="P12" draw:layer="layout" svg:width="2.083cm" svg:height="1.378cm" svg:x="14.799cm" svg:y="2.94cm">
            <text:p/>
            <draw:enhanced-geometry draw:mirror-horizontal="false" draw:mirror-vertical="false" svg:viewBox="0 0 0 0" drawooo:sub-view-size="1296149 857651" draw:text-areas="0 0 ?f0 ?f1" draw:type="ooxml-non-primitive" draw:enhanced-path="M 1296150 748438 L 0 0 0 109214 1296150 857652 1296150 748438 Z N">
              <draw:equation draw:name="f0" draw:formula="logwidth"/>
              <draw:equation draw:name="f1" draw:formula="logheight"/>
            </draw:enhanced-geometry>
          </draw:custom-shape>
          <draw:custom-shape draw:name="Google Shape;1175;p46" draw:style-name="gr98" draw:text-style-name="P12" draw:layer="layout" svg:width="2.513cm" svg:height="1.628cm" svg:x="14.371cm" svg:y="3.043cm">
            <text:p/>
            <draw:enhanced-geometry draw:mirror-horizontal="false" draw:mirror-vertical="false" svg:viewBox="0 0 0 0" drawooo:sub-view-size="1563405 1012639" draw:text-areas="0 0 ?f0 ?f1" draw:type="ooxml-non-primitive" draw:enhanced-path="M 1563405 903425 L 0 0 0 109214 1563405 1012639 1563405 903425 Z N">
              <draw:equation draw:name="f0" draw:formula="logwidth"/>
              <draw:equation draw:name="f1" draw:formula="logheight"/>
            </draw:enhanced-geometry>
          </draw:custom-shape>
          <draw:custom-shape draw:name="Google Shape;1176;p46" draw:style-name="gr99" draw:text-style-name="P8" draw:layer="layout" svg:width="0.435cm" svg:height="0.648cm" svg:x="17.083cm" svg:y="3.894cm">
            <text:p/>
            <draw:enhanced-geometry draw:mirror-horizontal="false" draw:mirror-vertical="false" svg:viewBox="0 0 0 0" drawooo:sub-view-size="271268 403680" draw:text-areas="0 0 ?f0 ?f1" draw:type="ooxml-non-primitive" draw:enhanced-path="M 0 123544 C 0 226333 60995 344381 135634 387745 210273 431110 271268 382927 271268 280137 271268 177347 210273 59300 135634 15935 60995 -27429 0 20754 0 123544 Z N">
              <draw:equation draw:name="f0" draw:formula="logwidth"/>
              <draw:equation draw:name="f1" draw:formula="logheight"/>
            </draw:enhanced-geometry>
          </draw:custom-shape>
          <draw:custom-shape draw:name="Google Shape;1177;p46" draw:style-name="gr100" draw:text-style-name="P55" draw:layer="layout" svg:width="3.841cm" svg:height="4.221cm" svg:x="19.513cm" svg:y="8.438cm">
            <text:p/>
            <draw:enhanced-geometry draw:mirror-horizontal="false" draw:mirror-vertical="false" svg:viewBox="0 0 0 0" drawooo:sub-view-size="2389248 2625152" draw:text-areas="0 0 ?f0 ?f1" draw:type="ooxml-non-primitive" draw:enhanced-path="M 0 0 L 2388447 1379630 2389249 2625153 211076 1367585 803 1436647 0 0 Z N">
              <draw:equation draw:name="f0" draw:formula="logwidth"/>
              <draw:equation draw:name="f1" draw:formula="logheight"/>
            </draw:enhanced-geometry>
          </draw:custom-shape>
          <draw:custom-shape draw:name="Google Shape;1178;p46" draw:style-name="gr96" draw:text-style-name="P12" draw:layer="layout" svg:width="0.841cm" svg:height="0.66cm" svg:x="20.498cm" svg:y="9.494cm">
            <text:p/>
            <draw:enhanced-geometry draw:mirror-horizontal="false" draw:mirror-vertical="false" svg:viewBox="0 0 0 0" drawooo:sub-view-size="523275 411158" draw:text-areas="0 0 ?f0 ?f1" draw:type="ooxml-non-primitive" draw:enhanced-path="M 0 0 L 523275 301945 523275 411159 0 109214 0 0 Z N">
              <draw:equation draw:name="f0" draw:formula="logwidth"/>
              <draw:equation draw:name="f1" draw:formula="logheight"/>
            </draw:enhanced-geometry>
          </draw:custom-shape>
          <draw:custom-shape draw:name="Google Shape;1179;p46" draw:style-name="gr101" draw:text-style-name="P12" draw:layer="layout" svg:width="1.518cm" svg:height="1.052cm" svg:x="20.498cm" svg:y="9.845cm">
            <text:p/>
            <draw:enhanced-geometry draw:mirror-horizontal="false" draw:mirror-vertical="false" svg:viewBox="0 0 0 0" drawooo:sub-view-size="944624 654481" draw:text-areas="0 0 ?f0 ?f1" draw:type="ooxml-non-primitive" draw:enhanced-path="M 0 0 L 944624 545267 944624 654481 0 109214 0 0 Z N">
              <draw:equation draw:name="f0" draw:formula="logwidth"/>
              <draw:equation draw:name="f1" draw:formula="logheight"/>
            </draw:enhanced-geometry>
          </draw:custom-shape>
          <draw:custom-shape draw:name="Google Shape;1180;p46" draw:style-name="gr102" draw:text-style-name="P12" draw:layer="layout" svg:width="1.965cm" svg:height="1.31cm" svg:x="20.498cm" svg:y="10.196cm">
            <text:p/>
            <draw:enhanced-geometry draw:mirror-horizontal="false" draw:mirror-vertical="false" svg:viewBox="0 0 0 0" drawooo:sub-view-size="1222313 815090" draw:text-areas="0 0 ?f0 ?f1" draw:type="ooxml-non-primitive" draw:enhanced-path="M 0 0 L 1222313 705876 1222313 815090 0 109214 0 0 Z N">
              <draw:equation draw:name="f0" draw:formula="logwidth"/>
              <draw:equation draw:name="f1" draw:formula="logheight"/>
            </draw:enhanced-geometry>
          </draw:custom-shape>
          <draw:custom-shape draw:name="Google Shape;1181;p46" draw:style-name="gr103" draw:text-style-name="P6" draw:layer="layout" svg:width="0.435cm" svg:height="0.648cm" svg:x="19.857cm" svg:y="9.108cm">
            <text:p/>
            <draw:enhanced-geometry draw:mirror-horizontal="false" draw:mirror-vertical="false" svg:viewBox="0 0 0 0" drawooo:sub-view-size="271268 403680" draw:text-areas="0 0 ?f0 ?f1" draw:type="ooxml-non-primitive" draw:enhanced-path="M 271268 280137 C 271268 382927 210273 431109 135634 387745 60995 344381 0 226333 0 123544 0 20754 60995 -27429 135634 15935 210273 59300 270466 177348 271268 280137 Z N">
              <draw:equation draw:name="f0" draw:formula="logwidth"/>
              <draw:equation draw:name="f1" draw:formula="logheight"/>
            </draw:enhanced-geometry>
          </draw:custom-shape>
          <draw:custom-shape draw:name="Google Shape;1182;p46" draw:style-name="gr104" draw:text-style-name="P56" draw:layer="layout" svg:width="1.078cm" svg:height="1.47cm" svg:x="17.65cm" svg:y="8.076cm">
            <text:p/>
            <draw:enhanced-geometry draw:mirror-horizontal="false" draw:mirror-vertical="false" svg:viewBox="0 0 0 0" drawooo:sub-view-size="670948 914939" draw:text-areas="0 0 ?f0 ?f1" draw:type="ooxml-non-primitive" draw:enhanced-path="M 335474 11956 C 383628 39259 422152 106715 422152 162125 L 422152 407054 584270 500207 C 632425 527511 670948 594966 670948 650376 670948 705786 632425 728272 584270 700968 L 422152 607815 422152 852744 C 422152 908153 383628 930639 335474 903335 287320 876032 248797 808576 248797 753166 L 248797 508237 86677 415084 C 38523 387781 0 320325 0 264915 0 209505 38523 187020 86677 214323 L 248797 307476 248797 62548 C 247994 7138 287320 -16151 335474 11956 Z N">
              <draw:equation draw:name="f0" draw:formula="logwidth"/>
              <draw:equation draw:name="f1" draw:formula="logheight"/>
            </draw:enhanced-geometry>
          </draw:custom-shape>
          <draw:custom-shape draw:name="Google Shape;1183;p46" draw:style-name="gr105" draw:text-style-name="P12" draw:layer="layout" svg:width="1.134cm" svg:height="1.523cm" svg:x="18.653cm" svg:y="4.326cm">
            <text:p/>
            <draw:enhanced-geometry draw:mirror-horizontal="false" draw:mirror-vertical="false" svg:viewBox="0 0 0 0" drawooo:sub-view-size="705920 947817" draw:text-areas="0 0 ?f0 ?f1" draw:type="ooxml-non-primitive" draw:enhanced-path="M 352852 947818 C -335753 51620 162642 -272810 352852 252381 543863 -49564 1041456 855467 352852 947818 Z N">
              <draw:equation draw:name="f0" draw:formula="logwidth"/>
              <draw:equation draw:name="f1" draw:formula="logheight"/>
            </draw:enhanced-geometry>
          </draw:custom-shape>
        </draw:g>
        <presentation:notes draw:style-name="dp3">
          <draw:page-thumbnail draw:name="Google Shape;488;gb2f7c811ed_0_0:notes" draw:style-name="gr16" draw:layer="layout" svg:width="16.932cm" svg:height="9.524cm" svg:x="1.058cm" svg:y="1.905cm" draw:page-number="6" presentation:class="page"/>
          <draw:frame draw:name="Google Shape;489;gb2f7c811ed_0_0:notes" presentation:style-name="pr20" draw:text-style-name="P18" draw:layer="layout" svg:width="15.239cm" svg:height="11.429cm" svg:x="1.905cm" svg:y="12.065cm" presentation:class="notes" presentation:placeholder="true" presentation:user-transformed="true">
            <draw:text-box/>
          </draw:frame>
        </presentation:notes>
      </draw:page>
      <draw:page draw:name="page7" draw:style-name="dp1" draw:master-page-name="BLANK">
        <draw:frame draw:name="Google Shape;195;p17_1" presentation:style-name="pr21" draw:text-style-name="P24" draw:layer="layout" svg:width="1.251cm" svg:height="0.963cm" svg:x="24.148cm" svg:y="13.194cm" presentation:class="page-number" presentation:user-transformed="true">
          <draw:text-box>
            <text:p text:style-name="P23"><text:span text:style-name="T5"><text:page-number>&lt;número&gt;</text:page-number></text:span></text:p>
          </draw:text-box>
        </draw:frame>
        <draw:frame draw:name="Google Shape;224;p17_1" presentation:style-name="pr8" draw:text-style-name="P57" draw:layer="layout" svg:width="8.18cm" svg:height="4.209cm" svg:x="2cm" svg:y="5.039cm" presentation:class="title" presentation:user-transformed="true">
          <draw:text-box>
            <text:p text:style-name="P1"><text:span text:style-name="T14">DECLARAÇÃO DE VARIÁVEIS</text:span></text:p>
          </draw:text-box>
        </draw:frame>
        <draw:frame draw:name="Google Shape;225;p17_2" presentation:style-name="pr22" draw:text-style-name="P33" draw:layer="layout" svg:width="11.5cm" svg:height="4.209cm" svg:x="2cm" svg:y="8.291cm" presentation:class="subtitle" presentation:user-transformed="true">
          <draw:text-box>
            <text:p text:style-name="P58"><text:span text:style-name="T7">DECLARE</text:span><text:span text:style-name="T6"> @nome_variável </text:span><text:span text:style-name="T15">TIPO</text:span></text:p>
          </draw:text-box>
        </draw:frame>
        <draw:g draw:name="Grupo 60_2">
          <draw:custom-shape draw:name="Google Shape;986;p46_1" draw:style-name="gr39" draw:text-style-name="P16" draw:layer="layout" svg:width="1.927cm" svg:height="6.986cm" svg:x="18.995cm" svg:y="1.366cm">
            <text:p/>
            <draw:enhanced-geometry draw:mirror-horizontal="false" draw:mirror-vertical="false" svg:viewBox="0 0 0 0" drawooo:sub-view-size="1019671 3694319" draw:text-areas="0 0 ?f0 ?f1" draw:type="ooxml-non-primitive" draw:enhanced-path="M 399309 3567369 C -431720 380179 251391 108815 510247 0 768430 407047 1451541 1465637 619840 3694320 L 399309 3567369 Z N">
              <draw:equation draw:name="f0" draw:formula="logwidth"/>
              <draw:equation draw:name="f1" draw:formula="logheight"/>
            </draw:enhanced-geometry>
          </draw:custom-shape>
          <draw:custom-shape draw:name="Google Shape;987;p46_1" draw:style-name="gr40" draw:text-style-name="P6" draw:layer="layout" svg:width="0.697cm" svg:height="1.958cm" svg:x="20.011cm" svg:y="6.574cm">
            <text:p/>
            <draw:enhanced-geometry draw:mirror-horizontal="false" draw:mirror-vertical="false" svg:viewBox="0 0 0 0" drawooo:sub-view-size="368879 1035752" draw:text-areas="0 0 ?f0 ?f1" draw:type="ooxml-non-primitive" draw:enhanced-path="M 0 621989 C 115645 766403 244064 924923 334159 1035753 434340 734834 300542 314353 151279 0 115645 195463 65891 402345 0 621989 Z N">
              <draw:equation draw:name="f0" draw:formula="logwidth"/>
              <draw:equation draw:name="f1" draw:formula="logheight"/>
            </draw:enhanced-geometry>
          </draw:custom-shape>
          <draw:custom-shape draw:name="Google Shape;988;p46_1" draw:style-name="gr41" draw:text-style-name="P8" draw:layer="layout" svg:width="0.696cm" svg:height="1.558cm" svg:x="18.275cm" svg:y="5.647cm">
            <text:p/>
            <draw:enhanced-geometry draw:mirror-horizontal="false" draw:mirror-vertical="false" svg:viewBox="0 0 0 0" drawooo:sub-view-size="368315 824169" draw:text-areas="0 0 ?f0 ?f1" draw:type="ooxml-non-primitive" draw:enhanced-path="M 216364 0 C 67774 142399 -65352 408390 34828 824169 124924 816780 252671 806705 368315 795958 302425 500412 252671 236437 216364 0 Z N">
              <draw:equation draw:name="f0" draw:formula="logwidth"/>
              <draw:equation draw:name="f1" draw:formula="logheight"/>
            </draw:enhanced-geometry>
          </draw:custom-shape>
          <draw:custom-shape draw:name="Google Shape;989;p46_1" draw:style-name="gr42" draw:text-style-name="P34" draw:layer="layout" svg:width="1.927cm" svg:height="6.986cm" svg:x="18.533cm" svg:y="1.712cm">
            <text:p/>
            <draw:enhanced-geometry draw:mirror-horizontal="false" draw:mirror-vertical="false" svg:viewBox="0 0 0 0" drawooo:sub-view-size="1019507 3694319" draw:text-areas="0 0 ?f0 ?f1" draw:type="ooxml-non-primitive" draw:enhanced-path="M 399145 3567369 C -431884 379507 251899 108815 510083 0 768266 407047 1451377 1465637 619676 3694319 L 399145 3567369 Z N">
              <draw:equation draw:name="f0" draw:formula="logwidth"/>
              <draw:equation draw:name="f1" draw:formula="logheight"/>
            </draw:enhanced-geometry>
          </draw:custom-shape>
          <draw:custom-shape draw:name="Google Shape;990;p46_1" draw:style-name="gr43" draw:text-style-name="P35" draw:layer="layout" svg:width="0.962cm" svg:height="6.986cm" svg:x="19.495cm" svg:y="1.712cm">
            <text:p/>
            <draw:enhanced-geometry draw:mirror-horizontal="false" draw:mirror-vertical="false" svg:viewBox="0 0 0 0" drawooo:sub-view-size="509424 3694319" draw:text-areas="0 0 ?f0 ?f1" draw:type="ooxml-non-primitive" draw:enhanced-path="M 109593 3694319 C 941294 1465637 258183 407047 0 0 L 0 3631180 109593 3694319 Z N">
              <draw:equation draw:name="f0" draw:formula="logwidth"/>
              <draw:equation draw:name="f1" draw:formula="logheight"/>
            </draw:enhanced-geometry>
          </draw:custom-shape>
          <draw:custom-shape draw:name="Google Shape;991;p46_1" draw:style-name="gr44" draw:text-style-name="P13" draw:layer="layout" svg:width="0.965cm" svg:height="1.441cm" svg:x="18.998cm" svg:y="2.832cm">
            <text:p/>
            <draw:enhanced-geometry draw:mirror-horizontal="false" draw:mirror-vertical="false" svg:viewBox="0 0 0 0" drawooo:sub-view-size="510988 762629" draw:text-areas="0 0 ?f0 ?f1" draw:type="ooxml-non-primitive" draw:enhanced-path="M 510988 528752 C 510988 722871 396688 814222 255494 732947 114300 651672 0 427997 0 233878 0 39758 114300 -51592 255494 29683 396688 110958 510988 334632 510988 528752 Z N">
              <draw:equation draw:name="f0" draw:formula="logwidth"/>
              <draw:equation draw:name="f1" draw:formula="logheight"/>
            </draw:enhanced-geometry>
          </draw:custom-shape>
          <draw:custom-shape draw:name="Google Shape;992;p46_1" draw:style-name="gr45" draw:text-style-name="P36" draw:layer="layout" svg:width="5.563cm" svg:height="5.354cm" svg:x="16.454cm" svg:y="8.943cm">
            <text:p/>
            <draw:enhanced-geometry draw:mirror-horizontal="false" draw:mirror-vertical="false" svg:viewBox="0 0 0 0" drawooo:sub-view-size="2942216 2831453" draw:text-areas="0 0 ?f0 ?f1" draw:type="ooxml-non-primitive" draw:enhanced-path="M 1809974 581624 C 1751479 486244 1723241 365339 1698363 259211 1669452 136962 1645248 32850 1584736 6654 1515484 -23573 1484555 53001 1440852 159128 L 1440852 159128 C 1415303 221596 1385047 295482 1340672 363323 1292935 312946 1242508 271301 1189392 241075 966844 112781 781274 223611 737571 488259 707315 465421 677059 444598 646131 426463 289112 220924 0 454002 0 948369 0 1442065 289112 2008975 645459 2214513 991721 2414007 1274781 2199736 1290918 1735595 1356136 1856500 1442869 1957926 1539016 2013005 1563893 2027110 1588098 2037858 1610958 2044575 1749462 2348852 1955875 2610813 2186492 2743808 2603351 2984275 2941544 2712911 2942216 2137940 2942216 1562970 2604023 901351 2187164 660884 2049332 581624 1920912 557443 1809974 581624 Z N">
              <draw:equation draw:name="f0" draw:formula="logwidth"/>
              <draw:equation draw:name="f1" draw:formula="logheight"/>
            </draw:enhanced-geometry>
          </draw:custom-shape>
          <draw:custom-shape draw:name="Google Shape;993;p46_1" draw:style-name="gr46" draw:text-style-name="P37" draw:layer="layout" svg:width="3.442cm" svg:height="3.777cm" svg:x="21.133cm" svg:y="5.893cm">
            <text:p/>
            <draw:enhanced-geometry draw:mirror-horizontal="false" draw:mirror-vertical="false" svg:viewBox="0 0 0 0" drawooo:sub-view-size="1820731 1997618" draw:text-areas="0 0 ?f0 ?f1" draw:type="ooxml-non-primitive" draw:enhanced-path="M 0 0 L 1820059 1049858 1820732 1997619 161365 1040454 673 1092847 0 0 Z N">
              <draw:equation draw:name="f0" draw:formula="logwidth"/>
              <draw:equation draw:name="f1" draw:formula="logheight"/>
            </draw:enhanced-geometry>
          </draw:custom-shape>
          <draw:custom-shape draw:name="Google Shape;994;p46_1" draw:style-name="gr47" draw:text-style-name="P6" draw:layer="layout" svg:width="1.299cm" svg:height="1.235cm" svg:x="23.568cm" svg:y="7.702cm">
            <text:p/>
            <draw:enhanced-geometry draw:mirror-horizontal="false" draw:mirror-vertical="false" svg:viewBox="0 0 0 0" drawooo:sub-view-size="687144 653558" draw:text-areas="0 0 ?f0 ?f1" draw:type="ooxml-non-primitive" draw:enhanced-path="M 0 257259 L 0 0 687145 396300 687145 653559 0 257259 Z N">
              <draw:equation draw:name="f0" draw:formula="logwidth"/>
              <draw:equation draw:name="f1" draw:formula="logheight"/>
            </draw:enhanced-geometry>
          </draw:custom-shape>
          <draw:custom-shape draw:name="Google Shape;995;p46_1" draw:style-name="gr48" draw:text-style-name="P12" draw:layer="layout" svg:width="0.753cm" svg:height="0.591cm" svg:x="22.016cm" svg:y="6.836cm">
            <text:p/>
            <draw:enhanced-geometry draw:mirror-horizontal="false" draw:mirror-vertical="false" svg:viewBox="0 0 0 0" drawooo:sub-view-size="398705 313009" draw:text-areas="0 0 ?f0 ?f1" draw:type="ooxml-non-primitive" draw:enhanced-path="M 0 0 L 398705 229719 398705 313009 0 83290 0 0 Z N">
              <draw:equation draw:name="f0" draw:formula="logwidth"/>
              <draw:equation draw:name="f1" draw:formula="logheight"/>
            </draw:enhanced-geometry>
          </draw:custom-shape>
          <draw:custom-shape draw:name="Google Shape;996;p46_1" draw:style-name="gr49" draw:text-style-name="P12" draw:layer="layout" svg:width="1.36cm" svg:height="0.942cm" svg:x="22.017cm" svg:y="7.15cm">
            <text:p/>
            <draw:enhanced-geometry draw:mirror-horizontal="false" draw:mirror-vertical="false" svg:viewBox="0 0 0 0" drawooo:sub-view-size="719417 498397" draw:text-areas="0 0 ?f0 ?f1" draw:type="ooxml-non-primitive" draw:enhanced-path="M 0 0 L 719418 415107 719418 498397 0 83290 0 0 Z N">
              <draw:equation draw:name="f0" draw:formula="logwidth"/>
              <draw:equation draw:name="f1" draw:formula="logheight"/>
            </draw:enhanced-geometry>
          </draw:custom-shape>
          <draw:custom-shape draw:name="Google Shape;997;p46_1" draw:style-name="gr50" draw:text-style-name="P12" draw:layer="layout" svg:width="1.76cm" svg:height="1.173cm" svg:x="22.017cm" svg:y="7.465cm">
            <text:p/>
            <draw:enhanced-geometry draw:mirror-horizontal="false" draw:mirror-vertical="false" svg:viewBox="0 0 0 0" drawooo:sub-view-size="931208 620645" draw:text-areas="0 0 ?f0 ?f1" draw:type="ooxml-non-primitive" draw:enhanced-path="M 0 0 L 931209 537356 931209 620646 0 83290 0 0 Z N">
              <draw:equation draw:name="f0" draw:formula="logwidth"/>
              <draw:equation draw:name="f1" draw:formula="logheight"/>
            </draw:enhanced-geometry>
          </draw:custom-shape>
          <draw:custom-shape draw:name="Google Shape;998;p46_1" draw:style-name="gr51" draw:text-style-name="P6" draw:layer="layout" svg:width="0.391cm" svg:height="0.579cm" svg:x="21.44cm" svg:y="6.492cm">
            <text:p/>
            <draw:enhanced-geometry draw:mirror-horizontal="false" draw:mirror-vertical="false" svg:viewBox="0 0 0 0" drawooo:sub-view-size="207084 306860" draw:text-areas="0 0 ?f0 ?f1" draw:type="ooxml-non-primitive" draw:enhanced-path="M 207085 212875 C 207085 290792 160693 327735 103543 294822 46393 261909 0 171902 0 93985 0 16069 46393 -20874 103543 12039 161365 44952 207085 134959 207085 212875 Z N">
              <draw:equation draw:name="f0" draw:formula="logwidth"/>
              <draw:equation draw:name="f1" draw:formula="logheight"/>
            </draw:enhanced-geometry>
          </draw:custom-shape>
          <draw:custom-shape draw:name="Google Shape;999;p46_1" draw:style-name="gr52" draw:text-style-name="P38" draw:layer="layout" svg:width="3.442cm" svg:height="4.05cm" svg:x="14.741cm" svg:y="1.389cm">
            <text:p/>
            <draw:enhanced-geometry draw:mirror-horizontal="false" draw:mirror-vertical="false" svg:viewBox="0 0 0 0" drawooo:sub-view-size="1820731 2142033" draw:text-areas="0 0 ?f0 ?f1" draw:type="ooxml-non-primitive" draw:enhanced-path="M 1820059 1049187 L 0 0 672 947761 1660039 1904254 1820732 2142034 1820059 1049187 Z N">
              <draw:equation draw:name="f0" draw:formula="logwidth"/>
              <draw:equation draw:name="f1" draw:formula="logheight"/>
            </draw:enhanced-geometry>
          </draw:custom-shape>
          <draw:custom-shape draw:name="Google Shape;1000;p46_1" draw:style-name="gr53" draw:text-style-name="P8" draw:layer="layout" svg:width="1.299cm" svg:height="1.235cm" svg:x="14.375cm" svg:y="1.601cm">
            <text:p/>
            <draw:enhanced-geometry draw:mirror-horizontal="false" draw:mirror-vertical="false" svg:viewBox="0 0 0 0" drawooo:sub-view-size="687144 653558" draw:text-areas="0 0 ?f0 ?f1" draw:type="ooxml-non-primitive" draw:enhanced-path="M 0 257259 L 0 0 687145 396300 687145 653559 0 257259 Z N">
              <draw:equation draw:name="f0" draw:formula="logwidth"/>
              <draw:equation draw:name="f1" draw:formula="logheight"/>
            </draw:enhanced-geometry>
          </draw:custom-shape>
          <draw:custom-shape draw:name="Google Shape;1001;p46_1" draw:style-name="gr48" draw:text-style-name="P12" draw:layer="layout" svg:width="0.753cm" svg:height="0.591cm" svg:x="16.539cm" svg:y="2.861cm">
            <text:p/>
            <draw:enhanced-geometry draw:mirror-horizontal="false" draw:mirror-vertical="false" svg:viewBox="0 0 0 0" drawooo:sub-view-size="398705 313009" draw:text-areas="0 0 ?f0 ?f1" draw:type="ooxml-non-primitive" draw:enhanced-path="M 398705 229720 L 0 0 0 83290 398705 313010 398705 229720 Z N">
              <draw:equation draw:name="f0" draw:formula="logwidth"/>
              <draw:equation draw:name="f1" draw:formula="logheight"/>
            </draw:enhanced-geometry>
          </draw:custom-shape>
          <draw:custom-shape draw:name="Google Shape;1002;p46_1" draw:style-name="gr54" draw:text-style-name="P12" draw:layer="layout" svg:width="1.452cm" svg:height="0.995cm" svg:x="15.841cm" svg:y="2.772cm">
            <text:p/>
            <draw:enhanced-geometry draw:mirror-horizontal="false" draw:mirror-vertical="false" svg:viewBox="0 0 0 0" drawooo:sub-view-size="768499 526608" draw:text-areas="0 0 ?f0 ?f1" draw:type="ooxml-non-primitive" draw:enhanced-path="M 768499 443318 L 0 0 0 83290 768499 526608 768499 443318 Z N">
              <draw:equation draw:name="f0" draw:formula="logwidth"/>
              <draw:equation draw:name="f1" draw:formula="logheight"/>
            </draw:enhanced-geometry>
          </draw:custom-shape>
          <draw:custom-shape draw:name="Google Shape;1003;p46_1" draw:style-name="gr50" draw:text-style-name="P12" draw:layer="layout" svg:width="1.76cm" svg:height="1.173cm" svg:x="15.535cm" svg:y="2.909cm">
            <text:p/>
            <draw:enhanced-geometry draw:mirror-horizontal="false" draw:mirror-vertical="false" svg:viewBox="0 0 0 0" drawooo:sub-view-size="931208 620645" draw:text-areas="0 0 ?f0 ?f1" draw:type="ooxml-non-primitive" draw:enhanced-path="M 931209 537356 L 0 0 0 83290 931209 620646 931209 537356 Z N">
              <draw:equation draw:name="f0" draw:formula="logwidth"/>
              <draw:equation draw:name="f1" draw:formula="logheight"/>
            </draw:enhanced-geometry>
          </draw:custom-shape>
          <draw:custom-shape draw:name="Google Shape;1004;p46_1" draw:style-name="gr55" draw:text-style-name="P8" draw:layer="layout" svg:width="0.391cm" svg:height="0.579cm" svg:x="17.476cm" svg:y="3.387cm">
            <text:p/>
            <draw:enhanced-geometry draw:mirror-horizontal="false" draw:mirror-vertical="false" svg:viewBox="0 0 0 0" drawooo:sub-view-size="207084 306577" draw:text-areas="0 0 ?f0 ?f1" draw:type="ooxml-non-primitive" draw:enhanced-path="M 0 93703 C 0 171619 46392 261626 103542 294539 160692 327452 207085 290509 207085 212593 207085 134676 160692 44669 103542 11756 46392 -20485 0 15786 0 93703 Z N">
              <draw:equation draw:name="f0" draw:formula="logwidth"/>
              <draw:equation draw:name="f1" draw:formula="logheight"/>
            </draw:enhanced-geometry>
          </draw:custom-shape>
          <draw:custom-shape draw:name="Google Shape;1005;p46_1" draw:style-name="gr56" draw:text-style-name="P39" draw:layer="layout" svg:width="2.055cm" svg:height="2.254cm" svg:x="15.666cm" svg:y="4.094cm">
            <text:p/>
            <draw:enhanced-geometry draw:mirror-horizontal="false" draw:mirror-vertical="false" svg:viewBox="0 0 0 0" drawooo:sub-view-size="1087194 1192257" draw:text-areas="0 0 ?f0 ?f1" draw:type="ooxml-non-primitive" draw:enhanced-path="M 1087195 626691 L 0 0 0 565567 1087195 1192258 1087195 626691 Z N">
              <draw:equation draw:name="f0" draw:formula="logwidth"/>
              <draw:equation draw:name="f1" draw:formula="logheight"/>
            </draw:enhanced-geometry>
          </draw:custom-shape>
          <draw:custom-shape draw:name="Google Shape;1006;p46_1" draw:style-name="gr57" draw:text-style-name="P12" draw:layer="layout" svg:width="0.703cm" svg:height="0.534cm" svg:x="16.191cm" svg:y="4.652cm">
            <text:p/>
            <draw:enhanced-geometry draw:mirror-horizontal="false" draw:mirror-vertical="false" svg:viewBox="0 0 0 0" drawooo:sub-view-size="372483 282783" draw:text-areas="0 0 ?f0 ?f1" draw:type="ooxml-non-primitive" draw:enhanced-path="M 0 0 L 372483 214942 372483 282783 0 67841 0 0 Z N">
              <draw:equation draw:name="f0" draw:formula="logwidth"/>
              <draw:equation draw:name="f1" draw:formula="logheight"/>
            </draw:enhanced-geometry>
          </draw:custom-shape>
          <draw:custom-shape draw:name="Google Shape;1007;p46_1" draw:style-name="gr58" draw:text-style-name="P12" draw:layer="layout" svg:width="1.316cm" svg:height="0.888cm" svg:x="16.191cm" svg:y="4.909cm">
            <text:p/>
            <draw:enhanced-geometry draw:mirror-horizontal="false" draw:mirror-vertical="false" svg:viewBox="0 0 0 0" drawooo:sub-view-size="696557 470186" draw:text-areas="0 0 ?f0 ?f1" draw:type="ooxml-non-primitive" draw:enhanced-path="M 0 0 L 696558 401673 696558 470186 0 68513 0 0 Z N">
              <draw:equation draw:name="f0" draw:formula="logwidth"/>
              <draw:equation draw:name="f1" draw:formula="logheight"/>
            </draw:enhanced-geometry>
          </draw:custom-shape>
          <draw:custom-shape draw:name="Google Shape;1008;p46_1" draw:style-name="gr59" draw:text-style-name="P8" draw:layer="layout" svg:width="0.233cm" svg:height="0.346cm" svg:x="15.85cm" svg:y="4.45cm">
            <text:p/>
            <draw:enhanced-geometry draw:mirror-horizontal="false" draw:mirror-vertical="false" svg:viewBox="0 0 0 0" drawooo:sub-view-size="123712 183417" draw:text-areas="0 0 ?f0 ?f1" draw:type="ooxml-non-primitive" draw:enhanced-path="M 123713 127308 C 123713 173655 96146 195821 61856 176342 27566 156863 0 103127 0 56109 0 9762 27566 -12404 61856 7075 95474 27226 123713 80961 123713 127308 Z N">
              <draw:equation draw:name="f0" draw:formula="logwidth"/>
              <draw:equation draw:name="f1" draw:formula="logheight"/>
            </draw:enhanced-geometry>
          </draw:custom-shape>
          <draw:custom-shape draw:name="Google Shape;1009;p46_1" draw:style-name="gr60" draw:text-style-name="P40" draw:layer="layout" svg:width="2.055cm" svg:height="2.255cm" svg:x="21.755cm" svg:y="4.899cm">
            <text:p/>
            <draw:enhanced-geometry draw:mirror-horizontal="false" draw:mirror-vertical="false" svg:viewBox="0 0 0 0" drawooo:sub-view-size="1087194 1192929" draw:text-areas="0 0 ?f0 ?f1" draw:type="ooxml-non-primitive" draw:enhanced-path="M 1087195 626691 L 0 0 0 565567 1087195 1192929 1087195 626691 Z N">
              <draw:equation draw:name="f0" draw:formula="logwidth"/>
              <draw:equation draw:name="f1" draw:formula="logheight"/>
            </draw:enhanced-geometry>
          </draw:custom-shape>
          <draw:custom-shape draw:name="Google Shape;1010;p46_1" draw:style-name="gr57" draw:text-style-name="P12" draw:layer="layout" svg:width="0.703cm" svg:height="0.534cm" svg:x="22.28cm" svg:y="5.459cm">
            <text:p/>
            <draw:enhanced-geometry draw:mirror-horizontal="false" draw:mirror-vertical="false" svg:viewBox="0 0 0 0" drawooo:sub-view-size="372483 282783" draw:text-areas="0 0 ?f0 ?f1" draw:type="ooxml-non-primitive" draw:enhanced-path="M 0 0 L 372483 214942 372483 282783 0 67841 0 0 Z N">
              <draw:equation draw:name="f0" draw:formula="logwidth"/>
              <draw:equation draw:name="f1" draw:formula="logheight"/>
            </draw:enhanced-geometry>
          </draw:custom-shape>
          <draw:custom-shape draw:name="Google Shape;1011;p46_1" draw:style-name="gr58" draw:text-style-name="P12" draw:layer="layout" svg:width="1.316cm" svg:height="0.888cm" svg:x="22.281cm" svg:y="5.716cm">
            <text:p/>
            <draw:enhanced-geometry draw:mirror-horizontal="false" draw:mirror-vertical="false" svg:viewBox="0 0 0 0" drawooo:sub-view-size="696557 470186" draw:text-areas="0 0 ?f0 ?f1" draw:type="ooxml-non-primitive" draw:enhanced-path="M 0 0 L 696558 401673 696558 470186 0 68513 0 0 Z N">
              <draw:equation draw:name="f0" draw:formula="logwidth"/>
              <draw:equation draw:name="f1" draw:formula="logheight"/>
            </draw:enhanced-geometry>
          </draw:custom-shape>
          <draw:custom-shape draw:name="Google Shape;1012;p46_1" draw:style-name="gr61" draw:text-style-name="P6" draw:layer="layout" svg:width="0.233cm" svg:height="0.346cm" svg:x="21.938cm" svg:y="5.257cm">
            <text:p/>
            <draw:enhanced-geometry draw:mirror-horizontal="false" draw:mirror-vertical="false" svg:viewBox="0 0 0 0" drawooo:sub-view-size="123713 183417" draw:text-areas="0 0 ?f0 ?f1" draw:type="ooxml-non-primitive" draw:enhanced-path="M 123713 127308 C 123713 173655 96146 195821 61857 176342 27567 156863 0 103127 0 56109 0 9762 27567 -12404 61857 7075 96146 27226 123713 80961 123713 127308 Z N">
              <draw:equation draw:name="f0" draw:formula="logwidth"/>
              <draw:equation draw:name="f1" draw:formula="logheight"/>
            </draw:enhanced-geometry>
          </draw:custom-shape>
        </draw:g>
        <presentation:notes draw:style-name="dp3">
          <draw:page-thumbnail draw:name="Google Shape;192;g35ed75ccf_1" draw:style-name="gr16" draw:layer="layout" svg:width="16.932cm" svg:height="9.524cm" svg:x="1.058cm" svg:y="1.905cm" draw:page-number="7" presentation:class="page"/>
          <draw:frame draw:name="Google Shape;193;g35ed75ccf_1" presentation:style-name="pr23" draw:text-style-name="P18"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frame draw:name="Google Shape;162;p16_1" presentation:style-name="pr3" draw:text-style-name="P19" draw:layer="layout" svg:width="14.741cm" svg:height="1.1cm" svg:x="2.376cm" svg:y="2.322cm" presentation:class="title" presentation:user-transformed="true">
          <draw:text-box>
            <text:p text:style-name="P1"><text:span text:style-name="T3">UDF Escalar</text:span></text:p>
          </draw:text-box>
        </draw:frame>
        <draw:g draw:name="Grupo 56_1">
          <draw:custom-shape draw:name="Google Shape;902;p46_1" draw:style-name="gr17" draw:text-style-name="P16" draw:layer="layout" svg:width="3.393cm" svg:height="3.461cm" svg:x="21.98cm" svg:y="5.22cm">
            <text:p/>
            <draw:enhanced-geometry draw:mirror-horizontal="false" draw:mirror-vertical="false" svg:viewBox="0 0 0 0" drawooo:sub-view-size="2171751 2215389" draw:text-areas="0 0 ?f0 ?f1" draw:type="ooxml-non-primitive" draw:enhanced-path="M 1085938 128507 C 536368 -192153 81826 107926 1417 799037 -12538 919202 78503 1077208 188816 1141605 L 1982396 2187898 C 2092709 2252296 2183750 2200512 2170459 2064414 2090050 1279031 1635509 448502 1085938 128507 Z N">
              <draw:equation draw:name="f0" draw:formula="logwidth"/>
              <draw:equation draw:name="f1" draw:formula="logheight"/>
            </draw:enhanced-geometry>
          </draw:custom-shape>
          <draw:custom-shape draw:name="Google Shape;903;p46_1" draw:style-name="gr18" draw:text-style-name="P16" draw:layer="layout" svg:width="1.928cm" svg:height="2.925cm" svg:x="22.704cm" svg:y="2.001cm">
            <text:p/>
            <draw:enhanced-geometry draw:mirror-horizontal="false" draw:mirror-vertical="false" svg:viewBox="0 0 0 0" drawooo:sub-view-size="1234041 1872301" draw:text-areas="0 0 ?f0 ?f1" draw:type="ooxml-non-primitive" draw:enhanced-path="M 1234041 1295980 C 1234041 1773318 957595 1999041 616688 1799874 276446 1601370 0 1053660 0 576322 0 98983 276446 -126740 617353 72428 958259 270931 1234041 819306 1234041 1295980 Z N">
              <draw:equation draw:name="f0" draw:formula="logwidth"/>
              <draw:equation draw:name="f1" draw:formula="logheight"/>
            </draw:enhanced-geometry>
          </draw:custom-shape>
          <draw:custom-shape draw:name="Google Shape;904;p46_1" draw:style-name="gr19" draw:text-style-name="P25" draw:layer="layout" svg:width="3.393cm" svg:height="3.461cm" svg:x="21.565cm" svg:y="5.531cm">
            <text:p/>
            <draw:enhanced-geometry draw:mirror-horizontal="false" draw:mirror-vertical="false" svg:viewBox="0 0 0 0" drawooo:sub-view-size="2171751 2215389" draw:text-areas="0 0 ?f0 ?f1" draw:type="ooxml-non-primitive" draw:enhanced-path="M 1085938 128507 C 536368 -192153 81826 107926 1417 799037 -12538 919202 78503 1077208 188816 1141605 L 1982396 2187898 C 2092709 2252296 2183750 2200512 2170459 2064414 2090050 1279031 1635509 448502 1085938 128507 Z N">
              <draw:equation draw:name="f0" draw:formula="logwidth"/>
              <draw:equation draw:name="f1" draw:formula="logheight"/>
            </draw:enhanced-geometry>
          </draw:custom-shape>
          <draw:custom-shape draw:name="Google Shape;905;p46_1" draw:style-name="gr20" draw:text-style-name="P26" draw:layer="layout" svg:width="1.928cm" svg:height="2.925cm" svg:x="22.289cm" svg:y="2.311cm">
            <text:p/>
            <draw:enhanced-geometry draw:mirror-horizontal="false" draw:mirror-vertical="false" svg:viewBox="0 0 0 0" drawooo:sub-view-size="1234041 1872301" draw:text-areas="0 0 ?f0 ?f1" draw:type="ooxml-non-primitive" draw:enhanced-path="M 1234041 1295980 C 1234041 1773318 957595 1999041 616688 1799874 276447 1601370 0 1053660 0 576322 0 98983 276447 -126740 617353 72428 958259 270931 1234041 819306 1234041 1295980 Z N">
              <draw:equation draw:name="f0" draw:formula="logwidth"/>
              <draw:equation draw:name="f1" draw:formula="logheight"/>
            </draw:enhanced-geometry>
          </draw:custom-shape>
          <draw:custom-shape draw:name="Google Shape;906;p46_1" draw:style-name="gr21" draw:text-style-name="P27" draw:layer="layout" svg:width="1.934cm" svg:height="2.121cm" svg:x="17.786cm" svg:y="4.999cm">
            <text:p/>
            <draw:enhanced-geometry draw:mirror-horizontal="false" draw:mirror-vertical="false" svg:viewBox="0 0 0 0" drawooo:sub-view-size="1238028 1357658" draw:text-areas="0 0 ?f0 ?f1" draw:type="ooxml-non-primitive" draw:enhanced-path="M 1237364 713683 L 0 0 0 643975 1238028 1357658 1237364 713683 Z N">
              <draw:equation draw:name="f0" draw:formula="logwidth"/>
              <draw:equation draw:name="f1" draw:formula="logheight"/>
            </draw:enhanced-geometry>
          </draw:custom-shape>
          <draw:custom-shape draw:name="Google Shape;907;p46_1" draw:style-name="gr22" draw:text-style-name="P8" draw:layer="layout" svg:width="0.219cm" svg:height="0.325cm" svg:x="17.958cm" svg:y="5.336cm">
            <text:p/>
            <draw:enhanced-geometry draw:mirror-horizontal="false" draw:mirror-vertical="false" svg:viewBox="0 0 0 0" drawooo:sub-view-size="140881 208525" draw:text-areas="0 0 ?f0 ?f1" draw:type="ooxml-non-primitive" draw:enhanced-path="M 140881 144760 C 140881 197872 109648 222435 70441 200527 31898 177955 0 116877 0 63765 0 10654 31233 -13910 70441 7999 109648 30571 140881 91649 140881 144760 Z N">
              <draw:equation draw:name="f0" draw:formula="logwidth"/>
              <draw:equation draw:name="f1" draw:formula="logheight"/>
            </draw:enhanced-geometry>
          </draw:custom-shape>
          <draw:custom-shape draw:name="Google Shape;908;p46_1" draw:style-name="gr23" draw:text-style-name="P12" draw:layer="layout" svg:width="0.631cm" svg:height="0.504cm" svg:x="18.277cm" svg:y="5.53cm">
            <text:p/>
            <draw:enhanced-geometry draw:mirror-horizontal="false" draw:mirror-vertical="false" svg:viewBox="0 0 0 0" drawooo:sub-view-size="404701 323315" draw:text-areas="0 0 ?f0 ?f1" draw:type="ooxml-non-primitive" draw:enhanced-path="M 0 0 L 404702 233026 404702 323315 0 90289 0 0 Z N">
              <draw:equation draw:name="f0" draw:formula="logwidth"/>
              <draw:equation draw:name="f1" draw:formula="logheight"/>
            </draw:enhanced-geometry>
          </draw:custom-shape>
          <draw:custom-shape draw:name="Google Shape;909;p46_1" draw:style-name="gr24" draw:text-style-name="P12" draw:layer="layout" svg:width="1.238cm" svg:height="0.855cm" svg:x="18.28cm" svg:y="5.814cm">
            <text:p/>
            <draw:enhanced-geometry draw:mirror-horizontal="false" draw:mirror-vertical="false" svg:viewBox="0 0 0 0" drawooo:sub-view-size="792790 547710" draw:text-areas="0 0 ?f0 ?f1" draw:type="ooxml-non-primitive" draw:enhanced-path="M 0 0 L 792790 457421 792790 547711 0 90289 0 0 Z N">
              <draw:equation draw:name="f0" draw:formula="logwidth"/>
              <draw:equation draw:name="f1" draw:formula="logheight"/>
            </draw:enhanced-geometry>
          </draw:custom-shape>
          <draw:custom-shape draw:name="Google Shape;910;p46_1" draw:style-name="gr25" draw:text-style-name="P16" draw:layer="layout" svg:width="1.942cm" svg:height="5.3cm" svg:x="22.758cm" svg:y="7.123cm">
            <text:p/>
            <draw:enhanced-geometry draw:mirror-horizontal="false" draw:mirror-vertical="false" svg:viewBox="0 0 0 0" drawooo:sub-view-size="1243344 3391822" draw:text-areas="0 0 ?f0 ?f1" draw:type="ooxml-non-primitive" draw:enhanced-path="M 0 0 L 1243345 717003 1243345 3391822 0 2675483 0 0 Z N">
              <draw:equation draw:name="f0" draw:formula="logwidth"/>
              <draw:equation draw:name="f1" draw:formula="logheight"/>
            </draw:enhanced-geometry>
          </draw:custom-shape>
          <draw:custom-shape draw:name="Google Shape;911;p46_1" draw:style-name="gr26" draw:text-style-name="P28" draw:layer="layout" svg:width="1.943cm" svg:height="5.3cm" svg:x="22.434cm" svg:y="7.402cm">
            <text:p/>
            <draw:enhanced-geometry draw:mirror-horizontal="false" draw:mirror-vertical="false" svg:viewBox="0 0 0 0" drawooo:sub-view-size="1244009 3391822" draw:text-areas="0 0 ?f0 ?f1" draw:type="ooxml-non-primitive" draw:enhanced-path="M 1244009 717003 L 0 0 0 2674819 1243345 3391822 1244009 717003 Z M 405366 404974 L 820701 643975 820701 750198 405366 514516 405366 404974 Z N">
              <draw:equation draw:name="f0" draw:formula="logwidth"/>
              <draw:equation draw:name="f1" draw:formula="logheight"/>
            </draw:enhanced-geometry>
          </draw:custom-shape>
          <draw:custom-shape draw:name="Google Shape;912;p46_1" draw:style-name="gr27" draw:text-style-name="P12" draw:layer="layout" svg:width="1.56cm" svg:height="1.04cm" svg:x="22.622cm" svg:y="10.043cm">
            <text:p/>
            <draw:enhanced-geometry draw:mirror-horizontal="false" draw:mirror-vertical="false" svg:viewBox="0 0 0 0" drawooo:sub-view-size="998795 665883" draw:text-areas="0 0 ?f0 ?f1" draw:type="ooxml-non-primitive" draw:enhanced-path="M 0 0 L 998796 575594 998796 665883 0 90290 0 0 Z N">
              <draw:equation draw:name="f0" draw:formula="logwidth"/>
              <draw:equation draw:name="f1" draw:formula="logheight"/>
            </draw:enhanced-geometry>
          </draw:custom-shape>
          <draw:custom-shape draw:name="Google Shape;913;p46_1" draw:style-name="gr28" draw:text-style-name="P12" draw:layer="layout" svg:width="1.342cm" svg:height="0.914cm" svg:x="22.731cm" svg:y="10.381cm">
            <text:p/>
            <draw:enhanced-geometry draw:mirror-horizontal="false" draw:mirror-vertical="false" svg:viewBox="0 0 0 0" drawooo:sub-view-size="859243 585552" draw:text-areas="0 0 ?f0 ?f1" draw:type="ooxml-non-primitive" draw:enhanced-path="M 0 0 L 859243 495263 859243 585552 0 90289 0 0 Z N">
              <draw:equation draw:name="f0" draw:formula="logwidth"/>
              <draw:equation draw:name="f1" draw:formula="logheight"/>
            </draw:enhanced-geometry>
          </draw:custom-shape>
          <draw:custom-shape draw:name="Google Shape;914;p46_1" draw:style-name="gr29" draw:text-style-name="P8" draw:layer="layout" svg:width="0.865cm" svg:height="1.299cm" svg:x="22.973cm" svg:y="8.795cm">
            <text:p/>
            <draw:enhanced-geometry draw:mirror-horizontal="false" draw:mirror-vertical="false" svg:viewBox="0 0 0 0" drawooo:sub-view-size="554222 831619" draw:text-areas="0 0 ?f0 ?f1" draw:type="ooxml-non-primitive" draw:enhanced-path="M 554222 575808 C 554222 364026 429954 120378 277111 32080 124268 -56217 0 44030 0 255812 0 467593 124268 711241 277111 799539 429954 887837 554222 787589 554222 575808 Z N">
              <draw:equation draw:name="f0" draw:formula="logwidth"/>
              <draw:equation draw:name="f1" draw:formula="logheight"/>
            </draw:enhanced-geometry>
          </draw:custom-shape>
          <draw:custom-shape draw:name="Google Shape;915;p46_1" draw:style-name="gr25" draw:text-style-name="P16" draw:layer="layout" svg:width="1.942cm" svg:height="5.3cm" svg:x="20.346cm" svg:y="3.767cm">
            <text:p/>
            <draw:enhanced-geometry draw:mirror-horizontal="false" draw:mirror-vertical="false" svg:viewBox="0 0 0 0" drawooo:sub-view-size="1243344 3391821" draw:text-areas="0 0 ?f0 ?f1" draw:type="ooxml-non-primitive" draw:enhanced-path="M 0 0 L 1243345 717003 1243345 3391822 0 2674819 0 0 Z N">
              <draw:equation draw:name="f0" draw:formula="logwidth"/>
              <draw:equation draw:name="f1" draw:formula="logheight"/>
            </draw:enhanced-geometry>
          </draw:custom-shape>
          <draw:custom-shape draw:name="Google Shape;916;p46_1" draw:style-name="gr30" draw:text-style-name="P29" draw:layer="layout" svg:width="1.943cm" svg:height="5.3cm" svg:x="20.022cm" svg:y="4.05cm">
            <text:p/>
            <draw:enhanced-geometry draw:mirror-horizontal="false" draw:mirror-vertical="false" svg:viewBox="0 0 0 0" drawooo:sub-view-size="1244009 3391822" draw:text-areas="0 0 ?f0 ?f1" draw:type="ooxml-non-primitive" draw:enhanced-path="M 1244009 717003 L 0 0 0 2674819 1243345 3391822 1244009 717003 Z M 405366 404974 L 820701 643975 820701 750198 405366 514516 405366 404974 Z N">
              <draw:equation draw:name="f0" draw:formula="logwidth"/>
              <draw:equation draw:name="f1" draw:formula="logheight"/>
            </draw:enhanced-geometry>
          </draw:custom-shape>
          <draw:custom-shape draw:name="Google Shape;917;p46_1" draw:style-name="gr27" draw:text-style-name="P12" draw:layer="layout" svg:width="1.56cm" svg:height="1.04cm" svg:x="20.209cm" svg:y="6.687cm">
            <text:p/>
            <draw:enhanced-geometry draw:mirror-horizontal="false" draw:mirror-vertical="false" svg:viewBox="0 0 0 0" drawooo:sub-view-size="998795 665883" draw:text-areas="0 0 ?f0 ?f1" draw:type="ooxml-non-primitive" draw:enhanced-path="M 0 0 L 998796 575594 998796 665883 0 90289 0 0 Z N">
              <draw:equation draw:name="f0" draw:formula="logwidth"/>
              <draw:equation draw:name="f1" draw:formula="logheight"/>
            </draw:enhanced-geometry>
          </draw:custom-shape>
          <draw:custom-shape draw:name="Google Shape;918;p46_1" draw:style-name="gr28" draw:text-style-name="P12" draw:layer="layout" svg:width="1.342cm" svg:height="0.914cm" svg:x="20.317cm" svg:y="7.025cm">
            <text:p/>
            <draw:enhanced-geometry draw:mirror-horizontal="false" draw:mirror-vertical="false" svg:viewBox="0 0 0 0" drawooo:sub-view-size="859243 585552" draw:text-areas="0 0 ?f0 ?f1" draw:type="ooxml-non-primitive" draw:enhanced-path="M 665 0 L 859243 495263 859243 585552 0 90289 665 0 Z N">
              <draw:equation draw:name="f0" draw:formula="logwidth"/>
              <draw:equation draw:name="f1" draw:formula="logheight"/>
            </draw:enhanced-geometry>
          </draw:custom-shape>
          <draw:custom-shape draw:name="Google Shape;919;p46_1" draw:style-name="gr31" draw:text-style-name="P6" draw:layer="layout" svg:width="0.865cm" svg:height="1.299cm" svg:x="20.56cm" svg:y="5.44cm">
            <text:p/>
            <draw:enhanced-geometry draw:mirror-horizontal="false" draw:mirror-vertical="false" svg:viewBox="0 0 0 0" drawooo:sub-view-size="554222 831619" draw:text-areas="0 0 ?f0 ?f1" draw:type="ooxml-non-primitive" draw:enhanced-path="M 554222 575807 C 554222 364026 429954 120378 277111 32080 124268 -56217 0 44030 0 255812 0 467593 124268 711241 277111 799539 429954 887837 554222 787589 554222 575807 Z N">
              <draw:equation draw:name="f0" draw:formula="logwidth"/>
              <draw:equation draw:name="f1" draw:formula="logheight"/>
            </draw:enhanced-geometry>
          </draw:custom-shape>
          <draw:custom-shape draw:name="Google Shape;920;p46_1" draw:style-name="gr32" draw:text-style-name="P30" draw:layer="layout" svg:width="3.091cm" svg:height="3.637cm" svg:x="18.342cm" svg:y="6.885cm">
            <text:p/>
            <draw:enhanced-geometry draw:mirror-horizontal="false" draw:mirror-vertical="false" svg:viewBox="0 0 0 0" drawooo:sub-view-size="1978320 2327603" draw:text-areas="0 0 ?f0 ?f1" draw:type="ooxml-non-primitive" draw:enhanced-path="M 1977656 1140566 L 0 0 665 1029696 1803548 2069350 1978320 2327604 1977656 1140566 Z N">
              <draw:equation draw:name="f0" draw:formula="logwidth"/>
              <draw:equation draw:name="f1" draw:formula="logheight"/>
            </draw:enhanced-geometry>
          </draw:custom-shape>
          <draw:custom-shape draw:name="Google Shape;921;p46_1" draw:style-name="gr33" draw:text-style-name="P13" draw:layer="layout" svg:width="1.165cm" svg:height="1.108cm" svg:x="18.014cm" svg:y="7.075cm">
            <text:p/>
            <draw:enhanced-geometry draw:mirror-horizontal="false" draw:mirror-vertical="false" svg:viewBox="0 0 0 0" drawooo:sub-view-size="746272 709700" draw:text-areas="0 0 ?f0 ?f1" draw:type="ooxml-non-primitive" draw:enhanced-path="M 0 279498 L 0 0 746273 430202 746273 709700 0 279498 Z N">
              <draw:equation draw:name="f0" draw:formula="logwidth"/>
              <draw:equation draw:name="f1" draw:formula="logheight"/>
            </draw:enhanced-geometry>
          </draw:custom-shape>
          <draw:custom-shape draw:name="Google Shape;922;p46_1" draw:style-name="gr34" draw:text-style-name="P12" draw:layer="layout" svg:width="0.676cm" svg:height="0.53cm" svg:x="19.956cm" svg:y="8.207cm">
            <text:p/>
            <draw:enhanced-geometry draw:mirror-horizontal="false" draw:mirror-vertical="false" svg:viewBox="0 0 0 0" drawooo:sub-view-size="433276 339912" draw:text-areas="0 0 ?f0 ?f1" draw:type="ooxml-non-primitive" draw:enhanced-path="M 433277 249623 L 0 0 0 90290 433277 339913 433277 249623 Z N">
              <draw:equation draw:name="f0" draw:formula="logwidth"/>
              <draw:equation draw:name="f1" draw:formula="logheight"/>
            </draw:enhanced-geometry>
          </draw:custom-shape>
          <draw:custom-shape draw:name="Google Shape;923;p46_1" draw:style-name="gr35" draw:text-style-name="P12" draw:layer="layout" svg:width="1.304cm" svg:height="0.892cm" svg:x="19.33cm" svg:y="8.128cm">
            <text:p/>
            <draw:enhanced-geometry draw:mirror-horizontal="false" draw:mirror-vertical="false" svg:viewBox="0 0 0 0" drawooo:sub-view-size="835320 571610" draw:text-areas="0 0 ?f0 ?f1" draw:type="ooxml-non-primitive" draw:enhanced-path="M 835320 481321 L 0 0 0 90289 835320 571611 835320 481321 Z N">
              <draw:equation draw:name="f0" draw:formula="logwidth"/>
              <draw:equation draw:name="f1" draw:formula="logheight"/>
            </draw:enhanced-geometry>
          </draw:custom-shape>
          <draw:custom-shape draw:name="Google Shape;924;p46_1" draw:style-name="gr36" draw:text-style-name="P12" draw:layer="layout" svg:width="1.581cm" svg:height="1.052cm" svg:x="19.056cm" svg:y="8.25cm">
            <text:p/>
            <draw:enhanced-geometry draw:mirror-horizontal="false" draw:mirror-vertical="false" svg:viewBox="0 0 0 0" drawooo:sub-view-size="1012086 673849" draw:text-areas="0 0 ?f0 ?f1" draw:type="ooxml-non-primitive" draw:enhanced-path="M 1011422 583561 L 0 0 0 90289 1012087 673850 1011422 583561 Z N">
              <draw:equation draw:name="f0" draw:formula="logwidth"/>
              <draw:equation draw:name="f1" draw:formula="logheight"/>
            </draw:enhanced-geometry>
          </draw:custom-shape>
          <draw:custom-shape draw:name="Google Shape;925;p46_1" draw:style-name="gr37" draw:text-style-name="P8" draw:layer="layout" svg:width="0.35cm" svg:height="0.521cm" svg:x="20.798cm" svg:y="8.68cm">
            <text:p/>
            <draw:enhanced-geometry draw:mirror-horizontal="false" draw:mirror-vertical="false" svg:viewBox="0 0 0 0" drawooo:sub-view-size="224619 333730" draw:text-areas="0 0 ?f0 ?f1" draw:type="ooxml-non-primitive" draw:enhanced-path="M 6 102136 C 6 187114 50511 284706 112313 320556 174115 356406 224619 316573 224619 231595 224619 146616 174115 49025 112313 13174 49847 -22676 -658 17157 6 102136 Z N">
              <draw:equation draw:name="f0" draw:formula="logwidth"/>
              <draw:equation draw:name="f1" draw:formula="logheight"/>
            </draw:enhanced-geometry>
          </draw:custom-shape>
          <draw:custom-shape draw:name="Google Shape;926;p46_1" draw:style-name="gr38" draw:text-style-name="P31" draw:layer="layout" svg:width="0.867cm" svg:height="1.181cm" svg:x="18.575cm" svg:y="3.832cm">
            <text:p/>
            <draw:enhanced-geometry draw:mirror-horizontal="false" draw:mirror-vertical="false" svg:viewBox="0 0 0 0" drawooo:sub-view-size="555551 756106" draw:text-areas="0 0 ?f0 ?f1" draw:type="ooxml-non-primitive" draw:enhanced-path="M 277776 9593 C 317648 32166 349545 87932 349545 133741 L 349545 336228 483781 413239 C 523653 435812 555551 491579 555551 537387 555551 583196 523653 601785 483781 579212 L 349545 502201 349545 704688 C 349545 750496 317648 769085 277776 746513 237903 723941 206006 668174 206006 622365 L 206006 419878 71770 342867 C 31898 320295 0 264528 0 218719 0 172911 31898 154322 71770 176894 L 206006 253905 206006 51418 C 206006 5610 237903 -12979 277776 9593 Z N">
              <draw:equation draw:name="f0" draw:formula="logwidth"/>
              <draw:equation draw:name="f1" draw:formula="logheight"/>
            </draw:enhanced-geometry>
          </draw:custom-shape>
        </draw:g>
        <draw:frame draw:name="Google Shape;163;p16_1" presentation:style-name="pr24" draw:text-style-name="P60" draw:layer="layout" svg:width="18.124cm" svg:height="8.739cm" svg:x="2.376cm" svg:y="3.761cm" presentation:class="outline" presentation:user-transformed="true">
          <draw:text-box>
            <text:p text:style-name="P22"><text:span text:style-name="T16">GO</text:span></text:p>
            <text:p text:style-name="P22"><text:span text:style-name="T16">CREATE FUNCTION</text:span><text:span text:style-name="T17"> nome_função(</text:span><text:span text:style-name="T18">parâmetro </text:span><text:span text:style-name="T19">TIPO</text:span><text:span text:style-name="T18">)</text:span></text:p>
            <text:p text:style-name="P59"><text:span text:style-name="T20">RETURNS</text:span><text:span text:style-name="T18"> tipo_de_retorno</text:span></text:p>
            <text:p text:style-name="P59"><text:span text:style-name="T20">AS</text:span></text:p>
            <text:p text:style-name="P59"><text:span text:style-name="T20">BEGIN</text:span></text:p>
            <text:p text:style-name="P22"><text:span text:style-name="T18"><text:s text:c="4"/></text:span><text:span text:style-name="T18">Toda Lógica da Função</text:span></text:p>
            <text:p text:style-name="P59"><text:span text:style-name="T18"><text:s text:c="4"/></text:span><text:span text:style-name="T20">RETURN</text:span><text:span text:style-name="T18"> @retorno</text:span></text:p>
            <text:p text:style-name="P59"><text:span text:style-name="T20">END</text:span></text:p>
            <text:p text:style-name="P59"><text:span text:style-name="T20">GO</text:span></text:p>
          </draw:text-box>
        </draw:frame>
        <draw:frame draw:name="Google Shape;164;p16_1" presentation:style-name="pr25" draw:text-style-name="P24" draw:layer="layout" svg:width="1.251cm" svg:height="0.963cm" svg:x="24.148cm" svg:y="13.194cm" presentation:class="page-number" presentation:user-transformed="true">
          <draw:text-box>
            <text:p text:style-name="P23"><text:span text:style-name="T5"><text:page-number>&lt;número&gt;</text:page-number></text:span></text:p>
          </draw:text-box>
        </draw:frame>
        <draw:frame draw:style-name="gr106" draw:text-style-name="P61" draw:layer="layout" svg:width="10.649cm" svg:height="1.673cm" svg:x="11.309cm" svg:y="8cm">
          <draw:text-box>
            <text:p><text:span text:style-name="T21">USO</text:span>:</text:p>
            <text:p><text:span text:style-name="T22">SELECT</text:span> nome_função(parâmetros)</text:p>
          </draw:text-box>
        </draw:frame>
        <presentation:notes draw:style-name="dp3">
          <draw:page-thumbnail draw:name="Google Shape;159;p:notes_1" draw:style-name="gr16" draw:layer="layout" svg:width="16.932cm" svg:height="9.524cm" svg:x="1.058cm" svg:y="1.905cm" draw:page-number="8" presentation:class="page"/>
          <draw:frame draw:name="Google Shape;160;p:notes_1" presentation:style-name="pr26" draw:text-style-name="P18" draw:layer="layout" svg:width="15.239cm" svg:height="11.429cm" svg:x="1.905cm" svg:y="12.065cm" presentation:class="notes" presentation:placeholder="true" presentation:user-transformed="true">
            <draw:text-box/>
          </draw:frame>
        </presentation:notes>
      </draw:page>
      <draw:page draw:name="page9" draw:style-name="dp1" draw:master-page-name="TITLE_5f_1_5f_1_5f_">
        <draw:frame draw:name="Google Shape;156;p15_2" presentation:style-name="pr27" draw:text-style-name="P65" draw:layer="layout" svg:width="21.624cm" svg:height="9.285cm" svg:x="1.888cm" svg:y="2.502cm" presentation:class="outline" presentation:user-transformed="true">
          <draw:text-box>
            <text:p text:style-name="P62"><text:span text:style-name="T23">GO</text:span></text:p>
            <text:p text:style-name="P63"><text:span text:style-name="T23">CREATE FUNCTION</text:span><text:span text:style-name="T24"> </text:span><text:span text:style-name="T25">dbo.GetValue(@produtId </text:span><text:span text:style-name="T26">INT</text:span><text:span text:style-name="T25">)</text:span></text:p>
            <text:p text:style-name="P64"><text:span text:style-name="T23">RETURNS</text:span><text:span text:style-name="T24"> </text:span><text:span text:style-name="T23">DECIMAL</text:span><text:span text:style-name="T24"> </text:span><text:span text:style-name="T27">(18,2)</text:span></text:p>
            <text:p text:style-name="P62"><text:span text:style-name="T23">AS</text:span></text:p>
            <text:p text:style-name="P62"><text:span text:style-name="T23">BEGIN</text:span></text:p>
            <text:p text:style-name="P63"><text:span text:style-name="T24"><text:s text:c="4"/></text:span><text:span text:style-name="T23">DECLARE</text:span><text:span text:style-name="T24"> </text:span><text:span text:style-name="T27">@price </text:span><text:span text:style-name="T26">DECIMAL</text:span><text:span text:style-name="T27">(18,2)</text:span></text:p>
            <text:p text:style-name="P64"><text:span text:style-name="T24"><text:s text:c="7"/></text:span><text:span text:style-name="T23">SELECT</text:span><text:span text:style-name="T24"> </text:span><text:span text:style-name="T27">@price = preco from produto</text:span></text:p>
            <text:p text:style-name="P64"><text:span text:style-name="T24"><text:s text:c="8"/></text:span><text:span text:style-name="T23">WHERE</text:span><text:span text:style-name="T24"> </text:span><text:span text:style-name="T27">id_produto = @produtId</text:span></text:p>
            <text:p text:style-name="P64"><text:span text:style-name="T24"><text:s text:c="6"/></text:span><text:span text:style-name="T23">RETURN</text:span><text:span text:style-name="T24"> </text:span><text:span text:style-name="T27">@price</text:span></text:p>
            <text:p text:style-name="P62"><text:span text:style-name="T23">END</text:span></text:p>
            <text:p text:style-name="P62"><text:span text:style-name="T23">GO</text:span></text:p>
          </draw:text-box>
        </draw:frame>
        <draw:frame draw:name="Google Shape;157;p15_3" presentation:style-name="pr28" draw:text-style-name="P24" draw:layer="layout" svg:width="1.251cm" svg:height="0.963cm" svg:x="24.148cm" svg:y="13.194cm" presentation:class="page-number" presentation:user-transformed="true">
          <draw:text-box>
            <text:p text:style-name="P23"><text:span text:style-name="T5"><text:page-number>&lt;número&gt;</text:page-number></text:span></text:p>
          </draw:text-box>
        </draw:frame>
        <presentation:notes draw:style-name="dp3">
          <draw:page-thumbnail draw:name="Google Shape;153;g35f391192_2" draw:style-name="gr16" draw:layer="layout" svg:width="16.932cm" svg:height="9.524cm" svg:x="1.058cm" svg:y="1.905cm" draw:page-number="9" presentation:class="page"/>
          <draw:frame draw:name="Google Shape;154;g35f391192_3" presentation:style-name="pr29" draw:text-style-name="P18"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draw:frame draw:name="Google Shape;162;p16_2" presentation:style-name="pr3" draw:text-style-name="P19" draw:layer="layout" svg:width="14.741cm" svg:height="1.1cm" svg:x="2.376cm" svg:y="2.322cm" presentation:class="title" presentation:user-transformed="true">
          <draw:text-box>
            <text:p text:style-name="P1"><text:span text:style-name="T3">UDF Inline</text:span></text:p>
          </draw:text-box>
        </draw:frame>
        <draw:g draw:name="Grupo 56_2">
          <draw:custom-shape draw:name="Google Shape;902;p46_2" draw:style-name="gr17" draw:text-style-name="P16" draw:layer="layout" svg:width="3.393cm" svg:height="3.461cm" svg:x="21.98cm" svg:y="5.22cm">
            <text:p/>
            <draw:enhanced-geometry draw:mirror-horizontal="false" draw:mirror-vertical="false" svg:viewBox="0 0 0 0" drawooo:sub-view-size="2171751 2215389" draw:text-areas="0 0 ?f0 ?f1" draw:type="ooxml-non-primitive" draw:enhanced-path="M 1085938 128507 C 536368 -192153 81826 107926 1417 799037 -12538 919202 78503 1077208 188816 1141605 L 1982396 2187898 C 2092709 2252296 2183750 2200512 2170459 2064414 2090050 1279031 1635509 448502 1085938 128507 Z N">
              <draw:equation draw:name="f0" draw:formula="logwidth"/>
              <draw:equation draw:name="f1" draw:formula="logheight"/>
            </draw:enhanced-geometry>
          </draw:custom-shape>
          <draw:custom-shape draw:name="Google Shape;903;p46_2" draw:style-name="gr18" draw:text-style-name="P16" draw:layer="layout" svg:width="1.928cm" svg:height="2.925cm" svg:x="22.704cm" svg:y="2.001cm">
            <text:p/>
            <draw:enhanced-geometry draw:mirror-horizontal="false" draw:mirror-vertical="false" svg:viewBox="0 0 0 0" drawooo:sub-view-size="1234041 1872301" draw:text-areas="0 0 ?f0 ?f1" draw:type="ooxml-non-primitive" draw:enhanced-path="M 1234041 1295980 C 1234041 1773318 957595 1999041 616688 1799874 276446 1601370 0 1053660 0 576322 0 98983 276446 -126740 617353 72428 958259 270931 1234041 819306 1234041 1295980 Z N">
              <draw:equation draw:name="f0" draw:formula="logwidth"/>
              <draw:equation draw:name="f1" draw:formula="logheight"/>
            </draw:enhanced-geometry>
          </draw:custom-shape>
          <draw:custom-shape draw:name="Google Shape;904;p46_2" draw:style-name="gr19" draw:text-style-name="P25" draw:layer="layout" svg:width="3.393cm" svg:height="3.461cm" svg:x="21.565cm" svg:y="5.531cm">
            <text:p/>
            <draw:enhanced-geometry draw:mirror-horizontal="false" draw:mirror-vertical="false" svg:viewBox="0 0 0 0" drawooo:sub-view-size="2171751 2215389" draw:text-areas="0 0 ?f0 ?f1" draw:type="ooxml-non-primitive" draw:enhanced-path="M 1085938 128507 C 536368 -192153 81826 107926 1417 799037 -12538 919202 78503 1077208 188816 1141605 L 1982396 2187898 C 2092709 2252296 2183750 2200512 2170459 2064414 2090050 1279031 1635509 448502 1085938 128507 Z N">
              <draw:equation draw:name="f0" draw:formula="logwidth"/>
              <draw:equation draw:name="f1" draw:formula="logheight"/>
            </draw:enhanced-geometry>
          </draw:custom-shape>
          <draw:custom-shape draw:name="Google Shape;905;p46_2" draw:style-name="gr20" draw:text-style-name="P26" draw:layer="layout" svg:width="1.928cm" svg:height="2.925cm" svg:x="22.289cm" svg:y="2.311cm">
            <text:p/>
            <draw:enhanced-geometry draw:mirror-horizontal="false" draw:mirror-vertical="false" svg:viewBox="0 0 0 0" drawooo:sub-view-size="1234041 1872301" draw:text-areas="0 0 ?f0 ?f1" draw:type="ooxml-non-primitive" draw:enhanced-path="M 1234041 1295980 C 1234041 1773318 957595 1999041 616688 1799874 276447 1601370 0 1053660 0 576322 0 98983 276447 -126740 617353 72428 958259 270931 1234041 819306 1234041 1295980 Z N">
              <draw:equation draw:name="f0" draw:formula="logwidth"/>
              <draw:equation draw:name="f1" draw:formula="logheight"/>
            </draw:enhanced-geometry>
          </draw:custom-shape>
          <draw:custom-shape draw:name="Google Shape;906;p46_2" draw:style-name="gr21" draw:text-style-name="P27" draw:layer="layout" svg:width="1.934cm" svg:height="2.121cm" svg:x="17.786cm" svg:y="4.999cm">
            <text:p/>
            <draw:enhanced-geometry draw:mirror-horizontal="false" draw:mirror-vertical="false" svg:viewBox="0 0 0 0" drawooo:sub-view-size="1238028 1357658" draw:text-areas="0 0 ?f0 ?f1" draw:type="ooxml-non-primitive" draw:enhanced-path="M 1237364 713683 L 0 0 0 643975 1238028 1357658 1237364 713683 Z N">
              <draw:equation draw:name="f0" draw:formula="logwidth"/>
              <draw:equation draw:name="f1" draw:formula="logheight"/>
            </draw:enhanced-geometry>
          </draw:custom-shape>
          <draw:custom-shape draw:name="Google Shape;907;p46_2" draw:style-name="gr22" draw:text-style-name="P8" draw:layer="layout" svg:width="0.219cm" svg:height="0.325cm" svg:x="17.958cm" svg:y="5.336cm">
            <text:p/>
            <draw:enhanced-geometry draw:mirror-horizontal="false" draw:mirror-vertical="false" svg:viewBox="0 0 0 0" drawooo:sub-view-size="140881 208525" draw:text-areas="0 0 ?f0 ?f1" draw:type="ooxml-non-primitive" draw:enhanced-path="M 140881 144760 C 140881 197872 109648 222435 70441 200527 31898 177955 0 116877 0 63765 0 10654 31233 -13910 70441 7999 109648 30571 140881 91649 140881 144760 Z N">
              <draw:equation draw:name="f0" draw:formula="logwidth"/>
              <draw:equation draw:name="f1" draw:formula="logheight"/>
            </draw:enhanced-geometry>
          </draw:custom-shape>
          <draw:custom-shape draw:name="Google Shape;908;p46_2" draw:style-name="gr23" draw:text-style-name="P12" draw:layer="layout" svg:width="0.631cm" svg:height="0.504cm" svg:x="18.277cm" svg:y="5.53cm">
            <text:p/>
            <draw:enhanced-geometry draw:mirror-horizontal="false" draw:mirror-vertical="false" svg:viewBox="0 0 0 0" drawooo:sub-view-size="404701 323315" draw:text-areas="0 0 ?f0 ?f1" draw:type="ooxml-non-primitive" draw:enhanced-path="M 0 0 L 404702 233026 404702 323315 0 90289 0 0 Z N">
              <draw:equation draw:name="f0" draw:formula="logwidth"/>
              <draw:equation draw:name="f1" draw:formula="logheight"/>
            </draw:enhanced-geometry>
          </draw:custom-shape>
          <draw:custom-shape draw:name="Google Shape;909;p46_2" draw:style-name="gr24" draw:text-style-name="P12" draw:layer="layout" svg:width="1.238cm" svg:height="0.855cm" svg:x="18.28cm" svg:y="5.814cm">
            <text:p/>
            <draw:enhanced-geometry draw:mirror-horizontal="false" draw:mirror-vertical="false" svg:viewBox="0 0 0 0" drawooo:sub-view-size="792790 547710" draw:text-areas="0 0 ?f0 ?f1" draw:type="ooxml-non-primitive" draw:enhanced-path="M 0 0 L 792790 457421 792790 547711 0 90289 0 0 Z N">
              <draw:equation draw:name="f0" draw:formula="logwidth"/>
              <draw:equation draw:name="f1" draw:formula="logheight"/>
            </draw:enhanced-geometry>
          </draw:custom-shape>
          <draw:custom-shape draw:name="Google Shape;910;p46_2" draw:style-name="gr25" draw:text-style-name="P16" draw:layer="layout" svg:width="1.942cm" svg:height="5.3cm" svg:x="22.758cm" svg:y="7.123cm">
            <text:p/>
            <draw:enhanced-geometry draw:mirror-horizontal="false" draw:mirror-vertical="false" svg:viewBox="0 0 0 0" drawooo:sub-view-size="1243344 3391822" draw:text-areas="0 0 ?f0 ?f1" draw:type="ooxml-non-primitive" draw:enhanced-path="M 0 0 L 1243345 717003 1243345 3391822 0 2675483 0 0 Z N">
              <draw:equation draw:name="f0" draw:formula="logwidth"/>
              <draw:equation draw:name="f1" draw:formula="logheight"/>
            </draw:enhanced-geometry>
          </draw:custom-shape>
          <draw:custom-shape draw:name="Google Shape;911;p46_2" draw:style-name="gr26" draw:text-style-name="P28" draw:layer="layout" svg:width="1.943cm" svg:height="5.3cm" svg:x="22.434cm" svg:y="7.402cm">
            <text:p/>
            <draw:enhanced-geometry draw:mirror-horizontal="false" draw:mirror-vertical="false" svg:viewBox="0 0 0 0" drawooo:sub-view-size="1244009 3391822" draw:text-areas="0 0 ?f0 ?f1" draw:type="ooxml-non-primitive" draw:enhanced-path="M 1244009 717003 L 0 0 0 2674819 1243345 3391822 1244009 717003 Z M 405366 404974 L 820701 643975 820701 750198 405366 514516 405366 404974 Z N">
              <draw:equation draw:name="f0" draw:formula="logwidth"/>
              <draw:equation draw:name="f1" draw:formula="logheight"/>
            </draw:enhanced-geometry>
          </draw:custom-shape>
          <draw:custom-shape draw:name="Google Shape;912;p46_2" draw:style-name="gr27" draw:text-style-name="P12" draw:layer="layout" svg:width="1.56cm" svg:height="1.04cm" svg:x="22.622cm" svg:y="10.043cm">
            <text:p/>
            <draw:enhanced-geometry draw:mirror-horizontal="false" draw:mirror-vertical="false" svg:viewBox="0 0 0 0" drawooo:sub-view-size="998795 665883" draw:text-areas="0 0 ?f0 ?f1" draw:type="ooxml-non-primitive" draw:enhanced-path="M 0 0 L 998796 575594 998796 665883 0 90290 0 0 Z N">
              <draw:equation draw:name="f0" draw:formula="logwidth"/>
              <draw:equation draw:name="f1" draw:formula="logheight"/>
            </draw:enhanced-geometry>
          </draw:custom-shape>
          <draw:custom-shape draw:name="Google Shape;913;p46_2" draw:style-name="gr28" draw:text-style-name="P12" draw:layer="layout" svg:width="1.342cm" svg:height="0.914cm" svg:x="22.731cm" svg:y="10.381cm">
            <text:p/>
            <draw:enhanced-geometry draw:mirror-horizontal="false" draw:mirror-vertical="false" svg:viewBox="0 0 0 0" drawooo:sub-view-size="859243 585552" draw:text-areas="0 0 ?f0 ?f1" draw:type="ooxml-non-primitive" draw:enhanced-path="M 0 0 L 859243 495263 859243 585552 0 90289 0 0 Z N">
              <draw:equation draw:name="f0" draw:formula="logwidth"/>
              <draw:equation draw:name="f1" draw:formula="logheight"/>
            </draw:enhanced-geometry>
          </draw:custom-shape>
          <draw:custom-shape draw:name="Google Shape;914;p46_2" draw:style-name="gr29" draw:text-style-name="P8" draw:layer="layout" svg:width="0.865cm" svg:height="1.299cm" svg:x="22.973cm" svg:y="8.795cm">
            <text:p/>
            <draw:enhanced-geometry draw:mirror-horizontal="false" draw:mirror-vertical="false" svg:viewBox="0 0 0 0" drawooo:sub-view-size="554222 831619" draw:text-areas="0 0 ?f0 ?f1" draw:type="ooxml-non-primitive" draw:enhanced-path="M 554222 575808 C 554222 364026 429954 120378 277111 32080 124268 -56217 0 44030 0 255812 0 467593 124268 711241 277111 799539 429954 887837 554222 787589 554222 575808 Z N">
              <draw:equation draw:name="f0" draw:formula="logwidth"/>
              <draw:equation draw:name="f1" draw:formula="logheight"/>
            </draw:enhanced-geometry>
          </draw:custom-shape>
          <draw:custom-shape draw:name="Google Shape;915;p46_2" draw:style-name="gr25" draw:text-style-name="P16" draw:layer="layout" svg:width="1.942cm" svg:height="5.3cm" svg:x="20.346cm" svg:y="3.767cm">
            <text:p/>
            <draw:enhanced-geometry draw:mirror-horizontal="false" draw:mirror-vertical="false" svg:viewBox="0 0 0 0" drawooo:sub-view-size="1243344 3391821" draw:text-areas="0 0 ?f0 ?f1" draw:type="ooxml-non-primitive" draw:enhanced-path="M 0 0 L 1243345 717003 1243345 3391822 0 2674819 0 0 Z N">
              <draw:equation draw:name="f0" draw:formula="logwidth"/>
              <draw:equation draw:name="f1" draw:formula="logheight"/>
            </draw:enhanced-geometry>
          </draw:custom-shape>
          <draw:custom-shape draw:name="Google Shape;916;p46_2" draw:style-name="gr30" draw:text-style-name="P29" draw:layer="layout" svg:width="1.943cm" svg:height="5.3cm" svg:x="20.022cm" svg:y="4.05cm">
            <text:p/>
            <draw:enhanced-geometry draw:mirror-horizontal="false" draw:mirror-vertical="false" svg:viewBox="0 0 0 0" drawooo:sub-view-size="1244009 3391822" draw:text-areas="0 0 ?f0 ?f1" draw:type="ooxml-non-primitive" draw:enhanced-path="M 1244009 717003 L 0 0 0 2674819 1243345 3391822 1244009 717003 Z M 405366 404974 L 820701 643975 820701 750198 405366 514516 405366 404974 Z N">
              <draw:equation draw:name="f0" draw:formula="logwidth"/>
              <draw:equation draw:name="f1" draw:formula="logheight"/>
            </draw:enhanced-geometry>
          </draw:custom-shape>
          <draw:custom-shape draw:name="Google Shape;917;p46_2" draw:style-name="gr27" draw:text-style-name="P12" draw:layer="layout" svg:width="1.56cm" svg:height="1.04cm" svg:x="20.209cm" svg:y="6.687cm">
            <text:p/>
            <draw:enhanced-geometry draw:mirror-horizontal="false" draw:mirror-vertical="false" svg:viewBox="0 0 0 0" drawooo:sub-view-size="998795 665883" draw:text-areas="0 0 ?f0 ?f1" draw:type="ooxml-non-primitive" draw:enhanced-path="M 0 0 L 998796 575594 998796 665883 0 90289 0 0 Z N">
              <draw:equation draw:name="f0" draw:formula="logwidth"/>
              <draw:equation draw:name="f1" draw:formula="logheight"/>
            </draw:enhanced-geometry>
          </draw:custom-shape>
          <draw:custom-shape draw:name="Google Shape;918;p46_2" draw:style-name="gr28" draw:text-style-name="P12" draw:layer="layout" svg:width="1.342cm" svg:height="0.914cm" svg:x="20.317cm" svg:y="7.025cm">
            <text:p/>
            <draw:enhanced-geometry draw:mirror-horizontal="false" draw:mirror-vertical="false" svg:viewBox="0 0 0 0" drawooo:sub-view-size="859243 585552" draw:text-areas="0 0 ?f0 ?f1" draw:type="ooxml-non-primitive" draw:enhanced-path="M 665 0 L 859243 495263 859243 585552 0 90289 665 0 Z N">
              <draw:equation draw:name="f0" draw:formula="logwidth"/>
              <draw:equation draw:name="f1" draw:formula="logheight"/>
            </draw:enhanced-geometry>
          </draw:custom-shape>
          <draw:custom-shape draw:name="Google Shape;919;p46_2" draw:style-name="gr31" draw:text-style-name="P6" draw:layer="layout" svg:width="0.865cm" svg:height="1.299cm" svg:x="20.56cm" svg:y="5.44cm">
            <text:p/>
            <draw:enhanced-geometry draw:mirror-horizontal="false" draw:mirror-vertical="false" svg:viewBox="0 0 0 0" drawooo:sub-view-size="554222 831619" draw:text-areas="0 0 ?f0 ?f1" draw:type="ooxml-non-primitive" draw:enhanced-path="M 554222 575807 C 554222 364026 429954 120378 277111 32080 124268 -56217 0 44030 0 255812 0 467593 124268 711241 277111 799539 429954 887837 554222 787589 554222 575807 Z N">
              <draw:equation draw:name="f0" draw:formula="logwidth"/>
              <draw:equation draw:name="f1" draw:formula="logheight"/>
            </draw:enhanced-geometry>
          </draw:custom-shape>
          <draw:custom-shape draw:name="Google Shape;920;p46_2" draw:style-name="gr32" draw:text-style-name="P30" draw:layer="layout" svg:width="3.091cm" svg:height="3.637cm" svg:x="18.342cm" svg:y="6.885cm">
            <text:p/>
            <draw:enhanced-geometry draw:mirror-horizontal="false" draw:mirror-vertical="false" svg:viewBox="0 0 0 0" drawooo:sub-view-size="1978320 2327603" draw:text-areas="0 0 ?f0 ?f1" draw:type="ooxml-non-primitive" draw:enhanced-path="M 1977656 1140566 L 0 0 665 1029696 1803548 2069350 1978320 2327604 1977656 1140566 Z N">
              <draw:equation draw:name="f0" draw:formula="logwidth"/>
              <draw:equation draw:name="f1" draw:formula="logheight"/>
            </draw:enhanced-geometry>
          </draw:custom-shape>
          <draw:custom-shape draw:name="Google Shape;921;p46_2" draw:style-name="gr33" draw:text-style-name="P13" draw:layer="layout" svg:width="1.165cm" svg:height="1.108cm" svg:x="18.014cm" svg:y="7.075cm">
            <text:p/>
            <draw:enhanced-geometry draw:mirror-horizontal="false" draw:mirror-vertical="false" svg:viewBox="0 0 0 0" drawooo:sub-view-size="746272 709700" draw:text-areas="0 0 ?f0 ?f1" draw:type="ooxml-non-primitive" draw:enhanced-path="M 0 279498 L 0 0 746273 430202 746273 709700 0 279498 Z N">
              <draw:equation draw:name="f0" draw:formula="logwidth"/>
              <draw:equation draw:name="f1" draw:formula="logheight"/>
            </draw:enhanced-geometry>
          </draw:custom-shape>
          <draw:custom-shape draw:name="Google Shape;922;p46_2" draw:style-name="gr34" draw:text-style-name="P12" draw:layer="layout" svg:width="0.676cm" svg:height="0.53cm" svg:x="19.956cm" svg:y="8.207cm">
            <text:p/>
            <draw:enhanced-geometry draw:mirror-horizontal="false" draw:mirror-vertical="false" svg:viewBox="0 0 0 0" drawooo:sub-view-size="433276 339912" draw:text-areas="0 0 ?f0 ?f1" draw:type="ooxml-non-primitive" draw:enhanced-path="M 433277 249623 L 0 0 0 90290 433277 339913 433277 249623 Z N">
              <draw:equation draw:name="f0" draw:formula="logwidth"/>
              <draw:equation draw:name="f1" draw:formula="logheight"/>
            </draw:enhanced-geometry>
          </draw:custom-shape>
          <draw:custom-shape draw:name="Google Shape;923;p46_2" draw:style-name="gr35" draw:text-style-name="P12" draw:layer="layout" svg:width="1.304cm" svg:height="0.892cm" svg:x="19.33cm" svg:y="8.128cm">
            <text:p/>
            <draw:enhanced-geometry draw:mirror-horizontal="false" draw:mirror-vertical="false" svg:viewBox="0 0 0 0" drawooo:sub-view-size="835320 571610" draw:text-areas="0 0 ?f0 ?f1" draw:type="ooxml-non-primitive" draw:enhanced-path="M 835320 481321 L 0 0 0 90289 835320 571611 835320 481321 Z N">
              <draw:equation draw:name="f0" draw:formula="logwidth"/>
              <draw:equation draw:name="f1" draw:formula="logheight"/>
            </draw:enhanced-geometry>
          </draw:custom-shape>
          <draw:custom-shape draw:name="Google Shape;924;p46_2" draw:style-name="gr36" draw:text-style-name="P12" draw:layer="layout" svg:width="1.581cm" svg:height="1.052cm" svg:x="19.056cm" svg:y="8.25cm">
            <text:p/>
            <draw:enhanced-geometry draw:mirror-horizontal="false" draw:mirror-vertical="false" svg:viewBox="0 0 0 0" drawooo:sub-view-size="1012086 673849" draw:text-areas="0 0 ?f0 ?f1" draw:type="ooxml-non-primitive" draw:enhanced-path="M 1011422 583561 L 0 0 0 90289 1012087 673850 1011422 583561 Z N">
              <draw:equation draw:name="f0" draw:formula="logwidth"/>
              <draw:equation draw:name="f1" draw:formula="logheight"/>
            </draw:enhanced-geometry>
          </draw:custom-shape>
          <draw:custom-shape draw:name="Google Shape;925;p46_2" draw:style-name="gr37" draw:text-style-name="P8" draw:layer="layout" svg:width="0.35cm" svg:height="0.521cm" svg:x="20.798cm" svg:y="8.68cm">
            <text:p/>
            <draw:enhanced-geometry draw:mirror-horizontal="false" draw:mirror-vertical="false" svg:viewBox="0 0 0 0" drawooo:sub-view-size="224619 333730" draw:text-areas="0 0 ?f0 ?f1" draw:type="ooxml-non-primitive" draw:enhanced-path="M 6 102136 C 6 187114 50511 284706 112313 320556 174115 356406 224619 316573 224619 231595 224619 146616 174115 49025 112313 13174 49847 -22676 -658 17157 6 102136 Z N">
              <draw:equation draw:name="f0" draw:formula="logwidth"/>
              <draw:equation draw:name="f1" draw:formula="logheight"/>
            </draw:enhanced-geometry>
          </draw:custom-shape>
          <draw:custom-shape draw:name="Google Shape;926;p46_2" draw:style-name="gr38" draw:text-style-name="P31" draw:layer="layout" svg:width="0.867cm" svg:height="1.181cm" svg:x="18.575cm" svg:y="3.832cm">
            <text:p/>
            <draw:enhanced-geometry draw:mirror-horizontal="false" draw:mirror-vertical="false" svg:viewBox="0 0 0 0" drawooo:sub-view-size="555551 756106" draw:text-areas="0 0 ?f0 ?f1" draw:type="ooxml-non-primitive" draw:enhanced-path="M 277776 9593 C 317648 32166 349545 87932 349545 133741 L 349545 336228 483781 413239 C 523653 435812 555551 491579 555551 537387 555551 583196 523653 601785 483781 579212 L 349545 502201 349545 704688 C 349545 750496 317648 769085 277776 746513 237903 723941 206006 668174 206006 622365 L 206006 419878 71770 342867 C 31898 320295 0 264528 0 218719 0 172911 31898 154322 71770 176894 L 206006 253905 206006 51418 C 206006 5610 237903 -12979 277776 9593 Z N">
              <draw:equation draw:name="f0" draw:formula="logwidth"/>
              <draw:equation draw:name="f1" draw:formula="logheight"/>
            </draw:enhanced-geometry>
          </draw:custom-shape>
        </draw:g>
        <draw:frame draw:name="Google Shape;163;p16_2" presentation:style-name="pr24" draw:text-style-name="P66" draw:layer="layout" svg:width="18.124cm" svg:height="8.427cm" svg:x="2.376cm" svg:y="3.761cm" presentation:class="outline" presentation:user-transformed="true">
          <draw:text-box>
            <text:p text:style-name="P22"><text:span text:style-name="T16">GO</text:span></text:p>
            <text:p text:style-name="P22"><text:span text:style-name="T16">CREATE FUNCTION</text:span><text:span text:style-name="T17"> nome_função(</text:span><text:span text:style-name="T18">parâmetro </text:span><text:span text:style-name="T19">TIPO</text:span><text:span text:style-name="T18">)</text:span></text:p>
            <text:p text:style-name="P59"><text:span text:style-name="T20">RETURNS</text:span><text:span text:style-name="T18"> </text:span><text:span text:style-name="T19">TABLE</text:span></text:p>
            <text:p text:style-name="P59"><text:span text:style-name="T20">AS</text:span></text:p>
            <text:p text:style-name="P59"><text:span text:style-name="T20">RETURN</text:span><text:span text:style-name="T18">(</text:span><text:span text:style-name="T20">SELECT</text:span><text:span text:style-name="T18">...)</text:span></text:p>
            <text:p text:style-name="P59"><text:span text:style-name="T19">GO</text:span></text:p>
          </draw:text-box>
        </draw:frame>
        <draw:frame draw:name="Google Shape;164;p16_2" presentation:style-name="pr30" draw:text-style-name="P24" draw:layer="layout" svg:width="1.251cm" svg:height="0.963cm" svg:x="24.148cm" svg:y="13.194cm" presentation:class="page-number" presentation:user-transformed="true">
          <draw:text-box>
            <text:p text:style-name="P23"><text:span text:style-name="T5"><text:page-number>&lt;número&gt;</text:page-number></text:span></text:p>
          </draw:text-box>
        </draw:frame>
        <draw:frame draw:style-name="gr107" draw:text-style-name="P61" draw:layer="layout" svg:width="10.547cm" svg:height="2.384cm" svg:x="11cm" svg:y="7.316cm">
          <draw:text-box>
            <text:p><text:span text:style-name="T21">USO</text:span>:</text:p>
            <text:p><text:span text:style-name="T22">SELECT</text:span> Colunas</text:p>
            <text:p><text:span text:style-name="T22"><text:s text:c="3"/></text:span><text:span text:style-name="T22">FROM</text:span> nome_função(parâmetros)</text:p>
          </draw:text-box>
        </draw:frame>
        <presentation:notes draw:style-name="dp3">
          <draw:page-thumbnail draw:name="Google Shape;159;p:notes_2" draw:style-name="gr16" draw:layer="layout" svg:width="16.932cm" svg:height="9.524cm" svg:x="1.058cm" svg:y="1.905cm" draw:page-number="10" presentation:class="page"/>
          <draw:frame draw:name="Google Shape;160;p:notes_2" presentation:style-name="pr31" draw:text-style-name="P18" draw:layer="layout" svg:width="15.239cm" svg:height="11.429cm" svg:x="1.905cm" svg:y="12.065cm" presentation:class="notes" presentation:placeholder="true" presentation:user-transformed="true">
            <draw:text-box/>
          </draw:frame>
        </presentation:notes>
      </draw:page>
      <draw:page draw:name="page11" draw:style-name="dp1" draw:master-page-name="TITLE_5f_1_5f_1_5f_">
        <draw:frame draw:name="Google Shape;156;p15_0" presentation:style-name="pr27" draw:text-style-name="P65" draw:layer="layout" svg:width="21.624cm" svg:height="6.785cm" svg:x="1.888cm" svg:y="3.752cm" presentation:class="outline" presentation:user-transformed="true">
          <draw:text-box>
            <text:p text:style-name="P62"><text:span text:style-name="T23">GO</text:span></text:p>
            <text:p text:style-name="P63"><text:span text:style-name="T23">CREATE FUNCTION </text:span><text:span text:style-name="T25">clientes_mesmo_sexo(@sexo</text:span><text:span text:style-name="T24"> </text:span><text:span text:style-name="T23">CHAR</text:span><text:span text:style-name="T27">)</text:span></text:p>
            <text:p text:style-name="P64"><text:span text:style-name="T23">RETURNS TABLE</text:span></text:p>
            <text:p text:style-name="P64"><text:span text:style-name="T23">AS</text:span></text:p>
            <text:p text:style-name="P63"><text:span text:style-name="T23">RETURN</text:span><text:span text:style-name="T27">(</text:span><text:span text:style-name="T23">SELECT </text:span><text:span text:style-name="T27">*</text:span></text:p>
            <text:p text:style-name="P63"><text:span text:style-name="T23"><text:tab/></text:span><text:span text:style-name="T23"> <text:s text:c="12"/></text:span><text:span text:style-name="T23">FROM </text:span><text:span text:style-name="T27">cliente c</text:span></text:p>
            <text:p text:style-name="P63"><text:span text:style-name="T23"><text:tab/></text:span><text:span text:style-name="T23"><text:tab/></text:span><text:span text:style-name="T23"> <text:s text:c="4"/></text:span><text:span text:style-name="T23">WHERE </text:span><text:span text:style-name="T27">c.sexo = @sexo)</text:span></text:p>
            <text:p text:style-name="P62"><text:span text:style-name="T23">GO</text:span></text:p>
          </draw:text-box>
        </draw:frame>
        <draw:frame draw:name="Google Shape;157;p15_1" presentation:style-name="pr32" draw:text-style-name="P24" draw:layer="layout" svg:width="1.251cm" svg:height="0.963cm" svg:x="24.148cm" svg:y="13.194cm" presentation:class="page-number" presentation:user-transformed="true">
          <draw:text-box>
            <text:p text:style-name="P23"><text:span text:style-name="T5"><text:page-number>&lt;número&gt;</text:page-number></text:span></text:p>
          </draw:text-box>
        </draw:frame>
        <presentation:notes draw:style-name="dp3">
          <draw:page-thumbnail draw:name="Google Shape;153;g35f391192_0" draw:style-name="gr16" draw:layer="layout" svg:width="16.932cm" svg:height="9.524cm" svg:x="1.058cm" svg:y="1.905cm" draw:page-number="11" presentation:class="page"/>
          <draw:frame draw:name="Google Shape;154;g35f391192_1" presentation:style-name="pr33" draw:text-style-name="P18"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2T1">
        <draw:g draw:name="Grupo 56_3">
          <draw:custom-shape draw:name="Google Shape;902;p46_3" draw:style-name="gr17" draw:text-style-name="P16" draw:layer="layout" svg:width="3.393cm" svg:height="3.461cm" svg:x="21.98cm" svg:y="5.22cm">
            <text:p/>
            <draw:enhanced-geometry draw:mirror-horizontal="false" draw:mirror-vertical="false" svg:viewBox="0 0 0 0" drawooo:sub-view-size="2171751 2215389" draw:text-areas="0 0 ?f0 ?f1" draw:type="ooxml-non-primitive" draw:enhanced-path="M 1085938 128507 C 536368 -192153 81826 107926 1417 799037 -12538 919202 78503 1077208 188816 1141605 L 1982396 2187898 C 2092709 2252296 2183750 2200512 2170459 2064414 2090050 1279031 1635509 448502 1085938 128507 Z N">
              <draw:equation draw:name="f0" draw:formula="logwidth"/>
              <draw:equation draw:name="f1" draw:formula="logheight"/>
            </draw:enhanced-geometry>
          </draw:custom-shape>
          <draw:custom-shape draw:name="Google Shape;903;p46_3" draw:style-name="gr18" draw:text-style-name="P16" draw:layer="layout" svg:width="1.928cm" svg:height="2.925cm" svg:x="22.704cm" svg:y="2.001cm">
            <text:p/>
            <draw:enhanced-geometry draw:mirror-horizontal="false" draw:mirror-vertical="false" svg:viewBox="0 0 0 0" drawooo:sub-view-size="1234041 1872301" draw:text-areas="0 0 ?f0 ?f1" draw:type="ooxml-non-primitive" draw:enhanced-path="M 1234041 1295980 C 1234041 1773318 957595 1999041 616688 1799874 276446 1601370 0 1053660 0 576322 0 98983 276446 -126740 617353 72428 958259 270931 1234041 819306 1234041 1295980 Z N">
              <draw:equation draw:name="f0" draw:formula="logwidth"/>
              <draw:equation draw:name="f1" draw:formula="logheight"/>
            </draw:enhanced-geometry>
          </draw:custom-shape>
          <draw:custom-shape draw:name="Google Shape;904;p46_3" draw:style-name="gr19" draw:text-style-name="P25" draw:layer="layout" svg:width="3.393cm" svg:height="3.461cm" svg:x="21.565cm" svg:y="5.531cm">
            <text:p/>
            <draw:enhanced-geometry draw:mirror-horizontal="false" draw:mirror-vertical="false" svg:viewBox="0 0 0 0" drawooo:sub-view-size="2171751 2215389" draw:text-areas="0 0 ?f0 ?f1" draw:type="ooxml-non-primitive" draw:enhanced-path="M 1085938 128507 C 536368 -192153 81826 107926 1417 799037 -12538 919202 78503 1077208 188816 1141605 L 1982396 2187898 C 2092709 2252296 2183750 2200512 2170459 2064414 2090050 1279031 1635509 448502 1085938 128507 Z N">
              <draw:equation draw:name="f0" draw:formula="logwidth"/>
              <draw:equation draw:name="f1" draw:formula="logheight"/>
            </draw:enhanced-geometry>
          </draw:custom-shape>
          <draw:custom-shape draw:name="Google Shape;905;p46_3" draw:style-name="gr20" draw:text-style-name="P26" draw:layer="layout" svg:width="1.928cm" svg:height="2.925cm" svg:x="22.289cm" svg:y="2.311cm">
            <text:p/>
            <draw:enhanced-geometry draw:mirror-horizontal="false" draw:mirror-vertical="false" svg:viewBox="0 0 0 0" drawooo:sub-view-size="1234041 1872301" draw:text-areas="0 0 ?f0 ?f1" draw:type="ooxml-non-primitive" draw:enhanced-path="M 1234041 1295980 C 1234041 1773318 957595 1999041 616688 1799874 276447 1601370 0 1053660 0 576322 0 98983 276447 -126740 617353 72428 958259 270931 1234041 819306 1234041 1295980 Z N">
              <draw:equation draw:name="f0" draw:formula="logwidth"/>
              <draw:equation draw:name="f1" draw:formula="logheight"/>
            </draw:enhanced-geometry>
          </draw:custom-shape>
          <draw:custom-shape draw:name="Google Shape;906;p46_3" draw:style-name="gr21" draw:text-style-name="P27" draw:layer="layout" svg:width="1.934cm" svg:height="2.121cm" svg:x="17.786cm" svg:y="4.999cm">
            <text:p/>
            <draw:enhanced-geometry draw:mirror-horizontal="false" draw:mirror-vertical="false" svg:viewBox="0 0 0 0" drawooo:sub-view-size="1238028 1357658" draw:text-areas="0 0 ?f0 ?f1" draw:type="ooxml-non-primitive" draw:enhanced-path="M 1237364 713683 L 0 0 0 643975 1238028 1357658 1237364 713683 Z N">
              <draw:equation draw:name="f0" draw:formula="logwidth"/>
              <draw:equation draw:name="f1" draw:formula="logheight"/>
            </draw:enhanced-geometry>
          </draw:custom-shape>
          <draw:custom-shape draw:name="Google Shape;907;p46_3" draw:style-name="gr22" draw:text-style-name="P8" draw:layer="layout" svg:width="0.219cm" svg:height="0.325cm" svg:x="17.958cm" svg:y="5.336cm">
            <text:p/>
            <draw:enhanced-geometry draw:mirror-horizontal="false" draw:mirror-vertical="false" svg:viewBox="0 0 0 0" drawooo:sub-view-size="140881 208525" draw:text-areas="0 0 ?f0 ?f1" draw:type="ooxml-non-primitive" draw:enhanced-path="M 140881 144760 C 140881 197872 109648 222435 70441 200527 31898 177955 0 116877 0 63765 0 10654 31233 -13910 70441 7999 109648 30571 140881 91649 140881 144760 Z N">
              <draw:equation draw:name="f0" draw:formula="logwidth"/>
              <draw:equation draw:name="f1" draw:formula="logheight"/>
            </draw:enhanced-geometry>
          </draw:custom-shape>
          <draw:custom-shape draw:name="Google Shape;908;p46_3" draw:style-name="gr23" draw:text-style-name="P12" draw:layer="layout" svg:width="0.631cm" svg:height="0.504cm" svg:x="18.277cm" svg:y="5.53cm">
            <text:p/>
            <draw:enhanced-geometry draw:mirror-horizontal="false" draw:mirror-vertical="false" svg:viewBox="0 0 0 0" drawooo:sub-view-size="404701 323315" draw:text-areas="0 0 ?f0 ?f1" draw:type="ooxml-non-primitive" draw:enhanced-path="M 0 0 L 404702 233026 404702 323315 0 90289 0 0 Z N">
              <draw:equation draw:name="f0" draw:formula="logwidth"/>
              <draw:equation draw:name="f1" draw:formula="logheight"/>
            </draw:enhanced-geometry>
          </draw:custom-shape>
          <draw:custom-shape draw:name="Google Shape;909;p46_3" draw:style-name="gr24" draw:text-style-name="P12" draw:layer="layout" svg:width="1.238cm" svg:height="0.855cm" svg:x="18.28cm" svg:y="5.814cm">
            <text:p/>
            <draw:enhanced-geometry draw:mirror-horizontal="false" draw:mirror-vertical="false" svg:viewBox="0 0 0 0" drawooo:sub-view-size="792790 547710" draw:text-areas="0 0 ?f0 ?f1" draw:type="ooxml-non-primitive" draw:enhanced-path="M 0 0 L 792790 457421 792790 547711 0 90289 0 0 Z N">
              <draw:equation draw:name="f0" draw:formula="logwidth"/>
              <draw:equation draw:name="f1" draw:formula="logheight"/>
            </draw:enhanced-geometry>
          </draw:custom-shape>
          <draw:custom-shape draw:name="Google Shape;910;p46_3" draw:style-name="gr25" draw:text-style-name="P16" draw:layer="layout" svg:width="1.942cm" svg:height="5.3cm" svg:x="22.758cm" svg:y="7.123cm">
            <text:p/>
            <draw:enhanced-geometry draw:mirror-horizontal="false" draw:mirror-vertical="false" svg:viewBox="0 0 0 0" drawooo:sub-view-size="1243344 3391822" draw:text-areas="0 0 ?f0 ?f1" draw:type="ooxml-non-primitive" draw:enhanced-path="M 0 0 L 1243345 717003 1243345 3391822 0 2675483 0 0 Z N">
              <draw:equation draw:name="f0" draw:formula="logwidth"/>
              <draw:equation draw:name="f1" draw:formula="logheight"/>
            </draw:enhanced-geometry>
          </draw:custom-shape>
          <draw:custom-shape draw:name="Google Shape;911;p46_3" draw:style-name="gr26" draw:text-style-name="P28" draw:layer="layout" svg:width="1.943cm" svg:height="5.3cm" svg:x="22.434cm" svg:y="7.402cm">
            <text:p/>
            <draw:enhanced-geometry draw:mirror-horizontal="false" draw:mirror-vertical="false" svg:viewBox="0 0 0 0" drawooo:sub-view-size="1244009 3391822" draw:text-areas="0 0 ?f0 ?f1" draw:type="ooxml-non-primitive" draw:enhanced-path="M 1244009 717003 L 0 0 0 2674819 1243345 3391822 1244009 717003 Z M 405366 404974 L 820701 643975 820701 750198 405366 514516 405366 404974 Z N">
              <draw:equation draw:name="f0" draw:formula="logwidth"/>
              <draw:equation draw:name="f1" draw:formula="logheight"/>
            </draw:enhanced-geometry>
          </draw:custom-shape>
          <draw:custom-shape draw:name="Google Shape;912;p46_3" draw:style-name="gr27" draw:text-style-name="P12" draw:layer="layout" svg:width="1.56cm" svg:height="1.04cm" svg:x="22.622cm" svg:y="10.043cm">
            <text:p/>
            <draw:enhanced-geometry draw:mirror-horizontal="false" draw:mirror-vertical="false" svg:viewBox="0 0 0 0" drawooo:sub-view-size="998795 665883" draw:text-areas="0 0 ?f0 ?f1" draw:type="ooxml-non-primitive" draw:enhanced-path="M 0 0 L 998796 575594 998796 665883 0 90290 0 0 Z N">
              <draw:equation draw:name="f0" draw:formula="logwidth"/>
              <draw:equation draw:name="f1" draw:formula="logheight"/>
            </draw:enhanced-geometry>
          </draw:custom-shape>
          <draw:custom-shape draw:name="Google Shape;913;p46_3" draw:style-name="gr28" draw:text-style-name="P12" draw:layer="layout" svg:width="1.342cm" svg:height="0.914cm" svg:x="22.731cm" svg:y="10.381cm">
            <text:p/>
            <draw:enhanced-geometry draw:mirror-horizontal="false" draw:mirror-vertical="false" svg:viewBox="0 0 0 0" drawooo:sub-view-size="859243 585552" draw:text-areas="0 0 ?f0 ?f1" draw:type="ooxml-non-primitive" draw:enhanced-path="M 0 0 L 859243 495263 859243 585552 0 90289 0 0 Z N">
              <draw:equation draw:name="f0" draw:formula="logwidth"/>
              <draw:equation draw:name="f1" draw:formula="logheight"/>
            </draw:enhanced-geometry>
          </draw:custom-shape>
          <draw:custom-shape draw:name="Google Shape;914;p46_3" draw:style-name="gr29" draw:text-style-name="P8" draw:layer="layout" svg:width="0.865cm" svg:height="1.299cm" svg:x="22.973cm" svg:y="8.795cm">
            <text:p/>
            <draw:enhanced-geometry draw:mirror-horizontal="false" draw:mirror-vertical="false" svg:viewBox="0 0 0 0" drawooo:sub-view-size="554222 831619" draw:text-areas="0 0 ?f0 ?f1" draw:type="ooxml-non-primitive" draw:enhanced-path="M 554222 575808 C 554222 364026 429954 120378 277111 32080 124268 -56217 0 44030 0 255812 0 467593 124268 711241 277111 799539 429954 887837 554222 787589 554222 575808 Z N">
              <draw:equation draw:name="f0" draw:formula="logwidth"/>
              <draw:equation draw:name="f1" draw:formula="logheight"/>
            </draw:enhanced-geometry>
          </draw:custom-shape>
          <draw:custom-shape draw:name="Google Shape;915;p46_3" draw:style-name="gr25" draw:text-style-name="P16" draw:layer="layout" svg:width="1.942cm" svg:height="5.3cm" svg:x="20.346cm" svg:y="3.767cm">
            <text:p/>
            <draw:enhanced-geometry draw:mirror-horizontal="false" draw:mirror-vertical="false" svg:viewBox="0 0 0 0" drawooo:sub-view-size="1243344 3391821" draw:text-areas="0 0 ?f0 ?f1" draw:type="ooxml-non-primitive" draw:enhanced-path="M 0 0 L 1243345 717003 1243345 3391822 0 2674819 0 0 Z N">
              <draw:equation draw:name="f0" draw:formula="logwidth"/>
              <draw:equation draw:name="f1" draw:formula="logheight"/>
            </draw:enhanced-geometry>
          </draw:custom-shape>
          <draw:custom-shape draw:name="Google Shape;916;p46_3" draw:style-name="gr30" draw:text-style-name="P29" draw:layer="layout" svg:width="1.943cm" svg:height="5.3cm" svg:x="20.022cm" svg:y="4.05cm">
            <text:p/>
            <draw:enhanced-geometry draw:mirror-horizontal="false" draw:mirror-vertical="false" svg:viewBox="0 0 0 0" drawooo:sub-view-size="1244009 3391822" draw:text-areas="0 0 ?f0 ?f1" draw:type="ooxml-non-primitive" draw:enhanced-path="M 1244009 717003 L 0 0 0 2674819 1243345 3391822 1244009 717003 Z M 405366 404974 L 820701 643975 820701 750198 405366 514516 405366 404974 Z N">
              <draw:equation draw:name="f0" draw:formula="logwidth"/>
              <draw:equation draw:name="f1" draw:formula="logheight"/>
            </draw:enhanced-geometry>
          </draw:custom-shape>
          <draw:custom-shape draw:name="Google Shape;917;p46_3" draw:style-name="gr27" draw:text-style-name="P12" draw:layer="layout" svg:width="1.56cm" svg:height="1.04cm" svg:x="20.209cm" svg:y="6.687cm">
            <text:p/>
            <draw:enhanced-geometry draw:mirror-horizontal="false" draw:mirror-vertical="false" svg:viewBox="0 0 0 0" drawooo:sub-view-size="998795 665883" draw:text-areas="0 0 ?f0 ?f1" draw:type="ooxml-non-primitive" draw:enhanced-path="M 0 0 L 998796 575594 998796 665883 0 90289 0 0 Z N">
              <draw:equation draw:name="f0" draw:formula="logwidth"/>
              <draw:equation draw:name="f1" draw:formula="logheight"/>
            </draw:enhanced-geometry>
          </draw:custom-shape>
          <draw:custom-shape draw:name="Google Shape;918;p46_3" draw:style-name="gr28" draw:text-style-name="P12" draw:layer="layout" svg:width="1.342cm" svg:height="0.914cm" svg:x="20.317cm" svg:y="7.025cm">
            <text:p/>
            <draw:enhanced-geometry draw:mirror-horizontal="false" draw:mirror-vertical="false" svg:viewBox="0 0 0 0" drawooo:sub-view-size="859243 585552" draw:text-areas="0 0 ?f0 ?f1" draw:type="ooxml-non-primitive" draw:enhanced-path="M 665 0 L 859243 495263 859243 585552 0 90289 665 0 Z N">
              <draw:equation draw:name="f0" draw:formula="logwidth"/>
              <draw:equation draw:name="f1" draw:formula="logheight"/>
            </draw:enhanced-geometry>
          </draw:custom-shape>
          <draw:custom-shape draw:name="Google Shape;919;p46_3" draw:style-name="gr31" draw:text-style-name="P6" draw:layer="layout" svg:width="0.865cm" svg:height="1.299cm" svg:x="20.56cm" svg:y="5.44cm">
            <text:p/>
            <draw:enhanced-geometry draw:mirror-horizontal="false" draw:mirror-vertical="false" svg:viewBox="0 0 0 0" drawooo:sub-view-size="554222 831619" draw:text-areas="0 0 ?f0 ?f1" draw:type="ooxml-non-primitive" draw:enhanced-path="M 554222 575807 C 554222 364026 429954 120378 277111 32080 124268 -56217 0 44030 0 255812 0 467593 124268 711241 277111 799539 429954 887837 554222 787589 554222 575807 Z N">
              <draw:equation draw:name="f0" draw:formula="logwidth"/>
              <draw:equation draw:name="f1" draw:formula="logheight"/>
            </draw:enhanced-geometry>
          </draw:custom-shape>
          <draw:custom-shape draw:name="Google Shape;920;p46_3" draw:style-name="gr32" draw:text-style-name="P30" draw:layer="layout" svg:width="3.091cm" svg:height="3.637cm" svg:x="18.342cm" svg:y="6.885cm">
            <text:p/>
            <draw:enhanced-geometry draw:mirror-horizontal="false" draw:mirror-vertical="false" svg:viewBox="0 0 0 0" drawooo:sub-view-size="1978320 2327603" draw:text-areas="0 0 ?f0 ?f1" draw:type="ooxml-non-primitive" draw:enhanced-path="M 1977656 1140566 L 0 0 665 1029696 1803548 2069350 1978320 2327604 1977656 1140566 Z N">
              <draw:equation draw:name="f0" draw:formula="logwidth"/>
              <draw:equation draw:name="f1" draw:formula="logheight"/>
            </draw:enhanced-geometry>
          </draw:custom-shape>
          <draw:custom-shape draw:name="Google Shape;921;p46_3" draw:style-name="gr33" draw:text-style-name="P13" draw:layer="layout" svg:width="1.165cm" svg:height="1.108cm" svg:x="18.014cm" svg:y="7.075cm">
            <text:p/>
            <draw:enhanced-geometry draw:mirror-horizontal="false" draw:mirror-vertical="false" svg:viewBox="0 0 0 0" drawooo:sub-view-size="746272 709700" draw:text-areas="0 0 ?f0 ?f1" draw:type="ooxml-non-primitive" draw:enhanced-path="M 0 279498 L 0 0 746273 430202 746273 709700 0 279498 Z N">
              <draw:equation draw:name="f0" draw:formula="logwidth"/>
              <draw:equation draw:name="f1" draw:formula="logheight"/>
            </draw:enhanced-geometry>
          </draw:custom-shape>
          <draw:custom-shape draw:name="Google Shape;922;p46_3" draw:style-name="gr34" draw:text-style-name="P12" draw:layer="layout" svg:width="0.676cm" svg:height="0.53cm" svg:x="19.956cm" svg:y="8.207cm">
            <text:p/>
            <draw:enhanced-geometry draw:mirror-horizontal="false" draw:mirror-vertical="false" svg:viewBox="0 0 0 0" drawooo:sub-view-size="433276 339912" draw:text-areas="0 0 ?f0 ?f1" draw:type="ooxml-non-primitive" draw:enhanced-path="M 433277 249623 L 0 0 0 90290 433277 339913 433277 249623 Z N">
              <draw:equation draw:name="f0" draw:formula="logwidth"/>
              <draw:equation draw:name="f1" draw:formula="logheight"/>
            </draw:enhanced-geometry>
          </draw:custom-shape>
          <draw:custom-shape draw:name="Google Shape;923;p46_3" draw:style-name="gr35" draw:text-style-name="P12" draw:layer="layout" svg:width="1.304cm" svg:height="0.892cm" svg:x="19.33cm" svg:y="8.128cm">
            <text:p/>
            <draw:enhanced-geometry draw:mirror-horizontal="false" draw:mirror-vertical="false" svg:viewBox="0 0 0 0" drawooo:sub-view-size="835320 571610" draw:text-areas="0 0 ?f0 ?f1" draw:type="ooxml-non-primitive" draw:enhanced-path="M 835320 481321 L 0 0 0 90289 835320 571611 835320 481321 Z N">
              <draw:equation draw:name="f0" draw:formula="logwidth"/>
              <draw:equation draw:name="f1" draw:formula="logheight"/>
            </draw:enhanced-geometry>
          </draw:custom-shape>
          <draw:custom-shape draw:name="Google Shape;924;p46_3" draw:style-name="gr36" draw:text-style-name="P12" draw:layer="layout" svg:width="1.581cm" svg:height="1.052cm" svg:x="19.056cm" svg:y="8.25cm">
            <text:p/>
            <draw:enhanced-geometry draw:mirror-horizontal="false" draw:mirror-vertical="false" svg:viewBox="0 0 0 0" drawooo:sub-view-size="1012086 673849" draw:text-areas="0 0 ?f0 ?f1" draw:type="ooxml-non-primitive" draw:enhanced-path="M 1011422 583561 L 0 0 0 90289 1012087 673850 1011422 583561 Z N">
              <draw:equation draw:name="f0" draw:formula="logwidth"/>
              <draw:equation draw:name="f1" draw:formula="logheight"/>
            </draw:enhanced-geometry>
          </draw:custom-shape>
          <draw:custom-shape draw:name="Google Shape;925;p46_3" draw:style-name="gr37" draw:text-style-name="P8" draw:layer="layout" svg:width="0.35cm" svg:height="0.521cm" svg:x="20.798cm" svg:y="8.68cm">
            <text:p/>
            <draw:enhanced-geometry draw:mirror-horizontal="false" draw:mirror-vertical="false" svg:viewBox="0 0 0 0" drawooo:sub-view-size="224619 333730" draw:text-areas="0 0 ?f0 ?f1" draw:type="ooxml-non-primitive" draw:enhanced-path="M 6 102136 C 6 187114 50511 284706 112313 320556 174115 356406 224619 316573 224619 231595 224619 146616 174115 49025 112313 13174 49847 -22676 -658 17157 6 102136 Z N">
              <draw:equation draw:name="f0" draw:formula="logwidth"/>
              <draw:equation draw:name="f1" draw:formula="logheight"/>
            </draw:enhanced-geometry>
          </draw:custom-shape>
          <draw:custom-shape draw:name="Google Shape;926;p46_3" draw:style-name="gr38" draw:text-style-name="P31" draw:layer="layout" svg:width="0.867cm" svg:height="1.181cm" svg:x="18.575cm" svg:y="3.832cm">
            <text:p/>
            <draw:enhanced-geometry draw:mirror-horizontal="false" draw:mirror-vertical="false" svg:viewBox="0 0 0 0" drawooo:sub-view-size="555551 756106" draw:text-areas="0 0 ?f0 ?f1" draw:type="ooxml-non-primitive" draw:enhanced-path="M 277776 9593 C 317648 32166 349545 87932 349545 133741 L 349545 336228 483781 413239 C 523653 435812 555551 491579 555551 537387 555551 583196 523653 601785 483781 579212 L 349545 502201 349545 704688 C 349545 750496 317648 769085 277776 746513 237903 723941 206006 668174 206006 622365 L 206006 419878 71770 342867 C 31898 320295 0 264528 0 218719 0 172911 31898 154322 71770 176894 L 206006 253905 206006 51418 C 206006 5610 237903 -12979 277776 9593 Z N">
              <draw:equation draw:name="f0" draw:formula="logwidth"/>
              <draw:equation draw:name="f1" draw:formula="logheight"/>
            </draw:enhanced-geometry>
          </draw:custom-shape>
        </draw:g>
        <draw:frame draw:name="Google Shape;162;p16_3" presentation:style-name="pr3" draw:text-style-name="P19" draw:layer="layout" svg:width="14.741cm" svg:height="1.1cm" svg:x="2.376cm" svg:y="2.322cm" presentation:class="title" presentation:user-transformed="true">
          <draw:text-box>
            <text:p text:style-name="P1"><text:span text:style-name="T3">UDF Várias Instruções</text:span></text:p>
          </draw:text-box>
        </draw:frame>
        <draw:frame draw:name="Google Shape;163;p16_3" presentation:style-name="pr24" draw:text-style-name="P68" draw:layer="layout" svg:width="18.124cm" svg:height="10.639cm" svg:x="2.376cm" svg:y="3.361cm" presentation:class="outline" presentation:user-transformed="true">
          <draw:text-box>
            <text:p text:style-name="P67"><text:span text:style-name="T19">GO</text:span></text:p>
            <text:p text:style-name="P67"><text:span text:style-name="T19">CREATE FUNCTION</text:span><text:span text:style-name="T18"> nome_função(parâmetro </text:span><text:span text:style-name="T20">TIPO</text:span><text:span text:style-name="T18">)</text:span></text:p>
            <text:p text:style-name="P59"><text:span text:style-name="T20">RETURNS</text:span><text:span text:style-name="T18"> @variável </text:span><text:span text:style-name="T19">TABLE</text:span><text:span text:style-name="T18">(Colunas)</text:span></text:p>
            <text:p text:style-name="P59"><text:span text:style-name="T20">AS</text:span></text:p>
            <text:p text:style-name="P59"><text:span text:style-name="T20">BEGIN</text:span></text:p>
            <text:p text:style-name="P22"><text:span text:style-name="T18"><text:s text:c="4"/></text:span><text:span text:style-name="T18">Toda Lógica da Função</text:span></text:p>
            <text:p text:style-name="P59"><text:span text:style-name="T18"><text:s text:c="4"/></text:span><text:span text:style-name="T20">INSERT</text:span><text:span text:style-name="T18"> @variável (Colunas)</text:span></text:p>
            <text:p text:style-name="P59"><text:span text:style-name="T18"><text:s text:c="4"/></text:span><text:span text:style-name="T20">SELECT</text:span><text:span text:style-name="T18">...</text:span></text:p>
            <text:p text:style-name="P59"><text:span text:style-name="T18"><text:s text:c="4"/></text:span><text:span text:style-name="T20">RETURN</text:span></text:p>
            <text:p text:style-name="P59"><text:span text:style-name="T20">END</text:span></text:p>
            <text:p text:style-name="P59"><text:span text:style-name="T20">GO</text:span></text:p>
          </draw:text-box>
        </draw:frame>
        <draw:frame draw:name="Google Shape;164;p16_3" presentation:style-name="pr34" draw:text-style-name="P24" draw:layer="layout" svg:width="1.251cm" svg:height="0.963cm" svg:x="24.148cm" svg:y="13.194cm" presentation:class="page-number" presentation:user-transformed="true">
          <draw:text-box>
            <text:p text:style-name="P23"><text:span text:style-name="T5"><text:page-number>&lt;número&gt;</text:page-number></text:span></text:p>
          </draw:text-box>
        </draw:frame>
        <draw:frame draw:style-name="gr107" draw:text-style-name="P61" draw:layer="layout" svg:width="10.547cm" svg:height="2.384cm" svg:x="13.901cm" svg:y="7.316cm">
          <draw:text-box>
            <text:p><text:span text:style-name="T21">USO</text:span>:</text:p>
            <text:p><text:span text:style-name="T22">SELECT</text:span> Colunas</text:p>
            <text:p><text:span text:style-name="T22"><text:s text:c="3"/></text:span><text:span text:style-name="T22">FROM</text:span> nome_função(parâmetros)</text:p>
          </draw:text-box>
        </draw:frame>
        <presentation:notes draw:style-name="dp3">
          <draw:page-thumbnail draw:name="Google Shape;159;p:notes_3" draw:style-name="gr16" draw:layer="layout" svg:width="16.932cm" svg:height="9.524cm" svg:x="1.058cm" svg:y="1.905cm" draw:page-number="12" presentation:class="page"/>
          <draw:frame draw:name="Google Shape;160;p:notes_3" presentation:style-name="pr35" draw:text-style-name="P18" draw:layer="layout" svg:width="15.239cm" svg:height="11.429cm" svg:x="1.905cm" svg:y="12.065cm" presentation:class="notes" presentation:placeholder="true" presentation:user-transformed="true">
            <draw:text-box/>
          </draw:frame>
        </presentation:notes>
      </draw:page>
      <draw:page draw:name="page13" draw:style-name="dp1" draw:master-page-name="TITLE_5f_1_5f_1_5f_">
        <draw:frame draw:name="Google Shape;156;p15_1" presentation:style-name="pr27" draw:text-style-name="P69" draw:layer="layout" svg:width="21.624cm" svg:height="14cm" svg:x="1.888cm" svg:y="0.144cm" presentation:class="outline" presentation:user-transformed="true">
          <draw:text-box>
            <text:p text:style-name="P62"><text:span text:style-name="T28">GO</text:span></text:p>
            <text:p text:style-name="P64"><text:span text:style-name="T28">CREATE FUNCTION </text:span><text:span text:style-name="T29">vendas_hoje()</text:span></text:p>
            <text:p text:style-name="P63"><text:span text:style-name="T28">RETURNS </text:span><text:span text:style-name="T30">@vendasHoje</text:span><text:span text:style-name="T28"> TABLE(</text:span><text:span text:style-name="T30">idVenda</text:span><text:span text:style-name="T28"> INT,</text:span></text:p>
            <text:p text:style-name="P63"><text:span text:style-name="T28"><text:tab/></text:span><text:span text:style-name="T28"><text:tab/></text:span><text:span text:style-name="T30"> <text:s/></text:span><text:span text:style-name="T30"><text:tab/></text:span><text:span text:style-name="T30"><text:tab/></text:span><text:span text:style-name="T30"><text:tab/></text:span><text:span text:style-name="T30"><text:tab/></text:span><text:span text:style-name="T30"> <text:s text:c="4"/></text:span><text:span text:style-name="T30">nomeCliente</text:span><text:span text:style-name="T28"> VARCHAR(</text:span><text:span text:style-name="T30">150</text:span><text:span text:style-name="T28">),</text:span></text:p>
            <text:p text:style-name="P63"><text:span text:style-name="T28"><text:tab/></text:span><text:span text:style-name="T28"><text:tab/></text:span><text:span text:style-name="T28"> <text:s/></text:span><text:span text:style-name="T28"><text:tab/></text:span><text:span text:style-name="T28"><text:tab/></text:span><text:span text:style-name="T28"><text:tab/></text:span><text:span text:style-name="T28"><text:tab/></text:span><text:span text:style-name="T28"> <text:s text:c="4"/></text:span><text:span text:style-name="T30">dataVenda</text:span><text:span text:style-name="T28"> DATETIME)</text:span></text:p>
            <text:p text:style-name="P64"><text:span text:style-name="T28">AS</text:span></text:p>
            <text:p text:style-name="P64"><text:span text:style-name="T28">BEGIN</text:span></text:p>
            <text:p text:style-name="P63"><text:span text:style-name="T28"><text:s text:c="4"/></text:span><text:span text:style-name="T28">DECLARE </text:span><text:span text:style-name="T30">@hoje</text:span><text:span text:style-name="T28"> DATETIME;</text:span></text:p>
            <text:p text:style-name="P63"><text:span text:style-name="T28"><text:s text:c="6"/></text:span><text:span text:style-name="T28">SELECT </text:span><text:span text:style-name="T30">@hoje</text:span><text:span text:style-name="T28"> = GETDATE();</text:span></text:p>
            <text:p text:style-name="P63"><text:span text:style-name="T28"><text:s text:c="4"/></text:span><text:span text:style-name="T28">DECLARE </text:span><text:span text:style-name="T30">@diaHoje</text:span><text:span text:style-name="T28"> DATETIME</text:span></text:p>
            <text:p text:style-name="P63"><text:span text:style-name="T28"><text:s text:c="6"/></text:span><text:span text:style-name="T28">SELECT </text:span><text:span text:style-name="T30">@diaHoje</text:span><text:span text:style-name="T28"> = DAY</text:span><text:span text:style-name="T31">(</text:span><text:span text:style-name="T30">@hoje</text:span><text:span text:style-name="T28">)</text:span></text:p>
            <text:p text:style-name="P63"><text:span text:style-name="T28"><text:s text:c="7"/></text:span><text:span text:style-name="T28">INSERT </text:span><text:span text:style-name="T30">@vendasHoje(idVenda, nomeCliente, dataVenda)</text:span></text:p>
            <text:p text:style-name="P63"><text:span text:style-name="T28"><text:s text:c="6"/></text:span><text:span text:style-name="T28">SELECT </text:span><text:span text:style-name="T30">v.id_venda,</text:span></text:p>
            <text:p text:style-name="P63"><text:span text:style-name="T28"><text:tab/></text:span><text:span text:style-name="T28"> <text:s text:c="12"/></text:span><text:span text:style-name="T30">c.nome,</text:span></text:p>
            <text:p text:style-name="P63"><text:span text:style-name="T28"><text:tab/></text:span><text:span text:style-name="T28"><text:tab/></text:span><text:span text:style-name="T28"> <text:s text:c="4"/></text:span><text:span text:style-name="T30">v.data_venda</text:span></text:p>
            <text:p text:style-name="P63"><text:span text:style-name="T28"><text:tab/></text:span><text:span text:style-name="T28"> <text:s/></text:span><text:span text:style-name="T28">FROM </text:span><text:span text:style-name="T30">venda</text:span><text:span text:style-name="T28"> </text:span><text:span text:style-name="T30">v</text:span></text:p>
            <text:p text:style-name="P63"><text:span text:style-name="T28"><text:tab/></text:span><text:span text:style-name="T28"> <text:s text:c="2"/></text:span><text:span text:style-name="T28">JOIN </text:span><text:span text:style-name="T30">cliente</text:span><text:span text:style-name="T28"> </text:span><text:span text:style-name="T30">c</text:span></text:p>
            <text:p text:style-name="P63"><text:span text:style-name="T28"><text:tab/></text:span><text:span text:style-name="T28"> <text:s text:c="5"/></text:span><text:span text:style-name="T28">ON </text:span><text:span text:style-name="T30">c.id_cliente = v.id_cliente</text:span></text:p>
            <text:p text:style-name="P63"><text:span text:style-name="T28"><text:s text:c="6"/></text:span><text:span text:style-name="T28">WHERE DAY</text:span><text:span text:style-name="T31">(</text:span><text:span text:style-name="T30">v.data_venda</text:span><text:span text:style-name="T31">)</text:span><text:span text:style-name="T30"> = @diaHoje</text:span></text:p>
            <text:p text:style-name="P64"><text:span text:style-name="T28"><text:s text:c="4"/></text:span><text:span text:style-name="T28">RETURN</text:span></text:p>
            <text:p text:style-name="P64"><text:span text:style-name="T28">END</text:span></text:p>
            <text:p text:style-name="P62"><text:span text:style-name="T28">GO</text:span></text:p>
          </draw:text-box>
        </draw:frame>
        <draw:frame draw:name="Google Shape;157;p15_2" presentation:style-name="pr36" draw:text-style-name="P24" draw:layer="layout" svg:width="1.251cm" svg:height="0.963cm" svg:x="24.148cm" svg:y="13.194cm" presentation:class="page-number" presentation:user-transformed="true">
          <draw:text-box>
            <text:p text:style-name="P23"><text:span text:style-name="T5"><text:page-number>&lt;número&gt;</text:page-number></text:span></text:p>
          </draw:text-box>
        </draw:frame>
        <presentation:notes draw:style-name="dp3">
          <draw:page-thumbnail draw:name="Google Shape;153;g35f391192_1" draw:style-name="gr16" draw:layer="layout" svg:width="16.932cm" svg:height="9.524cm" svg:x="1.058cm" svg:y="1.905cm" draw:page-number="13" presentation:class="page"/>
          <draw:frame draw:name="Google Shape;154;g35f391192_2" presentation:style-name="pr37" draw:text-style-name="P18" draw:layer="layout" svg:width="15.239cm" svg:height="11.429cm" svg:x="1.905cm" svg:y="12.065cm" presentation:class="notes" presentation:placeholder="true" presentation:user-transformed="true">
            <draw:text-box/>
          </draw:frame>
        </presentation:notes>
      </draw:page>
      <draw:page draw:name="Want big impact?&#10;USE BIG IMAGE." draw:style-name="dp4" draw:master-page-name="BLANK_5f_">
        <draw:frame draw:name="Google Shape;281;p21" presentation:style-name="pr38" draw:text-style-name="P70" draw:layer="layout" svg:width="14.624cm" svg:height="1cm" svg:x="2.176cm" svg:y="6.7cm" presentation:class="title" presentation:user-transformed="true">
          <draw:text-box>
            <text:p text:style-name="P1"><text:span text:style-name="T3">DROP FUNCTION</text:span><text:span text:style-name="T32"> </text:span><text:span text:style-name="T33">nome_função</text:span></text:p>
          </draw:text-box>
        </draw:frame>
        <draw:frame draw:name="Google Shape;282;p21_1" presentation:style-name="pr39" draw:text-style-name="P71" draw:layer="layout" svg:width="1.251cm" svg:height="0.963cm" svg:x="24.148cm" svg:y="13.194cm" presentation:class="page-number" presentation:user-transformed="true">
          <draw:text-box>
            <text:p text:style-name="P23"><text:span text:style-name="T5"><text:page-number>&lt;número&gt;</text:page-number></text:span></text:p>
          </draw:text-box>
        </draw:frame>
        <draw:frame draw:name="Google Shape;491;p36_0" presentation:style-name="pr40" draw:text-style-name="P42" draw:layer="layout" svg:width="14.196cm" svg:height="3.221cm" svg:x="0cm" svg:y="0cm" presentation:class="title" presentation:user-transformed="true">
          <draw:text-box>
            <text:p text:style-name="P1"><text:span text:style-name="T8">DELETAR FUNÇÃO</text:span></text:p>
          </draw:text-box>
        </draw:frame>
        <presentation:notes draw:style-name="dp3">
          <draw:page-thumbnail draw:name="Google Shape;278;g35f391192_065:notes" draw:style-name="gr16" draw:layer="layout" svg:width="16.932cm" svg:height="9.524cm" svg:x="1.058cm" svg:y="1.905cm" draw:page-number="14" presentation:class="page"/>
          <draw:frame draw:name="Google Shape;279;g35f391192_1" presentation:style-name="pr41" draw:text-style-name="P18" draw:layer="layout" svg:width="15.239cm" svg:height="11.429cm" svg:x="1.905cm" svg:y="12.065cm" presentation:class="notes" presentation:placeholder="true" presentation:user-transformed="true">
            <draw:text-box/>
          </draw:frame>
        </presentation:notes>
      </draw:page>
      <draw:page draw:name="page15" draw:style-name="dp1" draw:master-page-name="TITLE_5f_ONLY" presentation:presentation-page-layout-name="AL3T19">
        <draw:frame draw:name="Google Shape;688;p43_0" presentation:style-name="pr42" draw:text-style-name="P19" draw:layer="layout" svg:width="14.741cm" svg:height="1.1cm" svg:x="2.376cm" svg:y="2.322cm" presentation:class="title" presentation:user-transformed="true">
          <draw:text-box>
            <text:p text:style-name="P1"><text:span text:style-name="T3">GRUPO</text:span></text:p>
          </draw:text-box>
        </draw:frame>
        <draw:frame draw:name="Google Shape;689;p43_1" presentation:style-name="pr43" draw:text-style-name="P24" draw:layer="layout" svg:width="1.251cm" svg:height="0.963cm" svg:x="24.148cm" svg:y="13.194cm" presentation:class="page-number" presentation:user-transformed="true">
          <draw:text-box>
            <text:p text:style-name="P23"><text:span text:style-name="T5"><text:page-number>&lt;número&gt;</text:page-number></text:span></text:p>
          </draw:text-box>
        </draw:frame>
        <draw:custom-shape draw:name="Google Shape;691;p43_1" draw:style-name="gr108" draw:text-style-name="P73" draw:layer="layout" svg:width="10.054cm" svg:height="3.614cm" svg:x="7.673cm" svg:y="5.337cm">
          <text:p text:style-name="P72"><text:span text:style-name="T34">Bruno Camargo</text:span></text:p>
          <text:p text:style-name="P72"><text:span text:style-name="T34">Filipe Aruan</text:span></text:p>
          <text:p text:style-name="P72"><text:span text:style-name="T34">Lucas Guimarã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685;gb2f7c811ed_0_0" draw:style-name="gr16" draw:layer="layout" svg:width="16.932cm" svg:height="9.524cm" svg:x="1.058cm" svg:y="1.905cm" draw:page-number="15" presentation:class="page"/>
          <draw:frame draw:name="Google Shape;686;gb2f7c811ed_0_1" presentation:style-name="pr44" draw:text-style-name="P18" draw:layer="layout" svg:width="15.239cm" svg:height="11.429cm" svg:x="1.905cm" svg:y="12.065cm" presentation:class="notes" presentation:placeholder="true" presentation:user-transformed="true">
            <draw:text-box/>
          </draw:frame>
        </presentation:notes>
      </draw:page>
      <draw:page draw:name="CREDITS" draw:style-name="dp1" draw:master-page-name="TITLE_5f_AND_5f_BODY" presentation:presentation-page-layout-name="AL2T1">
        <draw:frame draw:name="Google Shape;476;p34" presentation:style-name="pr3" draw:text-style-name="P19" draw:layer="layout" svg:width="14.741cm" svg:height="1.1cm" svg:x="2.376cm" svg:y="2.322cm" presentation:class="title" presentation:user-transformed="true">
          <draw:text-box>
            <text:p text:style-name="P1"><text:span text:style-name="T3">CREDITS</text:span></text:p>
          </draw:text-box>
        </draw:frame>
        <draw:frame draw:name="Google Shape;477;p34_0" presentation:style-name="pr4" draw:text-style-name="P19" draw:layer="layout" svg:width="18.787cm" svg:height="8.427cm" svg:x="2.376cm" svg:y="3.761cm" presentation:class="outline" presentation:user-transformed="true">
          <draw:text-box>
            <text:p text:style-name="P21"><text:span text:style-name="T4">Special thanks to all the people who made and released these awesome resources for free:</text:span></text:p>
            <text:list text:style-name="L3">
              <text:list-item>
                <text:p text:style-name="P50"><text:span text:style-name="T4">Presentation template by </text:span><text:span text:style-name="T35"><text:a xlink:href="http://www.slidescarnival.com/?utm_source=template" xlink:type="simple">SlidesCarnival</text:a></text:span></text:p>
              </text:list-item>
              <text:list-item>
                <text:p text:style-name="P21"><text:span text:style-name="T4">Photographs by </text:span><text:span text:style-name="T35"><text:a xlink:href="http://unsplash.com/&amp;utm_source=slidescarnival" xlink:type="simple">Unsplash</text:a></text:span></text:p>
              </text:list-item>
              <text:list-item>
                <text:p text:style-name="P21"><text:span text:style-name="T4">Illustrations by </text:span><text:span text:style-name="T35"><text:a xlink:href="https://lucid.pixsellz.io/" xlink:type="simple">Pixsellz</text:a></text:span></text:p>
              </text:list-item>
            </text:list>
          </draw:text-box>
        </draw:frame>
        <draw:frame draw:name="Google Shape;478;p34_0" presentation:style-name="pr45" draw:text-style-name="P24" draw:layer="layout" svg:width="1.251cm" svg:height="0.963cm" svg:x="24.148cm" svg:y="13.194cm" presentation:class="page-number" presentation:user-transformed="true">
          <draw:text-box>
            <text:p text:style-name="P23"><text:span text:style-name="T5"><text:page-number>&lt;número&gt;</text:page-number></text:span></text:p>
          </draw:text-box>
        </draw:frame>
        <presentation:notes draw:style-name="dp3">
          <draw:page-thumbnail draw:name="Google Shape;473;g35ed75ccf_0134:notes" draw:style-name="gr16" draw:layer="layout" svg:width="16.932cm" svg:height="9.524cm" svg:x="1.058cm" svg:y="1.905cm" draw:page-number="16" presentation:class="page"/>
          <draw:frame draw:name="Google Shape;474;g35ed75ccf_0" presentation:style-name="pr46" draw:text-style-name="P18" draw:layer="layout" svg:width="15.239cm" svg:height="11.429cm" svg:x="1.905cm" svg:y="12.065cm" presentation:class="notes" presentation:placeholder="true" presentation:user-transformed="true">
            <draw:text-box/>
          </draw:frame>
        </presentation:notes>
      </draw:page>
      <draw:page draw:name="page17" draw:style-name="dp1" draw:master-page-name="TITLE_5f_AND_5f_BODY" presentation:presentation-page-layout-name="AL2T1">
        <draw:frame draw:name="Google Shape;476;p34_0" presentation:style-name="pr3" draw:text-style-name="P19" draw:layer="layout" svg:width="14.741cm" svg:height="1.1cm" svg:x="2.376cm" svg:y="2.322cm" presentation:class="title" presentation:user-transformed="true">
          <draw:text-box>
            <text:p text:style-name="P1"><text:span text:style-name="T3">REFERÊNCIAS</text:span></text:p>
          </draw:text-box>
        </draw:frame>
        <draw:frame draw:name="Google Shape;477;p34_1" presentation:style-name="pr4" draw:text-style-name="P74" draw:layer="layout" svg:width="18.787cm" svg:height="8.427cm" svg:x="2.376cm" svg:y="3.761cm" presentation:class="outline" presentation:user-transformed="true">
          <draw:text-box>
            <text:p text:style-name="P21"><text:span text:style-name="T36">19/07/2021</text:span></text:p>
            <text:p text:style-name="P21"><text:span text:style-name="T37"><text:a xlink:href="https://youtu.be/ymCe-d7ttLU" xlink:type="simple">https://youtu.be/ymCe-d7ttLU</text:a></text:span></text:p>
            <text:p text:style-name="P21"><text:span text:style-name="T37"><text:a xlink:href="https://youtu.be/-umbaVt5-KI" xlink:type="simple">https://youtu.be/-umbaVt5-KI</text:a></text:span></text:p>
            <text:p text:style-name="P21"><text:span text:style-name="T37">https://youtu.be/Jl6ypUqtOyk</text:span></text:p>
          </draw:text-box>
        </draw:frame>
        <draw:frame draw:name="Google Shape;478;p34_1" presentation:style-name="pr47" draw:text-style-name="P24" draw:layer="layout" svg:width="1.251cm" svg:height="0.963cm" svg:x="24.148cm" svg:y="13.194cm" presentation:class="page-number" presentation:user-transformed="true">
          <draw:text-box>
            <text:p text:style-name="P23"><text:span text:style-name="T5"><text:page-number>&lt;número&gt;</text:page-number></text:span></text:p>
          </draw:text-box>
        </draw:frame>
        <presentation:notes draw:style-name="dp3">
          <draw:page-thumbnail draw:name="Google Shape;473;g35ed75ccf_0" draw:style-name="gr16" draw:layer="layout" svg:width="16.932cm" svg:height="9.524cm" svg:x="1.058cm" svg:y="1.905cm" draw:page-number="17" presentation:class="page"/>
          <draw:frame draw:name="Google Shape;474;g35ed75ccf_1" presentation:style-name="pr48" draw:text-style-name="P1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ce style:name="Barlow" svg:font-family="Barlow"/>
    <style:font-face style:name="Barlow Light1" svg:font-family="'Barlow Light'"/>
    <style:font-face style:name="Arial" svg:font-family="Arial" style:font-pitch="variable"/>
    <style:font-face style:name="Barlow1" svg:font-family="Barlow" style:font-pitch="variable"/>
    <style:font-face style:name="Barlow Light" svg:font-family="'Barlow Light'"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Segoe UI1" svg:font-family="'Segoe UI'" style:font-pitch="variable"/>
    <style:font-face style:name="Tahoma1" svg:font-family="Tahom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1" draw:display-name="Gradient 1" draw:style="linear" draw:start-color="#ffffff" draw:end-color="#ffffff" draw:start-intensity="100%" draw:end-intensity="100%" draw:angle="270deg" draw:border="0%"/>
    <draw:gradient draw:name="Gradient_20_11" draw:display-name="Gradient 11" draw:style="linear" draw:start-color="#ffffff" draw:end-color="#ffffff" draw:start-intensity="100%" draw:end-intensity="100%" draw:angle="270deg" draw:border="1%"/>
    <draw:gradient draw:name="Gradient_20_12" draw:display-name="Gradient 12" draw:style="linear" draw:start-color="#3465a4" draw:end-color="#ffffff" draw:start-intensity="100%" draw:end-intensity="100%" draw:angle="0deg" draw:border="0%"/>
    <draw:gradient draw:name="Gradient_20_2" draw:display-name="Gradient 2" draw:style="linear" draw:start-color="#ffffff" draw:end-color="#ffffff" draw:start-intensity="100%" draw:end-intensity="100%" draw:angle="180deg" draw:border="0%"/>
    <draw:gradient draw:name="Gradient_20_3" draw:display-name="Gradient 3" draw:style="linear" draw:start-color="#ffffff" draw:end-color="#ffffff" draw:start-intensity="100%" draw:end-intensity="100%" draw:angle="0deg" draw:border="0%"/>
    <draw:gradient draw:name="Gradient_20_4" draw:display-name="Gradient 4" draw:style="linear" draw:start-color="#ffffff" draw:end-color="#ffffff" draw:start-intensity="100%" draw:end-intensity="100%" draw:angle="90deg" draw:border="0%"/>
    <draw:gradient draw:name="Gradient_20_5" draw:display-name="Gradient 5" draw:style="linear" draw:start-color="#ff9e44" draw:end-color="#ff4093" draw:start-intensity="100%" draw:end-intensity="100%" draw:angle="90deg" draw:border="0%"/>
    <draw:gradient draw:name="Gradient_20_6" draw:display-name="Gradient 6" draw:style="linear" draw:start-color="#ffffff" draw:end-color="#ffffff" draw:start-intensity="100%" draw:end-intensity="100%" draw:angle="340deg" draw:border="0%"/>
    <draw:gradient draw:name="Gradient_20_7" draw:display-name="Gradient 7" draw:style="linear" draw:start-color="#ffffff" draw:end-color="#ffffff" draw:start-intensity="100%" draw:end-intensity="100%" draw:angle="160deg" draw:border="1%"/>
    <draw:gradient draw:name="Gradient_20_8" draw:display-name="Gradient 8" draw:style="linear" draw:start-color="#ffffff" draw:end-color="#ffffff" draw:start-intensity="100%" draw:end-intensity="100%" draw:angle="150deg" draw:border="41%"/>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gradient draw:name="msFillGradient_20_1" draw:display-name="msFillGradient 1" draw:style="linear" draw:start-color="#0e0918" draw:end-color="#572d7e" draw:start-intensity="100%" draw:end-intensity="100%" draw:angle="45deg" draw:border="0%"/>
    <draw:gradient draw:name="msFillGradient_20_10" draw:display-name="msFillGradient 10" draw:style="linear" draw:start-color="#0e0918" draw:end-color="#572d7e" draw:start-intensity="100%" draw:end-intensity="100%" draw:angle="45deg" draw:border="0%"/>
    <draw:gradient draw:name="msFillGradient_20_2" draw:display-name="msFillGradient 2" draw:style="linear" draw:start-color="#0e0918" draw:end-color="#572d7e" draw:start-intensity="100%" draw:end-intensity="100%" draw:angle="45deg" draw:border="0%"/>
    <draw:gradient draw:name="msFillGradient_20_3" draw:display-name="msFillGradient 3" draw:style="linear" draw:start-color="#0e0918" draw:end-color="#572d7e" draw:start-intensity="100%" draw:end-intensity="100%" draw:angle="45deg" draw:border="0%"/>
    <draw:gradient draw:name="msFillGradient_20_4" draw:display-name="msFillGradient 4" draw:style="linear" draw:start-color="#0e0918" draw:end-color="#572d7e" draw:start-intensity="100%" draw:end-intensity="100%" draw:angle="45deg" draw:border="0%"/>
    <draw:gradient draw:name="msFillGradient_20_5" draw:display-name="msFillGradient 5" draw:style="linear" draw:start-color="#ff4093" draw:end-color="#ff9e44" draw:start-intensity="100%" draw:end-intensity="100%" draw:angle="45deg" draw:border="0%"/>
    <draw:gradient draw:name="msFillGradient_20_6" draw:display-name="msFillGradient 6" draw:style="linear" draw:start-color="#0e0918" draw:end-color="#572d7e" draw:start-intensity="100%" draw:end-intensity="100%" draw:angle="45deg" draw:border="0%"/>
    <draw:gradient draw:name="msFillGradient_20_7" draw:display-name="msFillGradient 7" draw:style="linear" draw:start-color="#0e0918" draw:end-color="#572d7e" draw:start-intensity="100%" draw:end-intensity="100%" draw:angle="45deg" draw:border="0%"/>
    <draw:gradient draw:name="msFillGradient_20_8" draw:display-name="msFillGradient 8" draw:style="linear" draw:start-color="#0e0918" draw:end-color="#572d7e" draw:start-intensity="100%" draw:end-intensity="100%" draw:angle="45deg" draw:border="0%"/>
    <draw:hatch draw:name="Red_20_90_20_Degrees_20_Crossed_20_1" draw:display-name="Red 90 Degrees Crossed 1" draw:style="single" draw:color="#3465a4" draw:distance="0.02cm" draw:rotation="0"/>
    <draw:fill-image draw:name="_35__20_Percent" draw:display-name="5 Percent" xlink:href="Pictures/10000000000000080000000816975FC1B9F5328A.png" xlink:type="simple" xlink:show="embed" xlink:actuate="onLoad"/>
    <draw:fill-image draw:name="msFillBitmap_20_1" draw:display-name="msFillBitmap 1" xlink:href="Pictures/1000000000000500000002D016CD852812784BD7.jpg" xlink:type="simple" xlink:show="embed" xlink:actuate="onLoad"/>
    <draw:opacity draw:name="msTransGradient_20_1" draw:display-name="msTransGradient 1" draw:style="linear" draw:start="30%" draw:end="0%" draw:angle="270deg" draw:border="0%"/>
    <draw:opacity draw:name="msTransGradient_20_10" draw:display-name="msTransGradient 10" draw:style="linear" draw:start="30%" draw:end="0%" draw:angle="90deg" draw:border="0%"/>
    <draw:opacity draw:name="msTransGradient_20_11" draw:display-name="msTransGradient 11" draw:style="linear" draw:start="30%" draw:end="0%" draw:angle="270deg" draw:border="0%"/>
    <draw:opacity draw:name="msTransGradient_20_12" draw:display-name="msTransGradient 12" draw:style="linear" draw:start="40%" draw:end="10%" draw:angle="340deg" draw:border="0%"/>
    <draw:opacity draw:name="msTransGradient_20_13" draw:display-name="msTransGradient 13" draw:style="linear" draw:start="30%" draw:end="0%" draw:angle="270deg" draw:border="0%"/>
    <draw:opacity draw:name="msTransGradient_20_14" draw:display-name="msTransGradient 14" draw:style="linear" draw:start="30%" draw:end="0%" draw:angle="270deg" draw:border="0%"/>
    <draw:opacity draw:name="msTransGradient_20_15" draw:display-name="msTransGradient 15" draw:style="linear" draw:start="30%" draw:end="0%" draw:angle="270deg" draw:border="0%"/>
    <draw:opacity draw:name="msTransGradient_20_16" draw:display-name="msTransGradient 16" draw:style="linear" draw:start="30%" draw:end="0%" draw:angle="270deg" draw:border="0%"/>
    <draw:opacity draw:name="msTransGradient_20_17" draw:display-name="msTransGradient 17" draw:style="linear" draw:start="30%" draw:end="0%" draw:angle="270deg" draw:border="0%"/>
    <draw:opacity draw:name="msTransGradient_20_18" draw:display-name="msTransGradient 18" draw:style="linear" draw:start="30%" draw:end="0%" draw:angle="270deg" draw:border="0%"/>
    <draw:opacity draw:name="msTransGradient_20_19" draw:display-name="msTransGradient 19" draw:style="linear" draw:start="30%" draw:end="0%" draw:angle="270deg" draw:border="0%"/>
    <draw:opacity draw:name="msTransGradient_20_2" draw:display-name="msTransGradient 2" draw:style="linear" draw:start="30%" draw:end="0%" draw:angle="270deg" draw:border="0%"/>
    <draw:opacity draw:name="msTransGradient_20_20" draw:display-name="msTransGradient 20" draw:style="linear" draw:start="30%" draw:end="0%" draw:angle="90deg" draw:border="0%"/>
    <draw:opacity draw:name="msTransGradient_20_21" draw:display-name="msTransGradient 21" draw:style="linear" draw:start="40%" draw:end="0%" draw:angle="340deg" draw:border="0%"/>
    <draw:opacity draw:name="msTransGradient_20_22" draw:display-name="msTransGradient 22" draw:style="linear" draw:start="30%" draw:end="0%" draw:angle="0deg" draw:border="0%"/>
    <draw:opacity draw:name="msTransGradient_20_23" draw:display-name="msTransGradient 23" draw:style="linear" draw:start="30%" draw:end="0%" draw:angle="270deg" draw:border="0%"/>
    <draw:opacity draw:name="msTransGradient_20_24" draw:display-name="msTransGradient 24" draw:style="linear" draw:start="30%" draw:end="0%" draw:angle="0deg" draw:border="0%"/>
    <draw:opacity draw:name="msTransGradient_20_25" draw:display-name="msTransGradient 25" draw:style="linear" draw:start="30%" draw:end="0%" draw:angle="270deg" draw:border="0%"/>
    <draw:opacity draw:name="msTransGradient_20_26" draw:display-name="msTransGradient 26" draw:style="linear" draw:start="30%" draw:end="0%" draw:angle="270deg" draw:border="0%"/>
    <draw:opacity draw:name="msTransGradient_20_27" draw:display-name="msTransGradient 27" draw:style="linear" draw:start="30%" draw:end="0%" draw:angle="270deg" draw:border="0%"/>
    <draw:opacity draw:name="msTransGradient_20_28" draw:display-name="msTransGradient 28" draw:style="linear" draw:start="30%" draw:end="0%" draw:angle="270deg" draw:border="0%"/>
    <draw:opacity draw:name="msTransGradient_20_29" draw:display-name="msTransGradient 29" draw:style="linear" draw:start="40%" draw:end="0%" draw:angle="340deg" draw:border="0%"/>
    <draw:opacity draw:name="msTransGradient_20_3" draw:display-name="msTransGradient 3" draw:style="linear" draw:start="30%" draw:end="0%" draw:angle="180deg" draw:border="0%"/>
    <draw:opacity draw:name="msTransGradient_20_30" draw:display-name="msTransGradient 30" draw:style="linear" draw:start="40%" draw:end="0%" draw:angle="340deg" draw:border="0%"/>
    <draw:opacity draw:name="msTransGradient_20_31" draw:display-name="msTransGradient 31" draw:style="linear" draw:start="30%" draw:end="0%" draw:angle="270deg" draw:border="0%"/>
    <draw:opacity draw:name="msTransGradient_20_32" draw:display-name="msTransGradient 32" draw:style="linear" draw:start="30%" draw:end="0%" draw:angle="0deg" draw:border="0%"/>
    <draw:opacity draw:name="msTransGradient_20_33" draw:display-name="msTransGradient 33" draw:style="linear" draw:start="30%" draw:end="0%" draw:angle="0deg" draw:border="0%"/>
    <draw:opacity draw:name="msTransGradient_20_34" draw:display-name="msTransGradient 34" draw:style="linear" draw:start="30%" draw:end="0%" draw:angle="270deg" draw:border="0%"/>
    <draw:opacity draw:name="msTransGradient_20_35" draw:display-name="msTransGradient 35" draw:style="linear" draw:start="30%" draw:end="0%" draw:angle="270deg" draw:border="0%"/>
    <draw:opacity draw:name="msTransGradient_20_36" draw:display-name="msTransGradient 36" draw:style="linear" draw:start="10%" draw:end="40%" draw:angle="160deg" draw:border="1%"/>
    <draw:opacity draw:name="msTransGradient_20_37" draw:display-name="msTransGradient 37" draw:style="linear" draw:start="30%" draw:end="0%" draw:angle="0deg" draw:border="0%"/>
    <draw:opacity draw:name="msTransGradient_20_38" draw:display-name="msTransGradient 38" draw:style="linear" draw:start="0%" draw:end="30%" draw:angle="150deg" draw:border="41%"/>
    <draw:opacity draw:name="msTransGradient_20_39" draw:display-name="msTransGradient 39" draw:style="linear" draw:start="30%" draw:end="0%" draw:angle="90deg" draw:border="0%"/>
    <draw:opacity draw:name="msTransGradient_20_4" draw:display-name="msTransGradient 4" draw:style="linear" draw:start="30%" draw:end="0%" draw:angle="0deg" draw:border="0%"/>
    <draw:opacity draw:name="msTransGradient_20_40" draw:display-name="msTransGradient 40" draw:style="linear" draw:start="30%" draw:end="0%" draw:angle="270deg" draw:border="0%"/>
    <draw:opacity draw:name="msTransGradient_20_41" draw:display-name="msTransGradient 41" draw:style="linear" draw:start="30%" draw:end="0%" draw:angle="270deg" draw:border="0%"/>
    <draw:opacity draw:name="msTransGradient_20_42" draw:display-name="msTransGradient 42" draw:style="linear" draw:start="30%" draw:end="0%" draw:angle="90deg" draw:border="0%"/>
    <draw:opacity draw:name="msTransGradient_20_5" draw:display-name="msTransGradient 5" draw:style="linear" draw:start="30%" draw:end="0%" draw:angle="180deg" draw:border="0%"/>
    <draw:opacity draw:name="msTransGradient_20_50" draw:display-name="msTransGradient 50" draw:style="linear" draw:start="30%" draw:end="0%" draw:angle="270deg" draw:border="0%"/>
    <draw:opacity draw:name="msTransGradient_20_51" draw:display-name="msTransGradient 51" draw:style="linear" draw:start="30%" draw:end="0%" draw:angle="270deg" draw:border="0%"/>
    <draw:opacity draw:name="msTransGradient_20_52" draw:display-name="msTransGradient 52" draw:style="linear" draw:start="30%" draw:end="0%" draw:angle="270deg" draw:border="0%"/>
    <draw:opacity draw:name="msTransGradient_20_53" draw:display-name="msTransGradient 53" draw:style="linear" draw:start="30%" draw:end="0%" draw:angle="270deg" draw:border="0%"/>
    <draw:opacity draw:name="msTransGradient_20_6" draw:display-name="msTransGradient 6" draw:style="linear" draw:start="30%" draw:end="0%" draw:angle="180deg" draw:border="0%"/>
    <draw:opacity draw:name="msTransGradient_20_67" draw:display-name="msTransGradient 67" draw:style="linear" draw:start="30%" draw:end="0%" draw:angle="270deg" draw:border="0%"/>
    <draw:opacity draw:name="msTransGradient_20_68" draw:display-name="msTransGradient 68" draw:style="linear" draw:start="30%" draw:end="0%" draw:angle="270deg" draw:border="0%"/>
    <draw:opacity draw:name="msTransGradient_20_7" draw:display-name="msTransGradient 7" draw:style="linear" draw:start="30%" draw:end="0%" draw:angle="90deg" draw:border="0%"/>
    <draw:opacity draw:name="msTransGradient_20_78" draw:display-name="msTransGradient 78" draw:style="linear" draw:start="30%" draw:end="0%" draw:angle="270deg" draw:border="0%"/>
    <draw:opacity draw:name="msTransGradient_20_79" draw:display-name="msTransGradient 79" draw:style="linear" draw:start="30%" draw:end="0%" draw:angle="0deg" draw:border="0%"/>
    <draw:opacity draw:name="msTransGradient_20_8" draw:display-name="msTransGradient 8" draw:style="linear" draw:start="30%" draw:end="0%" draw:angle="0deg" draw:border="0%"/>
    <draw:opacity draw:name="msTransGradient_20_80" draw:display-name="msTransGradient 80" draw:style="linear" draw:start="40%" draw:end="10%" draw:angle="340deg" draw:border="0%"/>
    <draw:opacity draw:name="msTransGradient_20_81" draw:display-name="msTransGradient 81" draw:style="linear" draw:start="30%" draw:end="0%" draw:angle="270deg" draw:border="0%"/>
    <draw:opacity draw:name="msTransGradient_20_82" draw:display-name="msTransGradient 82" draw:style="linear" draw:start="0%" draw:end="30%" draw:angle="270deg" draw:border="1%"/>
    <draw:opacity draw:name="msTransGradient_20_83" draw:display-name="msTransGradient 83" draw:style="linear" draw:start="30%" draw:end="0%" draw:angle="0deg" draw:border="0%"/>
    <draw:opacity draw:name="msTransGradient_20_9" draw:display-name="msTransGradient 9" draw:style="linear" draw:start="30%" draw:end="0%" draw:angle="0deg" draw:border="0%"/>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stroke-dash="Dashed_20__28_var_29__20_3" draw:fill="bitmap" draw:fill-gradient-name="Gradient_20_12" draw:fill-hatch-name="Red_20_90_20_Degrees_20_Crossed_20_1" draw:fill-image-name="_35__20_Percent" style:repeat="repeat"/>
      <style:paragraph-properties>
        <style:tab-stops/>
      </style:paragraph-properties>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gradient" draw:fill-gradient-name="msFillGradient_20_2"/>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3"/>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gradient" draw:fill-gradient-name="msFillGradient_20_4"/>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false"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gradient" draw:fill-gradient-name="msFillGradient_20_5"/>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false"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6"/>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gradient" draw:fill-gradient-name="msFillGradient_20_7"/>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false"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gradient" draw:fill-gradient-name="msFillGradient_20_8"/>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gradient" draw:fill-gradient-name="msFillGradient_20_10"/>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background" style:display-name="BLANK_-background" style:family="presentation">
      <style:graphic-properties draw:stroke="none" draw:fill="gradient" draw:fill-gradient-name="msFillGradient_20_3"/>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false" style:shrink-to-fit="true">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outline2" style:display-name="BLANK_-outline2" style:family="presentation" style:parent-style-name="BLANK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outline3" style:display-name="BLANK_-outline3" style:family="presentation" style:parent-style-name="BLANK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outline4" style:display-name="BLANK_-outline4" style:family="presentation" style:parent-style-name="BLANK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outline5" style:display-name="BLANK_-outline5" style:family="presentation" style:parent-style-name="BLANK_5f_-outline4">
      <style:paragraph-properties fo:margin-top="0.1cm" fo:margin-bottom="0cm"/>
      <style:text-properties fo:font-size="20pt" style:font-size-asian="20pt" style:font-size-complex="20pt"/>
    </style:style>
    <style:style style:name="BLANK_5f_-outline6" style:display-name="BLANK_-outline6" style:family="presentation" style:parent-style-name="BLANK_5f_-outline5">
      <style:paragraph-properties fo:margin-top="0.1cm" fo:margin-bottom="0cm"/>
      <style:text-properties fo:font-size="20pt" style:font-size-asian="20pt" style:font-size-complex="20pt"/>
    </style:style>
    <style:style style:name="BLANK_5f_-outline7" style:display-name="BLANK_-outline7" style:family="presentation" style:parent-style-name="BLANK_5f_-outline6">
      <style:paragraph-properties fo:margin-top="0.1cm" fo:margin-bottom="0cm"/>
      <style:text-properties fo:font-size="20pt" style:font-size-asian="20pt" style:font-size-complex="20pt"/>
    </style:style>
    <style:style style:name="BLANK_5f_-outline8" style:display-name="BLANK_-outline8" style:family="presentation" style:parent-style-name="BLANK_5f_-outline7">
      <style:paragraph-properties fo:margin-top="0.1cm" fo:margin-bottom="0cm"/>
      <style:text-properties fo:font-size="20pt" style:font-size-asian="20pt" style:font-size-complex="20pt"/>
    </style:style>
    <style:style style:name="BLANK_5f_-outline9" style:display-name="BLANK_-outline9" style:family="presentation" style:parent-style-name="BLANK_5f_-outline8">
      <style:paragraph-properties fo:margin-top="0.1cm" fo:margin-bottom="0cm"/>
      <style:text-properties fo:font-size="20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_5f_-background" style:display-name="BLANK__-background" style:family="presentation">
      <style:graphic-properties draw:stroke="none" draw:fill="gradient" draw:fill-gradient-name="msFillGradient_20_3"/>
      <style:text-properties style:letter-kerning="true"/>
    </style:style>
    <style:style style:name="BLANK_5f__5f_-backgroundobjects" style:display-name="BLANK__-backgroundobjects" style:family="presentation">
      <style:graphic-properties draw:textarea-horizontal-align="justify" draw:shadow="hidden" draw:shadow-offset-x="0.2cm" draw:shadow-offset-y="0.2cm" draw:shadow-color="#808080"/>
      <style:text-properties style:letter-kerning="true"/>
    </style:style>
    <style:style style:name="BLANK_5f__5f_-notes" style:display-name="BLANK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_5f_-outline1" style:display-name="BLANK__-outline1" style:family="presentation">
      <style:graphic-properties draw:stroke="none" draw:fill="none" draw:auto-grow-height="false" draw:fit-to-size="false" style:shrink-to-fit="true">
        <text:list-style style:name="BLANK_5f__5f_-outline1" style:display-name="BLANK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_5f_-outline2" style:display-name="BLANK__-outline2" style:family="presentation" style:parent-style-name="BLANK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_5f_-outline3" style:display-name="BLANK__-outline3" style:family="presentation" style:parent-style-name="BLANK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_5f_-outline4" style:display-name="BLANK__-outline4" style:family="presentation" style:parent-style-name="BLANK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_5f_-outline5" style:display-name="BLANK__-outline5" style:family="presentation" style:parent-style-name="BLANK_5f__5f_-outline4">
      <style:paragraph-properties fo:margin-top="0.1cm" fo:margin-bottom="0cm"/>
      <style:text-properties fo:font-size="20pt" style:font-size-asian="20pt" style:font-size-complex="20pt"/>
    </style:style>
    <style:style style:name="BLANK_5f__5f_-outline6" style:display-name="BLANK__-outline6" style:family="presentation" style:parent-style-name="BLANK_5f__5f_-outline5">
      <style:paragraph-properties fo:margin-top="0.1cm" fo:margin-bottom="0cm"/>
      <style:text-properties fo:font-size="20pt" style:font-size-asian="20pt" style:font-size-complex="20pt"/>
    </style:style>
    <style:style style:name="BLANK_5f__5f_-outline7" style:display-name="BLANK__-outline7" style:family="presentation" style:parent-style-name="BLANK_5f__5f_-outline6">
      <style:paragraph-properties fo:margin-top="0.1cm" fo:margin-bottom="0cm"/>
      <style:text-properties fo:font-size="20pt" style:font-size-asian="20pt" style:font-size-complex="20pt"/>
    </style:style>
    <style:style style:name="BLANK_5f__5f_-outline8" style:display-name="BLANK__-outline8" style:family="presentation" style:parent-style-name="BLANK_5f__5f_-outline7">
      <style:paragraph-properties fo:margin-top="0.1cm" fo:margin-bottom="0cm"/>
      <style:text-properties fo:font-size="20pt" style:font-size-asian="20pt" style:font-size-complex="20pt"/>
    </style:style>
    <style:style style:name="BLANK_5f__5f_-outline9" style:display-name="BLANK__-outline9" style:family="presentation" style:parent-style-name="BLANK_5f__5f_-outline8">
      <style:paragraph-properties fo:margin-top="0.1cm" fo:margin-bottom="0cm"/>
      <style:text-properties fo:font-size="20pt" style:font-size-asian="20pt" style:font-size-complex="20pt"/>
    </style:style>
    <style:style style:name="BLANK_5f__5f_-subtitle" style:display-name="BLANK__-subtitle" style:family="presentation">
      <style:graphic-properties draw:stroke="none" draw:fill="none" draw:textarea-vertical-align="middle">
        <text:list-style style:name="BLANK_5f__5f_-subtitle" style:display-name="BLANK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_5f_-title" style:display-name="BLANK__-title" style:family="presentation">
      <style:graphic-properties draw:stroke="none" draw:fill="none" draw:textarea-vertical-align="middle">
        <text:list-style style:name="BLANK_5f__5f_-title" style:display-name="BLANK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_5f__5f_-background" style:display-name="BLANK___-background" style:family="presentation">
      <style:graphic-properties draw:stroke="none" draw:fill="gradient" draw:fill-gradient-name="msFillGradient_20_3"/>
      <style:text-properties style:letter-kerning="true"/>
    </style:style>
    <style:style style:name="BLANK_5f__5f__5f_-backgroundobjects" style:display-name="BLANK___-backgroundobjects" style:family="presentation">
      <style:graphic-properties draw:textarea-horizontal-align="justify" draw:shadow="hidden" draw:shadow-offset-x="0.2cm" draw:shadow-offset-y="0.2cm" draw:shadow-color="#808080"/>
      <style:text-properties style:letter-kerning="true"/>
    </style:style>
    <style:style style:name="BLANK_5f__5f__5f_-notes" style:display-name="BLANK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_5f__5f_-outline1" style:display-name="BLANK___-outline1" style:family="presentation">
      <style:graphic-properties draw:stroke="none" draw:fill="none" draw:auto-grow-height="false" draw:fit-to-size="false" style:shrink-to-fit="true">
        <text:list-style style:name="BLANK_5f__5f__5f_-outline1" style:display-name="BLANK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_5f__5f_-outline2" style:display-name="BLANK___-outline2" style:family="presentation" style:parent-style-name="BLANK_5f_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_5f__5f_-outline3" style:display-name="BLANK___-outline3" style:family="presentation" style:parent-style-name="BLANK_5f_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_5f__5f_-outline4" style:display-name="BLANK___-outline4" style:family="presentation" style:parent-style-name="BLANK_5f_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_5f__5f_-outline5" style:display-name="BLANK___-outline5" style:family="presentation" style:parent-style-name="BLANK_5f__5f__5f_-outline4">
      <style:paragraph-properties fo:margin-top="0.1cm" fo:margin-bottom="0cm"/>
      <style:text-properties fo:font-size="20pt" style:font-size-asian="20pt" style:font-size-complex="20pt"/>
    </style:style>
    <style:style style:name="BLANK_5f__5f__5f_-outline6" style:display-name="BLANK___-outline6" style:family="presentation" style:parent-style-name="BLANK_5f__5f__5f_-outline5">
      <style:paragraph-properties fo:margin-top="0.1cm" fo:margin-bottom="0cm"/>
      <style:text-properties fo:font-size="20pt" style:font-size-asian="20pt" style:font-size-complex="20pt"/>
    </style:style>
    <style:style style:name="BLANK_5f__5f__5f_-outline7" style:display-name="BLANK___-outline7" style:family="presentation" style:parent-style-name="BLANK_5f__5f__5f_-outline6">
      <style:paragraph-properties fo:margin-top="0.1cm" fo:margin-bottom="0cm"/>
      <style:text-properties fo:font-size="20pt" style:font-size-asian="20pt" style:font-size-complex="20pt"/>
    </style:style>
    <style:style style:name="BLANK_5f__5f__5f_-outline8" style:display-name="BLANK___-outline8" style:family="presentation" style:parent-style-name="BLANK_5f__5f__5f_-outline7">
      <style:paragraph-properties fo:margin-top="0.1cm" fo:margin-bottom="0cm"/>
      <style:text-properties fo:font-size="20pt" style:font-size-asian="20pt" style:font-size-complex="20pt"/>
    </style:style>
    <style:style style:name="BLANK_5f__5f__5f_-outline9" style:display-name="BLANK___-outline9" style:family="presentation" style:parent-style-name="BLANK_5f__5f__5f_-outline8">
      <style:paragraph-properties fo:margin-top="0.1cm" fo:margin-bottom="0cm"/>
      <style:text-properties fo:font-size="20pt" style:font-size-asian="20pt" style:font-size-complex="20pt"/>
    </style:style>
    <style:style style:name="BLANK_5f__5f__5f_-subtitle" style:display-name="BLANK___-subtitle" style:family="presentation">
      <style:graphic-properties draw:stroke="none" draw:fill="none" draw:textarea-vertical-align="middle">
        <text:list-style style:name="BLANK_5f__5f__5f_-subtitle" style:display-name="BLANK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_5f__5f_-title" style:display-name="BLANK___-title" style:family="presentation">
      <style:graphic-properties draw:stroke="none" draw:fill="none" draw:textarea-vertical-align="middle">
        <text:list-style style:name="BLANK_5f__5f__5f_-title" style:display-name="BLANK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_5f_-background" style:display-name="TITLE_1_1_-background" style:family="presentation">
      <style:graphic-properties draw:stroke="none" draw:fill="gradient" draw:fill-gradient-name="msFillGradient_20_5"/>
      <style:text-properties style:letter-kerning="true"/>
    </style:style>
    <style:style style:name="TITLE_5f_1_5f_1_5f_-backgroundobjects" style:display-name="TITLE_1_1_-backgroundobjects" style:family="presentation">
      <style:graphic-properties draw:textarea-horizontal-align="justify" draw:shadow="hidden" draw:shadow-offset-x="0.2cm" draw:shadow-offset-y="0.2cm" draw:shadow-color="#808080"/>
      <style:text-properties style:letter-kerning="true"/>
    </style:style>
    <style:style style:name="TITLE_5f_1_5f_1_5f_-notes" style:display-name="TITLE_1_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_5f_-outline1" style:display-name="TITLE_1_1_-outline1" style:family="presentation">
      <style:graphic-properties draw:stroke="none" draw:fill="none" draw:auto-grow-height="false" draw:fit-to-size="false" style:shrink-to-fit="true">
        <text:list-style style:name="TITLE_5f_1_5f_1_5f_-outline1" style:display-name="TITLE_1_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_5f_-outline2" style:display-name="TITLE_1_1_-outline2" style:family="presentation" style:parent-style-name="TITLE_5f_1_5f_1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_5f_-outline3" style:display-name="TITLE_1_1_-outline3" style:family="presentation" style:parent-style-name="TITLE_5f_1_5f_1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_5f_-outline4" style:display-name="TITLE_1_1_-outline4" style:family="presentation" style:parent-style-name="TITLE_5f_1_5f_1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_5f_-outline5" style:display-name="TITLE_1_1_-outline5" style:family="presentation" style:parent-style-name="TITLE_5f_1_5f_1_5f_-outline4">
      <style:paragraph-properties fo:margin-top="0.1cm" fo:margin-bottom="0cm"/>
      <style:text-properties fo:font-size="20pt" style:font-size-asian="20pt" style:font-size-complex="20pt"/>
    </style:style>
    <style:style style:name="TITLE_5f_1_5f_1_5f_-outline6" style:display-name="TITLE_1_1_-outline6" style:family="presentation" style:parent-style-name="TITLE_5f_1_5f_1_5f_-outline5">
      <style:paragraph-properties fo:margin-top="0.1cm" fo:margin-bottom="0cm"/>
      <style:text-properties fo:font-size="20pt" style:font-size-asian="20pt" style:font-size-complex="20pt"/>
    </style:style>
    <style:style style:name="TITLE_5f_1_5f_1_5f_-outline7" style:display-name="TITLE_1_1_-outline7" style:family="presentation" style:parent-style-name="TITLE_5f_1_5f_1_5f_-outline6">
      <style:paragraph-properties fo:margin-top="0.1cm" fo:margin-bottom="0cm"/>
      <style:text-properties fo:font-size="20pt" style:font-size-asian="20pt" style:font-size-complex="20pt"/>
    </style:style>
    <style:style style:name="TITLE_5f_1_5f_1_5f_-outline8" style:display-name="TITLE_1_1_-outline8" style:family="presentation" style:parent-style-name="TITLE_5f_1_5f_1_5f_-outline7">
      <style:paragraph-properties fo:margin-top="0.1cm" fo:margin-bottom="0cm"/>
      <style:text-properties fo:font-size="20pt" style:font-size-asian="20pt" style:font-size-complex="20pt"/>
    </style:style>
    <style:style style:name="TITLE_5f_1_5f_1_5f_-outline9" style:display-name="TITLE_1_1_-outline9" style:family="presentation" style:parent-style-name="TITLE_5f_1_5f_1_5f_-outline8">
      <style:paragraph-properties fo:margin-top="0.1cm" fo:margin-bottom="0cm"/>
      <style:text-properties fo:font-size="20pt" style:font-size-asian="20pt" style:font-size-complex="20pt"/>
    </style:style>
    <style:style style:name="TITLE_5f_1_5f_1_5f_-subtitle" style:display-name="TITLE_1_1_-subtitle" style:family="presentation">
      <style:graphic-properties draw:stroke="none" draw:fill="none" draw:textarea-vertical-align="middle">
        <text:list-style style:name="TITLE_5f_1_5f_1_5f_-subtitle" style:display-name="TITLE_1_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_5f_-title" style:display-name="TITLE_1_1_-title" style:family="presentation">
      <style:graphic-properties draw:stroke="none" draw:fill="none" draw:textarea-vertical-align="middle">
        <text:list-style style:name="TITLE_5f_1_5f_1_5f_-title" style:display-name="TITLE_1_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10"/>
    </style:style>
    <style:style style:name="Mdp10"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gradient" draw:fill-gradient-name="Gradient_20_1" draw:opacity-name="msTransGradient_20_1"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4093"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1" draw:opacity-name="msTransGradient_20_2"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9e44"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gradient" draw:fill-gradient-name="Gradient_20_1" draw:opacity-name="msTransGradient_20_13"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gradient" draw:fill-gradient-name="Gradient_20_1" draw:opacity-name="msTransGradient_20_14"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gradient" draw:fill-gradient-name="Gradient_20_1" draw:opacity-name="msTransGradient_20_15"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gradient" draw:fill-gradient-name="Gradient_20_1" draw:opacity-name="msTransGradient_20_16"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gradient" draw:fill-gradient-name="Gradient_20_1" draw:opacity-name="msTransGradient_20_17"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gradient" draw:fill-gradient-name="Gradient_20_1" draw:opacity-name="msTransGradient_20_18"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graphic-properties draw:stroke="none" svg:stroke-width="0cm" draw:fill="gradient" draw:fill-gradient-name="Gradient_20_1" draw:opacity-name="msTransGradient_20_25" draw:textarea-vertical-align="middle" draw:auto-grow-height="false" draw:fit-to-size="false" style:shrink-to-fit="false" fo:min-height="0cm" fo:min-width="0cm" fo:padding-top="0.254cm" fo:padding-bottom="0.254cm" fo:padding-left="0.254cm" fo:padding-right="0.254cm" fo:wrap-option="wrap"/>
    </style:style>
    <style:style style:name="Mgr14" style:family="graphic" style:parent-style-name="standard">
      <style:graphic-properties draw:stroke="none" svg:stroke-width="0cm" draw:fill="gradient" draw:fill-gradient-name="Gradient_20_1" draw:opacity-name="msTransGradient_20_26"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none" svg:stroke-width="0cm" draw:fill="gradient" draw:fill-gradient-name="Gradient_20_1" draw:opacity-name="msTransGradient_20_27" draw:textarea-vertical-align="middle" draw:auto-grow-height="false" draw:fit-to-size="false" style:shrink-to-fit="false" fo:min-height="0cm" fo:min-width="0cm" fo:padding-top="0.254cm" fo:padding-bottom="0.254cm" fo:padding-left="0.254cm" fo:padding-right="0.254cm" fo:wrap-option="wrap"/>
    </style:style>
    <style:style style:name="Mgr16" style:family="graphic" style:parent-style-name="standard">
      <style:graphic-properties draw:stroke="none" svg:stroke-width="0cm" draw:fill="gradient" draw:fill-gradient-name="Gradient_20_1" draw:opacity-name="msTransGradient_20_28" draw:textarea-vertical-align="middle" draw:auto-grow-height="false" draw:fit-to-size="false" style:shrink-to-fit="false" fo:min-height="0cm" fo:min-width="0cm" fo:padding-top="0.254cm" fo:padding-bottom="0.254cm" fo:padding-left="0.254cm" fo:padding-right="0.254cm" fo:wrap-option="wrap"/>
    </style:style>
    <style:style style:name="Mgr17" style:family="graphic" style:parent-style-name="standard">
      <style:graphic-properties draw:stroke="none" svg:stroke-width="0cm" draw:fill="gradient" draw:fill-gradient-name="Gradient_20_1" draw:opacity-name="msTransGradient_20_50" draw:textarea-vertical-align="middle" draw:auto-grow-height="false" draw:fit-to-size="false" style:shrink-to-fit="false" fo:min-height="0cm" fo:min-width="0cm" fo:padding-top="0.254cm" fo:padding-bottom="0.254cm" fo:padding-left="0.254cm" fo:padding-right="0.254cm" fo:wrap-option="wrap"/>
    </style:style>
    <style:style style:name="Mgr18" style:family="graphic" style:parent-style-name="standard">
      <style:graphic-properties draw:stroke="none" svg:stroke-width="0cm" draw:fill="gradient" draw:fill-gradient-name="Gradient_20_1" draw:opacity-name="msTransGradient_20_51" draw:textarea-vertical-align="middle" draw:auto-grow-height="false" draw:fit-to-size="false" style:shrink-to-fit="false" fo:min-height="0cm" fo:min-width="0cm" fo:padding-top="0.254cm" fo:padding-bottom="0.254cm" fo:padding-left="0.254cm" fo:padding-right="0.254cm" fo:wrap-option="wrap"/>
    </style:style>
    <style:style style:name="Mgr19" style:family="graphic" style:parent-style-name="standard">
      <style:graphic-properties draw:stroke="none" svg:stroke-width="0cm" draw:fill="gradient" draw:fill-gradient-name="Gradient_20_1" draw:opacity-name="msTransGradient_20_52" draw:textarea-vertical-align="middle" draw:auto-grow-height="false" draw:fit-to-size="false" style:shrink-to-fit="false" fo:min-height="0cm" fo:min-width="0cm" fo:padding-top="0.254cm" fo:padding-bottom="0.254cm" fo:padding-left="0.254cm" fo:padding-right="0.254cm" fo:wrap-option="wrap"/>
    </style:style>
    <style:style style:name="Mgr20" style:family="graphic" style:parent-style-name="standard">
      <style:graphic-properties draw:stroke="none" svg:stroke-width="0cm" draw:fill="gradient" draw:fill-gradient-name="Gradient_20_1" draw:opacity-name="msTransGradient_20_53" draw:textarea-vertical-align="middle" draw:auto-grow-height="false" draw:fit-to-size="false" style:shrink-to-fit="false" fo:min-height="0cm" fo:min-width="0cm" fo:padding-top="0.254cm" fo:padding-bottom="0.254cm" fo:padding-left="0.254cm" fo:padding-right="0.254cm" fo:wrap-option="wrap"/>
    </style:style>
    <style:style style:name="Mgr21" style:family="graphic" style:parent-style-name="standard">
      <style:graphic-properties draw:stroke="none" svg:stroke-width="0cm" draw:fill="gradient" draw:fill-gradient-name="Gradient_20_1" draw:opacity-name="msTransGradient_20_67" draw:textarea-vertical-align="middle" draw:auto-grow-height="false" draw:fit-to-size="false" style:shrink-to-fit="false" fo:min-height="0cm" fo:min-width="0cm" fo:padding-top="0.254cm" fo:padding-bottom="0.254cm" fo:padding-left="0.254cm" fo:padding-right="0.254cm" fo:wrap-option="wrap"/>
    </style:style>
    <style:style style:name="Mgr22" style:family="graphic" style:parent-style-name="standard">
      <style:graphic-properties draw:stroke="none" svg:stroke-width="0cm" draw:fill="gradient" draw:fill-gradient-name="Gradient_20_1" draw:opacity-name="msTransGradient_20_68" draw:textarea-vertical-align="middle" draw:auto-grow-height="false" draw:fit-to-size="false" style:shrink-to-fit="false" fo:min-height="0cm" fo:min-width="0cm" fo:padding-top="0.254cm" fo:padding-bottom="0.254cm" fo:padding-left="0.254cm" fo:padding-right="0.254cm" fo:wrap-option="wrap"/>
    </style:style>
    <style:style style:name="Mgr23" style:family="graphic" style:parent-style-name="standard">
      <style:graphic-properties draw:stroke="none" svg:stroke-width="0cm" draw:fill="gradient" draw:fill-gradient-name="Gradient_20_1" draw:opacity-name="msTransGradient_20_15" draw:textarea-vertical-align="middle" draw:auto-grow-height="false" draw:fit-to-size="false" style:shrink-to-fit="false" fo:min-height="0cm" fo:min-width="23.714cm" fo:padding-top="0.254cm" fo:padding-bottom="0.254cm" fo:padding-left="0.254cm" fo:padding-right="0.254cm" fo:wrap-option="wrap"/>
    </style:style>
    <style:style style:name="Mgr24" style:family="graphic" style:parent-style-name="standard">
      <style:graphic-properties draw:stroke="none" svg:stroke-width="0cm" draw:fill="solid" draw:fill-color="#ff4093" draw:textarea-vertical-align="middle" draw:auto-grow-height="false" draw:fit-to-size="false" style:shrink-to-fit="false" fo:min-height="0cm" fo:min-width="0.744cm" fo:padding-top="0.254cm" fo:padding-bottom="0.254cm" fo:padding-left="0.254cm" fo:padding-right="0.254cm" fo:wrap-option="wrap"/>
    </style:style>
    <style:style style:name="Mgr25" style:family="graphic" style:parent-style-name="standard">
      <style:graphic-properties draw:stroke="none" svg:stroke-width="0cm" draw:fill="gradient" draw:fill-gradient-name="Gradient_20_1" draw:opacity-name="msTransGradient_20_16" draw:textarea-vertical-align="middle" draw:auto-grow-height="false" draw:fit-to-size="false" style:shrink-to-fit="false" fo:min-height="0cm" fo:min-width="0.906cm" fo:padding-top="0.254cm" fo:padding-bottom="0.254cm" fo:padding-left="0.254cm" fo:padding-right="0.254cm" fo:wrap-option="wrap"/>
    </style:style>
    <style:style style:name="Mgr26" style:family="graphic" style:parent-style-name="standard">
      <style:graphic-properties draw:stroke="none" svg:stroke-width="0cm" draw:fill="solid" draw:fill-color="#ff9e44" draw:textarea-vertical-align="middle" draw:auto-grow-height="false" draw:fit-to-size="false" style:shrink-to-fit="false" fo:min-height="0cm" fo:min-width="0.083cm" fo:padding-top="0.254cm" fo:padding-bottom="0.254cm" fo:padding-left="0.254cm" fo:padding-right="0.254cm" fo:wrap-option="wrap"/>
    </style:style>
    <style:style style:name="Mgr27" style:family="graphic" style:parent-style-name="standard">
      <style:graphic-properties draw:stroke="none" svg:stroke-width="0cm" draw:fill="gradient" draw:fill-gradient-name="Gradient_20_1" draw:opacity-name="msTransGradient_20_25" draw:textarea-vertical-align="middle" draw:auto-grow-height="false" draw:fit-to-size="false" style:shrink-to-fit="false" fo:min-height="0cm" fo:min-width="23.714cm" fo:padding-top="0.254cm" fo:padding-bottom="0.254cm" fo:padding-left="0.254cm" fo:padding-right="0.254cm" fo:wrap-option="wrap"/>
    </style:style>
    <style:style style:name="Mgr28" style:family="graphic" style:parent-style-name="standard">
      <style:graphic-properties draw:stroke="none" svg:stroke-width="0cm" draw:fill="gradient" draw:fill-gradient-name="Gradient_20_1" draw:opacity-name="msTransGradient_20_26" draw:textarea-vertical-align="middle" draw:auto-grow-height="false" draw:fit-to-size="false" style:shrink-to-fit="false" fo:min-height="0cm" fo:min-width="0.906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4"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5"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7" style:family="presentation" style:parent-style-name="BLANK-backgroundobjects">
      <style:graphic-properties draw:stroke="none" draw:fill="none" draw:fill-color="#ffffff" draw:auto-grow-height="false" fo:min-height="1.27cm"/>
      <style:paragraph-properties style:writing-mode="lr-tb"/>
    </style:style>
    <style:style style:name="Mpr8"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TITLE_5f_1-backgroundobjects">
      <style:graphic-properties draw:stroke="none" draw:fill="none" draw:fill-color="#ffffff" draw:auto-grow-height="false" fo:min-height="1.27cm"/>
      <style:paragraph-properties style:writing-mode="lr-tb"/>
    </style:style>
    <style:style style:name="Mpr10" style:family="presentation" style:parent-style-name="TITLE_5f_1-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2" style:family="presentation" style:parent-style-name="TITLE_5f_1_5f_1-backgroundobjects">
      <style:graphic-properties draw:stroke="none" draw:fill="none" draw:fill-color="#ffffff" draw:auto-grow-height="false" fo:min-height="1.27cm"/>
      <style:paragraph-properties style:writing-mode="lr-tb"/>
    </style:style>
    <style:style style:name="Mpr13" style:family="presentation" style:parent-style-name="TITLE_5f_1_5f_1-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5" style:family="presentation" style:parent-style-name="TITLE_5f_AND_5f_BODY-backgroundobjects">
      <style:graphic-properties draw:stroke="none" draw:fill="none" draw:fill-color="#ffffff" draw:auto-grow-height="false" fo:min-height="1.27cm"/>
      <style:paragraph-properties style:writing-mode="lr-tb"/>
    </style:style>
    <style:style style:name="Mpr1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8" style:family="presentation" style:parent-style-name="TITLE_5f_AND_5f_TWO_5f_COLUMNS_5f_1-backgroundobjects">
      <style:graphic-properties draw:stroke="none" draw:fill="none" draw:fill-color="#ffffff" draw:auto-grow-height="false" fo:min-height="1.27cm"/>
      <style:paragraph-properties style:writing-mode="lr-tb"/>
    </style:style>
    <style:style style:name="Mpr19" style:family="presentation" style:parent-style-name="TITLE_5f_AND_5f_TWO_5f_COLUMNS_5f_1-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1" style:family="presentation" style:parent-style-name="TITLE_5f_ONLY-backgroundobjects">
      <style:graphic-properties draw:stroke="none" draw:fill="none" draw:fill-color="#ffffff" draw:auto-grow-height="false" fo:min-height="1.27cm"/>
      <style:paragraph-properties style:writing-mode="lr-tb"/>
    </style:style>
    <style:style style:name="Mpr22"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4" style:family="presentation" style:parent-style-name="CAPTION_5f_ONLY-backgroundobjects">
      <style:graphic-properties draw:stroke="none" draw:fill="none" draw:fill-color="#ffffff" draw:auto-grow-height="false" fo:min-height="1.27cm"/>
      <style:paragraph-properties style:writing-mode="lr-tb"/>
    </style:style>
    <style:style style:name="Mpr25"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r26" style:family="presentation" style:parent-style-name="BLANK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7" style:family="presentation" style:parent-style-name="BLANK_5f_-backgroundobjects">
      <style:graphic-properties draw:stroke="none" draw:fill="none" draw:fill-color="#ffffff" draw:auto-grow-height="false" fo:min-height="1.27cm"/>
      <style:paragraph-properties style:writing-mode="lr-tb"/>
    </style:style>
    <style:style style:name="Mpr28" style:family="presentation" style:parent-style-name="BLANK_5f_-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BLANK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30" style:family="presentation" style:parent-style-name="BLANK_5f__5f_-backgroundobjects">
      <style:graphic-properties draw:stroke="none" draw:fill="none" draw:fill-color="#ffffff" draw:auto-grow-height="false" fo:min-height="1.27cm"/>
      <style:paragraph-properties style:writing-mode="lr-tb"/>
    </style:style>
    <style:style style:name="Mpr31" style:family="presentation" style:parent-style-name="BLANK_5f__5f_-backgroundobjects">
      <style:graphic-properties draw:stroke="none" draw:fill="none" draw:fill-color="#ffffff" draw:textarea-vertical-align="bottom" draw:auto-grow-height="false" fo:min-height="1.27cm"/>
      <style:paragraph-properties style:writing-mode="lr-tb"/>
    </style:style>
    <style:style style:name="Mpr32" style:family="presentation" style:parent-style-name="BLANK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33" style:family="presentation" style:parent-style-name="BLANK_5f__5f__5f_-backgroundobjects">
      <style:graphic-properties draw:stroke="none" draw:fill="none" draw:fill-color="#ffffff" draw:auto-grow-height="false" fo:min-height="1.27cm"/>
      <style:paragraph-properties style:writing-mode="lr-tb"/>
    </style:style>
    <style:style style:name="Mpr34" style:family="presentation" style:parent-style-name="BLANK_5f__5f__5f_-backgroundobjects">
      <style:graphic-properties draw:stroke="none" draw:fill="none" draw:fill-color="#ffffff" draw:textarea-vertical-align="bottom" draw:auto-grow-height="false" fo:min-height="1.27cm"/>
      <style:paragraph-properties style:writing-mode="lr-tb"/>
    </style:style>
    <style:style style:name="Mpr35" style:family="presentation" style:parent-style-name="TITLE_5f_1_5f_1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36" style:family="presentation" style:parent-style-name="TITLE_5f_1_5f_1_5f_-backgroundobjects">
      <style:graphic-properties draw:stroke="none" draw:fill="none" draw:fill-color="#ffffff" draw:auto-grow-height="false" fo:min-height="1.27cm"/>
      <style:paragraph-properties style:writing-mode="lr-tb"/>
    </style:style>
    <style:style style:name="Mpr37" style:family="presentation" style:parent-style-name="TITLE_5f_1_5f_1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1" draw:opacity-name="msTransGradient_20_1"/>
      <style:paragraph-properties fo:text-align="start" style:font-independent-line-spacing="true"/>
      <style:text-properties fo:font-size="14pt"/>
    </style:style>
    <style:style style:name="MP6" style:family="paragraph">
      <loext:graphic-properties draw:fill="solid" draw:fill-color="#ff4093"/>
      <style:paragraph-properties fo:text-align="start" style:font-independent-line-spacing="true"/>
      <style:text-properties fo:font-size="14pt"/>
    </style:style>
    <style:style style:name="MP7" style:family="paragraph">
      <loext:graphic-properties draw:fill="gradient" draw:fill-gradient-name="Gradient_20_1" draw:opacity-name="msTransGradient_20_2"/>
      <style:paragraph-properties fo:text-align="start" style:font-independent-line-spacing="true"/>
      <style:text-properties fo:font-size="14pt"/>
    </style:style>
    <style:style style:name="MP8" style:family="paragraph">
      <loext:graphic-properties draw:fill="solid" draw:fill-color="#ff9e44"/>
      <style:paragraph-properties fo:text-align="start" style:font-independent-line-spacing="true"/>
      <style:text-properties fo:font-size="14pt"/>
    </style:style>
    <style:style style:name="MP9" style:family="paragraph">
      <loext:graphic-properties draw:fill="gradient" draw:fill-gradient-name="Gradient_20_1" draw:opacity-name="msTransGradient_20_13"/>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3pt" style:font-size-asian="14pt" style:font-size-complex="14pt"/>
    </style:style>
    <style:style style:name="MP11" style:family="paragraph">
      <loext:graphic-properties draw:fill="none" draw:fill-color="#ffffff"/>
      <style:paragraph-properties fo:text-align="center" style:writing-mode="lr-tb" style:font-independent-line-spacing="true"/>
      <style:text-properties fo:font-size="13pt" style:font-size-asian="14pt" style:font-size-complex="14pt"/>
    </style:style>
    <style:style style:name="MP12" style:family="paragraph">
      <loext:graphic-properties draw:fill="gradient" draw:fill-gradient-name="Gradient_20_1" draw:opacity-name="msTransGradient_20_14"/>
      <style:paragraph-properties fo:text-align="start" style:font-independent-line-spacing="true"/>
      <style:text-properties fo:font-size="14pt"/>
    </style:style>
    <style:style style:name="MP13" style:family="paragraph">
      <loext:graphic-properties draw:fill="gradient" draw:fill-gradient-name="Gradient_20_1" draw:opacity-name="msTransGradient_20_15"/>
      <style:paragraph-properties fo:text-align="start" style:font-independent-line-spacing="true"/>
      <style:text-properties fo:font-size="14pt"/>
    </style:style>
    <style:style style:name="MP14" style:family="paragraph">
      <loext:graphic-properties draw:fill="gradient" draw:fill-gradient-name="Gradient_20_1" draw:opacity-name="msTransGradient_20_16"/>
      <style:paragraph-properties fo:text-align="start" style:font-independent-line-spacing="true"/>
      <style:text-properties fo:font-size="14pt"/>
    </style:style>
    <style:style style:name="MP15" style:family="paragraph">
      <loext:graphic-properties draw:fill="gradient" draw:fill-gradient-name="Gradient_20_1" draw:opacity-name="msTransGradient_20_17"/>
      <style:paragraph-properties fo:text-align="start" style:font-independent-line-spacing="true"/>
      <style:text-properties fo:font-size="14pt"/>
    </style:style>
    <style:style style:name="MP16" style:family="paragraph">
      <loext:graphic-properties draw:fill="gradient" draw:fill-gradient-name="Gradient_20_1" draw:opacity-name="msTransGradient_20_18"/>
      <style:paragraph-properties fo:text-align="start" style:font-independent-line-spacing="true"/>
      <style:text-properties fo:font-size="14pt"/>
    </style:style>
    <style:style style:name="MP17" style:family="paragraph">
      <loext:graphic-properties draw:fill="gradient" draw:fill-gradient-name="Gradient_20_1" draw:opacity-name="msTransGradient_20_25"/>
      <style:paragraph-properties fo:text-align="start" style:font-independent-line-spacing="true"/>
      <style:text-properties fo:font-size="14pt"/>
    </style:style>
    <style:style style:name="MP18" style:family="paragraph">
      <loext:graphic-properties draw:fill="gradient" draw:fill-gradient-name="Gradient_20_1" draw:opacity-name="msTransGradient_20_26"/>
      <style:paragraph-properties fo:text-align="start" style:font-independent-line-spacing="true"/>
      <style:text-properties fo:font-size="14pt"/>
    </style:style>
    <style:style style:name="MP19" style:family="paragraph">
      <loext:graphic-properties draw:fill="gradient" draw:fill-gradient-name="Gradient_20_1" draw:opacity-name="msTransGradient_20_27"/>
      <style:paragraph-properties fo:text-align="start" style:font-independent-line-spacing="true"/>
      <style:text-properties fo:font-size="14pt"/>
    </style:style>
    <style:style style:name="MP20" style:family="paragraph">
      <loext:graphic-properties draw:fill="gradient" draw:fill-gradient-name="Gradient_20_1" draw:opacity-name="msTransGradient_20_28"/>
      <style:paragraph-properties fo:text-align="start" style:font-independent-line-spacing="true"/>
      <style:text-properties fo:font-size="14pt"/>
    </style:style>
    <style:style style:name="MP21" style:family="paragraph">
      <loext:graphic-properties draw:fill="gradient" draw:fill-gradient-name="Gradient_20_1" draw:opacity-name="msTransGradient_20_50"/>
      <style:paragraph-properties fo:text-align="start" style:font-independent-line-spacing="true"/>
      <style:text-properties fo:font-size="14pt"/>
    </style:style>
    <style:style style:name="MP22" style:family="paragraph">
      <loext:graphic-properties draw:fill="gradient" draw:fill-gradient-name="Gradient_20_1" draw:opacity-name="msTransGradient_20_51"/>
      <style:paragraph-properties fo:text-align="start" style:font-independent-line-spacing="true"/>
      <style:text-properties fo:font-size="14pt"/>
    </style:style>
    <style:style style:name="MP23" style:family="paragraph">
      <loext:graphic-properties draw:fill="gradient" draw:fill-gradient-name="Gradient_20_1" draw:opacity-name="msTransGradient_20_52"/>
      <style:paragraph-properties fo:text-align="start" style:font-independent-line-spacing="true"/>
      <style:text-properties fo:font-size="14pt"/>
    </style:style>
    <style:style style:name="MP24" style:family="paragraph">
      <loext:graphic-properties draw:fill="gradient" draw:fill-gradient-name="Gradient_20_1" draw:opacity-name="msTransGradient_20_53"/>
      <style:paragraph-properties fo:text-align="start" style:font-independent-line-spacing="true"/>
      <style:text-properties fo:font-size="14pt"/>
    </style:style>
    <style:style style:name="MP25" style:family="paragraph">
      <loext:graphic-properties draw:fill="gradient" draw:fill-gradient-name="Gradient_20_1" draw:opacity-name="msTransGradient_20_67"/>
      <style:paragraph-properties fo:text-align="start" style:font-independent-line-spacing="true"/>
      <style:text-properties fo:font-size="14pt"/>
    </style:style>
    <style:style style:name="MP26" style:family="paragraph">
      <loext:graphic-properties draw:fill="gradient" draw:fill-gradient-name="Gradient_20_1" draw:opacity-name="msTransGradient_20_68"/>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4093" loext:opacity="100%" style:text-line-through-style="none" style:text-line-through-type="none" style:text-position="0% 100%" style:font-name="Barlow Light1" fo:font-size="13pt" fo:letter-spacing="normal" fo:language="en" fo:country="none" fo:font-style="normal" style:text-underline-style="none" fo:font-weight="normal" style:font-name-asian="Barlow Light1" style:font-size-asian="13pt" style:font-style-asian="normal" style:font-weight-asian="normal" style:font-name-complex="Barlow Light1"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0">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custom-shape draw:name="Google Shape;9;p1" draw:style-name="Mgr3" draw:text-style-name="MP5" draw:layer="backgroundobjects" svg:width="24.221cm" svg:height="0.128cm" svg:x="0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51cm" svg:height="0.128cm" svg:x="24.148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p2" presentation:style-name="TITLE-title" draw:layer="backgroundobjects" svg:width="14.196cm" svg:height="6.713cm" svg:x="2.376cm" svg:y="3.786cm" presentation:class="title" presentation:placeholder="true" presentation:user-transformed="true">
        <draw:text-box/>
      </draw:frame>
      <draw:g draw:name="Google Shape;13;p2">
        <draw:custom-shape draw:name="Google Shape;14;p2" draw:style-name="Mgr5" draw:text-style-name="MP7" draw:layer="layout" svg:width="1.413cm" svg:height="0.115cm" svg:x="0cm" svg:y="7.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p2" draw:style-name="Mgr6" draw:text-style-name="MP8" draw:layer="layout" svg:width="0.59cm" svg:height="0.115cm" svg:x="1.407cm" svg:y="7.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AND_5f_TWO_5f_COLUMNS" style:display-name="TITLE_AND_TWO_COLUMNS" style:page-layout-name="PM1" draw:style-name="Mdp2">
      <draw:custom-shape draw:name="Google Shape;9;p1" draw:style-name="Mgr7" draw:text-style-name="MP9" draw:layer="backgroundobjects" svg:width="24.221cm" svg:height="0.128cm" svg:x="0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51cm" svg:height="0.128cm" svg:x="24.148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p6" presentation:style-name="TITLE_5f_AND_5f_TWO_5f_COLUMNS-title" draw:layer="backgroundobjects" svg:width="14.741cm" svg:height="1.1cm" svg:x="2.376cm" svg:y="2.322cm" presentation:class="title" presentation:placeholder="true" presentation:user-transformed="true">
        <draw:text-box/>
      </draw:frame>
      <draw:frame draw:name="Google Shape;36;p6" presentation:style-name="TITLE_5f_AND_5f_TWO_5f_COLUMNS-outline1" draw:layer="backgroundobjects" svg:width="6.887cm" svg:height="9.494cm" svg:x="2.376cm" svg:y="3.761cm" presentation:class="outline" presentation:placeholder="true" presentation:user-transformed="true">
        <draw:text-box/>
      </draw:frame>
      <draw:frame draw:name="Google Shape;37;p6" presentation:style-name="TITLE_5f_AND_5f_TWO_5f_COLUMNS-outline1" draw:layer="backgroundobjects" svg:width="6.887cm" svg:height="9.494cm" svg:x="10.23cm" svg:y="3.761cm" presentation:class="outline" presentation:placeholder="true" presentation:user-transformed="true">
        <draw:text-box/>
      </draw:frame>
      <draw:frame draw:name="Google Shape;38;p6" presentation:style-name="Mpr3" draw:text-style-name="MP11" draw:layer="backgroundobjects" svg:width="1.251cm" svg:height="0.963cm" svg:x="24.148cm" svg:y="13.194cm" presentation:class="page-number" presentation:user-transformed="true">
        <draw:text-box>
          <text:p text:style-name="MP10"><text:span text:style-name="MT2"><text:page-number>&lt;número&gt;</text:page-number></text:span></text:p>
        </draw:text-box>
      </draw:frame>
      <draw:g draw:name="Google Shape;39;p6">
        <draw:custom-shape draw:name="Google Shape;40;p6" draw:style-name="Mgr8" draw:text-style-name="MP12" draw:layer="layout" svg:width="1.413cm" svg:height="0.115cm" svg:x="0cm" svg:y="3.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p6" draw:style-name="Mgr6" draw:text-style-name="MP8" draw:layer="layout" svg:width="0.59cm" svg:height="0.115cm" svg:x="1.407cm" svg:y="3.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 style:page-layout-name="PM1" draw:style-name="Mdp3">
      <draw:custom-shape draw:name="Google Shape;9;p1" draw:style-name="Mgr9" draw:text-style-name="MP13" draw:layer="backgroundobjects" svg:width="24.221cm" svg:height="0.128cm" svg:x="0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51cm" svg:height="0.128cm" svg:x="24.148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p10" presentation:style-name="Mpr6" draw:text-style-name="MP11" draw:layer="backgroundobjects" svg:width="1.251cm" svg:height="0.963cm" svg:x="24.148cm" svg:y="13.194cm" presentation:class="page-number" presentation:user-transformed="true">
        <draw:text-box>
          <text:p text:style-name="MP10"><text:span text:style-name="MT2"><text:page-number>&lt;número&gt;</text:page-number></text:span></text:p>
        </draw:text-box>
      </draw:frame>
      <draw:g draw:name="Google Shape;65;p10">
        <draw:custom-shape draw:name="Google Shape;66;p10" draw:style-name="Mgr10" draw:text-style-name="MP14" draw:layer="layout" svg:width="1.413cm" svg:height="0.115cm" svg:x="0cm" svg:y="7.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10" draw:style-name="Mgr6" draw:text-style-name="MP8" draw:layer="layout" svg:width="0.59cm" svg:height="0.115cm" svg:x="1.407cm" svg:y="7.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1" style:display-name="TITLE_1" style:page-layout-name="PM1" draw:style-name="Mdp4">
      <draw:custom-shape draw:name="Google Shape;9;p1" draw:style-name="Mgr11" draw:text-style-name="MP15" draw:layer="backgroundobjects" svg:width="24.221cm" svg:height="0.128cm" svg:x="0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51cm" svg:height="0.128cm" svg:x="24.148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p3" presentation:style-name="TITLE_5f_1-title" draw:layer="backgroundobjects" svg:width="14.196cm" svg:height="3.221cm" svg:x="2.376cm" svg:y="4.261cm" presentation:class="title" presentation:placeholder="true" presentation:user-transformed="true">
        <draw:text-box/>
      </draw:frame>
      <draw:g draw:name="Google Shape;19;p3">
        <draw:custom-shape draw:name="Google Shape;20;p3" draw:style-name="Mgr12" draw:text-style-name="MP16" draw:layer="layout" svg:width="1.413cm" svg:height="0.115cm" svg:x="0cm" svg:y="7.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3" draw:style-name="Mgr6" draw:text-style-name="MP8" draw:layer="layout" svg:width="0.59cm" svg:height="0.115cm" svg:x="1.407cm" svg:y="7.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1_5f_1" style:display-name="TITLE_1_1" style:page-layout-name="PM1" draw:style-name="Mdp5">
      <draw:custom-shape draw:name="Google Shape;9;p1" draw:style-name="Mgr13" draw:text-style-name="MP17" draw:layer="backgroundobjects" svg:width="24.221cm" svg:height="0.128cm" svg:x="0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51cm" svg:height="0.128cm" svg:x="24.148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p4" presentation:style-name="TITLE_5f_1_5f_1-outline1" draw:layer="backgroundobjects" svg:width="14.741cm" svg:height="2.277cm" svg:x="2.376cm" svg:y="6.005cm" presentation:class="outline" presentation:placeholder="true" presentation:user-transformed="true">
        <draw:text-box/>
      </draw:frame>
      <draw:frame draw:name="Google Shape;24;p4" presentation:style-name="Mpr11" draw:text-style-name="MP11" draw:layer="backgroundobjects" svg:width="1.251cm" svg:height="0.963cm" svg:x="24.148cm" svg:y="13.194cm" presentation:class="page-number" presentation:user-transformed="true">
        <draw:text-box>
          <text:p text:style-name="MP10"><text:span text:style-name="MT2"><text:page-number>&lt;número&gt;</text:page-number></text:span></text:p>
        </draw:text-box>
      </draw:frame>
      <draw:custom-shape draw:name="Google Shape;25;p4" draw:style-name="Mgr14" draw:text-style-name="MP18" draw:layer="backgroundobjects" svg:width="1.413cm" svg:height="0.115cm" svg:x="0cm" svg:y="7.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p4" draw:style-name="Mgr6" draw:text-style-name="MP8" draw:layer="backgroundobjects" svg:width="0.59cm" svg:height="0.115cm" svg:x="1.407cm" svg:y="7.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AND_5f_BODY" style:display-name="TITLE_AND_BODY" style:page-layout-name="PM1" draw:style-name="Mdp6">
      <draw:custom-shape draw:name="Google Shape;9;p1" draw:style-name="Mgr15" draw:text-style-name="MP19" draw:layer="backgroundobjects" svg:width="24.221cm" svg:height="0.128cm" svg:x="0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51cm" svg:height="0.128cm" svg:x="24.148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p5" presentation:style-name="TITLE_5f_AND_5f_BODY-title" draw:layer="backgroundobjects" svg:width="14.741cm" svg:height="1.1cm" svg:x="2.376cm" svg:y="2.322cm" presentation:class="title" presentation:placeholder="true" presentation:user-transformed="true">
        <draw:text-box/>
      </draw:frame>
      <draw:frame draw:name="Google Shape;29;p5" presentation:style-name="TITLE_5f_AND_5f_BODY-outline1" draw:layer="backgroundobjects" svg:width="14.741cm" svg:height="8.427cm" svg:x="2.376cm" svg:y="3.761cm" presentation:class="outline" presentation:placeholder="true" presentation:user-transformed="true">
        <draw:text-box/>
      </draw:frame>
      <draw:frame draw:name="Google Shape;30;p5" presentation:style-name="Mpr14" draw:text-style-name="MP11" draw:layer="backgroundobjects" svg:width="1.251cm" svg:height="0.963cm" svg:x="24.148cm" svg:y="13.194cm" presentation:class="page-number" presentation:user-transformed="true">
        <draw:text-box>
          <text:p text:style-name="MP10"><text:span text:style-name="MT2"><text:page-number>&lt;número&gt;</text:page-number></text:span></text:p>
        </draw:text-box>
      </draw:frame>
      <draw:g draw:name="Google Shape;31;p5">
        <draw:custom-shape draw:name="Google Shape;32;p5" draw:style-name="Mgr16" draw:text-style-name="MP20" draw:layer="layout" svg:width="1.413cm" svg:height="0.115cm" svg:x="0cm" svg:y="3.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p5" draw:style-name="Mgr6" draw:text-style-name="MP8" draw:layer="layout" svg:width="0.59cm" svg:height="0.115cm" svg:x="1.407cm" svg:y="3.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AND_5f_TWO_5f_COLUMNS_5f_1" style:display-name="TITLE_AND_TWO_COLUMNS_1" style:page-layout-name="PM1" draw:style-name="Mdp7">
      <draw:custom-shape draw:name="Google Shape;9;p1" draw:style-name="Mgr17" draw:text-style-name="MP21" draw:layer="backgroundobjects" svg:width="24.221cm" svg:height="0.128cm" svg:x="0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51cm" svg:height="0.128cm" svg:x="24.148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p7" presentation:style-name="TITLE_5f_AND_5f_TWO_5f_COLUMNS_5f_1-title" draw:layer="backgroundobjects" svg:width="20.647cm" svg:height="1.1cm" svg:x="2.376cm" svg:y="2.322cm" presentation:class="title" presentation:placeholder="true" presentation:user-transformed="true">
        <draw:text-box/>
      </draw:frame>
      <draw:frame draw:name="Google Shape;44;p7" presentation:style-name="TITLE_5f_AND_5f_TWO_5f_COLUMNS_5f_1-outline1" draw:layer="backgroundobjects" svg:width="6.432cm" svg:height="9.494cm" svg:x="2.376cm" svg:y="3.761cm" presentation:class="outline" presentation:placeholder="true" presentation:user-transformed="true">
        <draw:text-box/>
      </draw:frame>
      <draw:frame draw:name="Google Shape;45;p7" presentation:style-name="TITLE_5f_AND_5f_TWO_5f_COLUMNS_5f_1-outline1" draw:layer="backgroundobjects" svg:width="6.432cm" svg:height="9.494cm" svg:x="9.484cm" svg:y="3.761cm" presentation:class="outline" presentation:placeholder="true" presentation:user-transformed="true">
        <draw:text-box/>
      </draw:frame>
      <draw:frame draw:name="Google Shape;46;p7" presentation:style-name="TITLE_5f_AND_5f_TWO_5f_COLUMNS_5f_1-outline1" draw:layer="backgroundobjects" svg:width="6.432cm" svg:height="9.494cm" svg:x="16.592cm" svg:y="3.761cm" presentation:class="outline" presentation:placeholder="true" presentation:user-transformed="true">
        <draw:text-box/>
      </draw:frame>
      <draw:frame draw:name="Google Shape;47;p7" presentation:style-name="Mpr17" draw:text-style-name="MP11" draw:layer="backgroundobjects" svg:width="1.251cm" svg:height="0.963cm" svg:x="24.148cm" svg:y="13.194cm" presentation:class="page-number" presentation:user-transformed="true">
        <draw:text-box>
          <text:p text:style-name="MP10"><text:span text:style-name="MT2"><text:page-number>&lt;número&gt;</text:page-number></text:span></text:p>
        </draw:text-box>
      </draw:frame>
      <draw:g draw:name="Google Shape;48;p7">
        <draw:custom-shape draw:name="Google Shape;49;p7" draw:style-name="Mgr18" draw:text-style-name="MP22" draw:layer="layout" svg:width="1.413cm" svg:height="0.115cm" svg:x="0cm" svg:y="3.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p7" draw:style-name="Mgr6" draw:text-style-name="MP8" draw:layer="layout" svg:width="0.59cm" svg:height="0.115cm" svg:x="1.407cm" svg:y="3.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ONLY" style:display-name="TITLE_ONLY" style:page-layout-name="PM1" draw:style-name="Mdp8">
      <draw:custom-shape draw:name="Google Shape;9;p1" draw:style-name="Mgr19" draw:text-style-name="MP23" draw:layer="backgroundobjects" svg:width="24.221cm" svg:height="0.128cm" svg:x="0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51cm" svg:height="0.128cm" svg:x="24.148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p8" presentation:style-name="TITLE_5f_ONLY-title" draw:layer="backgroundobjects" svg:width="14.741cm" svg:height="1.1cm" svg:x="2.376cm" svg:y="2.322cm" presentation:class="title" presentation:placeholder="true" presentation:user-transformed="true">
        <draw:text-box/>
      </draw:frame>
      <draw:frame draw:name="Google Shape;53;p8" presentation:style-name="Mpr20" draw:text-style-name="MP11" draw:layer="backgroundobjects" svg:width="1.251cm" svg:height="0.963cm" svg:x="24.148cm" svg:y="13.194cm" presentation:class="page-number" presentation:user-transformed="true">
        <draw:text-box>
          <text:p text:style-name="MP10"><text:span text:style-name="MT2"><text:page-number>&lt;número&gt;</text:page-number></text:span></text:p>
        </draw:text-box>
      </draw:frame>
      <draw:g draw:name="Google Shape;54;p8">
        <draw:custom-shape draw:name="Google Shape;55;p8" draw:style-name="Mgr20" draw:text-style-name="MP24" draw:layer="layout" svg:width="1.413cm" svg:height="0.115cm" svg:x="0cm" svg:y="3.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p8" draw:style-name="Mgr6" draw:text-style-name="MP8" draw:layer="layout" svg:width="0.59cm" svg:height="0.115cm" svg:x="1.407cm" svg:y="3.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APTION_5f_ONLY" style:display-name="CAPTION_ONLY" style:page-layout-name="PM1" draw:style-name="Mdp9">
      <draw:custom-shape draw:name="Google Shape;9;p1" draw:style-name="Mgr21" draw:text-style-name="MP25" draw:layer="backgroundobjects" svg:width="24.221cm" svg:height="0.128cm" svg:x="0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51cm" svg:height="0.128cm" svg:x="24.148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p9" presentation:style-name="CAPTION_5f_ONLY-outline1" draw:layer="backgroundobjects" svg:width="20.647cm" svg:height="0.864cm" svg:x="2.376cm" svg:y="12.24cm" presentation:class="outline" presentation:placeholder="true" presentation:user-transformed="true">
        <draw:text-box/>
      </draw:frame>
      <draw:frame draw:name="Google Shape;59;p9" presentation:style-name="Mpr23" draw:text-style-name="MP11" draw:layer="backgroundobjects" svg:width="1.251cm" svg:height="0.963cm" svg:x="24.148cm" svg:y="13.194cm" presentation:class="page-number" presentation:user-transformed="true">
        <draw:text-box>
          <text:p text:style-name="MP10"><text:span text:style-name="MT2"><text:page-number>&lt;número&gt;</text:page-number></text:span></text:p>
        </draw:text-box>
      </draw:frame>
      <draw:g draw:name="Google Shape;60;p9">
        <draw:custom-shape draw:name="Google Shape;61;p9" draw:style-name="Mgr22" draw:text-style-name="MP26" draw:layer="layout" svg:width="1.413cm" svg:height="0.115cm" svg:x="0cm" svg:y="12.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9" draw:style-name="Mgr6" draw:text-style-name="MP8" draw:layer="layout" svg:width="0.59cm" svg:height="0.115cm" svg:x="1.407cm" svg:y="12.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_5f_" style:display-name="BLANK_" style:page-layout-name="PM1" draw:style-name="Mdp3">
      <draw:custom-shape draw:name="Google Shape;9;p1" draw:style-name="Mgr23" draw:text-style-name="MP13" draw:layer="backgroundobjects" svg:width="24.221cm" svg:height="0.128cm" svg:x="0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24" draw:text-style-name="MP6" draw:layer="backgroundobjects" svg:width="1.251cm" svg:height="0.128cm" svg:x="24.148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p10" presentation:style-name="Mpr26" draw:text-style-name="MP11" draw:layer="backgroundobjects" svg:width="1.251cm" svg:height="0.963cm" svg:x="24.148cm" svg:y="13.194cm" presentation:class="page-number" presentation:user-transformed="true">
        <draw:text-box>
          <text:p text:style-name="MP10"><text:span text:style-name="MT2"><text:page-number>&lt;número&gt;</text:page-number></text:span></text:p>
        </draw:text-box>
      </draw:frame>
      <draw:g draw:name="Google Shape;65;p10">
        <draw:custom-shape draw:name="Google Shape;66;p10" draw:style-name="Mgr25" draw:text-style-name="MP14" draw:layer="backgroundobjects" svg:width="1.413cm" svg:height="0.115cm" svg:x="0cm" svg:y="7.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10" draw:style-name="Mgr26" draw:text-style-name="MP8" draw:layer="backgroundobjects" svg:width="0.59cm" svg:height="0.115cm" svg:x="1.407cm" svg:y="7.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BLANK_5f_-title" draw:layer="backgroundobjects" svg:width="22.859cm" svg:height="2.385cm" svg:x="1.27cm" svg:y="0.57cm" presentation:class="title" presentation:placeholder="true">
        <draw:text-box/>
      </draw:frame>
      <draw:frame presentation:style-name="BLANK_5f_-outline1" draw:layer="backgroundobjects" svg:width="22.859cm" svg:height="8.286cm" svg:x="1.27cm" svg:y="3.343cm" presentation:class="outline" presentation:placeholder="true">
        <draw:text-box/>
      </draw:frame>
      <presentation:notes style:page-layout-name="PM2">
        <draw:page-thumbnail presentation:style-name="BLANK_5f_-title" draw:layer="backgroundobjects" svg:width="16.931cm" svg:height="9.524cm" svg:x="1.059cm" svg:y="1.93cm" presentation:class="page"/>
        <draw:frame presentation:style-name="BLANK_5f_-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_5f__5f_" style:display-name="BLANK__" style:page-layout-name="PM1" draw:style-name="Mdp3">
      <draw:custom-shape draw:name="Google Shape;9;p1" draw:style-name="Mgr23" draw:text-style-name="MP13" draw:layer="backgroundobjects" svg:width="24.221cm" svg:height="0.128cm" svg:x="0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24" draw:text-style-name="MP6" draw:layer="backgroundobjects" svg:width="1.251cm" svg:height="0.128cm" svg:x="24.148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p10" presentation:style-name="Mpr29" draw:text-style-name="MP11" draw:layer="backgroundobjects" svg:width="1.251cm" svg:height="0.963cm" svg:x="24.148cm" svg:y="13.194cm" presentation:class="page-number" presentation:user-transformed="true">
        <draw:text-box>
          <text:p text:style-name="MP10"><text:span text:style-name="MT2"><text:page-number>&lt;número&gt;</text:page-number></text:span></text:p>
        </draw:text-box>
      </draw:frame>
      <draw:g draw:name="Google Shape;65;p10">
        <draw:custom-shape draw:name="Google Shape;66;p10" draw:style-name="Mgr25" draw:text-style-name="MP14" draw:layer="backgroundobjects" svg:width="1.413cm" svg:height="0.115cm" svg:x="0cm" svg:y="7.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10" draw:style-name="Mgr26" draw:text-style-name="MP8" draw:layer="backgroundobjects" svg:width="0.59cm" svg:height="0.115cm" svg:x="1.407cm" svg:y="7.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BLANK_5f__5f_-title" draw:layer="backgroundobjects" svg:width="22.859cm" svg:height="2.385cm" svg:x="1.27cm" svg:y="0.57cm" presentation:class="title" presentation:placeholder="true">
        <draw:text-box/>
      </draw:frame>
      <draw:frame presentation:style-name="BLANK_5f__5f_-outline1" draw:layer="backgroundobjects" svg:width="22.859cm" svg:height="8.286cm" svg:x="1.27cm" svg:y="3.343cm" presentation:class="outline" presentation:placeholder="true">
        <draw:text-box/>
      </draw:frame>
      <presentation:notes style:page-layout-name="PM2">
        <draw:page-thumbnail presentation:style-name="BLANK_5f__5f_-title" draw:layer="backgroundobjects" svg:width="16.931cm" svg:height="9.524cm" svg:x="1.059cm" svg:y="1.93cm" presentation:class="page"/>
        <draw:frame presentation:style-name="BLANK_5f__5f_-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_5f__5f__5f_" style:display-name="BLANK___" style:page-layout-name="PM1" draw:style-name="Mdp3">
      <draw:custom-shape draw:name="Google Shape;9;p1" draw:style-name="Mgr23" draw:text-style-name="MP13" draw:layer="backgroundobjects" svg:width="24.221cm" svg:height="0.128cm" svg:x="0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24" draw:text-style-name="MP6" draw:layer="backgroundobjects" svg:width="1.251cm" svg:height="0.128cm" svg:x="24.148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p10" presentation:style-name="Mpr32" draw:text-style-name="MP11" draw:layer="backgroundobjects" svg:width="1.251cm" svg:height="0.963cm" svg:x="24.148cm" svg:y="13.194cm" presentation:class="page-number" presentation:user-transformed="true">
        <draw:text-box>
          <text:p text:style-name="MP10"><text:span text:style-name="MT2"><text:page-number>&lt;número&gt;</text:page-number></text:span></text:p>
        </draw:text-box>
      </draw:frame>
      <draw:g draw:name="Google Shape;65;p10">
        <draw:custom-shape draw:name="Google Shape;66;p10" draw:style-name="Mgr25" draw:text-style-name="MP14" draw:layer="backgroundobjects" svg:width="1.413cm" svg:height="0.115cm" svg:x="0cm" svg:y="7.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10" draw:style-name="Mgr26" draw:text-style-name="MP8" draw:layer="backgroundobjects" svg:width="0.59cm" svg:height="0.115cm" svg:x="1.407cm" svg:y="7.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BLANK_5f__5f__5f_-title" draw:layer="backgroundobjects" svg:width="22.859cm" svg:height="2.385cm" svg:x="1.27cm" svg:y="0.57cm" presentation:class="title" presentation:placeholder="true">
        <draw:text-box/>
      </draw:frame>
      <draw:frame presentation:style-name="BLANK_5f__5f__5f_-outline1" draw:layer="backgroundobjects" svg:width="22.859cm" svg:height="8.286cm" svg:x="1.27cm" svg:y="3.343cm" presentation:class="outline" presentation:placeholder="true">
        <draw:text-box/>
      </draw:frame>
      <presentation:notes style:page-layout-name="PM2">
        <draw:page-thumbnail presentation:style-name="BLANK_5f__5f__5f_-title" draw:layer="backgroundobjects" svg:width="16.931cm" svg:height="9.524cm" svg:x="1.059cm" svg:y="1.93cm" presentation:class="page"/>
        <draw:frame presentation:style-name="BLANK_5f__5f__5f_-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text:span text:style-name="MT1"><presentation:header/></text:span></text:p>
          </draw:text-box>
        </draw:frame>
        <draw:frame presentation:style-name="Mpr33" draw:text-style-name="MP4" draw:layer="backgroundobjects" svg:width="8.266cm" svg:height="1.269cm" svg:x="10.783cm" svg:y="0cm" presentation:class="date-time">
          <draw:text-box>
            <text:p text:style-name="MP3"><text:span text:style-name="MT1"><presentation:date-time/></text:span></text:p>
          </draw:text-box>
        </draw:frame>
        <draw:frame presentation:style-name="Mpr34" draw:text-style-name="MP2" draw:layer="backgroundobjects" svg:width="8.266cm" svg:height="1.269cm" svg:x="0cm" svg:y="24.13cm" presentation:class="footer">
          <draw:text-box>
            <text:p text:style-name="MP1"><text:span text:style-name="MT1"><presentation:footer/></text:span></text:p>
          </draw:text-box>
        </draw:frame>
        <draw:frame presentation:style-name="Mpr3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1_5f_1_5f_" style:display-name="TITLE_1_1_" style:page-layout-name="PM1" draw:style-name="Mdp5">
      <draw:custom-shape draw:name="Google Shape;9;p1" draw:style-name="Mgr27" draw:text-style-name="MP17" draw:layer="backgroundobjects" svg:width="24.221cm" svg:height="0.128cm" svg:x="0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24" draw:text-style-name="MP6" draw:layer="backgroundobjects" svg:width="1.251cm" svg:height="0.128cm" svg:x="24.148cm" svg:y="14.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p4" presentation:style-name="TITLE_5f_1_5f_1_5f_-outline1" draw:layer="backgroundobjects" svg:width="14.741cm" svg:height="2.277cm" svg:x="2.376cm" svg:y="6.005cm" presentation:class="outline" presentation:placeholder="true" presentation:user-transformed="true">
        <draw:text-box/>
      </draw:frame>
      <draw:frame draw:name="Google Shape;24;p4" presentation:style-name="Mpr35" draw:text-style-name="MP11" draw:layer="backgroundobjects" svg:width="1.251cm" svg:height="0.963cm" svg:x="24.148cm" svg:y="13.194cm" presentation:class="page-number" presentation:user-transformed="true">
        <draw:text-box>
          <text:p text:style-name="MP10"><text:span text:style-name="MT2"><text:page-number>&lt;número&gt;</text:page-number></text:span></text:p>
        </draw:text-box>
      </draw:frame>
      <draw:custom-shape draw:name="Google Shape;25;p4" draw:style-name="Mgr28" draw:text-style-name="MP18" draw:layer="backgroundobjects" svg:width="1.413cm" svg:height="0.115cm" svg:x="0cm" svg:y="7.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p4" draw:style-name="Mgr26" draw:text-style-name="MP8" draw:layer="backgroundobjects" svg:width="0.59cm" svg:height="0.115cm" svg:x="1.407cm" svg:y="7.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1_5f_1_5f_-title" draw:layer="backgroundobjects" svg:width="22.859cm" svg:height="2.385cm" svg:x="1.27cm" svg:y="0.57cm" presentation:class="title" presentation:placeholder="true">
        <draw:text-box/>
      </draw:frame>
      <presentation:notes style:page-layout-name="PM2">
        <draw:page-thumbnail presentation:style-name="TITLE_5f_1_5f_1_5f_-title" draw:layer="backgroundobjects" svg:width="16.931cm" svg:height="9.524cm" svg:x="1.059cm" svg:y="1.93cm" presentation:class="page"/>
        <draw:frame presentation:style-name="TITLE_5f_1_5f_1_5f_-notes" draw:layer="backgroundobjects" svg:width="15.239cm" svg:height="11.429cm" svg:x="1.905cm" svg:y="12.065cm" presentation:class="notes" presentation:placeholder="true">
          <draw:text-box/>
        </draw:frame>
        <draw:frame presentation:style-name="Mpr36" draw:text-style-name="MP2" draw:layer="backgroundobjects" svg:width="8.266cm" svg:height="1.269cm" svg:x="0cm" svg:y="0cm" presentation:class="header">
          <draw:text-box>
            <text:p text:style-name="MP1"><text:span text:style-name="MT1"><presentation:header/></text:span></text:p>
          </draw:text-box>
        </draw:frame>
        <draw:frame presentation:style-name="Mpr36" draw:text-style-name="MP4" draw:layer="backgroundobjects" svg:width="8.266cm" svg:height="1.269cm" svg:x="10.783cm" svg:y="0cm" presentation:class="date-time">
          <draw:text-box>
            <text:p text:style-name="MP3"><text:span text:style-name="MT1"><presentation:date-time/></text:span></text:p>
          </draw:text-box>
        </draw:frame>
        <draw:frame presentation:style-name="Mpr37" draw:text-style-name="MP2" draw:layer="backgroundobjects" svg:width="8.266cm" svg:height="1.269cm" svg:x="0cm" svg:y="24.13cm" presentation:class="footer">
          <draw:text-box>
            <text:p text:style-name="MP1"><text:span text:style-name="MT1"><presentation:footer/></text:span></text:p>
          </draw:text-box>
        </draw:frame>
        <draw:frame presentation:style-name="Mpr3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THIS IS YOUR PRESENTATION TITLE</dc:title>
    <meta:editing-cycles>15</meta:editing-cycles>
    <dc:date>2021-07-21T13:28:37.374000000</dc:date>
    <meta:editing-duration>PT18H12M</meta:editing-duration>
    <meta:generator>LibreOffice/7.0.3.1$Windows_X86_64 LibreOffice_project/d7547858d014d4cf69878db179d326fc3483e082</meta:generator>
    <meta:document-statistic meta:object-count="516"/>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0</meta:user-defined>
    <meta:user-defined meta:name="PresentationFormat" meta:value-type="string">Presentación en pantalla (16:9)</meta:user-defined>
    <meta:user-defined meta:name="ScaleCrop" meta:value-type="boolean">false</meta:user-defined>
    <meta:user-defined meta:name="ShareDoc" meta:value-type="boolean">false</meta:user-defined>
    <meta:user-defined meta:name="Slides" meta:value-type="float">40</meta:user-defined>
  </office:meta>
</office:document-meta>
</file>